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3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5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6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7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/>
    </style:style>
    <style:style style:name="ce8" style:family="table-cell" style:parent-style-name="Normal_32_2" style:data-style-name="N41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9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0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3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4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5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6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8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21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4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5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8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9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1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2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3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4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5" style:family="table-cell" style:parent-style-name="Normal_32_2" style:data-style-name="N38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6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7" style:family="table-cell" style:parent-style-name="Normal_32_2" style:data-style-name="N38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8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9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0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41" style:family="table-cell" style:parent-style-name="Normal_32_2" style:data-style-name="N38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42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43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44" style:family="table-cell" style:parent-style-name="Normal_32_2" style:data-style-name="N38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45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6" style:family="table-cell" style:parent-style-name="Normal_32_2" style:data-style-name="N38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47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8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49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50" style:family="table-cell" style:parent-style-name="Normal_32_2" style:data-style-name="N42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51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52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53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54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55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56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57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5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59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60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61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62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63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64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65" style:family="table-cell" style:parent-style-name="Normal_32_2" style:data-style-name="N38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66" style:family="table-cell" style:parent-style-name="Normal_32_2" style:data-style-name="N38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67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6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69" style:family="table-cell" style:parent-style-name="Normal_32_2" style:data-style-name="N38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70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71" style:family="table-cell" style:parent-style-name="Normal_32_2" style:data-style-name="N3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72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73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74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75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76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77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78" style:family="table-cell" style:parent-style-name="Default" style:data-style-name="N38"/>
    <style:style style:name="ce79" style:family="table-cell" style:parent-style-name="Default" style:data-style-name="N0">
      <style:text-properties fo:font-size="10pt" style:font-size-asian="10pt" style:font-size-complex="10pt"/>
    </style:style>
    <style:style style:name="ce80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81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82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83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84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85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86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87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88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89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90" style:family="table-cell" style:parent-style-name="Normal_32_2" style:data-style-name="N38">
      <style:table-cell-properties style:vertical-align="automatic"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91" style:family="table-cell" style:parent-style-name="Default" style:data-style-name="N37"/>
    <style:style style:name="ce92" style:family="table-cell" style:parent-style-name="Default" style:data-style-name="N0">
      <style:table-cell-properties fo:background-color="transparent"/>
    </style:style>
    <style:style style:name="ce93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4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5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96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97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98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99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0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1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02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03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104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5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7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08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09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10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11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12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13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4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5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6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7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9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0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ConduitITC TT" style:font-name-asian="ConduitITC TT" style:font-name-complex="ConduitITC TT" fo:font-size="10pt" style:font-size-asian="10pt" style:font-size-complex="10pt"/>
    </style:style>
    <style:style style:name="ce121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122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3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124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5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127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128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129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13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31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32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133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134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135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36" style:family="table-cell" style:parent-style-name="Default" style:data-style-name="N36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37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38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39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0" style:family="table-cell" style:parent-style-name="Default" style:data-style-name="N36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1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142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3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4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45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46" style:family="table-cell" style:parent-style-name="Normal_32_2" style:data-style-name="N38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47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48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49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50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1" style:family="table-cell" style:parent-style-name="Normal_32_2" style:data-style-name="N38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2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3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4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155" style:family="table-cell" style:parent-style-name="Normal_32_2" style:data-style-name="N38">
      <style:table-cell-properties fo:border-top="none" fo:border-bottom="thin solid #000000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6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7" style:family="table-cell" style:parent-style-name="Normal_32_2" style:data-style-name="N38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8" style:family="table-cell" style:parent-style-name="Normal_32_2" style:data-style-name="N37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9" style:family="table-cell" style:parent-style-name="Normal_32_2" style:data-style-name="N38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60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1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162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163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64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165" style:family="table-cell" style:parent-style-name="Default" style:data-style-name="N0">
      <style:table-cell-properties fo:background-color="#4F6228"/>
    </style:style>
    <style:style style:name="ce166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67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68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69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70" style:family="table-cell" style:parent-style-name="Default" style:data-style-name="N0">
      <style:text-properties fo:font-weight="bold" style:font-weight-asian="bold" style:font-weight-complex="bold"/>
    </style:style>
    <style:style style:name="ce171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72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3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174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175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76" style:family="table-cell" style:parent-style-name="Normal_32_2" style:data-style-name="N38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177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78" style:family="table-cell" style:parent-style-name="Normal_32_2" style:data-style-name="N3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179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80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181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82" style:family="table-cell" style:parent-style-name="Default" style:data-style-name="N1"/>
    <style:style style:name="ce183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84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85" style:family="table-cell" style:parent-style-name="Default" style:data-style-name="N38">
      <style:table-cell-properties style:vertical-align="middle" fo:background-color="#F3FCFF"/>
      <style:text-properties style:font-name="ConduitITC TT" style:font-name-asian="ConduitITC TT" style:font-name-complex="ConduitITC TT" fo:font-size="9pt" style:font-size-asian="9pt" style:font-size-complex="9pt"/>
    </style:style>
    <style:style style:name="ce186" style:family="table-cell" style:parent-style-name="Normal_32_2" style:data-style-name="N37">
      <style:table-cell-properties style:vertical-align="automatic" fo:background-color="#F3FCFF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187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188" style:family="table-cell" style:parent-style-name="Normal_32_2" style:data-style-name="N43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189" style:family="table-cell" style:parent-style-name="Normal_32_2" style:data-style-name="N39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190" style:family="table-cell" style:parent-style-name="Default" style:data-style-name="N42">
      <style:text-properties fo:color="#FFFFFF" fo:font-size="9pt" style:font-size-asian="9pt" style:font-size-complex="9pt"/>
    </style:style>
    <style:style style:name="ce191" style:family="table-cell" style:parent-style-name="Default" style:data-style-name="N0">
      <style:text-properties fo:font-size="9pt" style:font-size-asian="9pt" style:font-size-complex="9pt"/>
    </style:style>
    <style:style style:name="ce192" style:family="table-cell" style:parent-style-name="Default" style:data-style-name="N0">
      <style:text-properties fo:color="#FFFFFF" fo:font-size="9pt" style:font-size-asian="9pt" style:font-size-complex="9pt"/>
    </style:style>
    <style:style style:name="ce193" style:family="table-cell" style:parent-style-name="Default" style:data-style-name="N0">
      <style:table-cell-properties style:vertical-align="automatic" fo:wrap-option="wrap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94" style:family="table-cell" style:parent-style-name="Normal_32_2" style:data-style-name="N1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9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6" style:family="table-cell" style:parent-style-name="Normal_32_2" style:data-style-name="N4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97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98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9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/>
    </style:style>
    <style:style style:name="ce200" style:family="table-cell" style:parent-style-name="Normal_32_3" style:data-style-name="N3">
      <style:table-cell-properties style:vertical-align="automatic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01" style:family="table-cell" style:parent-style-name="Normal_32_2" style:data-style-name="N38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02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03" style:family="table-cell" style:parent-style-name="Default" style:data-style-name="N0">
      <style:table-cell-properties fo:background-color="#E6B8B7"/>
      <style:text-properties fo:color="#FFFFFF" fo:font-size="9pt" style:font-size-asian="9pt" style:font-size-complex="9pt"/>
    </style:style>
    <style:style style:name="ce204" style:family="table-cell" style:parent-style-name="Default" style:data-style-name="N42">
      <style:table-cell-properties fo:background-color="#E6B8B7"/>
      <style:text-properties fo:color="#FFFFFF" fo:font-size="9pt" style:font-size-asian="9pt" style:font-size-complex="9pt"/>
    </style:style>
    <style:style style:name="ce205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06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207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08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09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10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1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2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3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4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15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216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7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18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219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20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21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22" style:family="table-cell" style:parent-style-name="Normal_32_2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3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24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25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226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27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63562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619375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508125cm"/>
    </style:style>
    <style:style style:name="co11" style:family="table-column">
      <style:table-column-properties fo:break-before="auto" style:column-width="1.37583333333333cm"/>
    </style:style>
    <style:style style:name="co12" style:family="table-column">
      <style:table-column-properties fo:break-before="auto" style:column-width="8.59895833333333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1.45520833333333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1.61395833333333cm"/>
    </style:style>
    <style:style style:name="co19" style:family="table-column">
      <style:table-column-properties fo:break-before="auto" style:column-width="8.94291666666667cm"/>
    </style:style>
    <style:style style:name="co20" style:family="table-column">
      <style:table-column-properties fo:break-before="auto" style:column-width="2.8575cm"/>
    </style:style>
    <style:style style:name="co21" style:family="table-column">
      <style:table-column-properties fo:break-before="auto" style:column-width="1.825625cm"/>
    </style:style>
    <style:style style:name="co22" style:family="table-column">
      <style:table-column-properties fo:break-before="auto" style:column-width="1.56104166666667cm"/>
    </style:style>
    <style:style style:name="co23" style:family="table-column">
      <style:table-column-properties fo:break-before="auto" style:column-width="5.794375cm"/>
    </style:style>
    <style:style style:name="co24" style:family="table-column">
      <style:table-column-properties fo:break-before="auto" style:column-width="9.49854166666667cm"/>
    </style:style>
    <style:style style:name="co25" style:family="table-column">
      <style:table-column-properties fo:break-before="auto" style:column-width="7.43479166666667cm"/>
    </style:style>
    <style:style style:name="co26" style:family="table-column">
      <style:table-column-properties fo:break-before="auto" style:column-width="2.72520833333333cm"/>
    </style:style>
    <style:style style:name="co27" style:family="table-column">
      <style:table-column-properties fo:break-before="auto" style:column-width="1.64041666666667cm"/>
    </style:style>
    <style:style style:name="co28" style:family="table-column">
      <style:table-column-properties fo:break-before="auto" style:column-width="2.67229166666667cm"/>
    </style:style>
    <style:style style:name="co29" style:family="table-column">
      <style:table-column-properties fo:break-before="auto" style:column-width="1.349375cm"/>
    </style:style>
    <style:style style:name="co30" style:family="table-column">
      <style:table-column-properties fo:break-before="auto" style:column-width="8.8370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6.7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9.95pt" style:use-optimal-row-height="false" fo:break-before="auto"/>
    </style:style>
    <style:style style:name="ro7" style:family="table-row">
      <style:table-row-properties style:row-height="9.75pt" style:use-optimal-row-height="false" fo:break-before="auto"/>
    </style:style>
    <style:style style:name="ro8" style:family="table-row">
      <style:table-row-properties style:row-height="9pt" style:use-optimal-row-height="false" fo:break-before="auto"/>
    </style:style>
    <style:style style:name="ro9" style:family="table-row">
      <style:table-row-properties style:row-height="17.25pt" style:use-optimal-row-height="false" fo:break-before="auto"/>
    </style:style>
    <style:style style:name="ro10" style:family="table-row">
      <style:table-row-properties style:row-height="8.25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0.5pt" style:use-optimal-row-height="false" fo:break-before="auto"/>
    </style:style>
    <style:style style:name="ro13" style:family="table-row">
      <style:table-row-properties style:row-height="11.25pt" style:use-optimal-row-height="false" fo:break-before="auto"/>
    </style:style>
    <style:style style:name="ro14" style:family="table-row">
      <style:table-row-properties style:row-height="12pt" style:use-optimal-row-height="false" fo:break-before="auto"/>
    </style:style>
    <style:style style:name="ro15" style:family="table-row">
      <style:table-row-properties style:row-height="21pt" style:use-optimal-row-height="false" fo:break-before="auto"/>
    </style:style>
    <style:style style:name="ro16" style:family="table-row">
      <style:table-row-properties style:row-height="12.75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21.95pt" style:use-optimal-row-height="false" fo:break-before="auto"/>
    </style:style>
    <style:style style:name="ro19" style:family="table-row">
      <style:table-row-properties style:row-height="6pt" style:use-optimal-row-height="false" fo:break-before="auto"/>
    </style:style>
    <style:style style:name="ro20" style:family="table-row">
      <style:table-row-properties style:row-height="7.5pt" style:use-optimal-row-height="false" fo:break-before="auto"/>
    </style:style>
    <style:style style:name="ro21" style:family="table-row">
      <style:table-row-properties style:row-height="5.25pt" style:use-optimal-row-height="false" fo:break-before="auto"/>
    </style:style>
    <style:style style:name="ro22" style:family="table-row">
      <style:table-row-properties style:row-height="20.25pt" style:use-optimal-row-height="false" fo:break-before="auto"/>
    </style:style>
    <style:style style:name="ro23" style:family="table-row">
      <style:table-row-properties style:row-height="13.5pt" style:use-optimal-row-height="false" fo:break-before="auto"/>
    </style:style>
    <style:style style:name="ro24" style:family="table-row">
      <style:table-row-properties style:row-height="30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25.5pt" style:use-optimal-row-height="false" fo:break-before="auto"/>
    </style:style>
    <style:style style:name="ro27" style:family="table-row">
      <style:table-row-properties style:row-height="22.5pt" style:use-optimal-row-height="false" fo:break-before="auto"/>
    </style:style>
    <style:style style:name="ro28" style:family="table-row">
      <style:table-row-properties style:row-height="14.25pt" style:use-optimal-row-height="false" fo:break-before="auto"/>
    </style:style>
    <style:style style:name="ro29" style:family="table-row">
      <style:table-row-properties style:row-height="18.6pt" style:use-optimal-row-height="false" fo:break-before="auto"/>
    </style:style>
    <style:style style:name="ro30" style:family="table-row">
      <style:table-row-properties style:row-height="24pt" style:use-optimal-row-height="false" fo:break-before="auto"/>
    </style:style>
    <style:style style:name="ro31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3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 style:parent-style-name="Graphics">
      <style:graphic-properties draw:fill="none" fo:clip="rect(0in, 0in, 0in, 0in)" draw:stroke="non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7" style:parent-style-name="Graphics">
      <style:graphic-properties draw:fill="none" fo:clip="rect(0in, 0in, 0in, 0in)" draw:stroke="non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5" style:parent-style-name="Graphics">
      <style:graphic-properties draw:fill="none" fo:clip="rect(0in, 0in, 0in, 0in)" draw:stroke="non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8" style:parent-style-name="Graphics">
      <style:graphic-properties draw:fill="none" fo:clip="rect(0in, 0in, 0in, 0in)" draw:stroke="non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6" style:parent-style-name="Graphics">
      <style:graphic-properties draw:fill="none" fo:clip="rect(0in, 0in, 0in, 0in)" draw:stroke="non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 style:parent-style-name="Graphics">
      <style:graphic-properties draw:fill="none" fo:clip="rect(0in, 0in, 0in, 0in)" draw:stroke="none"/>
    </style:style>
    <style:style style:family="paragraph" style:name="a10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7" style:parent-style-name="Graphics">
      <style:graphic-properties draw:fill="none" fo:clip="rect(0in, 0in, 0in, 0in)" draw:stroke="non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2" style:parent-style-name="Graphics">
      <style:graphic-properties draw:fill="none" fo:clip="rect(0in, 0in, 0in, 0in)" draw:stroke="non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0" style:parent-style-name="Graphics">
      <style:graphic-properties draw:fill="none" fo:clip="rect(0in, 0in, 0in, 0in)" draw:stroke="none"/>
    </style:style>
    <style:style style:family="paragraph" style:name="a1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1" table:style-name="ta1">
        <table:table-column table:style-name="co1" table:default-cell-style-name="ce1" table:visibility="collap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3" draw:name="Grupo 8" draw:id="id4">
              <svg:title/>
              <svg:desc/>
              <draw:frame draw:id="id2" draw:style-name="a9" draw:name="Picture 184" svg:x="0in" svg:y="0.11905in" svg:width="2.50916in" svg:height="0.65634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3" draw:name="CaixaDeTexto 10" svg:x="0.46693in" svg:y="0.24251in" svg:width="1.91457in" svg:height="0.51757in">
                <draw:text-box>
                  <text:p text:style-name="a12" text:class-names="" text:cond-style-name=""><text:span text:style-name="a10" text:class-names="">JANEIRO 2019</text:span><text:span text:style-name="a11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0" draw:style-name="a5" draw:name="Text Box 122" svg:x="0in" svg:y="0in" svg:width="0.97917in" svg:height="0.32063in">
              <draw:text-box>
                <text:p text:style-name="a2" text:class-names="" text:cond-style-name=""><text:span text:style-name="a0" text:class-names="">Página <text:s text:c="1"/>5</text:span><text:span text:style-name="a1" text:class-names="">/14</text:span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" draw:style-name="a8" draw:name="CaixaDeTexto 4" svg:x="0.21875in" svg:y="0.04167in" svg:width="1.42239in" svg:height="0.25584in">
              <draw:text-box>
                <text:p text:style-name="a7" text:class-names="" text:cond-style-name=""><text:span text:style-name="a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1">
          <table:table-cell/>
          <table:table-cell table:number-columns-repeated="11" table:style-name="ce2"/>
          <table:table-cell table:number-columns-repeated="6" table:style-name="ce3"/>
          <table:table-cell table:number-columns-repeated="16366"/>
        </table:table-row>
        <table:table-row table:style-name="ro2">
          <table:table-cell/>
          <table:table-cell office:value-type="string" table:style-name="ce4">
            <text:p>Quadro 1 - PEDIDOS DE EMPREGO <text:s text:c="2"/>E <text:s text:c="3"/>DESEMPREGO REGISTADO</text:p>
          </table:table-cell>
          <table:table-cell table:number-columns-repeated="2" table:style-name="ce5"/>
          <table:table-cell table:number-columns-repeated="6" table:style-name="ce4"/>
          <table:table-cell office:value-type="string" table:number-columns-spanned="2" table:number-rows-spanned="1" table:style-name="ce80">
            <text:p>TOTAL <text:s/>PAÍS</text:p>
          </table:table-cell>
          <table:covered-table-cell/>
          <table:table-cell table:number-columns-repeated="2" table:style-name="ce3"/>
          <table:table-cell table:number-columns-repeated="16370" table:style-name="ce1"/>
        </table:table-row>
        <table:table-row table:style-name="ro2">
          <table:table-cell/>
          <table:table-cell office:value-type="string" table:style-name="ce6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6" table:style-name="ce14"/>
          <table:table-cell table:number-columns-repeated="16366"/>
        </table:table-row>
        <table:table-row table:style-name="ro3">
          <table:table-cell/>
          <table:table-cell table:style-name="ce15"/>
          <table:table-cell office:value-type="string" table:style-name="ce16">
            <text:p>JANEIRO 2019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DEZEMBRO 2018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JANEIRO 2018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1">(1)<text:s/></text:span></text:p>
          </table:table-cell>
          <table:covered-table-cell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6" table:style-name="ce28"/>
          <table:table-cell table:number-columns-repeated="16366"/>
        </table:table-row>
        <table:table-row table:style-name="ro4">
          <table:table-cell/>
          <table:table-cell table:style-name="ce2"/>
          <table:table-cell table:style-name="ce29"/>
          <table:table-cell table:style-name="ce30"/>
          <table:table-cell table:style-name="ce31"/>
          <table:table-cell table:style-name="ce32"/>
          <table:table-cell table:style-name="ce31"/>
          <table:table-cell table:style-name="ce32"/>
          <table:table-cell table:number-columns-repeated="4" table:style-name="ce33"/>
          <table:table-cell table:number-columns-repeated="6" table:style-name="ce28"/>
          <table:table-cell table:number-columns-repeated="16366"/>
        </table:table-row>
        <table:table-row table:style-name="ro5">
          <table:table-cell/>
          <table:table-cell office:value-type="string" table:style-name="ce34">
            <text:p>PEDIDOS DE EMPREGO</text:p>
          </table:table-cell>
          <table:table-cell office:value-type="float" office:value="514314" table:style-name="ce35">
            <text:p>514 314</text:p>
          </table:table-cell>
          <table:table-cell office:value-type="float" office:value="100" table:style-name="ce36">
            <text:p>100,0<text:s text:c="5"/></text:p>
          </table:table-cell>
          <table:table-cell office:value-type="float" office:value="504889" table:style-name="ce37">
            <text:p>504 889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587109" table:style-name="ce37">
            <text:p>587 109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9425" table:style-name="ce39">
            <text:p>+9 425</text:p>
          </table:table-cell>
          <table:table-cell office:value-type="float" office:value="1.8667469483391399" table:style-name="ce40">
            <text:p>+1,9<text:s text:c="3"/></text:p>
          </table:table-cell>
          <table:table-cell office:value-type="float" office:value="-72795" table:style-name="ce39">
            <text:p><text:s/>-72 795</text:p>
          </table:table-cell>
          <table:table-cell office:value-type="float" office:value="-12.398890154979741" table:style-name="ce40">
            <text:p>-12,4<text:s text:c="3"/></text:p>
          </table:table-cell>
          <table:table-cell table:style-name="ce41"/>
          <table:table-cell table:style-name="ce3"/>
          <table:table-cell table:number-columns-repeated="4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DESEMPREGO REGISTADO</text:p>
          </table:table-cell>
          <table:table-cell office:value-type="float" office:value="350772" table:style-name="ce44">
            <text:p>350 772</text:p>
          </table:table-cell>
          <table:table-cell office:value-type="float" office:value="68.201915561310798" table:style-name="ce45">
            <text:p>68,2<text:s text:c="5"/></text:p>
          </table:table-cell>
          <table:table-cell office:value-type="float" office:value="339035" table:style-name="ce46">
            <text:p>339 035</text:p>
          </table:table-cell>
          <table:table-cell office:value-type="float" office:value="67.150403355985176" table:style-name="ce47">
            <text:p>67,2<text:s text:c="5"/></text:p>
          </table:table-cell>
          <table:table-cell office:value-type="float" office:value="415539" table:style-name="ce46">
            <text:p>415 539</text:p>
          </table:table-cell>
          <table:table-cell office:value-type="float" office:value="70.777147003367347" table:style-name="ce47">
            <text:p>70,8<text:s text:c="5"/></text:p>
          </table:table-cell>
          <table:table-cell office:value-type="float" office:value="11737" table:style-name="ce48">
            <text:p>+11 737</text:p>
          </table:table-cell>
          <table:table-cell office:value-type="float" office:value="3.4618844662055537" table:style-name="ce49">
            <text:p>+3,5<text:s text:c="3"/></text:p>
          </table:table-cell>
          <table:table-cell office:value-type="float" office:value="-64767" table:style-name="ce48">
            <text:p><text:s/>-64 767</text:p>
          </table:table-cell>
          <table:table-cell office:value-type="float" office:value="-15.586262661266451" table:style-name="ce49">
            <text:p>-15,6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EMPREGADOS</text:p>
          </table:table-cell>
          <table:table-cell office:value-type="float" office:value="45869" table:style-name="ce44">
            <text:p>45 869</text:p>
          </table:table-cell>
          <table:table-cell office:value-type="float" office:value="8.9184817057284071" table:style-name="ce45">
            <text:p>8,9<text:s text:c="5"/></text:p>
          </table:table-cell>
          <table:table-cell office:value-type="float" office:value="46378" table:style-name="ce46">
            <text:p>46 378</text:p>
          </table:table-cell>
          <table:table-cell office:value-type="float" office:value="9.1857814291854254" table:style-name="ce47">
            <text:p>9,2<text:s text:c="5"/></text:p>
          </table:table-cell>
          <table:table-cell office:value-type="float" office:value="56156" table:style-name="ce46">
            <text:p>56 156</text:p>
          </table:table-cell>
          <table:table-cell office:value-type="float" office:value="9.5648337872524518" table:style-name="ce47">
            <text:p>9,6<text:s text:c="5"/></text:p>
          </table:table-cell>
          <table:table-cell office:value-type="float" office:value="-509" table:style-name="ce48">
            <text:p><text:s/>- 509</text:p>
          </table:table-cell>
          <table:table-cell office:value-type="float" office:value="-1.097503126482384" table:style-name="ce49">
            <text:p>-1,1<text:s text:c="3"/></text:p>
          </table:table-cell>
          <table:table-cell office:value-type="float" office:value="-10287" table:style-name="ce48">
            <text:p><text:s/>-10 287</text:p>
          </table:table-cell>
          <table:table-cell office:value-type="float" office:value="-18.318612436783248" table:style-name="ce49">
            <text:p>-18,3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OCUPADOS</text:p>
          </table:table-cell>
          <table:table-cell office:value-type="float" office:value="91765" table:style-name="ce44">
            <text:p>91 765</text:p>
          </table:table-cell>
          <table:table-cell office:value-type="float" office:value="17.842213122722693" table:style-name="ce45">
            <text:p>17,8<text:s text:c="5"/></text:p>
          </table:table-cell>
          <table:table-cell office:value-type="float" office:value="96825" table:style-name="ce46">
            <text:p>96 825</text:p>
          </table:table-cell>
          <table:table-cell office:value-type="float" office:value="19.177482575377955" table:style-name="ce47">
            <text:p>19,2<text:s text:c="5"/></text:p>
          </table:table-cell>
          <table:table-cell office:value-type="float" office:value="91274" table:style-name="ce46">
            <text:p>91 274</text:p>
          </table:table-cell>
          <table:table-cell office:value-type="float" office:value="15.546346589815519" table:style-name="ce47">
            <text:p>15,5<text:s text:c="5"/></text:p>
          </table:table-cell>
          <table:table-cell office:value-type="float" office:value="-5060" table:style-name="ce48">
            <text:p><text:s/>-5 060</text:p>
          </table:table-cell>
          <table:table-cell office:value-type="float" office:value="-5.225923057061709" table:style-name="ce49">
            <text:p>-5,2<text:s text:c="3"/></text:p>
          </table:table-cell>
          <table:table-cell office:value-type="float" office:value="491" table:style-name="ce48">
            <text:p>+ 491</text:p>
          </table:table-cell>
          <table:table-cell office:value-type="float" office:value="0.53794070600609156" table:style-name="ce49">
            <text:p>+0,5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INDISPONIVEIS TEMPORÁRIAMENTE</text:p>
          </table:table-cell>
          <table:table-cell office:value-type="float" office:value="25908" table:style-name="ce44">
            <text:p>25 908</text:p>
          </table:table-cell>
          <table:table-cell office:value-type="float" office:value="5.0373896102381037" table:style-name="ce45">
            <text:p>5,0<text:s text:c="5"/></text:p>
          </table:table-cell>
          <table:table-cell office:value-type="float" office:value="22651" table:style-name="ce46">
            <text:p>22 651</text:p>
          </table:table-cell>
          <table:table-cell office:value-type="float" office:value="4.4863326394514438" table:style-name="ce47">
            <text:p>4,5<text:s text:c="5"/></text:p>
          </table:table-cell>
          <table:table-cell office:value-type="float" office:value="24140" table:style-name="ce46">
            <text:p>24 140</text:p>
          </table:table-cell>
          <table:table-cell office:value-type="float" office:value="4.11167261956468" table:style-name="ce47">
            <text:p>4,1<text:s text:c="5"/></text:p>
          </table:table-cell>
          <table:table-cell office:value-type="float" office:value="3257" table:style-name="ce48">
            <text:p>+3 257</text:p>
          </table:table-cell>
          <table:table-cell office:value-type="float" office:value="14.379056112312922" table:style-name="ce49">
            <text:p>+14,4<text:s text:c="3"/></text:p>
          </table:table-cell>
          <table:table-cell office:value-type="float" office:value="1768" table:style-name="ce48">
            <text:p>+1 768</text:p>
          </table:table-cell>
          <table:table-cell office:value-type="float" office:value="7.323943661971831" table:style-name="ce49">
            <text:p>+7,3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table:style-name="ce43"/>
          <table:table-cell table:style-name="ce51"/>
          <table:table-cell table:style-name="ce52"/>
          <table:table-cell table:style-name="ce53"/>
          <table:table-cell table:style-name="ce54"/>
          <table:table-cell table:style-name="ce53"/>
          <table:table-cell table:style-name="ce5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6" table:style-name="ce42"/>
          <table:table-cell table:number-columns-repeated="16366"/>
        </table:table-row>
        <table:table-row table:style-name="ro5">
          <table:table-cell/>
          <table:table-cell office:value-type="string" table:style-name="ce34">
            <text:p><text:s text:c="5"/>DESEMPREGO REGISTADO</text:p>
          </table:table-cell>
          <table:table-cell office:value-type="float" office:value="350772" table:style-name="ce55">
            <text:p>350 772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339035" table:style-name="ce57">
            <text:p>339 035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415539" table:style-name="ce57">
            <text:p>415 539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11737" table:style-name="ce39">
            <text:p>+11 737</text:p>
          </table:table-cell>
          <table:table-cell office:value-type="float" office:value="3.4618844662055537" table:style-name="ce40">
            <text:p>+3,5<text:s text:c="3"/></text:p>
          </table:table-cell>
          <table:table-cell office:value-type="float" office:value="-64767" table:style-name="ce39">
            <text:p><text:s/>-64 767</text:p>
          </table:table-cell>
          <table:table-cell office:value-type="float" office:value="-15.586262661266451" table:style-name="ce40">
            <text:p>-15,6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Homens<text:s/></text:p>
          </table:table-cell>
          <table:table-cell office:value-type="float" office:value="154873" table:style-name="ce61">
            <text:p>154 873</text:p>
          </table:table-cell>
          <table:table-cell office:value-type="float" office:value="44.152041782126282" table:style-name="ce62">
            <text:p>44,2<text:s text:c="5"/></text:p>
          </table:table-cell>
          <table:table-cell office:value-type="float" office:value="150357" table:style-name="ce63">
            <text:p>150 357</text:p>
          </table:table-cell>
          <table:table-cell office:value-type="float" office:value="44.348518589526151" table:style-name="ce64">
            <text:p>44,3<text:s text:c="5"/></text:p>
          </table:table-cell>
          <table:table-cell office:value-type="float" office:value="188340" table:style-name="ce63">
            <text:p>188 340</text:p>
          </table:table-cell>
          <table:table-cell office:value-type="float" office:value="45.324265592399271" table:style-name="ce64">
            <text:p>45,3<text:s text:c="5"/></text:p>
          </table:table-cell>
          <table:table-cell office:value-type="float" office:value="4516" table:style-name="ce48">
            <text:p>+4 516</text:p>
          </table:table-cell>
          <table:table-cell office:value-type="float" office:value="3.0035182931290194" table:style-name="ce49">
            <text:p>+3,0<text:s text:c="3"/></text:p>
          </table:table-cell>
          <table:table-cell office:value-type="float" office:value="-33467" table:style-name="ce48">
            <text:p><text:s/>-33 467</text:p>
          </table:table-cell>
          <table:table-cell office:value-type="float" office:value="-17.769459488159711" table:style-name="ce49">
            <text:p>-17,8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Mulheres</text:p>
          </table:table-cell>
          <table:table-cell office:value-type="float" office:value="195899" table:style-name="ce61">
            <text:p>195 899</text:p>
          </table:table-cell>
          <table:table-cell office:value-type="float" office:value="55.847958217873718" table:style-name="ce62">
            <text:p>55,8<text:s text:c="5"/></text:p>
          </table:table-cell>
          <table:table-cell office:value-type="float" office:value="188678" table:style-name="ce63">
            <text:p>188 678</text:p>
          </table:table-cell>
          <table:table-cell office:value-type="float" office:value="55.651481410473849" table:style-name="ce64">
            <text:p>55,7<text:s text:c="5"/></text:p>
          </table:table-cell>
          <table:table-cell office:value-type="float" office:value="227199" table:style-name="ce63">
            <text:p>227 199</text:p>
          </table:table-cell>
          <table:table-cell office:value-type="float" office:value="54.675734407600729" table:style-name="ce64">
            <text:p>54,7<text:s text:c="5"/></text:p>
          </table:table-cell>
          <table:table-cell office:value-type="float" office:value="7221" table:style-name="ce48">
            <text:p>+7 221</text:p>
          </table:table-cell>
          <table:table-cell office:value-type="float" office:value="3.8271552592247104" table:style-name="ce49">
            <text:p>+3,8<text:s text:c="3"/></text:p>
          </table:table-cell>
          <table:table-cell office:value-type="float" office:value="-31300" table:style-name="ce48">
            <text:p><text:s/>-31 300</text:p>
          </table:table-cell>
          <table:table-cell office:value-type="float" office:value="-13.776469086571682" table:style-name="ce49">
            <text:p>-13,8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6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37470" table:style-name="ce61">
            <text:p>37 470</text:p>
          </table:table-cell>
          <table:table-cell office:value-type="float" office:value="10.682152509322295" table:style-name="ce62">
            <text:p>10,7<text:s text:c="5"/></text:p>
          </table:table-cell>
          <table:table-cell office:value-type="float" office:value="34760" table:style-name="ce63">
            <text:p>34 760</text:p>
          </table:table-cell>
          <table:table-cell office:value-type="float" office:value="10.252628784638754" table:style-name="ce64">
            <text:p>10,3<text:s text:c="5"/></text:p>
          </table:table-cell>
          <table:table-cell office:value-type="float" office:value="46843" table:style-name="ce63">
            <text:p>46 843</text:p>
          </table:table-cell>
          <table:table-cell office:value-type="float" office:value="11.272828783820533" table:style-name="ce64">
            <text:p>11,3<text:s text:c="5"/></text:p>
          </table:table-cell>
          <table:table-cell office:value-type="float" office:value="2710" table:style-name="ce48">
            <text:p>+2 710</text:p>
          </table:table-cell>
          <table:table-cell office:value-type="float" office:value="7.7963176064441893" table:style-name="ce49">
            <text:p>+7,8<text:s text:c="3"/></text:p>
          </table:table-cell>
          <table:table-cell office:value-type="float" office:value="-9373" table:style-name="ce48">
            <text:p><text:s/>-9 373</text:p>
          </table:table-cell>
          <table:table-cell office:value-type="float" office:value="-20.009393079008603" table:style-name="ce49">
            <text:p>-20,0<text:s text:c="3"/></text:p>
          </table:table-cell>
          <table:table-cell table:style-name="ce65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313302" table:style-name="ce61">
            <text:p>313 302</text:p>
          </table:table-cell>
          <table:table-cell office:value-type="float" office:value="89.317847490677707" table:style-name="ce62">
            <text:p>89,3<text:s text:c="5"/></text:p>
          </table:table-cell>
          <table:table-cell office:value-type="float" office:value="304275" table:style-name="ce63">
            <text:p>304 275</text:p>
          </table:table-cell>
          <table:table-cell office:value-type="float" office:value="89.747371215361255" table:style-name="ce64">
            <text:p>89,7<text:s text:c="5"/></text:p>
          </table:table-cell>
          <table:table-cell office:value-type="float" office:value="368696" table:style-name="ce63">
            <text:p>368 696</text:p>
          </table:table-cell>
          <table:table-cell office:value-type="float" office:value="88.727171216179471" table:style-name="ce64">
            <text:p>88,7<text:s text:c="5"/></text:p>
          </table:table-cell>
          <table:table-cell office:value-type="float" office:value="9027" table:style-name="ce48">
            <text:p>+9 027</text:p>
          </table:table-cell>
          <table:table-cell office:value-type="float" office:value="2.9667241804288884" table:style-name="ce49">
            <text:p>+3,0<text:s text:c="3"/></text:p>
          </table:table-cell>
          <table:table-cell office:value-type="float" office:value="-55394" table:style-name="ce48">
            <text:p><text:s/>-55 394</text:p>
          </table:table-cell>
          <table:table-cell office:value-type="float" office:value="-15.024301863866166" table:style-name="ce49">
            <text:p>-15,0<text:s text:c="3"/></text:p>
          </table:table-cell>
          <table:table-cell table:style-name="ce59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6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style-name="ce59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200721" table:style-name="ce61">
            <text:p>200 721</text:p>
          </table:table-cell>
          <table:table-cell office:value-type="float" office:value="57.222640347576203" table:style-name="ce62">
            <text:p>57,2<text:s text:c="5"/></text:p>
          </table:table-cell>
          <table:table-cell office:value-type="float" office:value="190356" table:style-name="ce63">
            <text:p>190 356</text:p>
          </table:table-cell>
          <table:table-cell office:value-type="float" office:value="56.146415561815154" table:style-name="ce64">
            <text:p>56,1<text:s text:c="5"/></text:p>
          </table:table-cell>
          <table:table-cell office:value-type="float" office:value="220623" table:style-name="ce63">
            <text:p>220 623</text:p>
          </table:table-cell>
          <table:table-cell office:value-type="float" office:value="53.093211467515687" table:style-name="ce64">
            <text:p>53,1<text:s text:c="5"/></text:p>
          </table:table-cell>
          <table:table-cell office:value-type="float" office:value="10365" table:style-name="ce48">
            <text:p>+10 365</text:p>
          </table:table-cell>
          <table:table-cell office:value-type="float" office:value="5.4450608333858668" table:style-name="ce49">
            <text:p>+5,4<text:s text:c="3"/></text:p>
          </table:table-cell>
          <table:table-cell office:value-type="float" office:value="-19902" table:style-name="ce48">
            <text:p><text:s/>-19 902</text:p>
          </table:table-cell>
          <table:table-cell office:value-type="float" office:value="-9.0208183190329212" table:style-name="ce49">
            <text:p>-9,0<text:s text:c="3"/></text:p>
          </table:table-cell>
          <table:table-cell table:style-name="ce65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150051" table:style-name="ce61">
            <text:p>150 051</text:p>
          </table:table-cell>
          <table:table-cell office:value-type="float" office:value="42.777359652423797" table:style-name="ce62">
            <text:p>42,8<text:s text:c="5"/></text:p>
          </table:table-cell>
          <table:table-cell office:value-type="float" office:value="148679" table:style-name="ce63">
            <text:p>148 679</text:p>
          </table:table-cell>
          <table:table-cell office:value-type="float" office:value="43.853584438184853" table:style-name="ce64">
            <text:p>43,9<text:s text:c="5"/></text:p>
          </table:table-cell>
          <table:table-cell office:value-type="float" office:value="194916" table:style-name="ce63">
            <text:p>194 916</text:p>
          </table:table-cell>
          <table:table-cell office:value-type="float" office:value="46.90678853248432" table:style-name="ce64">
            <text:p>46,9<text:s text:c="5"/></text:p>
          </table:table-cell>
          <table:table-cell office:value-type="float" office:value="1372" table:style-name="ce48">
            <text:p>+1 372</text:p>
          </table:table-cell>
          <table:table-cell office:value-type="float" office:value="0.92279340054748826" table:style-name="ce49">
            <text:p>+0,9<text:s text:c="3"/></text:p>
          </table:table-cell>
          <table:table-cell office:value-type="float" office:value="-44865" table:style-name="ce48">
            <text:p><text:s/>-44 865</text:p>
          </table:table-cell>
          <table:table-cell office:value-type="float" office:value="-23.017607584805763" table:style-name="ce49">
            <text:p>-23,0<text:s text:c="3"/></text:p>
          </table:table-cell>
          <table:table-cell table:style-name="ce59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6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style-name="ce59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33590" table:style-name="ce61">
            <text:p>33 590</text:p>
          </table:table-cell>
          <table:table-cell office:value-type="float" office:value="9.5760208910631395" table:style-name="ce62">
            <text:p>9,6<text:s text:c="5"/></text:p>
          </table:table-cell>
          <table:table-cell office:value-type="float" office:value="32399" table:style-name="ce63">
            <text:p>32 399</text:p>
          </table:table-cell>
          <table:table-cell office:value-type="float" office:value="9.5562405061424336" table:style-name="ce64">
            <text:p>9,6<text:s text:c="5"/></text:p>
          </table:table-cell>
          <table:table-cell office:value-type="float" office:value="44144" table:style-name="ce63">
            <text:p>44 144</text:p>
          </table:table-cell>
          <table:table-cell office:value-type="float" office:value="10.623310928697427" table:style-name="ce64">
            <text:p>10,6<text:s text:c="5"/></text:p>
          </table:table-cell>
          <table:table-cell office:value-type="float" office:value="1191" table:style-name="ce48">
            <text:p>+1 191</text:p>
          </table:table-cell>
          <table:table-cell office:value-type="float" office:value="3.6760393839316028" table:style-name="ce49">
            <text:p>+3,7<text:s text:c="3"/></text:p>
          </table:table-cell>
          <table:table-cell office:value-type="float" office:value="-10554" table:style-name="ce48">
            <text:p><text:s/>-10 554</text:p>
          </table:table-cell>
          <table:table-cell office:value-type="float" office:value="-23.908118883653497" table:style-name="ce49">
            <text:p>-23,9<text:s text:c="3"/></text:p>
          </table:table-cell>
          <table:table-cell table:style-name="ce65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317182" table:style-name="ce61">
            <text:p>317 182</text:p>
          </table:table-cell>
          <table:table-cell office:value-type="float" office:value="90.423979108936862" table:style-name="ce62">
            <text:p>90,4<text:s text:c="5"/></text:p>
          </table:table-cell>
          <table:table-cell office:value-type="float" office:value="306636" table:style-name="ce63">
            <text:p>306 636</text:p>
          </table:table-cell>
          <table:table-cell office:value-type="float" office:value="90.44375949385757" table:style-name="ce64">
            <text:p>90,4<text:s text:c="5"/></text:p>
          </table:table-cell>
          <table:table-cell office:value-type="float" office:value="371395" table:style-name="ce63">
            <text:p>371 395</text:p>
          </table:table-cell>
          <table:table-cell office:value-type="float" office:value="89.376689071302579" table:style-name="ce64">
            <text:p>89,4<text:s text:c="5"/></text:p>
          </table:table-cell>
          <table:table-cell office:value-type="float" office:value="10546" table:style-name="ce48">
            <text:p>+10 546</text:p>
          </table:table-cell>
          <table:table-cell office:value-type="float" office:value="3.4392569691751786" table:style-name="ce49">
            <text:p>+3,4<text:s text:c="3"/></text:p>
          </table:table-cell>
          <table:table-cell office:value-type="float" office:value="-54213" table:style-name="ce48">
            <text:p><text:s/>-54 213</text:p>
          </table:table-cell>
          <table:table-cell office:value-type="float" office:value="-14.597127048021649" table:style-name="ce49">
            <text:p>-14,6<text:s text:c="3"/></text:p>
          </table:table-cell>
          <table:table-cell table:style-name="ce59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6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24017" table:style-name="ce61">
            <text:p>24 017</text:p>
          </table:table-cell>
          <table:table-cell office:value-type="float" office:value="6.8468976999304392" table:style-name="ce62">
            <text:p>6,8<text:s text:c="5"/></text:p>
          </table:table-cell>
          <table:table-cell office:value-type="float" office:value="23761" table:style-name="ce63">
            <text:p>23 761</text:p>
          </table:table-cell>
          <table:table-cell office:value-type="float" office:value="7.0084209594879585" table:style-name="ce64">
            <text:p>7,0<text:s text:c="5"/></text:p>
          </table:table-cell>
          <table:table-cell office:value-type="float" office:value="26221" table:style-name="ce63">
            <text:p>26 221</text:p>
          </table:table-cell>
          <table:table-cell office:value-type="float" office:value="6.3101177025501816" table:style-name="ce64">
            <text:p>6,3<text:s text:c="5"/></text:p>
          </table:table-cell>
          <table:table-cell office:value-type="float" office:value="256" table:style-name="ce48">
            <text:p>+ 256</text:p>
          </table:table-cell>
          <table:table-cell office:value-type="float" office:value="1.0773957325028407" table:style-name="ce49">
            <text:p>+1,1<text:s text:c="3"/></text:p>
          </table:table-cell>
          <table:table-cell office:value-type="float" office:value="-2204" table:style-name="ce48">
            <text:p><text:s/>-2 204</text:p>
          </table:table-cell>
          <table:table-cell office:value-type="float" office:value="-8.4054765264482665" table:style-name="ce49">
            <text:p>-8,4<text:s text:c="3"/></text:p>
          </table:table-cell>
          <table:table-cell table:style-name="ce65"/>
          <table:table-cell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61456" table:style-name="ce61">
            <text:p>61 456</text:p>
          </table:table-cell>
          <table:table-cell office:value-type="float" office:value="17.520212559725408" table:style-name="ce62">
            <text:p>17,5<text:s text:c="5"/></text:p>
          </table:table-cell>
          <table:table-cell office:value-type="float" office:value="61279" table:style-name="ce63">
            <text:p>61 279</text:p>
          </table:table-cell>
          <table:table-cell office:value-type="float" office:value="18.074535077499373" table:style-name="ce64">
            <text:p>18,1<text:s text:c="5"/></text:p>
          </table:table-cell>
          <table:table-cell office:value-type="float" office:value="78121" table:style-name="ce63">
            <text:p>78 121</text:p>
          </table:table-cell>
          <table:table-cell office:value-type="float" office:value="18.799920103768841" table:style-name="ce64">
            <text:p>18,8<text:s text:c="5"/></text:p>
          </table:table-cell>
          <table:table-cell office:value-type="float" office:value="177" table:style-name="ce48">
            <text:p>+ 177</text:p>
          </table:table-cell>
          <table:table-cell office:value-type="float" office:value="0.28884283359715396" table:style-name="ce49">
            <text:p>+0,3<text:s text:c="3"/></text:p>
          </table:table-cell>
          <table:table-cell office:value-type="float" office:value="-16665" table:style-name="ce48">
            <text:p><text:s/>-16 665</text:p>
          </table:table-cell>
          <table:table-cell office:value-type="float" office:value="-21.332292213361324" table:style-name="ce49">
            <text:p>-21,3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51716" table:style-name="ce61">
            <text:p>51 716</text:p>
          </table:table-cell>
          <table:table-cell office:value-type="float" office:value="14.743480095332581" table:style-name="ce62">
            <text:p>14,7<text:s text:c="5"/></text:p>
          </table:table-cell>
          <table:table-cell office:value-type="float" office:value="49975" table:style-name="ce63">
            <text:p>49 975</text:p>
          </table:table-cell>
          <table:table-cell office:value-type="float" office:value="14.740366038904536" table:style-name="ce64">
            <text:p>14,7<text:s text:c="5"/></text:p>
          </table:table-cell>
          <table:table-cell office:value-type="float" office:value="62572" table:style-name="ce63">
            <text:p>62 572</text:p>
          </table:table-cell>
          <table:table-cell office:value-type="float" office:value="15.058033060675413" table:style-name="ce64">
            <text:p>15,1<text:s text:c="5"/></text:p>
          </table:table-cell>
          <table:table-cell office:value-type="float" office:value="1741" table:style-name="ce48">
            <text:p>+1 741</text:p>
          </table:table-cell>
          <table:table-cell office:value-type="float" office:value="3.4837418709354675" table:style-name="ce49">
            <text:p>+3,5<text:s text:c="3"/></text:p>
          </table:table-cell>
          <table:table-cell office:value-type="float" office:value="-10856" table:style-name="ce48">
            <text:p><text:s/>-10 856</text:p>
          </table:table-cell>
          <table:table-cell office:value-type="float" office:value="-17.349613245541136" table:style-name="ce49">
            <text:p>-17,3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70080" table:style-name="ce61">
            <text:p>70 080</text:p>
          </table:table-cell>
          <table:table-cell office:value-type="float" office:value="19.978789641134412" table:style-name="ce62">
            <text:p>20,0<text:s text:c="5"/></text:p>
          </table:table-cell>
          <table:table-cell office:value-type="float" office:value="67330" table:style-name="ce63">
            <text:p>67 330</text:p>
          </table:table-cell>
          <table:table-cell office:value-type="float" office:value="19.859306561269484" table:style-name="ce64">
            <text:p>19,9<text:s text:c="5"/></text:p>
          </table:table-cell>
          <table:table-cell office:value-type="float" office:value="81304" table:style-name="ce63">
            <text:p>81 304</text:p>
          </table:table-cell>
          <table:table-cell office:value-type="float" office:value="19.565913187450516" table:style-name="ce64">
            <text:p>19,6<text:s text:c="5"/></text:p>
          </table:table-cell>
          <table:table-cell office:value-type="float" office:value="2750" table:style-name="ce48">
            <text:p>+2 750</text:p>
          </table:table-cell>
          <table:table-cell office:value-type="float" office:value="4.0843606119114808" table:style-name="ce49">
            <text:p>+4,1<text:s text:c="3"/></text:p>
          </table:table-cell>
          <table:table-cell office:value-type="float" office:value="-11224" table:style-name="ce48">
            <text:p><text:s/>-11 224</text:p>
          </table:table-cell>
          <table:table-cell office:value-type="float" office:value="-13.804978844829282" table:style-name="ce49">
            <text:p>-13,8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96050" table:style-name="ce61">
            <text:p>96 050</text:p>
          </table:table-cell>
          <table:table-cell office:value-type="float" office:value="27.382459261286535" table:style-name="ce62">
            <text:p>27,4<text:s text:c="5"/></text:p>
          </table:table-cell>
          <table:table-cell office:value-type="float" office:value="90923" table:style-name="ce63">
            <text:p>90 923</text:p>
          </table:table-cell>
          <table:table-cell office:value-type="float" office:value="26.818175114663678" table:style-name="ce64">
            <text:p>26,8<text:s text:c="5"/></text:p>
          </table:table-cell>
          <table:table-cell office:value-type="float" office:value="109756" table:style-name="ce63">
            <text:p>109 756</text:p>
          </table:table-cell>
          <table:table-cell office:value-type="float" office:value="26.412923937344029" table:style-name="ce64">
            <text:p>26,4<text:s text:c="5"/></text:p>
          </table:table-cell>
          <table:table-cell office:value-type="float" office:value="5127" table:style-name="ce48">
            <text:p>+5 127</text:p>
          </table:table-cell>
          <table:table-cell office:value-type="float" office:value="5.6388372578995414" table:style-name="ce49">
            <text:p>+5,6<text:s text:c="3"/></text:p>
          </table:table-cell>
          <table:table-cell office:value-type="float" office:value="-13706" table:style-name="ce48">
            <text:p><text:s/>-13 706</text:p>
          </table:table-cell>
          <table:table-cell office:value-type="float" office:value="-12.487699989066657" table:style-name="ce49">
            <text:p>-12,5<text:s text:c="3"/></text:p>
          </table:table-cell>
          <table:table-cell table:style-name="ce59"/>
          <table:table-cell table:style-name="ce65"/>
          <table:table-cell table:number-columns-repeated="4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47453" table:style-name="ce61">
            <text:p>47 453</text:p>
          </table:table-cell>
          <table:table-cell office:value-type="float" office:value="13.528160742590629" table:style-name="ce62">
            <text:p>13,5<text:s text:c="5"/></text:p>
          </table:table-cell>
          <table:table-cell office:value-type="float" office:value="45767" table:style-name="ce63">
            <text:p>45 767</text:p>
          </table:table-cell>
          <table:table-cell office:value-type="float" office:value="13.499196248174966" table:style-name="ce64">
            <text:p>13,5<text:s text:c="5"/></text:p>
          </table:table-cell>
          <table:table-cell office:value-type="float" office:value="57565" table:style-name="ce63">
            <text:p>57 565</text:p>
          </table:table-cell>
          <table:table-cell office:value-type="float" office:value="13.853092008211021" table:style-name="ce64">
            <text:p>13,9<text:s text:c="5"/></text:p>
          </table:table-cell>
          <table:table-cell office:value-type="float" office:value="1686" table:style-name="ce48">
            <text:p>+1 686</text:p>
          </table:table-cell>
          <table:table-cell office:value-type="float" office:value="3.6838770293005876" table:style-name="ce49">
            <text:p>+3,7<text:s text:c="3"/></text:p>
          </table:table-cell>
          <table:table-cell office:value-type="float" office:value="-10112" table:style-name="ce48">
            <text:p><text:s/>-10 112</text:p>
          </table:table-cell>
          <table:table-cell office:value-type="float" office:value="-17.566229479718579" table:style-name="ce49">
            <text:p>-17,6<text:s text:c="3"/></text:p>
          </table:table-cell>
          <table:table-cell table:number-columns-repeated="16372" table:style-name="ce1"/>
        </table:table-row>
        <table:table-row table:style-name="ro3">
          <table:table-cell/>
          <table:table-cell table:style-name="ce43"/>
          <table:table-cell table:style-name="ce61"/>
          <table:table-cell table:style-name="ce52"/>
          <table:table-cell table:style-name="ce63"/>
          <table:table-cell table:style-name="ce54"/>
          <table:table-cell table:style-name="ce63"/>
          <table:table-cell table:style-name="ce5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67">
            <text:p><text:s text:c="9"/>Homens</text:p>
          </table:table-cell>
          <table:table-cell office:value-type="float" office:value="154873" table:style-name="ce55">
            <text:p>154 873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150357" table:style-name="ce57">
            <text:p>150 357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188340" table:style-name="ce57">
            <text:p>188 340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4516" table:style-name="ce39">
            <text:p>+4 516</text:p>
          </table:table-cell>
          <table:table-cell office:value-type="float" office:value="3.0035182931290194" table:style-name="ce40">
            <text:p>+3,0<text:s text:c="3"/></text:p>
          </table:table-cell>
          <table:table-cell office:value-type="float" office:value="-33467" table:style-name="ce39">
            <text:p><text:s/>-33 467</text:p>
          </table:table-cell>
          <table:table-cell office:value-type="float" office:value="-17.769459488159711" table:style-name="ce40">
            <text:p>-17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17015" table:style-name="ce61">
            <text:p>17 015</text:p>
          </table:table-cell>
          <table:table-cell office:value-type="float" office:value="10.986421132153442" table:style-name="ce62">
            <text:p>11,0<text:s text:c="5"/></text:p>
          </table:table-cell>
          <table:table-cell office:value-type="float" office:value="15866" table:style-name="ce63">
            <text:p>15 866</text:p>
          </table:table-cell>
          <table:table-cell office:value-type="float" office:value="10.552219051989598" table:style-name="ce64">
            <text:p>10,6<text:s text:c="5"/></text:p>
          </table:table-cell>
          <table:table-cell office:value-type="float" office:value="21540" table:style-name="ce63">
            <text:p>21 540</text:p>
          </table:table-cell>
          <table:table-cell office:value-type="float" office:value="11.436763300414144" table:style-name="ce64">
            <text:p>11,4<text:s text:c="5"/></text:p>
          </table:table-cell>
          <table:table-cell office:value-type="float" office:value="1149" table:style-name="ce48">
            <text:p>+1 149</text:p>
          </table:table-cell>
          <table:table-cell office:value-type="float" office:value="7.2419009202067315" table:style-name="ce49">
            <text:p>+7,2<text:s text:c="3"/></text:p>
          </table:table-cell>
          <table:table-cell office:value-type="float" office:value="-4525" table:style-name="ce48">
            <text:p><text:s/>-4 525</text:p>
          </table:table-cell>
          <table:table-cell office:value-type="float" office:value="-21.007428040854226" table:style-name="ce49">
            <text:p>-21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137858" table:style-name="ce61">
            <text:p>137 858</text:p>
          </table:table-cell>
          <table:table-cell office:value-type="float" office:value="89.013578867846547" table:style-name="ce62">
            <text:p>89,0<text:s text:c="5"/></text:p>
          </table:table-cell>
          <table:table-cell office:value-type="float" office:value="134491" table:style-name="ce63">
            <text:p>134 491</text:p>
          </table:table-cell>
          <table:table-cell office:value-type="float" office:value="89.447780948010404" table:style-name="ce64">
            <text:p>89,4<text:s text:c="5"/></text:p>
          </table:table-cell>
          <table:table-cell office:value-type="float" office:value="166800" table:style-name="ce63">
            <text:p>166 800</text:p>
          </table:table-cell>
          <table:table-cell office:value-type="float" office:value="88.563236699585858" table:style-name="ce64">
            <text:p>88,6<text:s text:c="5"/></text:p>
          </table:table-cell>
          <table:table-cell office:value-type="float" office:value="3367" table:style-name="ce48">
            <text:p>+3 367</text:p>
          </table:table-cell>
          <table:table-cell office:value-type="float" office:value="2.5035132462395251" table:style-name="ce49">
            <text:p>+2,5<text:s text:c="3"/></text:p>
          </table:table-cell>
          <table:table-cell office:value-type="float" office:value="-28942" table:style-name="ce48">
            <text:p><text:s/>-28 942</text:p>
          </table:table-cell>
          <table:table-cell office:value-type="float" office:value="-17.351318944844124" table:style-name="ce49">
            <text:p>-17,4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88482" table:style-name="ce61">
            <text:p>88 482</text:p>
          </table:table-cell>
          <table:table-cell office:value-type="float" office:value="57.131972648557209" table:style-name="ce62">
            <text:p>57,1<text:s text:c="5"/></text:p>
          </table:table-cell>
          <table:table-cell office:value-type="float" office:value="84457" table:style-name="ce63">
            <text:p>84 457</text:p>
          </table:table-cell>
          <table:table-cell office:value-type="float" office:value="56.170979734897607" table:style-name="ce64">
            <text:p>56,2<text:s text:c="5"/></text:p>
          </table:table-cell>
          <table:table-cell office:value-type="float" office:value="100042" table:style-name="ce63">
            <text:p>100 042</text:p>
          </table:table-cell>
          <table:table-cell office:value-type="float" office:value="53.117765742805567" table:style-name="ce64">
            <text:p>53,1<text:s text:c="5"/></text:p>
          </table:table-cell>
          <table:table-cell office:value-type="float" office:value="4025" table:style-name="ce48">
            <text:p>+4 025</text:p>
          </table:table-cell>
          <table:table-cell office:value-type="float" office:value="4.7657387783132243" table:style-name="ce49">
            <text:p>+4,8<text:s text:c="3"/></text:p>
          </table:table-cell>
          <table:table-cell office:value-type="float" office:value="-11560" table:style-name="ce48">
            <text:p><text:s/>-11 560</text:p>
          </table:table-cell>
          <table:table-cell office:value-type="float" office:value="-11.555146838327902" table:style-name="ce49">
            <text:p>-11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66391" table:style-name="ce61">
            <text:p>66 391</text:p>
          </table:table-cell>
          <table:table-cell office:value-type="float" office:value="42.868027351442791" table:style-name="ce62">
            <text:p>42,9<text:s text:c="5"/></text:p>
          </table:table-cell>
          <table:table-cell office:value-type="float" office:value="65900" table:style-name="ce63">
            <text:p>65 900</text:p>
          </table:table-cell>
          <table:table-cell office:value-type="float" office:value="43.829020265102393" table:style-name="ce64">
            <text:p>43,8<text:s text:c="5"/></text:p>
          </table:table-cell>
          <table:table-cell office:value-type="float" office:value="88298" table:style-name="ce63">
            <text:p>88 298</text:p>
          </table:table-cell>
          <table:table-cell office:value-type="float" office:value="46.882234257194433" table:style-name="ce64">
            <text:p>46,9<text:s text:c="5"/></text:p>
          </table:table-cell>
          <table:table-cell office:value-type="float" office:value="491" table:style-name="ce48">
            <text:p>+ 491</text:p>
          </table:table-cell>
          <table:table-cell office:value-type="float" office:value="0.74506828528072844" table:style-name="ce49">
            <text:p>+0,7<text:s text:c="3"/></text:p>
          </table:table-cell>
          <table:table-cell office:value-type="float" office:value="-21907" table:style-name="ce48">
            <text:p><text:s/>-21 907</text:p>
          </table:table-cell>
          <table:table-cell office:value-type="float" office:value="-24.810301479082199" table:style-name="ce49">
            <text:p>-24,8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13213" table:style-name="ce61">
            <text:p>13 213</text:p>
          </table:table-cell>
          <table:table-cell office:value-type="float" office:value="8.5315064601318511" table:style-name="ce62">
            <text:p>8,5<text:s text:c="5"/></text:p>
          </table:table-cell>
          <table:table-cell office:value-type="float" office:value="12689" table:style-name="ce63">
            <text:p>12 689</text:p>
          </table:table-cell>
          <table:table-cell office:value-type="float" office:value="8.4392479232759356" table:style-name="ce64">
            <text:p>8,4<text:s text:c="5"/></text:p>
          </table:table-cell>
          <table:table-cell office:value-type="float" office:value="17999" table:style-name="ce63">
            <text:p>17 999</text:p>
          </table:table-cell>
          <table:table-cell office:value-type="float" office:value="9.5566528618455973" table:style-name="ce64">
            <text:p>9,6<text:s text:c="5"/></text:p>
          </table:table-cell>
          <table:table-cell office:value-type="float" office:value="524" table:style-name="ce48">
            <text:p>+ 524</text:p>
          </table:table-cell>
          <table:table-cell office:value-type="float" office:value="4.1295610371187639" table:style-name="ce49">
            <text:p>+4,1<text:s text:c="3"/></text:p>
          </table:table-cell>
          <table:table-cell office:value-type="float" office:value="-4786" table:style-name="ce48">
            <text:p><text:s/>-4 786</text:p>
          </table:table-cell>
          <table:table-cell office:value-type="float" office:value="-26.590366131451749" table:style-name="ce49">
            <text:p>-26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141660" table:style-name="ce61">
            <text:p>141 660</text:p>
          </table:table-cell>
          <table:table-cell office:value-type="float" office:value="91.468493539868149" table:style-name="ce62">
            <text:p>91,5<text:s text:c="5"/></text:p>
          </table:table-cell>
          <table:table-cell office:value-type="float" office:value="137668" table:style-name="ce63">
            <text:p>137 668</text:p>
          </table:table-cell>
          <table:table-cell office:value-type="float" office:value="91.560752076724057" table:style-name="ce64">
            <text:p>91,6<text:s text:c="5"/></text:p>
          </table:table-cell>
          <table:table-cell office:value-type="float" office:value="170341" table:style-name="ce63">
            <text:p>170 341</text:p>
          </table:table-cell>
          <table:table-cell office:value-type="float" office:value="90.443347138154408" table:style-name="ce64">
            <text:p>90,4<text:s text:c="5"/></text:p>
          </table:table-cell>
          <table:table-cell office:value-type="float" office:value="3992" table:style-name="ce48">
            <text:p>+3 992</text:p>
          </table:table-cell>
          <table:table-cell office:value-type="float" office:value="2.8997297846994221" table:style-name="ce49">
            <text:p>+2,9<text:s text:c="3"/></text:p>
          </table:table-cell>
          <table:table-cell office:value-type="float" office:value="-28681" table:style-name="ce48">
            <text:p><text:s/>-28 681</text:p>
          </table:table-cell>
          <table:table-cell office:value-type="float" office:value="-16.837402621799804" table:style-name="ce49">
            <text:p>-16,8<text:s text:c="3"/></text:p>
          </table:table-cell>
          <table:table-cell table:number-columns-repeated="16372" table:style-name="ce1"/>
        </table:table-row>
        <table:table-row table:style-name="ro8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11159" table:style-name="ce61">
            <text:p>11 159</text:p>
          </table:table-cell>
          <table:table-cell office:value-type="float" office:value="7.2052585021275499" table:style-name="ce62">
            <text:p>7,2<text:s text:c="5"/></text:p>
          </table:table-cell>
          <table:table-cell office:value-type="float" office:value="11032" table:style-name="ce63">
            <text:p>11 032</text:p>
          </table:table-cell>
          <table:table-cell office:value-type="float" office:value="7.3372041208590231" table:style-name="ce64">
            <text:p>7,3<text:s text:c="5"/></text:p>
          </table:table-cell>
          <table:table-cell office:value-type="float" office:value="12433" table:style-name="ce63">
            <text:p>12 433</text:p>
          </table:table-cell>
          <table:table-cell office:value-type="float" office:value="6.6013592439205695" table:style-name="ce64">
            <text:p>6,6<text:s text:c="5"/></text:p>
          </table:table-cell>
          <table:table-cell office:value-type="float" office:value="127" table:style-name="ce48">
            <text:p>+ 127</text:p>
          </table:table-cell>
          <table:table-cell office:value-type="float" office:value="1.1511965192168239" table:style-name="ce49">
            <text:p>+1,2<text:s text:c="3"/></text:p>
          </table:table-cell>
          <table:table-cell office:value-type="float" office:value="-1274" table:style-name="ce48">
            <text:p><text:s/>-1 274</text:p>
          </table:table-cell>
          <table:table-cell office:value-type="float" office:value="-10.246923510013675" table:style-name="ce49">
            <text:p>-10,2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30099" table:style-name="ce61">
            <text:p>30 099</text:p>
          </table:table-cell>
          <table:table-cell office:value-type="float" office:value="19.434633538447631" table:style-name="ce62">
            <text:p>19,4<text:s text:c="5"/></text:p>
          </table:table-cell>
          <table:table-cell office:value-type="float" office:value="30056" table:style-name="ce63">
            <text:p>30 056</text:p>
          </table:table-cell>
          <table:table-cell office:value-type="float" office:value="19.989757709983571" table:style-name="ce64">
            <text:p>20,0<text:s text:c="5"/></text:p>
          </table:table-cell>
          <table:table-cell office:value-type="float" office:value="39664" table:style-name="ce63">
            <text:p>39 664</text:p>
          </table:table-cell>
          <table:table-cell office:value-type="float" office:value="21.059785494318785" table:style-name="ce64">
            <text:p>21,1<text:s text:c="5"/></text:p>
          </table:table-cell>
          <table:table-cell office:value-type="float" office:value="43" table:style-name="ce48">
            <text:p>+ 43</text:p>
          </table:table-cell>
          <table:table-cell office:value-type="float" office:value="0.14306627628426935" table:style-name="ce49">
            <text:p>+0,1<text:s text:c="3"/></text:p>
          </table:table-cell>
          <table:table-cell office:value-type="float" office:value="-9565" table:style-name="ce48">
            <text:p><text:s/>-9 565</text:p>
          </table:table-cell>
          <table:table-cell office:value-type="float" office:value="-24.115066559096409" table:style-name="ce49">
            <text:p>-24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26028" table:style-name="ce61">
            <text:p>26 028</text:p>
          </table:table-cell>
          <table:table-cell office:value-type="float" office:value="16.806028165012624" table:style-name="ce62">
            <text:p>16,8<text:s text:c="5"/></text:p>
          </table:table-cell>
          <table:table-cell office:value-type="float" office:value="25335" table:style-name="ce63">
            <text:p>25 335</text:p>
          </table:table-cell>
          <table:table-cell office:value-type="float" office:value="16.849897244557951" table:style-name="ce64">
            <text:p>16,8<text:s text:c="5"/></text:p>
          </table:table-cell>
          <table:table-cell office:value-type="float" office:value="32404" table:style-name="ce63">
            <text:p>32 404</text:p>
          </table:table-cell>
          <table:table-cell office:value-type="float" office:value="17.205054688329614" table:style-name="ce64">
            <text:p>17,2<text:s text:c="5"/></text:p>
          </table:table-cell>
          <table:table-cell office:value-type="float" office:value="693" table:style-name="ce48">
            <text:p>+ 693</text:p>
          </table:table-cell>
          <table:table-cell office:value-type="float" office:value="2.7353463587921847" table:style-name="ce49">
            <text:p>+2,7<text:s text:c="3"/></text:p>
          </table:table-cell>
          <table:table-cell office:value-type="float" office:value="-6376" table:style-name="ce48">
            <text:p><text:s/>-6 376</text:p>
          </table:table-cell>
          <table:table-cell office:value-type="float" office:value="-19.676583137884212" table:style-name="ce49">
            <text:p>-19,7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31346" table:style-name="ce61">
            <text:p>31 346</text:p>
          </table:table-cell>
          <table:table-cell office:value-type="float" office:value="20.239809392211683" table:style-name="ce62">
            <text:p>20,2<text:s text:c="5"/></text:p>
          </table:table-cell>
          <table:table-cell office:value-type="float" office:value="30175" table:style-name="ce63">
            <text:p>30 175</text:p>
          </table:table-cell>
          <table:table-cell office:value-type="float" office:value="20.068902678292329" table:style-name="ce64">
            <text:p>20,1<text:s text:c="5"/></text:p>
          </table:table-cell>
          <table:table-cell office:value-type="float" office:value="37177" table:style-name="ce63">
            <text:p>37 177</text:p>
          </table:table-cell>
          <table:table-cell office:value-type="float" office:value="19.739301263672083" table:style-name="ce64">
            <text:p>19,7<text:s text:c="5"/></text:p>
          </table:table-cell>
          <table:table-cell office:value-type="float" office:value="1171" table:style-name="ce48">
            <text:p>+1 171</text:p>
          </table:table-cell>
          <table:table-cell office:value-type="float" office:value="3.8806959403479704" table:style-name="ce49">
            <text:p>+3,9<text:s text:c="3"/></text:p>
          </table:table-cell>
          <table:table-cell office:value-type="float" office:value="-5831" table:style-name="ce48">
            <text:p><text:s/>-5 831</text:p>
          </table:table-cell>
          <table:table-cell office:value-type="float" office:value="-15.684428544530221" table:style-name="ce49">
            <text:p>-15,7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39805" table:style-name="ce61">
            <text:p>39 805</text:p>
          </table:table-cell>
          <table:table-cell office:value-type="float" office:value="25.701703976806805" table:style-name="ce62">
            <text:p>25,7<text:s text:c="5"/></text:p>
          </table:table-cell>
          <table:table-cell office:value-type="float" office:value="37864" table:style-name="ce63">
            <text:p>37 864</text:p>
          </table:table-cell>
          <table:table-cell office:value-type="float" office:value="25.182731765065807" table:style-name="ce64">
            <text:p>25,2<text:s text:c="5"/></text:p>
          </table:table-cell>
          <table:table-cell office:value-type="float" office:value="46226" table:style-name="ce63">
            <text:p>46 226</text:p>
          </table:table-cell>
          <table:table-cell office:value-type="float" office:value="24.543909950090264" table:style-name="ce64">
            <text:p>24,5<text:s text:c="5"/></text:p>
          </table:table-cell>
          <table:table-cell office:value-type="float" office:value="1941" table:style-name="ce48">
            <text:p>+1 941</text:p>
          </table:table-cell>
          <table:table-cell office:value-type="float" office:value="5.1262412845975067" table:style-name="ce49">
            <text:p>+5,1<text:s text:c="3"/></text:p>
          </table:table-cell>
          <table:table-cell office:value-type="float" office:value="-6421" table:style-name="ce48">
            <text:p><text:s/>-6 421</text:p>
          </table:table-cell>
          <table:table-cell office:value-type="float" office:value="-13.890451261195" table:style-name="ce49">
            <text:p>-13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16436" table:style-name="ce61">
            <text:p>16 436</text:p>
          </table:table-cell>
          <table:table-cell office:value-type="float" office:value="10.612566425393711" table:style-name="ce62">
            <text:p>10,6<text:s text:c="5"/></text:p>
          </table:table-cell>
          <table:table-cell office:value-type="float" office:value="15895" table:style-name="ce63">
            <text:p>15 895</text:p>
          </table:table-cell>
          <table:table-cell office:value-type="float" office:value="10.571506481241313" table:style-name="ce64">
            <text:p>10,6<text:s text:c="5"/></text:p>
          </table:table-cell>
          <table:table-cell office:value-type="float" office:value="20436" table:style-name="ce63">
            <text:p>20 436</text:p>
          </table:table-cell>
          <table:table-cell office:value-type="float" office:value="10.850589359668685" table:style-name="ce64">
            <text:p>10,9<text:s text:c="5"/></text:p>
          </table:table-cell>
          <table:table-cell office:value-type="float" office:value="541" table:style-name="ce48">
            <text:p>+ 541</text:p>
          </table:table-cell>
          <table:table-cell office:value-type="float" office:value="3.4035860333438186" table:style-name="ce49">
            <text:p>+3,4<text:s text:c="3"/></text:p>
          </table:table-cell>
          <table:table-cell office:value-type="float" office:value="-4000" table:style-name="ce48">
            <text:p><text:s/>-4 000</text:p>
          </table:table-cell>
          <table:table-cell office:value-type="float" office:value="-19.573302016050107" table:style-name="ce49">
            <text:p>-19,6<text:s text:c="3"/></text:p>
          </table:table-cell>
          <table:table-cell table:number-columns-repeated="16372"/>
        </table:table-row>
        <table:table-row table:style-name="ro9">
          <table:table-cell/>
          <table:table-cell table:style-name="ce43"/>
          <table:table-cell table:style-name="ce61"/>
          <table:table-cell table:style-name="ce52"/>
          <table:table-cell table:style-name="ce63"/>
          <table:table-cell table:style-name="ce54"/>
          <table:table-cell table:style-name="ce63"/>
          <table:table-cell office:value-type="float" office:value="0" table:style-name="ce54">
            <text:p>0,0<text:s text:c="5"/></text:p>
          </table:table-cell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/>
        </table:table-row>
        <table:table-row table:style-name="ro5">
          <table:table-cell/>
          <table:table-cell office:value-type="string" table:style-name="ce67">
            <text:p><text:s text:c="9"/>Mulheres</text:p>
          </table:table-cell>
          <table:table-cell office:value-type="float" office:value="195899" table:style-name="ce55">
            <text:p>195 899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188678" table:style-name="ce57">
            <text:p>188 678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227199" table:style-name="ce57">
            <text:p>227 199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7221" table:style-name="ce39">
            <text:p>+7 221</text:p>
          </table:table-cell>
          <table:table-cell office:value-type="float" office:value="3.8271552592247104" table:style-name="ce40">
            <text:p>+3,8<text:s text:c="3"/></text:p>
          </table:table-cell>
          <table:table-cell office:value-type="float" office:value="-31300" table:style-name="ce39">
            <text:p><text:s/>-31 300</text:p>
          </table:table-cell>
          <table:table-cell office:value-type="float" office:value="-13.776469086571682" table:style-name="ce40">
            <text:p>-13,8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20455" table:style-name="ce61">
            <text:p>20 455</text:p>
          </table:table-cell>
          <table:table-cell office:value-type="float" office:value="10.441605112838758" table:style-name="ce62">
            <text:p>10,4<text:s text:c="5"/></text:p>
          </table:table-cell>
          <table:table-cell office:value-type="float" office:value="18894" table:style-name="ce63">
            <text:p>18 894</text:p>
          </table:table-cell>
          <table:table-cell office:value-type="float" office:value="10.013886091648205" table:style-name="ce64">
            <text:p>10,0<text:s text:c="5"/></text:p>
          </table:table-cell>
          <table:table-cell office:value-type="float" office:value="25303" table:style-name="ce63">
            <text:p>25 303</text:p>
          </table:table-cell>
          <table:table-cell office:value-type="float" office:value="11.136932821007136" table:style-name="ce64">
            <text:p>11,1<text:s text:c="5"/></text:p>
          </table:table-cell>
          <table:table-cell office:value-type="float" office:value="1561" table:style-name="ce48">
            <text:p>+1 561</text:p>
          </table:table-cell>
          <table:table-cell office:value-type="float" office:value="8.2618820789668668" table:style-name="ce49">
            <text:p>+8,3<text:s text:c="3"/></text:p>
          </table:table-cell>
          <table:table-cell office:value-type="float" office:value="-4848" table:style-name="ce48">
            <text:p><text:s/>-4 848</text:p>
          </table:table-cell>
          <table:table-cell office:value-type="float" office:value="-19.159783424890328" table:style-name="ce49">
            <text:p>-19,2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175444" table:style-name="ce61">
            <text:p>175 444</text:p>
          </table:table-cell>
          <table:table-cell office:value-type="float" office:value="89.558394887161242" table:style-name="ce62">
            <text:p>89,6<text:s text:c="5"/></text:p>
          </table:table-cell>
          <table:table-cell office:value-type="float" office:value="169784" table:style-name="ce63">
            <text:p>169 784</text:p>
          </table:table-cell>
          <table:table-cell office:value-type="float" office:value="89.986113908351797" table:style-name="ce64">
            <text:p>90,0<text:s text:c="5"/></text:p>
          </table:table-cell>
          <table:table-cell office:value-type="float" office:value="201896" table:style-name="ce63">
            <text:p>201 896</text:p>
          </table:table-cell>
          <table:table-cell office:value-type="float" office:value="88.863067178992864" table:style-name="ce64">
            <text:p>88,9<text:s text:c="5"/></text:p>
          </table:table-cell>
          <table:table-cell office:value-type="float" office:value="5660" table:style-name="ce48">
            <text:p>+5 660</text:p>
          </table:table-cell>
          <table:table-cell office:value-type="float" office:value="3.3336474579465674" table:style-name="ce49">
            <text:p>+3,3<text:s text:c="3"/></text:p>
          </table:table-cell>
          <table:table-cell office:value-type="float" office:value="-26452" table:style-name="ce48">
            <text:p><text:s/>-26 452</text:p>
          </table:table-cell>
          <table:table-cell office:value-type="float" office:value="-13.101794983555889" table:style-name="ce49">
            <text:p>-13,1<text:s text:c="3"/></text:p>
          </table:table-cell>
          <table:table-cell table:number-columns-repeated="16372"/>
        </table:table-row>
        <table:table-row table:style-name="ro7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112239" table:style-name="ce61">
            <text:p>112 239</text:p>
          </table:table-cell>
          <table:table-cell office:value-type="float" office:value="57.294320032261524" table:style-name="ce62">
            <text:p>57,3<text:s text:c="5"/></text:p>
          </table:table-cell>
          <table:table-cell office:value-type="float" office:value="105899" table:style-name="ce63">
            <text:p>105 899</text:p>
          </table:table-cell>
          <table:table-cell office:value-type="float" office:value="56.126840437146882" table:style-name="ce64">
            <text:p>56,1<text:s text:c="5"/></text:p>
          </table:table-cell>
          <table:table-cell office:value-type="float" office:value="120581" table:style-name="ce63">
            <text:p>120 581</text:p>
          </table:table-cell>
          <table:table-cell office:value-type="float" office:value="53.072856834757197" table:style-name="ce64">
            <text:p>53,1<text:s text:c="5"/></text:p>
          </table:table-cell>
          <table:table-cell office:value-type="float" office:value="6340" table:style-name="ce48">
            <text:p>+6 340</text:p>
          </table:table-cell>
          <table:table-cell office:value-type="float" office:value="5.9868365140369599" table:style-name="ce49">
            <text:p>+6,0<text:s text:c="3"/></text:p>
          </table:table-cell>
          <table:table-cell office:value-type="float" office:value="-8342" table:style-name="ce48">
            <text:p><text:s/>-8 342</text:p>
          </table:table-cell>
          <table:table-cell office:value-type="float" office:value="-6.9181711878322449" table:style-name="ce49">
            <text:p>-6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83660" table:style-name="ce61">
            <text:p>83 660</text:p>
          </table:table-cell>
          <table:table-cell office:value-type="float" office:value="42.705679967738483" table:style-name="ce62">
            <text:p>42,7<text:s text:c="5"/></text:p>
          </table:table-cell>
          <table:table-cell office:value-type="float" office:value="82779" table:style-name="ce63">
            <text:p>82 779</text:p>
          </table:table-cell>
          <table:table-cell office:value-type="float" office:value="43.873159562853118" table:style-name="ce64">
            <text:p>43,9<text:s text:c="5"/></text:p>
          </table:table-cell>
          <table:table-cell office:value-type="float" office:value="106618" table:style-name="ce63">
            <text:p>106 618</text:p>
          </table:table-cell>
          <table:table-cell office:value-type="float" office:value="46.927143165242811" table:style-name="ce64">
            <text:p>46,9<text:s text:c="5"/></text:p>
          </table:table-cell>
          <table:table-cell office:value-type="float" office:value="881" table:style-name="ce48">
            <text:p>+ 881</text:p>
          </table:table-cell>
          <table:table-cell office:value-type="float" office:value="1.0642795878181666" table:style-name="ce49">
            <text:p>+1,1<text:s text:c="3"/></text:p>
          </table:table-cell>
          <table:table-cell office:value-type="float" office:value="-22958" table:style-name="ce48">
            <text:p><text:s/>-22 958</text:p>
          </table:table-cell>
          <table:table-cell office:value-type="float" office:value="-21.532949408167475" table:style-name="ce49">
            <text:p>-21,5<text:s text:c="3"/></text:p>
          </table:table-cell>
          <table:table-cell table:number-columns-repeated="16372"/>
        </table:table-row>
        <table:table-row table:style-name="ro7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20377" table:style-name="ce61">
            <text:p>20 377</text:p>
          </table:table-cell>
          <table:table-cell office:value-type="float" office:value="10.401788676818157" table:style-name="ce62">
            <text:p>10,4<text:s text:c="5"/></text:p>
          </table:table-cell>
          <table:table-cell office:value-type="float" office:value="19710" table:style-name="ce63">
            <text:p>19 710</text:p>
          </table:table-cell>
          <table:table-cell office:value-type="float" office:value="10.446368946035044" table:style-name="ce64">
            <text:p>10,4<text:s text:c="5"/></text:p>
          </table:table-cell>
          <table:table-cell office:value-type="float" office:value="26145" table:style-name="ce63">
            <text:p>26 145</text:p>
          </table:table-cell>
          <table:table-cell office:value-type="float" office:value="11.507533043719382" table:style-name="ce64">
            <text:p>11,5<text:s text:c="5"/></text:p>
          </table:table-cell>
          <table:table-cell office:value-type="float" office:value="667" table:style-name="ce48">
            <text:p>+ 667</text:p>
          </table:table-cell>
          <table:table-cell office:value-type="float" office:value="3.3840690005073566" table:style-name="ce49">
            <text:p>+3,4<text:s text:c="3"/></text:p>
          </table:table-cell>
          <table:table-cell office:value-type="float" office:value="-5768" table:style-name="ce48">
            <text:p><text:s/>-5 768</text:p>
          </table:table-cell>
          <table:table-cell office:value-type="float" office:value="-22.061579651941098" table:style-name="ce49">
            <text:p>-22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175522" table:style-name="ce61">
            <text:p>175 522</text:p>
          </table:table-cell>
          <table:table-cell office:value-type="float" office:value="89.598211323181843" table:style-name="ce62">
            <text:p>89,6<text:s text:c="5"/></text:p>
          </table:table-cell>
          <table:table-cell office:value-type="float" office:value="168968" table:style-name="ce63">
            <text:p>168 968</text:p>
          </table:table-cell>
          <table:table-cell office:value-type="float" office:value="89.553631053964949" table:style-name="ce64">
            <text:p>89,6<text:s text:c="5"/></text:p>
          </table:table-cell>
          <table:table-cell office:value-type="float" office:value="201054" table:style-name="ce63">
            <text:p>201 054</text:p>
          </table:table-cell>
          <table:table-cell office:value-type="float" office:value="88.492466956280609" table:style-name="ce64">
            <text:p>88,5<text:s text:c="5"/></text:p>
          </table:table-cell>
          <table:table-cell office:value-type="float" office:value="6554" table:style-name="ce48">
            <text:p>+6 554</text:p>
          </table:table-cell>
          <table:table-cell office:value-type="float" office:value="3.8788409639695089" table:style-name="ce49">
            <text:p>+3,9<text:s text:c="3"/></text:p>
          </table:table-cell>
          <table:table-cell office:value-type="float" office:value="-25532" table:style-name="ce48">
            <text:p><text:s/>-25 532</text:p>
          </table:table-cell>
          <table:table-cell office:value-type="float" office:value="-12.699075870164233" table:style-name="ce49">
            <text:p>-12,7<text:s text:c="3"/></text:p>
          </table:table-cell>
          <table:table-cell table:number-columns-repeated="16372"/>
        </table:table-row>
        <table:table-row table:style-name="ro8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12858" table:style-name="ce61">
            <text:p>12 858</text:p>
          </table:table-cell>
          <table:table-cell office:value-type="float" office:value="6.5635863378577746" table:style-name="ce62">
            <text:p>6,6<text:s text:c="5"/></text:p>
          </table:table-cell>
          <table:table-cell office:value-type="float" office:value="12729" table:style-name="ce63">
            <text:p>12 729</text:p>
          </table:table-cell>
          <table:table-cell office:value-type="float" office:value="6.7464145263358741" table:style-name="ce64">
            <text:p>6,7<text:s text:c="5"/></text:p>
          </table:table-cell>
          <table:table-cell office:value-type="float" office:value="13788" table:style-name="ce63">
            <text:p>13 788</text:p>
          </table:table-cell>
          <table:table-cell office:value-type="float" office:value="6.0686886826086379" table:style-name="ce64">
            <text:p>6,1<text:s text:c="5"/></text:p>
          </table:table-cell>
          <table:table-cell office:value-type="float" office:value="129" table:style-name="ce48">
            <text:p>+ 129</text:p>
          </table:table-cell>
          <table:table-cell office:value-type="float" office:value="1.0134338911147773" table:style-name="ce49">
            <text:p>+1,0<text:s text:c="3"/></text:p>
          </table:table-cell>
          <table:table-cell office:value-type="float" office:value="-930" table:style-name="ce48">
            <text:p><text:s/>- 930</text:p>
          </table:table-cell>
          <table:table-cell office:value-type="float" office:value="-6.7449956483899038" table:style-name="ce49">
            <text:p>-6,7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31357" table:style-name="ce61">
            <text:p>31 357</text:p>
          </table:table-cell>
          <table:table-cell office:value-type="float" office:value="16.006717747410658" table:style-name="ce62">
            <text:p>16,0<text:s text:c="5"/></text:p>
          </table:table-cell>
          <table:table-cell office:value-type="float" office:value="31223" table:style-name="ce63">
            <text:p>31 223</text:p>
          </table:table-cell>
          <table:table-cell office:value-type="float" office:value="16.548299218774844" table:style-name="ce64">
            <text:p>16,5<text:s text:c="5"/></text:p>
          </table:table-cell>
          <table:table-cell office:value-type="float" office:value="38457" table:style-name="ce63">
            <text:p>38 457</text:p>
          </table:table-cell>
          <table:table-cell office:value-type="float" office:value="16.92657097962579" table:style-name="ce64">
            <text:p>16,9<text:s text:c="5"/></text:p>
          </table:table-cell>
          <table:table-cell office:value-type="float" office:value="134" table:style-name="ce48">
            <text:p>+ 134</text:p>
          </table:table-cell>
          <table:table-cell office:value-type="float" office:value="0.42917080357428816" table:style-name="ce49">
            <text:p>+0,4<text:s text:c="3"/></text:p>
          </table:table-cell>
          <table:table-cell office:value-type="float" office:value="-7100" table:style-name="ce48">
            <text:p><text:s/>-7 100</text:p>
          </table:table-cell>
          <table:table-cell office:value-type="float" office:value="-18.462178537067373" table:style-name="ce49">
            <text:p>-18,5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25688" table:style-name="ce61">
            <text:p>25 688</text:p>
          </table:table-cell>
          <table:table-cell office:value-type="float" office:value="13.112879596118407" table:style-name="ce62">
            <text:p>13,1<text:s text:c="5"/></text:p>
          </table:table-cell>
          <table:table-cell office:value-type="float" office:value="24640" table:style-name="ce63">
            <text:p>24 640</text:p>
          </table:table-cell>
          <table:table-cell office:value-type="float" office:value="13.059286191288862" table:style-name="ce64">
            <text:p>13,1<text:s text:c="5"/></text:p>
          </table:table-cell>
          <table:table-cell office:value-type="float" office:value="30168" table:style-name="ce63">
            <text:p>30 168</text:p>
          </table:table-cell>
          <table:table-cell office:value-type="float" office:value="13.278227456987047" table:style-name="ce64">
            <text:p>13,3<text:s text:c="5"/></text:p>
          </table:table-cell>
          <table:table-cell office:value-type="float" office:value="1048" table:style-name="ce48">
            <text:p>+1 048</text:p>
          </table:table-cell>
          <table:table-cell office:value-type="float" office:value="4.2532467532467528" table:style-name="ce49">
            <text:p>+4,3<text:s text:c="3"/></text:p>
          </table:table-cell>
          <table:table-cell office:value-type="float" office:value="-4480" table:style-name="ce48">
            <text:p><text:s/>-4 480</text:p>
          </table:table-cell>
          <table:table-cell office:value-type="float" office:value="-14.850172368072128" table:style-name="ce49">
            <text:p>-14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38734" table:style-name="ce61">
            <text:p>38 734</text:p>
          </table:table-cell>
          <table:table-cell office:value-type="float" office:value="19.7724337541284" table:style-name="ce62">
            <text:p>19,8<text:s text:c="5"/></text:p>
          </table:table-cell>
          <table:table-cell office:value-type="float" office:value="37155" table:style-name="ce63">
            <text:p>37 155</text:p>
          </table:table-cell>
          <table:table-cell office:value-type="float" office:value="19.692279969047796" table:style-name="ce64">
            <text:p>19,7<text:s text:c="5"/></text:p>
          </table:table-cell>
          <table:table-cell office:value-type="float" office:value="44127" table:style-name="ce63">
            <text:p>44 127</text:p>
          </table:table-cell>
          <table:table-cell office:value-type="float" office:value="19.422180555372162" table:style-name="ce64">
            <text:p>19,4<text:s text:c="5"/></text:p>
          </table:table-cell>
          <table:table-cell office:value-type="float" office:value="1579" table:style-name="ce48">
            <text:p>+1 579</text:p>
          </table:table-cell>
          <table:table-cell office:value-type="float" office:value="4.2497645000672861" table:style-name="ce49">
            <text:p>+4,2<text:s text:c="3"/></text:p>
          </table:table-cell>
          <table:table-cell office:value-type="float" office:value="-5393" table:style-name="ce48">
            <text:p><text:s/>-5 393</text:p>
          </table:table-cell>
          <table:table-cell office:value-type="float" office:value="-12.221542366351667" table:style-name="ce49">
            <text:p>-12,2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56245" table:style-name="ce61">
            <text:p>56 245</text:p>
          </table:table-cell>
          <table:table-cell office:value-type="float" office:value="28.711223640753651" table:style-name="ce62">
            <text:p>28,7<text:s text:c="5"/></text:p>
          </table:table-cell>
          <table:table-cell office:value-type="float" office:value="53059" table:style-name="ce63">
            <text:p>53 059</text:p>
          </table:table-cell>
          <table:table-cell office:value-type="float" office:value="28.121455601606971" table:style-name="ce64">
            <text:p>28,1<text:s text:c="5"/></text:p>
          </table:table-cell>
          <table:table-cell office:value-type="float" office:value="63530" table:style-name="ce63">
            <text:p>63 530</text:p>
          </table:table-cell>
          <table:table-cell office:value-type="float" office:value="27.962270960699655" table:style-name="ce64">
            <text:p>28,0<text:s text:c="5"/></text:p>
          </table:table-cell>
          <table:table-cell office:value-type="float" office:value="3186" table:style-name="ce48">
            <text:p>+3 186</text:p>
          </table:table-cell>
          <table:table-cell office:value-type="float" office:value="6.0046363482161365" table:style-name="ce49">
            <text:p>+6,0<text:s text:c="3"/></text:p>
          </table:table-cell>
          <table:table-cell office:value-type="float" office:value="-7285" table:style-name="ce48">
            <text:p><text:s/>-7 285</text:p>
          </table:table-cell>
          <table:table-cell office:value-type="float" office:value="-11.467023453486542" table:style-name="ce49">
            <text:p>-11,5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31017" table:style-name="ce61">
            <text:p>31 017</text:p>
          </table:table-cell>
          <table:table-cell office:value-type="float" office:value="15.833158923731105" table:style-name="ce62">
            <text:p>15,8<text:s text:c="5"/></text:p>
          </table:table-cell>
          <table:table-cell office:value-type="float" office:value="29872" table:style-name="ce63">
            <text:p>29 872</text:p>
          </table:table-cell>
          <table:table-cell office:value-type="float" office:value="15.832264492945653" table:style-name="ce64">
            <text:p>15,8<text:s text:c="5"/></text:p>
          </table:table-cell>
          <table:table-cell office:value-type="float" office:value="37129" table:style-name="ce63">
            <text:p>37 129</text:p>
          </table:table-cell>
          <table:table-cell office:value-type="float" office:value="16.342061364706712" table:style-name="ce64">
            <text:p>16,3<text:s text:c="5"/></text:p>
          </table:table-cell>
          <table:table-cell office:value-type="float" office:value="1145" table:style-name="ce48">
            <text:p>+1 145</text:p>
          </table:table-cell>
          <table:table-cell office:value-type="float" office:value="3.8330208891269417" table:style-name="ce49">
            <text:p>+3,8<text:s text:c="3"/></text:p>
          </table:table-cell>
          <table:table-cell office:value-type="float" office:value="-6112" table:style-name="ce48">
            <text:p><text:s/>-6 112</text:p>
          </table:table-cell>
          <table:table-cell office:value-type="float" office:value="-16.461526030865361" table:style-name="ce49">
            <text:p>-16,5<text:s text:c="3"/></text:p>
          </table:table-cell>
          <table:table-cell table:number-columns-repeated="16372"/>
        </table:table-row>
        <table:table-row table:style-name="ro10">
          <table:table-cell/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1"/>
          <table:table-cell table:style-name="ce72"/>
          <table:table-cell table:style-name="ce73"/>
          <table:table-cell table:style-name="ce74"/>
          <table:table-cell table:style-name="ce73"/>
          <table:table-cell table:style-name="ce74"/>
          <table:table-cell table:number-columns-repeated="16372"/>
        </table:table-row>
        <table:table-row table:style-name="ro1">
          <table:table-cell/>
          <table:table-cell office:value-type="string" table:style-name="ce75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6"/>
          <table:table-cell table:style-name="ce3"/>
          <table:table-cell table:style-name="ce77"/>
          <table:table-cell table:number-columns-repeated="2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78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78"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11" table:style-name="ce79"/>
          <table:table-cell table:number-columns-repeated="16372"/>
        </table:table-row>
        <table:table-row table:number-rows-repeated="1048496" table:style-name="ro1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1">
        <table:table-column table:style-name="co1" table:default-cell-style-name="ce1" table:visibility="collap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1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7" draw:id="id8">
              <svg:title/>
              <svg:desc/>
              <draw:frame draw:id="id6" draw:style-name="a20" draw:name="Picture 184" svg:x="0.00916in" svg:y="0.11447in" svg:width="2.48855in" svg:height="0.65634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4" draw:name="CaixaDeTexto 9" svg:x="0.47226in" svg:y="0.23793in" svg:width="1.89885in" svg:height="0.51757in">
                <draw:text-box>
                  <text:p text:style-name="a23" text:class-names="" text:cond-style-name=""><text:span text:style-name="a21" text:class-names="">JANEIRO 2019</text:span><text:span text:style-name="a2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5" draw:style-name="a19" draw:name="Text Box 122" svg:x="0in" svg:y="0in" svg:width="0.97917in" svg:height="0.32063in">
              <draw:text-box>
                <text:p text:style-name="a16" text:class-names="" text:cond-style-name=""><text:span text:style-name="a14" text:class-names="">Página <text:s text:c="1"/></text:span><text:span text:style-name="a15" text:class-names="">6/14</text:span></text:p>
                <text:p text:style-name="a18" text:class-names="" text:cond-style-name=""><text:span text:style-name="a1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">
          <table:table-cell/>
          <table:table-cell table:number-columns-repeated="11" table:style-name="ce2"/>
          <table:table-cell table:number-columns-repeated="6" table:style-name="ce3"/>
          <table:table-cell table:number-columns-repeated="16366"/>
        </table:table-row>
        <table:table-row table:style-name="ro2">
          <table:table-cell/>
          <table:table-cell office:value-type="string" table:style-name="ce4">
            <text:p>Quadro 2 - PEDIDOS DE EMPREGO <text:s text:c="2"/>E <text:s text:c="3"/>DESEMPREGO REGISTADO</text:p>
          </table:table-cell>
          <table:table-cell table:number-columns-repeated="8" table:style-name="ce4"/>
          <table:table-cell office:value-type="string" table:number-columns-spanned="2" table:number-rows-spanned="1" table:style-name="ce80">
            <text:p>CONTINENTE</text:p>
          </table:table-cell>
          <table:covered-table-cell/>
          <table:table-cell table:number-columns-repeated="6" table:style-name="ce3"/>
          <table:table-cell table:number-columns-repeated="16366"/>
        </table:table-row>
        <table:table-row table:style-name="ro2">
          <table:table-cell/>
          <table:table-cell office:value-type="string" table:style-name="ce6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6" table:style-name="ce14"/>
          <table:table-cell table:number-columns-repeated="16366"/>
        </table:table-row>
        <table:table-row table:style-name="ro3">
          <table:table-cell/>
          <table:table-cell table:style-name="ce15"/>
          <table:table-cell office:value-type="string" table:style-name="ce84">
            <text:p>JANEIRO 2019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DEZEMBRO 2018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JANEIRO 2018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1">(1)<text:s/></text:span></text:p>
          </table:table-cell>
          <table:covered-table-cell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6" table:style-name="ce28"/>
          <table:table-cell table:number-columns-repeated="16366"/>
        </table:table-row>
        <table:table-row table:style-name="ro7">
          <table:table-cell/>
          <table:table-cell table:style-name="ce15"/>
          <table:table-cell table:style-name="ce85"/>
          <table:table-cell table:style-name="ce86"/>
          <table:table-cell table:style-name="ce87"/>
          <table:table-cell table:style-name="ce88"/>
          <table:table-cell table:style-name="ce87"/>
          <table:table-cell table:style-name="ce88"/>
          <table:table-cell table:number-columns-repeated="4" table:style-name="ce89"/>
          <table:table-cell table:number-columns-repeated="6" table:style-name="ce28"/>
          <table:table-cell table:number-columns-repeated="16366"/>
        </table:table-row>
        <table:table-row table:style-name="ro5">
          <table:table-cell/>
          <table:table-cell office:value-type="string" table:style-name="ce34">
            <text:p>PEDIDOS DE EMPREGO</text:p>
          </table:table-cell>
          <table:table-cell office:value-type="float" office:value="479776" table:style-name="ce35">
            <text:p>479 776</text:p>
          </table:table-cell>
          <table:table-cell office:value-type="float" office:value="100" table:style-name="ce36">
            <text:p>100,0<text:s text:c="5"/></text:p>
          </table:table-cell>
          <table:table-cell office:value-type="float" office:value="470631" table:style-name="ce37">
            <text:p>470 631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548457" table:style-name="ce37">
            <text:p>548 457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9145" table:style-name="ce39">
            <text:p>+9 145</text:p>
          </table:table-cell>
          <table:table-cell office:value-type="float" office:value="1.943135917523495" table:style-name="ce40">
            <text:p>+1,9<text:s text:c="3"/></text:p>
          </table:table-cell>
          <table:table-cell office:value-type="float" office:value="-68681" table:style-name="ce39">
            <text:p><text:s/>-68 681</text:p>
          </table:table-cell>
          <table:table-cell office:value-type="float" office:value="-12.522586091525861" table:style-name="ce40">
            <text:p>-12,5<text:s text:c="3"/></text:p>
          </table:table-cell>
          <table:table-cell table:style-name="ce41"/>
          <table:table-cell table:style-name="ce3"/>
          <table:table-cell table:number-columns-repeated="4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DESEMPREGO REGISTADO</text:p>
          </table:table-cell>
          <table:table-cell office:value-type="float" office:value="326526" table:style-name="ce44">
            <text:p>326 526</text:p>
          </table:table-cell>
          <table:table-cell office:value-type="float" office:value="68.058010404855594" table:style-name="ce45">
            <text:p>68,1<text:s text:c="5"/></text:p>
          </table:table-cell>
          <table:table-cell office:value-type="float" office:value="315093" table:style-name="ce46">
            <text:p>315 093</text:p>
          </table:table-cell>
          <table:table-cell office:value-type="float" office:value="66.95117831167093" table:style-name="ce47">
            <text:p>67,0<text:s text:c="5"/></text:p>
          </table:table-cell>
          <table:table-cell office:value-type="float" office:value="389580" table:style-name="ce46">
            <text:p>389 580</text:p>
          </table:table-cell>
          <table:table-cell office:value-type="float" office:value="71.032004332153662" table:style-name="ce47">
            <text:p>71,0<text:s text:c="5"/></text:p>
          </table:table-cell>
          <table:table-cell office:value-type="float" office:value="11433" table:style-name="ce48">
            <text:p>+11 433</text:p>
          </table:table-cell>
          <table:table-cell office:value-type="float" office:value="3.6284525521036648" table:style-name="ce49">
            <text:p>+3,6<text:s text:c="3"/></text:p>
          </table:table-cell>
          <table:table-cell office:value-type="float" office:value="-63054" table:style-name="ce48">
            <text:p><text:s/>-63 054</text:p>
          </table:table-cell>
          <table:table-cell office:value-type="float" office:value="-16.185122439550284" table:style-name="ce49">
            <text:p>-16,2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EMPREGADOS</text:p>
          </table:table-cell>
          <table:table-cell office:value-type="float" office:value="44420" table:style-name="ce44">
            <text:p>44 420</text:p>
          </table:table-cell>
          <table:table-cell office:value-type="float" office:value="9.2584872940705658" table:style-name="ce45">
            <text:p>9,3<text:s text:c="5"/></text:p>
          </table:table-cell>
          <table:table-cell office:value-type="float" office:value="44930" table:style-name="ce46">
            <text:p>44 930</text:p>
          </table:table-cell>
          <table:table-cell office:value-type="float" office:value="9.5467574384177833" table:style-name="ce47">
            <text:p>9,5<text:s text:c="5"/></text:p>
          </table:table-cell>
          <table:table-cell office:value-type="float" office:value="54240" table:style-name="ce46">
            <text:p>54 240</text:p>
          </table:table-cell>
          <table:table-cell office:value-type="float" office:value="9.8895629010113826" table:style-name="ce47">
            <text:p>9,9<text:s text:c="5"/></text:p>
          </table:table-cell>
          <table:table-cell office:value-type="float" office:value="-510" table:style-name="ce48">
            <text:p><text:s/>- 510</text:p>
          </table:table-cell>
          <table:table-cell office:value-type="float" office:value="-1.1350990429557091" table:style-name="ce49">
            <text:p>-1,1<text:s text:c="3"/></text:p>
          </table:table-cell>
          <table:table-cell office:value-type="float" office:value="-9820" table:style-name="ce48">
            <text:p><text:s/>-9 820</text:p>
          </table:table-cell>
          <table:table-cell office:value-type="float" office:value="-18.104719764011801" table:style-name="ce49">
            <text:p>-18,1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OCUPADOS</text:p>
          </table:table-cell>
          <table:table-cell office:value-type="float" office:value="85000" table:style-name="ce44">
            <text:p>85 000</text:p>
          </table:table-cell>
          <table:table-cell office:value-type="float" office:value="17.716601080504233" table:style-name="ce45">
            <text:p>17,7<text:s text:c="5"/></text:p>
          </table:table-cell>
          <table:table-cell office:value-type="float" office:value="89976" table:style-name="ce46">
            <text:p>89 976</text:p>
          </table:table-cell>
          <table:table-cell office:value-type="float" office:value="19.118162636970364" table:style-name="ce47">
            <text:p>19,1<text:s text:c="5"/></text:p>
          </table:table-cell>
          <table:table-cell office:value-type="float" office:value="82110" table:style-name="ce46">
            <text:p>82 110</text:p>
          </table:table-cell>
          <table:table-cell office:value-type="float" office:value="14.97109162614389" table:style-name="ce47">
            <text:p>15,0<text:s text:c="5"/></text:p>
          </table:table-cell>
          <table:table-cell office:value-type="float" office:value="-4976" table:style-name="ce48">
            <text:p><text:s/>-4 976</text:p>
          </table:table-cell>
          <table:table-cell office:value-type="float" office:value="-5.5303636525295641" table:style-name="ce49">
            <text:p>-5,5<text:s text:c="3"/></text:p>
          </table:table-cell>
          <table:table-cell office:value-type="float" office:value="2890" table:style-name="ce48">
            <text:p>+2 890</text:p>
          </table:table-cell>
          <table:table-cell office:value-type="float" office:value="3.5196687370600417" table:style-name="ce49">
            <text:p>+3,5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INDISPONIVEIS TEMPORÁRIAMENTE</text:p>
          </table:table-cell>
          <table:table-cell office:value-type="float" office:value="23830" table:style-name="ce44">
            <text:p>23 830</text:p>
          </table:table-cell>
          <table:table-cell office:value-type="float" office:value="4.966901220569599" table:style-name="ce45">
            <text:p>5,0<text:s text:c="5"/></text:p>
          </table:table-cell>
          <table:table-cell office:value-type="float" office:value="20632" table:style-name="ce46">
            <text:p>20 632</text:p>
          </table:table-cell>
          <table:table-cell office:value-type="float" office:value="4.3839016129409245" table:style-name="ce47">
            <text:p>4,4<text:s text:c="5"/></text:p>
          </table:table-cell>
          <table:table-cell office:value-type="float" office:value="22527" table:style-name="ce46">
            <text:p>22 527</text:p>
          </table:table-cell>
          <table:table-cell office:value-type="float" office:value="4.1073411406910658" table:style-name="ce47">
            <text:p>4,1<text:s text:c="5"/></text:p>
          </table:table-cell>
          <table:table-cell office:value-type="float" office:value="3198" table:style-name="ce48">
            <text:p>+3 198</text:p>
          </table:table-cell>
          <table:table-cell office:value-type="float" office:value="15.500193873594418" table:style-name="ce49">
            <text:p>+15,5<text:s text:c="3"/></text:p>
          </table:table-cell>
          <table:table-cell office:value-type="float" office:value="1303" table:style-name="ce48">
            <text:p>+1 303</text:p>
          </table:table-cell>
          <table:table-cell office:value-type="float" office:value="5.7841701069827316" table:style-name="ce49">
            <text:p>+5,8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11">
          <table:table-cell/>
          <table:table-cell table:style-name="ce43"/>
          <table:table-cell table:style-name="ce51"/>
          <table:table-cell table:style-name="ce52"/>
          <table:table-cell table:style-name="ce53"/>
          <table:table-cell table:style-name="ce54"/>
          <table:table-cell table:style-name="ce53"/>
          <table:table-cell table:style-name="ce5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6" table:style-name="ce42"/>
          <table:table-cell table:number-columns-repeated="16366"/>
        </table:table-row>
        <table:table-row table:style-name="ro5">
          <table:table-cell/>
          <table:table-cell office:value-type="string" table:style-name="ce34">
            <text:p><text:s text:c="5"/>DESEMPREGO REGISTADO</text:p>
          </table:table-cell>
          <table:table-cell office:value-type="float" office:value="326526" table:style-name="ce55">
            <text:p>326 526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315093" table:style-name="ce57">
            <text:p>315 093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389580" table:style-name="ce57">
            <text:p>389 580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11433" table:style-name="ce39">
            <text:p>+11 433</text:p>
          </table:table-cell>
          <table:table-cell office:value-type="float" office:value="3.6284525521036648" table:style-name="ce40">
            <text:p>+3,6<text:s text:c="3"/></text:p>
          </table:table-cell>
          <table:table-cell office:value-type="float" office:value="-63054" table:style-name="ce39">
            <text:p><text:s/>-63 054</text:p>
          </table:table-cell>
          <table:table-cell office:value-type="float" office:value="-16.185122439550284" table:style-name="ce40">
            <text:p>-16,2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Homens<text:s/></text:p>
          </table:table-cell>
          <table:table-cell office:value-type="float" office:value="143150" table:style-name="ce61">
            <text:p>143 150</text:p>
          </table:table-cell>
          <table:table-cell office:value-type="float" office:value="43.840306744332764" table:style-name="ce62">
            <text:p>43,8<text:s text:c="5"/></text:p>
          </table:table-cell>
          <table:table-cell office:value-type="float" office:value="138705" table:style-name="ce63">
            <text:p>138 705</text:p>
          </table:table-cell>
          <table:table-cell office:value-type="float" office:value="44.020336852929134" table:style-name="ce64">
            <text:p>44,0<text:s text:c="5"/></text:p>
          </table:table-cell>
          <table:table-cell office:value-type="float" office:value="174846" table:style-name="ce63">
            <text:p>174 846</text:p>
          </table:table-cell>
          <table:table-cell office:value-type="float" office:value="44.880640689973816" table:style-name="ce64">
            <text:p>44,9<text:s text:c="5"/></text:p>
          </table:table-cell>
          <table:table-cell office:value-type="float" office:value="4445" table:style-name="ce48">
            <text:p>+4 445</text:p>
          </table:table-cell>
          <table:table-cell office:value-type="float" office:value="3.2046429472621747" table:style-name="ce49">
            <text:p>+3,2<text:s text:c="3"/></text:p>
          </table:table-cell>
          <table:table-cell office:value-type="float" office:value="-31696" table:style-name="ce48">
            <text:p><text:s/>-31 696</text:p>
          </table:table-cell>
          <table:table-cell office:value-type="float" office:value="-18.127952598286491" table:style-name="ce49">
            <text:p>-18,1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Mulheres</text:p>
          </table:table-cell>
          <table:table-cell office:value-type="float" office:value="183376" table:style-name="ce61">
            <text:p>183 376</text:p>
          </table:table-cell>
          <table:table-cell office:value-type="float" office:value="56.159693255667229" table:style-name="ce62">
            <text:p>56,2<text:s text:c="5"/></text:p>
          </table:table-cell>
          <table:table-cell office:value-type="float" office:value="176388" table:style-name="ce63">
            <text:p>176 388</text:p>
          </table:table-cell>
          <table:table-cell office:value-type="float" office:value="55.979663147070866" table:style-name="ce64">
            <text:p>56,0<text:s text:c="5"/></text:p>
          </table:table-cell>
          <table:table-cell office:value-type="float" office:value="214734" table:style-name="ce63">
            <text:p>214 734</text:p>
          </table:table-cell>
          <table:table-cell office:value-type="float" office:value="55.119359310026184" table:style-name="ce64">
            <text:p>55,1<text:s text:c="5"/></text:p>
          </table:table-cell>
          <table:table-cell office:value-type="float" office:value="6988" table:style-name="ce48">
            <text:p>+6 988</text:p>
          </table:table-cell>
          <table:table-cell office:value-type="float" office:value="3.9617207519785924" table:style-name="ce49">
            <text:p>+4,0<text:s text:c="3"/></text:p>
          </table:table-cell>
          <table:table-cell office:value-type="float" office:value="-31358" table:style-name="ce48">
            <text:p><text:s/>-31 358</text:p>
          </table:table-cell>
          <table:table-cell office:value-type="float" office:value="-14.603183473506757" table:style-name="ce49">
            <text:p>-14,6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12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34386" table:style-name="ce61">
            <text:p>34 386</text:p>
          </table:table-cell>
          <table:table-cell office:value-type="float" office:value="10.530861248415134" table:style-name="ce62">
            <text:p>10,5<text:s text:c="5"/></text:p>
          </table:table-cell>
          <table:table-cell office:value-type="float" office:value="31697" table:style-name="ce63">
            <text:p>31 697</text:p>
          </table:table-cell>
          <table:table-cell office:value-type="float" office:value="10.059569714338307" table:style-name="ce64">
            <text:p>10,1<text:s text:c="5"/></text:p>
          </table:table-cell>
          <table:table-cell office:value-type="float" office:value="43386" table:style-name="ce63">
            <text:p>43 386</text:p>
          </table:table-cell>
          <table:table-cell office:value-type="float" office:value="11.136608655475127" table:style-name="ce64">
            <text:p>11,1<text:s text:c="5"/></text:p>
          </table:table-cell>
          <table:table-cell office:value-type="float" office:value="2689" table:style-name="ce48">
            <text:p>+2 689</text:p>
          </table:table-cell>
          <table:table-cell office:value-type="float" office:value="8.4834526926838496" table:style-name="ce49">
            <text:p>+8,5<text:s text:c="3"/></text:p>
          </table:table-cell>
          <table:table-cell office:value-type="float" office:value="-9000" table:style-name="ce48">
            <text:p><text:s/>-9 000</text:p>
          </table:table-cell>
          <table:table-cell office:value-type="float" office:value="-20.744018807910386" table:style-name="ce49">
            <text:p>-20,7<text:s text:c="3"/></text:p>
          </table:table-cell>
          <table:table-cell table:style-name="ce65"/>
          <table:table-cell table:number-columns-repeated="5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292140" table:style-name="ce61">
            <text:p>292 140</text:p>
          </table:table-cell>
          <table:table-cell office:value-type="float" office:value="89.469138751584865" table:style-name="ce62">
            <text:p>89,5<text:s text:c="5"/></text:p>
          </table:table-cell>
          <table:table-cell office:value-type="float" office:value="283396" table:style-name="ce63">
            <text:p>283 396</text:p>
          </table:table-cell>
          <table:table-cell office:value-type="float" office:value="89.940430285661705" table:style-name="ce64">
            <text:p>89,9<text:s text:c="5"/></text:p>
          </table:table-cell>
          <table:table-cell office:value-type="float" office:value="346194" table:style-name="ce63">
            <text:p>346 194</text:p>
          </table:table-cell>
          <table:table-cell office:value-type="float" office:value="88.863391344524871" table:style-name="ce64">
            <text:p>88,9<text:s text:c="5"/></text:p>
          </table:table-cell>
          <table:table-cell office:value-type="float" office:value="8744" table:style-name="ce48">
            <text:p>+8 744</text:p>
          </table:table-cell>
          <table:table-cell office:value-type="float" office:value="3.0854352213863288" table:style-name="ce49">
            <text:p>+3,1<text:s text:c="3"/></text:p>
          </table:table-cell>
          <table:table-cell office:value-type="float" office:value="-54054" table:style-name="ce48">
            <text:p><text:s/>-54 054</text:p>
          </table:table-cell>
          <table:table-cell office:value-type="float" office:value="-15.613788800499142" table:style-name="ce49">
            <text:p>-15,6<text:s text:c="3"/></text:p>
          </table:table-cell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13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187736" table:style-name="ce61">
            <text:p>187 736</text:p>
          </table:table-cell>
          <table:table-cell office:value-type="float" office:value="57.494962116339899" table:style-name="ce62">
            <text:p>57,5<text:s text:c="5"/></text:p>
          </table:table-cell>
          <table:table-cell office:value-type="float" office:value="177727" table:style-name="ce63">
            <text:p>177 727</text:p>
          </table:table-cell>
          <table:table-cell office:value-type="float" office:value="56.404617049569495" table:style-name="ce64">
            <text:p>56,4<text:s text:c="5"/></text:p>
          </table:table-cell>
          <table:table-cell office:value-type="float" office:value="207153" table:style-name="ce63">
            <text:p>207 153</text:p>
          </table:table-cell>
          <table:table-cell office:value-type="float" office:value="53.173417526567071" table:style-name="ce64">
            <text:p>53,2<text:s text:c="5"/></text:p>
          </table:table-cell>
          <table:table-cell office:value-type="float" office:value="10009" table:style-name="ce48">
            <text:p>+10 009</text:p>
          </table:table-cell>
          <table:table-cell office:value-type="float" office:value="5.6316710460425261" table:style-name="ce49">
            <text:p>+5,6<text:s text:c="3"/></text:p>
          </table:table-cell>
          <table:table-cell office:value-type="float" office:value="-19417" table:style-name="ce48">
            <text:p><text:s/>-19 417</text:p>
          </table:table-cell>
          <table:table-cell office:value-type="float" office:value="-9.3732651711536885" table:style-name="ce49">
            <text:p>-9,4<text:s text:c="3"/></text:p>
          </table:table-cell>
          <table:table-cell table:style-name="ce65"/>
          <table:table-cell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138790" table:style-name="ce61">
            <text:p>138 790</text:p>
          </table:table-cell>
          <table:table-cell office:value-type="float" office:value="42.505037883660108" table:style-name="ce62">
            <text:p>42,5<text:s text:c="5"/></text:p>
          </table:table-cell>
          <table:table-cell office:value-type="float" office:value="137366" table:style-name="ce63">
            <text:p>137 366</text:p>
          </table:table-cell>
          <table:table-cell office:value-type="float" office:value="43.595382950430505" table:style-name="ce64">
            <text:p>43,6<text:s text:c="5"/></text:p>
          </table:table-cell>
          <table:table-cell office:value-type="float" office:value="182427" table:style-name="ce63">
            <text:p>182 427</text:p>
          </table:table-cell>
          <table:table-cell office:value-type="float" office:value="46.826582473432929" table:style-name="ce64">
            <text:p>46,8<text:s text:c="5"/></text:p>
          </table:table-cell>
          <table:table-cell office:value-type="float" office:value="1424" table:style-name="ce48">
            <text:p>+1 424</text:p>
          </table:table-cell>
          <table:table-cell office:value-type="float" office:value="1.0366466228906717" table:style-name="ce49">
            <text:p>+1,0<text:s text:c="3"/></text:p>
          </table:table-cell>
          <table:table-cell office:value-type="float" office:value="-43637" table:style-name="ce48">
            <text:p><text:s/>-43 637</text:p>
          </table:table-cell>
          <table:table-cell office:value-type="float" office:value="-23.920253032719938" table:style-name="ce49">
            <text:p>-23,9<text:s text:c="3"/></text:p>
          </table:table-cell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13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31370" table:style-name="ce61">
            <text:p>31 370</text:p>
          </table:table-cell>
          <table:table-cell office:value-type="float" office:value="9.6071982016745974" table:style-name="ce62">
            <text:p>9,6<text:s text:c="5"/></text:p>
          </table:table-cell>
          <table:table-cell office:value-type="float" office:value="30088" table:style-name="ce63">
            <text:p>30 088</text:p>
          </table:table-cell>
          <table:table-cell office:value-type="float" office:value="9.5489268247787162" table:style-name="ce64">
            <text:p>9,5<text:s text:c="5"/></text:p>
          </table:table-cell>
          <table:table-cell office:value-type="float" office:value="41433" table:style-name="ce63">
            <text:p>41 433</text:p>
          </table:table-cell>
          <table:table-cell office:value-type="float" office:value="10.635299553365163" table:style-name="ce64">
            <text:p>10,6<text:s text:c="5"/></text:p>
          </table:table-cell>
          <table:table-cell office:value-type="float" office:value="1282" table:style-name="ce48">
            <text:p>+1 282</text:p>
          </table:table-cell>
          <table:table-cell office:value-type="float" office:value="4.2608348843392712" table:style-name="ce49">
            <text:p>+4,3<text:s text:c="3"/></text:p>
          </table:table-cell>
          <table:table-cell office:value-type="float" office:value="-10063" table:style-name="ce48">
            <text:p><text:s/>-10 063</text:p>
          </table:table-cell>
          <table:table-cell office:value-type="float" office:value="-24.287403760287692" table:style-name="ce49">
            <text:p>-24,3<text:s text:c="3"/></text:p>
          </table:table-cell>
          <table:table-cell table:number-columns-repeated="2" table:style-name="ce65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295156" table:style-name="ce61">
            <text:p>295 156</text:p>
          </table:table-cell>
          <table:table-cell office:value-type="float" office:value="90.392801798325408" table:style-name="ce62">
            <text:p>90,4<text:s text:c="5"/></text:p>
          </table:table-cell>
          <table:table-cell office:value-type="float" office:value="285005" table:style-name="ce63">
            <text:p>285 005</text:p>
          </table:table-cell>
          <table:table-cell office:value-type="float" office:value="90.451073175221282" table:style-name="ce64">
            <text:p>90,5<text:s text:c="5"/></text:p>
          </table:table-cell>
          <table:table-cell office:value-type="float" office:value="348147" table:style-name="ce63">
            <text:p>348 147</text:p>
          </table:table-cell>
          <table:table-cell office:value-type="float" office:value="89.364700446634842" table:style-name="ce64">
            <text:p>89,4<text:s text:c="5"/></text:p>
          </table:table-cell>
          <table:table-cell office:value-type="float" office:value="10151" table:style-name="ce48">
            <text:p>+10 151</text:p>
          </table:table-cell>
          <table:table-cell office:value-type="float" office:value="3.5616919001421028" table:style-name="ce49">
            <text:p>+3,6<text:s text:c="3"/></text:p>
          </table:table-cell>
          <table:table-cell office:value-type="float" office:value="-52991" table:style-name="ce48">
            <text:p><text:s/>-52 991</text:p>
          </table:table-cell>
          <table:table-cell office:value-type="float" office:value="-15.220869345420182" table:style-name="ce49">
            <text:p>-15,2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12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22641" table:style-name="ce61">
            <text:p>22 641</text:p>
          </table:table-cell>
          <table:table-cell office:value-type="float" office:value="6.933904191396703" table:style-name="ce62">
            <text:p>6,9<text:s text:c="5"/></text:p>
          </table:table-cell>
          <table:table-cell office:value-type="float" office:value="22376" table:style-name="ce63">
            <text:p>22 376</text:p>
          </table:table-cell>
          <table:table-cell office:value-type="float" office:value="7.1013954610226193" table:style-name="ce64">
            <text:p>7,1<text:s text:c="5"/></text:p>
          </table:table-cell>
          <table:table-cell office:value-type="float" office:value="24916" table:style-name="ce63">
            <text:p>24 916</text:p>
          </table:table-cell>
          <table:table-cell office:value-type="float" office:value="6.3956055238975313" table:style-name="ce64">
            <text:p>6,4<text:s text:c="5"/></text:p>
          </table:table-cell>
          <table:table-cell office:value-type="float" office:value="265" table:style-name="ce48">
            <text:p>+ 265</text:p>
          </table:table-cell>
          <table:table-cell office:value-type="float" office:value="1.1843046120843761" table:style-name="ce49">
            <text:p>+1,2<text:s text:c="3"/></text:p>
          </table:table-cell>
          <table:table-cell office:value-type="float" office:value="-2275" table:style-name="ce48">
            <text:p><text:s/>-2 275</text:p>
          </table:table-cell>
          <table:table-cell office:value-type="float" office:value="-9.1306790817145611" table:style-name="ce49">
            <text:p>-9,1<text:s text:c="3"/></text:p>
          </table:table-cell>
          <table:table-cell table:style-name="ce65"/>
          <table:table-cell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56307" table:style-name="ce61">
            <text:p>56 307</text:p>
          </table:table-cell>
          <table:table-cell office:value-type="float" office:value="17.244262325205341" table:style-name="ce62">
            <text:p>17,2<text:s text:c="5"/></text:p>
          </table:table-cell>
          <table:table-cell office:value-type="float" office:value="56202" table:style-name="ce63">
            <text:p>56 202</text:p>
          </table:table-cell>
          <table:table-cell office:value-type="float" office:value="17.836638706667554" table:style-name="ce64">
            <text:p>17,8<text:s text:c="5"/></text:p>
          </table:table-cell>
          <table:table-cell office:value-type="float" office:value="72389" table:style-name="ce63">
            <text:p>72 389</text:p>
          </table:table-cell>
          <table:table-cell office:value-type="float" office:value="18.581292674161919" table:style-name="ce64">
            <text:p>18,6<text:s text:c="5"/></text:p>
          </table:table-cell>
          <table:table-cell office:value-type="float" office:value="105" table:style-name="ce48">
            <text:p>+ 105</text:p>
          </table:table-cell>
          <table:table-cell office:value-type="float" office:value="0.18682609159816377" table:style-name="ce49">
            <text:p>+0,2<text:s text:c="3"/></text:p>
          </table:table-cell>
          <table:table-cell office:value-type="float" office:value="-16082" table:style-name="ce48">
            <text:p><text:s/>-16 082</text:p>
          </table:table-cell>
          <table:table-cell office:value-type="float" office:value="-22.216082553979195" table:style-name="ce49">
            <text:p>-22,2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47228" table:style-name="ce61">
            <text:p>47 228</text:p>
          </table:table-cell>
          <table:table-cell office:value-type="float" office:value="14.463779300882626" table:style-name="ce62">
            <text:p>14,5<text:s text:c="5"/></text:p>
          </table:table-cell>
          <table:table-cell office:value-type="float" office:value="45460" table:style-name="ce63">
            <text:p>45 460</text:p>
          </table:table-cell>
          <table:table-cell office:value-type="float" office:value="14.427486488116207" table:style-name="ce64">
            <text:p>14,4<text:s text:c="5"/></text:p>
          </table:table-cell>
          <table:table-cell office:value-type="float" office:value="57310" table:style-name="ce63">
            <text:p>57 310</text:p>
          </table:table-cell>
          <table:table-cell office:value-type="float" office:value="14.710714102366651" table:style-name="ce64">
            <text:p>14,7<text:s text:c="5"/></text:p>
          </table:table-cell>
          <table:table-cell office:value-type="float" office:value="1768" table:style-name="ce48">
            <text:p>+1 768</text:p>
          </table:table-cell>
          <table:table-cell office:value-type="float" office:value="3.8891333040035199" table:style-name="ce49">
            <text:p>+3,9<text:s text:c="3"/></text:p>
          </table:table-cell>
          <table:table-cell office:value-type="float" office:value="-10082" table:style-name="ce48">
            <text:p><text:s/>-10 082</text:p>
          </table:table-cell>
          <table:table-cell office:value-type="float" office:value="-17.592043273425233" table:style-name="ce49">
            <text:p>-17,6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65605" table:style-name="ce61">
            <text:p>65 605</text:p>
          </table:table-cell>
          <table:table-cell office:value-type="float" office:value="20.091815046887536" table:style-name="ce62">
            <text:p>20,1<text:s text:c="5"/></text:p>
          </table:table-cell>
          <table:table-cell office:value-type="float" office:value="62926" table:style-name="ce63">
            <text:p>62 926</text:p>
          </table:table-cell>
          <table:table-cell office:value-type="float" office:value="19.970611851104277" table:style-name="ce64">
            <text:p>20,0<text:s text:c="5"/></text:p>
          </table:table-cell>
          <table:table-cell office:value-type="float" office:value="76653" table:style-name="ce63">
            <text:p>76 653</text:p>
          </table:table-cell>
          <table:table-cell office:value-type="float" office:value="19.675804712767597" table:style-name="ce64">
            <text:p>19,7<text:s text:c="5"/></text:p>
          </table:table-cell>
          <table:table-cell office:value-type="float" office:value="2679" table:style-name="ce48">
            <text:p>+2 679</text:p>
          </table:table-cell>
          <table:table-cell office:value-type="float" office:value="4.2573816864253251" table:style-name="ce49">
            <text:p>+4,3<text:s text:c="3"/></text:p>
          </table:table-cell>
          <table:table-cell office:value-type="float" office:value="-11048" table:style-name="ce48">
            <text:p><text:s/>-11 048</text:p>
          </table:table-cell>
          <table:table-cell office:value-type="float" office:value="-14.413004057244988" table:style-name="ce49">
            <text:p>-14,4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89487" table:style-name="ce61">
            <text:p>89 487</text:p>
          </table:table-cell>
          <table:table-cell office:value-type="float" office:value="27.405780856654598" table:style-name="ce62">
            <text:p>27,4<text:s text:c="5"/></text:p>
          </table:table-cell>
          <table:table-cell office:value-type="float" office:value="84551" table:style-name="ce63">
            <text:p>84 551</text:p>
          </table:table-cell>
          <table:table-cell office:value-type="float" office:value="26.833664981449921" table:style-name="ce64">
            <text:p>26,8<text:s text:c="5"/></text:p>
          </table:table-cell>
          <table:table-cell office:value-type="float" office:value="103025" table:style-name="ce63">
            <text:p>103 025</text:p>
          </table:table-cell>
          <table:table-cell office:value-type="float" office:value="26.445146054725605" table:style-name="ce64">
            <text:p>26,4<text:s text:c="5"/></text:p>
          </table:table-cell>
          <table:table-cell office:value-type="float" office:value="4936" table:style-name="ce48">
            <text:p>+4 936</text:p>
          </table:table-cell>
          <table:table-cell office:value-type="float" office:value="5.8378966540904305" table:style-name="ce49">
            <text:p>+5,8<text:s text:c="3"/></text:p>
          </table:table-cell>
          <table:table-cell office:value-type="float" office:value="-13538" table:style-name="ce48">
            <text:p><text:s/>-13 538</text:p>
          </table:table-cell>
          <table:table-cell office:value-type="float" office:value="-13.140499878670225" table:style-name="ce49">
            <text:p>-13,1<text:s text:c="3"/></text:p>
          </table:table-cell>
          <table:table-cell table:style-name="ce59"/>
          <table:table-cell table:style-name="ce65"/>
          <table:table-cell table:number-columns-repeated="4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45258" table:style-name="ce61">
            <text:p>45 258</text:p>
          </table:table-cell>
          <table:table-cell office:value-type="float" office:value="13.860458278973189" table:style-name="ce62">
            <text:p>13,9<text:s text:c="5"/></text:p>
          </table:table-cell>
          <table:table-cell office:value-type="float" office:value="43578" table:style-name="ce63">
            <text:p>43 578</text:p>
          </table:table-cell>
          <table:table-cell office:value-type="float" office:value="13.830202511639419" table:style-name="ce64">
            <text:p>13,8<text:s text:c="5"/></text:p>
          </table:table-cell>
          <table:table-cell office:value-type="float" office:value="55287" table:style-name="ce63">
            <text:p>55 287</text:p>
          </table:table-cell>
          <table:table-cell office:value-type="float" office:value="14.191436932080704" table:style-name="ce64">
            <text:p>14,2<text:s text:c="5"/></text:p>
          </table:table-cell>
          <table:table-cell office:value-type="float" office:value="1680" table:style-name="ce48">
            <text:p>+1 680</text:p>
          </table:table-cell>
          <table:table-cell office:value-type="float" office:value="3.8551562715131484" table:style-name="ce49">
            <text:p>+3,9<text:s text:c="3"/></text:p>
          </table:table-cell>
          <table:table-cell office:value-type="float" office:value="-10029" table:style-name="ce48">
            <text:p><text:s/>-10 029</text:p>
          </table:table-cell>
          <table:table-cell office:value-type="float" office:value="-18.139888219653809" table:style-name="ce49">
            <text:p>-18,1<text:s text:c="3"/></text:p>
          </table:table-cell>
          <table:table-cell table:number-columns-repeated="16372" table:style-name="ce1"/>
        </table:table-row>
        <table:table-row table:style-name="ro3">
          <table:table-cell/>
          <table:table-cell table:style-name="ce43"/>
          <table:table-cell table:style-name="ce61"/>
          <table:table-cell table:style-name="ce52"/>
          <table:table-cell table:style-name="ce63"/>
          <table:table-cell table:style-name="ce54"/>
          <table:table-cell table:style-name="ce63"/>
          <table:table-cell table:style-name="ce5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67">
            <text:p><text:s text:c="9"/>Homens</text:p>
          </table:table-cell>
          <table:table-cell office:value-type="float" office:value="143150" table:style-name="ce55">
            <text:p>143 150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138705" table:style-name="ce57">
            <text:p>138 705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174846" table:style-name="ce57">
            <text:p>174 846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4445" table:style-name="ce39">
            <text:p>+4 445</text:p>
          </table:table-cell>
          <table:table-cell office:value-type="float" office:value="3.2046429472621747" table:style-name="ce40">
            <text:p>+3,2<text:s text:c="3"/></text:p>
          </table:table-cell>
          <table:table-cell office:value-type="float" office:value="-31696" table:style-name="ce39">
            <text:p><text:s/>-31 696</text:p>
          </table:table-cell>
          <table:table-cell office:value-type="float" office:value="-18.127952598286491" table:style-name="ce40">
            <text:p>-18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15536" table:style-name="ce61">
            <text:p>15 536</text:p>
          </table:table-cell>
          <table:table-cell office:value-type="float" office:value="10.852951449528467" table:style-name="ce62">
            <text:p>10,9<text:s text:c="5"/></text:p>
          </table:table-cell>
          <table:table-cell office:value-type="float" office:value="14375" table:style-name="ce63">
            <text:p>14 375</text:p>
          </table:table-cell>
          <table:table-cell office:value-type="float" office:value="10.36372156735518" table:style-name="ce64">
            <text:p>10,4<text:s text:c="5"/></text:p>
          </table:table-cell>
          <table:table-cell office:value-type="float" office:value="19847" table:style-name="ce63">
            <text:p>19 847</text:p>
          </table:table-cell>
          <table:table-cell office:value-type="float" office:value="11.35113185317365" table:style-name="ce64">
            <text:p>11,4<text:s text:c="5"/></text:p>
          </table:table-cell>
          <table:table-cell office:value-type="float" office:value="1161" table:style-name="ce48">
            <text:p>+1 161</text:p>
          </table:table-cell>
          <table:table-cell office:value-type="float" office:value="8.0765217391304347" table:style-name="ce49">
            <text:p>+8,1<text:s text:c="3"/></text:p>
          </table:table-cell>
          <table:table-cell office:value-type="float" office:value="-4311" table:style-name="ce48">
            <text:p><text:s/>-4 311</text:p>
          </table:table-cell>
          <table:table-cell office:value-type="float" office:value="-21.721166926991483" table:style-name="ce49">
            <text:p>-21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127614" table:style-name="ce61">
            <text:p>127 614</text:p>
          </table:table-cell>
          <table:table-cell office:value-type="float" office:value="89.147048550471524" table:style-name="ce62">
            <text:p>89,1<text:s text:c="5"/></text:p>
          </table:table-cell>
          <table:table-cell office:value-type="float" office:value="124330" table:style-name="ce63">
            <text:p>124 330</text:p>
          </table:table-cell>
          <table:table-cell office:value-type="float" office:value="89.636278432644829" table:style-name="ce64">
            <text:p>89,6<text:s text:c="5"/></text:p>
          </table:table-cell>
          <table:table-cell office:value-type="float" office:value="154999" table:style-name="ce63">
            <text:p>154 999</text:p>
          </table:table-cell>
          <table:table-cell office:value-type="float" office:value="88.648868146826359" table:style-name="ce64">
            <text:p>88,6<text:s text:c="5"/></text:p>
          </table:table-cell>
          <table:table-cell office:value-type="float" office:value="3284" table:style-name="ce48">
            <text:p>+3 284</text:p>
          </table:table-cell>
          <table:table-cell office:value-type="float" office:value="2.6413576771495215" table:style-name="ce49">
            <text:p>+2,6<text:s text:c="3"/></text:p>
          </table:table-cell>
          <table:table-cell office:value-type="float" office:value="-27385" table:style-name="ce48">
            <text:p><text:s/>-27 385</text:p>
          </table:table-cell>
          <table:table-cell office:value-type="float" office:value="-17.667855921651107" table:style-name="ce49">
            <text:p>-17,7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82376" table:style-name="ce61">
            <text:p>82 376</text:p>
          </table:table-cell>
          <table:table-cell office:value-type="float" office:value="57.545232273838629" table:style-name="ce62">
            <text:p>57,5<text:s text:c="5"/></text:p>
          </table:table-cell>
          <table:table-cell office:value-type="float" office:value="78469" table:style-name="ce63">
            <text:p>78 469</text:p>
          </table:table-cell>
          <table:table-cell office:value-type="float" office:value="56.572582098698675" table:style-name="ce64">
            <text:p>56,6<text:s text:c="5"/></text:p>
          </table:table-cell>
          <table:table-cell office:value-type="float" office:value="93182" table:style-name="ce63">
            <text:p>93 182</text:p>
          </table:table-cell>
          <table:table-cell office:value-type="float" office:value="53.293755647827233" table:style-name="ce64">
            <text:p>53,3<text:s text:c="5"/></text:p>
          </table:table-cell>
          <table:table-cell office:value-type="float" office:value="3907" table:style-name="ce48">
            <text:p>+3 907</text:p>
          </table:table-cell>
          <table:table-cell office:value-type="float" office:value="4.9790363073315582" table:style-name="ce49">
            <text:p>+5,0<text:s text:c="3"/></text:p>
          </table:table-cell>
          <table:table-cell office:value-type="float" office:value="-10806" table:style-name="ce48">
            <text:p><text:s/>-10 806</text:p>
          </table:table-cell>
          <table:table-cell office:value-type="float" office:value="-11.596660299199415" table:style-name="ce49">
            <text:p>-11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60774" table:style-name="ce61">
            <text:p>60 774</text:p>
          </table:table-cell>
          <table:table-cell office:value-type="float" office:value="42.454767726161371" table:style-name="ce62">
            <text:p>42,5<text:s text:c="5"/></text:p>
          </table:table-cell>
          <table:table-cell office:value-type="float" office:value="60236" table:style-name="ce63">
            <text:p>60 236</text:p>
          </table:table-cell>
          <table:table-cell office:value-type="float" office:value="43.427417901301325" table:style-name="ce64">
            <text:p>43,4<text:s text:c="5"/></text:p>
          </table:table-cell>
          <table:table-cell office:value-type="float" office:value="81664" table:style-name="ce63">
            <text:p>81 664</text:p>
          </table:table-cell>
          <table:table-cell office:value-type="float" office:value="46.706244352172774" table:style-name="ce64">
            <text:p>46,7<text:s text:c="5"/></text:p>
          </table:table-cell>
          <table:table-cell office:value-type="float" office:value="538" table:style-name="ce48">
            <text:p>+ 538</text:p>
          </table:table-cell>
          <table:table-cell office:value-type="float" office:value="0.8931535958562985" table:style-name="ce49">
            <text:p>+0,9<text:s text:c="3"/></text:p>
          </table:table-cell>
          <table:table-cell office:value-type="float" office:value="-20890" table:style-name="ce48">
            <text:p><text:s/>-20 890</text:p>
          </table:table-cell>
          <table:table-cell office:value-type="float" office:value="-25.580427115987458" table:style-name="ce49">
            <text:p>-25,6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12255" table:style-name="ce61">
            <text:p>12 255</text:p>
          </table:table-cell>
          <table:table-cell office:value-type="float" office:value="8.5609500523925952" table:style-name="ce62">
            <text:p>8,6<text:s text:c="5"/></text:p>
          </table:table-cell>
          <table:table-cell office:value-type="float" office:value="11686" table:style-name="ce63">
            <text:p>11 686</text:p>
          </table:table-cell>
          <table:table-cell office:value-type="float" office:value="8.4250747990339221" table:style-name="ce64">
            <text:p>8,4<text:s text:c="5"/></text:p>
          </table:table-cell>
          <table:table-cell office:value-type="float" office:value="16798" table:style-name="ce63">
            <text:p>16 798</text:p>
          </table:table-cell>
          <table:table-cell office:value-type="float" office:value="9.6073115770449427" table:style-name="ce64">
            <text:p>9,6<text:s text:c="5"/></text:p>
          </table:table-cell>
          <table:table-cell office:value-type="float" office:value="569" table:style-name="ce48">
            <text:p>+ 569</text:p>
          </table:table-cell>
          <table:table-cell office:value-type="float" office:value="4.8690741057675853" table:style-name="ce49">
            <text:p>+4,9<text:s text:c="3"/></text:p>
          </table:table-cell>
          <table:table-cell office:value-type="float" office:value="-4543" table:style-name="ce48">
            <text:p><text:s/>-4 543</text:p>
          </table:table-cell>
          <table:table-cell office:value-type="float" office:value="-27.04488629598762" table:style-name="ce49">
            <text:p>-27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130895" table:style-name="ce61">
            <text:p>130 895</text:p>
          </table:table-cell>
          <table:table-cell office:value-type="float" office:value="91.439049947607415" table:style-name="ce62">
            <text:p>91,4<text:s text:c="5"/></text:p>
          </table:table-cell>
          <table:table-cell office:value-type="float" office:value="127019" table:style-name="ce63">
            <text:p>127 019</text:p>
          </table:table-cell>
          <table:table-cell office:value-type="float" office:value="91.574925200966078" table:style-name="ce64">
            <text:p>91,6<text:s text:c="5"/></text:p>
          </table:table-cell>
          <table:table-cell office:value-type="float" office:value="158048" table:style-name="ce63">
            <text:p>158 048</text:p>
          </table:table-cell>
          <table:table-cell office:value-type="float" office:value="90.392688422955061" table:style-name="ce64">
            <text:p>90,4<text:s text:c="5"/></text:p>
          </table:table-cell>
          <table:table-cell office:value-type="float" office:value="3876" table:style-name="ce48">
            <text:p>+3 876</text:p>
          </table:table-cell>
          <table:table-cell office:value-type="float" office:value="3.0515119785228983" table:style-name="ce49">
            <text:p>+3,1<text:s text:c="3"/></text:p>
          </table:table-cell>
          <table:table-cell office:value-type="float" office:value="-27153" table:style-name="ce48">
            <text:p><text:s/>-27 153</text:p>
          </table:table-cell>
          <table:table-cell office:value-type="float" office:value="-17.1802237294999" table:style-name="ce49">
            <text:p>-17,2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10280" table:style-name="ce61">
            <text:p>10 280</text:p>
          </table:table-cell>
          <table:table-cell office:value-type="float" office:value="7.1812783793223893" table:style-name="ce62">
            <text:p>7,2<text:s text:c="5"/></text:p>
          </table:table-cell>
          <table:table-cell office:value-type="float" office:value="10150" table:style-name="ce63">
            <text:p>10 150</text:p>
          </table:table-cell>
          <table:table-cell office:value-type="float" office:value="7.3176886197325262" table:style-name="ce64">
            <text:p>7,3<text:s text:c="5"/></text:p>
          </table:table-cell>
          <table:table-cell office:value-type="float" office:value="11570" table:style-name="ce63">
            <text:p>11 570</text:p>
          </table:table-cell>
          <table:table-cell office:value-type="float" office:value="6.6172517529711854" table:style-name="ce64">
            <text:p>6,6<text:s text:c="5"/></text:p>
          </table:table-cell>
          <table:table-cell office:value-type="float" office:value="130" table:style-name="ce48">
            <text:p>+ 130</text:p>
          </table:table-cell>
          <table:table-cell office:value-type="float" office:value="1.2807881773399015" table:style-name="ce49">
            <text:p>+1,3<text:s text:c="3"/></text:p>
          </table:table-cell>
          <table:table-cell office:value-type="float" office:value="-1290" table:style-name="ce48">
            <text:p><text:s/>-1 290</text:p>
          </table:table-cell>
          <table:table-cell office:value-type="float" office:value="-11.149524632670699" table:style-name="ce49">
            <text:p>-11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27264" table:style-name="ce61">
            <text:p>27 264</text:p>
          </table:table-cell>
          <table:table-cell office:value-type="float" office:value="19.045756199790429" table:style-name="ce62">
            <text:p>19,0<text:s text:c="5"/></text:p>
          </table:table-cell>
          <table:table-cell office:value-type="float" office:value="27248" table:style-name="ce63">
            <text:p>27 248</text:p>
          </table:table-cell>
          <table:table-cell office:value-type="float" office:value="19.644569409898708" table:style-name="ce64">
            <text:p>19,6<text:s text:c="5"/></text:p>
          </table:table-cell>
          <table:table-cell office:value-type="float" office:value="36290" table:style-name="ce63">
            <text:p>36 290</text:p>
          </table:table-cell>
          <table:table-cell office:value-type="float" office:value="20.755407615844803" table:style-name="ce64">
            <text:p>20,8<text:s text:c="5"/></text:p>
          </table:table-cell>
          <table:table-cell office:value-type="float" office:value="16" table:style-name="ce48">
            <text:p>+ 16</text:p>
          </table:table-cell>
          <table:table-cell office:value-type="float" office:value="5.8719906048150319E-2" table:style-name="ce49">
            <text:p>+0,1<text:s text:c="3"/></text:p>
          </table:table-cell>
          <table:table-cell office:value-type="float" office:value="-9026" table:style-name="ce48">
            <text:p><text:s/>-9 026</text:p>
          </table:table-cell>
          <table:table-cell office:value-type="float" office:value="-24.871865527693579" table:style-name="ce49">
            <text:p>-24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23608" table:style-name="ce61">
            <text:p>23 608</text:p>
          </table:table-cell>
          <table:table-cell office:value-type="float" office:value="16.491791826755154" table:style-name="ce62">
            <text:p>16,5<text:s text:c="5"/></text:p>
          </table:table-cell>
          <table:table-cell office:value-type="float" office:value="22899" table:style-name="ce63">
            <text:p>22 899</text:p>
          </table:table-cell>
          <table:table-cell office:value-type="float" office:value="16.509138098842868" table:style-name="ce64">
            <text:p>16,5<text:s text:c="5"/></text:p>
          </table:table-cell>
          <table:table-cell office:value-type="float" office:value="29403" table:style-name="ce63">
            <text:p>29 403</text:p>
          </table:table-cell>
          <table:table-cell office:value-type="float" office:value="16.816512816993239" table:style-name="ce64">
            <text:p>16,8<text:s text:c="5"/></text:p>
          </table:table-cell>
          <table:table-cell office:value-type="float" office:value="709" table:style-name="ce48">
            <text:p>+ 709</text:p>
          </table:table-cell>
          <table:table-cell office:value-type="float" office:value="3.0962050744573997" table:style-name="ce49">
            <text:p>+3,1<text:s text:c="3"/></text:p>
          </table:table-cell>
          <table:table-cell office:value-type="float" office:value="-5795" table:style-name="ce48">
            <text:p><text:s/>-5 795</text:p>
          </table:table-cell>
          <table:table-cell office:value-type="float" office:value="-19.70887324422678" table:style-name="ce49">
            <text:p>-19,7<text:s text:c="3"/></text:p>
          </table:table-cell>
          <table:table-cell table:style-name="ce1"/>
          <table:table-cell table:style-name="ce91"/>
          <table:table-cell table:number-columns-repeated="16370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29201" table:style-name="ce61">
            <text:p>29 201</text:p>
          </table:table-cell>
          <table:table-cell office:value-type="float" office:value="20.398882291302829" table:style-name="ce62">
            <text:p>20,4<text:s text:c="5"/></text:p>
          </table:table-cell>
          <table:table-cell office:value-type="float" office:value="28023" table:style-name="ce63">
            <text:p>28 023</text:p>
          </table:table-cell>
          <table:table-cell office:value-type="float" office:value="20.203309181356115" table:style-name="ce64">
            <text:p>20,2<text:s text:c="5"/></text:p>
          </table:table-cell>
          <table:table-cell office:value-type="float" office:value="34707" table:style-name="ce63">
            <text:p>34 707</text:p>
          </table:table-cell>
          <table:table-cell office:value-type="float" office:value="19.850039463299133" table:style-name="ce64">
            <text:p>19,9<text:s text:c="5"/></text:p>
          </table:table-cell>
          <table:table-cell office:value-type="float" office:value="1178" table:style-name="ce48">
            <text:p>+1 178</text:p>
          </table:table-cell>
          <table:table-cell office:value-type="float" office:value="4.2036898262141813" table:style-name="ce49">
            <text:p>+4,2<text:s text:c="3"/></text:p>
          </table:table-cell>
          <table:table-cell office:value-type="float" office:value="-5506" table:style-name="ce48">
            <text:p><text:s/>-5 506</text:p>
          </table:table-cell>
          <table:table-cell office:value-type="float" office:value="-15.864234880571642" table:style-name="ce49">
            <text:p>-15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37119" table:style-name="ce61">
            <text:p>37 119</text:p>
          </table:table-cell>
          <table:table-cell office:value-type="float" office:value="25.930143206426827" table:style-name="ce62">
            <text:p>25,9<text:s text:c="5"/></text:p>
          </table:table-cell>
          <table:table-cell office:value-type="float" office:value="35237" table:style-name="ce63">
            <text:p>35 237</text:p>
          </table:table-cell>
          <table:table-cell office:value-type="float" office:value="25.40427526044483" table:style-name="ce64">
            <text:p>25,4<text:s text:c="5"/></text:p>
          </table:table-cell>
          <table:table-cell office:value-type="float" office:value="43271" table:style-name="ce63">
            <text:p>43 271</text:p>
          </table:table-cell>
          <table:table-cell office:value-type="float" office:value="24.748064010615057" table:style-name="ce64">
            <text:p>24,7<text:s text:c="5"/></text:p>
          </table:table-cell>
          <table:table-cell office:value-type="float" office:value="1882" table:style-name="ce48">
            <text:p>+1 882</text:p>
          </table:table-cell>
          <table:table-cell office:value-type="float" office:value="5.3409768141442235" table:style-name="ce49">
            <text:p>+5,3<text:s text:c="3"/></text:p>
          </table:table-cell>
          <table:table-cell office:value-type="float" office:value="-6152" table:style-name="ce48">
            <text:p><text:s/>-6 152</text:p>
          </table:table-cell>
          <table:table-cell office:value-type="float" office:value="-14.217374222920661" table:style-name="ce49">
            <text:p>-14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15678" table:style-name="ce61">
            <text:p>15 678</text:p>
          </table:table-cell>
          <table:table-cell office:value-type="float" office:value="10.952148096402375" table:style-name="ce62">
            <text:p>11,0<text:s text:c="5"/></text:p>
          </table:table-cell>
          <table:table-cell office:value-type="float" office:value="15148" table:style-name="ce63">
            <text:p>15 148</text:p>
          </table:table-cell>
          <table:table-cell office:value-type="float" office:value="10.921019429724955" table:style-name="ce64">
            <text:p>10,9<text:s text:c="5"/></text:p>
          </table:table-cell>
          <table:table-cell office:value-type="float" office:value="19605" table:style-name="ce63">
            <text:p>19 605</text:p>
          </table:table-cell>
          <table:table-cell office:value-type="float" office:value="11.212724340276587" table:style-name="ce64">
            <text:p>11,2<text:s text:c="5"/></text:p>
          </table:table-cell>
          <table:table-cell office:value-type="float" office:value="530" table:style-name="ce48">
            <text:p>+ 530</text:p>
          </table:table-cell>
          <table:table-cell office:value-type="float" office:value="3.4988117243200425" table:style-name="ce49">
            <text:p>+3,5<text:s text:c="3"/></text:p>
          </table:table-cell>
          <table:table-cell office:value-type="float" office:value="-3927" table:style-name="ce48">
            <text:p><text:s/>-3 927</text:p>
          </table:table-cell>
          <table:table-cell office:value-type="float" office:value="-20.030604437643458" table:style-name="ce49">
            <text:p>-20,0<text:s text:c="3"/></text:p>
          </table:table-cell>
          <table:table-cell table:number-columns-repeated="16372" table:style-name="ce1"/>
        </table:table-row>
        <table:table-row table:style-name="ro15">
          <table:table-cell/>
          <table:table-cell table:style-name="ce43"/>
          <table:table-cell table:style-name="ce61"/>
          <table:table-cell table:style-name="ce52"/>
          <table:table-cell table:style-name="ce63"/>
          <table:table-cell table:style-name="ce54"/>
          <table:table-cell table:style-name="ce63"/>
          <table:table-cell office:value-type="float" office:value="0" table:style-name="ce54">
            <text:p>0,0<text:s text:c="5"/></text:p>
          </table:table-cell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67">
            <text:p><text:s text:c="9"/>Mulheres</text:p>
          </table:table-cell>
          <table:table-cell office:value-type="float" office:value="183376" table:style-name="ce55">
            <text:p>183 376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176388" table:style-name="ce57">
            <text:p>176 388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214734" table:style-name="ce57">
            <text:p>214 734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6988" table:style-name="ce39">
            <text:p>+6 988</text:p>
          </table:table-cell>
          <table:table-cell office:value-type="float" office:value="3.9617207519785924" table:style-name="ce40">
            <text:p>+4,0<text:s text:c="3"/></text:p>
          </table:table-cell>
          <table:table-cell office:value-type="float" office:value="-31358" table:style-name="ce39">
            <text:p><text:s/>-31 358</text:p>
          </table:table-cell>
          <table:table-cell office:value-type="float" office:value="-14.603183473506757" table:style-name="ce40">
            <text:p>-14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18850" table:style-name="ce61">
            <text:p>18 850</text:p>
          </table:table-cell>
          <table:table-cell office:value-type="float" office:value="10.279425879068144" table:style-name="ce62">
            <text:p>10,3<text:s text:c="5"/></text:p>
          </table:table-cell>
          <table:table-cell office:value-type="float" office:value="17322" table:style-name="ce63">
            <text:p>17 322</text:p>
          </table:table-cell>
          <table:table-cell office:value-type="float" office:value="9.8203959453024012" table:style-name="ce64">
            <text:p>9,8<text:s text:c="5"/></text:p>
          </table:table-cell>
          <table:table-cell office:value-type="float" office:value="23539" table:style-name="ce63">
            <text:p>23 539</text:p>
          </table:table-cell>
          <table:table-cell office:value-type="float" office:value="10.961934300110835" table:style-name="ce64">
            <text:p>11,0<text:s text:c="5"/></text:p>
          </table:table-cell>
          <table:table-cell office:value-type="float" office:value="1528" table:style-name="ce48">
            <text:p>+1 528</text:p>
          </table:table-cell>
          <table:table-cell office:value-type="float" office:value="8.8211522918831538" table:style-name="ce49">
            <text:p>+8,8<text:s text:c="3"/></text:p>
          </table:table-cell>
          <table:table-cell office:value-type="float" office:value="-4689" table:style-name="ce48">
            <text:p><text:s/>-4 689</text:p>
          </table:table-cell>
          <table:table-cell office:value-type="float" office:value="-19.92013254598751" table:style-name="ce49">
            <text:p>-19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164526" table:style-name="ce61">
            <text:p>164 526</text:p>
          </table:table-cell>
          <table:table-cell office:value-type="float" office:value="89.720574120931857" table:style-name="ce62">
            <text:p>89,7<text:s text:c="5"/></text:p>
          </table:table-cell>
          <table:table-cell office:value-type="float" office:value="159066" table:style-name="ce63">
            <text:p>159 066</text:p>
          </table:table-cell>
          <table:table-cell office:value-type="float" office:value="90.179604054697592" table:style-name="ce64">
            <text:p>90,2<text:s text:c="5"/></text:p>
          </table:table-cell>
          <table:table-cell office:value-type="float" office:value="191195" table:style-name="ce63">
            <text:p>191 195</text:p>
          </table:table-cell>
          <table:table-cell office:value-type="float" office:value="89.038065699889174" table:style-name="ce64">
            <text:p>89,0<text:s text:c="5"/></text:p>
          </table:table-cell>
          <table:table-cell office:value-type="float" office:value="5460" table:style-name="ce48">
            <text:p>+5 460</text:p>
          </table:table-cell>
          <table:table-cell office:value-type="float" office:value="3.4325374372901813" table:style-name="ce49">
            <text:p>+3,4<text:s text:c="3"/></text:p>
          </table:table-cell>
          <table:table-cell office:value-type="float" office:value="-26669" table:style-name="ce48">
            <text:p><text:s/>-26 669</text:p>
          </table:table-cell>
          <table:table-cell office:value-type="float" office:value="-13.948586521614059" table:style-name="ce49">
            <text:p>-13,9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105360" table:style-name="ce61">
            <text:p>105 360</text:p>
          </table:table-cell>
          <table:table-cell office:value-type="float" office:value="57.455719396213247" table:style-name="ce62">
            <text:p>57,5<text:s text:c="5"/></text:p>
          </table:table-cell>
          <table:table-cell office:value-type="float" office:value="99258" table:style-name="ce63">
            <text:p>99 258</text:p>
          </table:table-cell>
          <table:table-cell office:value-type="float" office:value="56.272535546635829" table:style-name="ce64">
            <text:p>56,3<text:s text:c="5"/></text:p>
          </table:table-cell>
          <table:table-cell office:value-type="float" office:value="113971" table:style-name="ce63">
            <text:p>113 971</text:p>
          </table:table-cell>
          <table:table-cell office:value-type="float" office:value="53.0754328611212" table:style-name="ce64">
            <text:p>53,1<text:s text:c="5"/></text:p>
          </table:table-cell>
          <table:table-cell office:value-type="float" office:value="6102" table:style-name="ce48">
            <text:p>+6 102</text:p>
          </table:table-cell>
          <table:table-cell office:value-type="float" office:value="6.1476153055673093" table:style-name="ce49">
            <text:p>+6,1<text:s text:c="3"/></text:p>
          </table:table-cell>
          <table:table-cell office:value-type="float" office:value="-8611" table:style-name="ce48">
            <text:p><text:s/>-8 611</text:p>
          </table:table-cell>
          <table:table-cell office:value-type="float" office:value="-7.5554307674759373" table:style-name="ce49">
            <text:p>-7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78016" table:style-name="ce61">
            <text:p>78 016</text:p>
          </table:table-cell>
          <table:table-cell office:value-type="float" office:value="42.544280603786753" table:style-name="ce62">
            <text:p>42,5<text:s text:c="5"/></text:p>
          </table:table-cell>
          <table:table-cell office:value-type="float" office:value="77130" table:style-name="ce63">
            <text:p>77 130</text:p>
          </table:table-cell>
          <table:table-cell office:value-type="float" office:value="43.727464453364171" table:style-name="ce64">
            <text:p>43,7<text:s text:c="5"/></text:p>
          </table:table-cell>
          <table:table-cell office:value-type="float" office:value="100763" table:style-name="ce63">
            <text:p>100 763</text:p>
          </table:table-cell>
          <table:table-cell office:value-type="float" office:value="46.9245671388788" table:style-name="ce64">
            <text:p>46,9<text:s text:c="5"/></text:p>
          </table:table-cell>
          <table:table-cell office:value-type="float" office:value="886" table:style-name="ce48">
            <text:p>+ 886</text:p>
          </table:table-cell>
          <table:table-cell office:value-type="float" office:value="1.1487099701802153" table:style-name="ce49">
            <text:p>+1,1<text:s text:c="3"/></text:p>
          </table:table-cell>
          <table:table-cell office:value-type="float" office:value="-22747" table:style-name="ce48">
            <text:p><text:s/>-22 747</text:p>
          </table:table-cell>
          <table:table-cell office:value-type="float" office:value="-22.574754622232369" table:style-name="ce49">
            <text:p>-22,6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19115" table:style-name="ce61">
            <text:p>19 115</text:p>
          </table:table-cell>
          <table:table-cell office:value-type="float" office:value="10.423937701771225" table:style-name="ce62">
            <text:p>10,4<text:s text:c="5"/></text:p>
          </table:table-cell>
          <table:table-cell office:value-type="float" office:value="18402" table:style-name="ce63">
            <text:p>18 402</text:p>
          </table:table-cell>
          <table:table-cell office:value-type="float" office:value="10.432682495407851" table:style-name="ce64">
            <text:p>10,4<text:s text:c="5"/></text:p>
          </table:table-cell>
          <table:table-cell office:value-type="float" office:value="24635" table:style-name="ce63">
            <text:p>24 635</text:p>
          </table:table-cell>
          <table:table-cell office:value-type="float" office:value="11.4723332122533" table:style-name="ce64">
            <text:p>11,5<text:s text:c="5"/></text:p>
          </table:table-cell>
          <table:table-cell office:value-type="float" office:value="713" table:style-name="ce48">
            <text:p>+ 713</text:p>
          </table:table-cell>
          <table:table-cell office:value-type="float" office:value="3.8745788501249865" table:style-name="ce49">
            <text:p>+3,9<text:s text:c="3"/></text:p>
          </table:table-cell>
          <table:table-cell office:value-type="float" office:value="-5520" table:style-name="ce48">
            <text:p><text:s/>-5 520</text:p>
          </table:table-cell>
          <table:table-cell office:value-type="float" office:value="-22.407144306880454" table:style-name="ce49">
            <text:p>-22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164261" table:style-name="ce61">
            <text:p>164 261</text:p>
          </table:table-cell>
          <table:table-cell office:value-type="float" office:value="89.576062298228777" table:style-name="ce62">
            <text:p>89,6<text:s text:c="5"/></text:p>
          </table:table-cell>
          <table:table-cell office:value-type="float" office:value="157986" table:style-name="ce63">
            <text:p>157 986</text:p>
          </table:table-cell>
          <table:table-cell office:value-type="float" office:value="89.567317504592154" table:style-name="ce64">
            <text:p>89,6<text:s text:c="5"/></text:p>
          </table:table-cell>
          <table:table-cell office:value-type="float" office:value="190099" table:style-name="ce63">
            <text:p>190 099</text:p>
          </table:table-cell>
          <table:table-cell office:value-type="float" office:value="88.52766678774671" table:style-name="ce64">
            <text:p>88,5<text:s text:c="5"/></text:p>
          </table:table-cell>
          <table:table-cell office:value-type="float" office:value="6275" table:style-name="ce48">
            <text:p>+6 275</text:p>
          </table:table-cell>
          <table:table-cell office:value-type="float" office:value="3.9718709252718596" table:style-name="ce49">
            <text:p>+4,0<text:s text:c="3"/></text:p>
          </table:table-cell>
          <table:table-cell office:value-type="float" office:value="-25838" table:style-name="ce48">
            <text:p><text:s/>-25 838</text:p>
          </table:table-cell>
          <table:table-cell office:value-type="float" office:value="-13.591865291242982" table:style-name="ce49">
            <text:p>-13,6<text:s text:c="3"/></text:p>
          </table:table-cell>
          <table:table-cell table:number-columns-repeated="16372" table:style-name="ce1"/>
        </table:table-row>
        <table:table-row table:style-name="ro16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style-name="ce1"/>
          <table:table-cell table:style-name="ce91"/>
          <table:table-cell table:number-columns-repeated="16370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12361" table:style-name="ce61">
            <text:p>12 361</text:p>
          </table:table-cell>
          <table:table-cell office:value-type="float" office:value="6.7407948695576296" table:style-name="ce62">
            <text:p>6,7<text:s text:c="5"/></text:p>
          </table:table-cell>
          <table:table-cell office:value-type="float" office:value="12226" table:style-name="ce63">
            <text:p>12 226</text:p>
          </table:table-cell>
          <table:table-cell office:value-type="float" office:value="6.9313105199900225" table:style-name="ce64">
            <text:p>6,9<text:s text:c="5"/></text:p>
          </table:table-cell>
          <table:table-cell office:value-type="float" office:value="13346" table:style-name="ce63">
            <text:p>13 346</text:p>
          </table:table-cell>
          <table:table-cell office:value-type="float" office:value="6.2151312786982968" table:style-name="ce64">
            <text:p>6,2<text:s text:c="5"/></text:p>
          </table:table-cell>
          <table:table-cell office:value-type="float" office:value="135" table:style-name="ce48">
            <text:p>+ 135</text:p>
          </table:table-cell>
          <table:table-cell office:value-type="float" office:value="1.1042041550793391" table:style-name="ce49">
            <text:p>+1,1<text:s text:c="3"/></text:p>
          </table:table-cell>
          <table:table-cell office:value-type="float" office:value="-985" table:style-name="ce48">
            <text:p><text:s/>- 985</text:p>
          </table:table-cell>
          <table:table-cell office:value-type="float" office:value="-7.3804885358909038" table:style-name="ce49">
            <text:p>-7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29043" table:style-name="ce61">
            <text:p>29 043</text:p>
          </table:table-cell>
          <table:table-cell office:value-type="float" office:value="15.837950440624727" table:style-name="ce62">
            <text:p>15,8<text:s text:c="5"/></text:p>
          </table:table-cell>
          <table:table-cell office:value-type="float" office:value="28954" table:style-name="ce63">
            <text:p>28 954</text:p>
          </table:table-cell>
          <table:table-cell office:value-type="float" office:value="16.414948862734427" table:style-name="ce64">
            <text:p>16,4<text:s text:c="5"/></text:p>
          </table:table-cell>
          <table:table-cell office:value-type="float" office:value="36099" table:style-name="ce63">
            <text:p>36 099</text:p>
          </table:table-cell>
          <table:table-cell office:value-type="float" office:value="16.811031322473386" table:style-name="ce64">
            <text:p>16,8<text:s text:c="5"/></text:p>
          </table:table-cell>
          <table:table-cell office:value-type="float" office:value="89" table:style-name="ce48">
            <text:p>+ 89</text:p>
          </table:table-cell>
          <table:table-cell office:value-type="float" office:value="0.30738412654555503" table:style-name="ce49">
            <text:p>+0,3<text:s text:c="3"/></text:p>
          </table:table-cell>
          <table:table-cell office:value-type="float" office:value="-7056" table:style-name="ce48">
            <text:p><text:s/>-7 056</text:p>
          </table:table-cell>
          <table:table-cell office:value-type="float" office:value="-19.546247818499126" table:style-name="ce49">
            <text:p>-19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23620" table:style-name="ce61">
            <text:p>23 620</text:p>
          </table:table-cell>
          <table:table-cell office:value-type="float" office:value="12.880638687723584" table:style-name="ce62">
            <text:p>12,9<text:s text:c="5"/></text:p>
          </table:table-cell>
          <table:table-cell office:value-type="float" office:value="22561" table:style-name="ce63">
            <text:p>22 561</text:p>
          </table:table-cell>
          <table:table-cell office:value-type="float" office:value="12.79055264530467" table:style-name="ce64">
            <text:p>12,8<text:s text:c="5"/></text:p>
          </table:table-cell>
          <table:table-cell office:value-type="float" office:value="27907" table:style-name="ce63">
            <text:p>27 907</text:p>
          </table:table-cell>
          <table:table-cell office:value-type="float" office:value="12.996078869671315" table:style-name="ce64">
            <text:p>13,0<text:s text:c="5"/></text:p>
          </table:table-cell>
          <table:table-cell office:value-type="float" office:value="1059" table:style-name="ce48">
            <text:p>+1 059</text:p>
          </table:table-cell>
          <table:table-cell office:value-type="float" office:value="4.6939408714152737" table:style-name="ce49">
            <text:p>+4,7<text:s text:c="3"/></text:p>
          </table:table-cell>
          <table:table-cell office:value-type="float" office:value="-4287" table:style-name="ce48">
            <text:p><text:s/>-4 287</text:p>
          </table:table-cell>
          <table:table-cell office:value-type="float" office:value="-15.361737198552333" table:style-name="ce49">
            <text:p>-15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36404" table:style-name="ce61">
            <text:p>36 404</text:p>
          </table:table-cell>
          <table:table-cell office:value-type="float" office:value="19.852107145973299" table:style-name="ce62">
            <text:p>19,9<text:s text:c="5"/></text:p>
          </table:table-cell>
          <table:table-cell office:value-type="float" office:value="34903" table:style-name="ce63">
            <text:p>34 903</text:p>
          </table:table-cell>
          <table:table-cell office:value-type="float" office:value="19.787627276231941" table:style-name="ce64">
            <text:p>19,8<text:s text:c="5"/></text:p>
          </table:table-cell>
          <table:table-cell office:value-type="float" office:value="41946" table:style-name="ce63">
            <text:p>41 946</text:p>
          </table:table-cell>
          <table:table-cell office:value-type="float" office:value="19.53393500796334" table:style-name="ce64">
            <text:p>19,5<text:s text:c="5"/></text:p>
          </table:table-cell>
          <table:table-cell office:value-type="float" office:value="1501" table:style-name="ce48">
            <text:p>+1 501</text:p>
          </table:table-cell>
          <table:table-cell office:value-type="float" office:value="4.3004899292324446" table:style-name="ce49">
            <text:p>+4,3<text:s text:c="3"/></text:p>
          </table:table-cell>
          <table:table-cell office:value-type="float" office:value="-5542" table:style-name="ce48">
            <text:p><text:s/>-5 542</text:p>
          </table:table-cell>
          <table:table-cell office:value-type="float" office:value="-13.212225241977782" table:style-name="ce49">
            <text:p>-13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52368" table:style-name="ce61">
            <text:p>52 368</text:p>
          </table:table-cell>
          <table:table-cell office:value-type="float" office:value="28.557717476659978" table:style-name="ce62">
            <text:p>28,6<text:s text:c="5"/></text:p>
          </table:table-cell>
          <table:table-cell office:value-type="float" office:value="49314" table:style-name="ce63">
            <text:p>49 314</text:p>
          </table:table-cell>
          <table:table-cell office:value-type="float" office:value="27.957684196203825" table:style-name="ce64">
            <text:p>28,0<text:s text:c="5"/></text:p>
          </table:table-cell>
          <table:table-cell office:value-type="float" office:value="59754" table:style-name="ce63">
            <text:p>59 754</text:p>
          </table:table-cell>
          <table:table-cell office:value-type="float" office:value="27.826985945402217" table:style-name="ce64">
            <text:p>27,8<text:s text:c="5"/></text:p>
          </table:table-cell>
          <table:table-cell office:value-type="float" office:value="3054" table:style-name="ce48">
            <text:p>+3 054</text:p>
          </table:table-cell>
          <table:table-cell office:value-type="float" office:value="6.1929675142961429" table:style-name="ce49">
            <text:p>+6,2<text:s text:c="3"/></text:p>
          </table:table-cell>
          <table:table-cell office:value-type="float" office:value="-7386" table:style-name="ce48">
            <text:p><text:s/>-7 386</text:p>
          </table:table-cell>
          <table:table-cell office:value-type="float" office:value="-12.360678783010343" table:style-name="ce49">
            <text:p>-12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29580" table:style-name="ce61">
            <text:p>29 580</text:p>
          </table:table-cell>
          <table:table-cell office:value-type="float" office:value="16.130791379460778" table:style-name="ce62">
            <text:p>16,1<text:s text:c="5"/></text:p>
          </table:table-cell>
          <table:table-cell office:value-type="float" office:value="28430" table:style-name="ce63">
            <text:p>28 430</text:p>
          </table:table-cell>
          <table:table-cell office:value-type="float" office:value="16.117876499535118" table:style-name="ce64">
            <text:p>16,1<text:s text:c="5"/></text:p>
          </table:table-cell>
          <table:table-cell office:value-type="float" office:value="35682" table:style-name="ce63">
            <text:p>35 682</text:p>
          </table:table-cell>
          <table:table-cell office:value-type="float" office:value="16.616837575791443" table:style-name="ce64">
            <text:p>16,6<text:s text:c="5"/></text:p>
          </table:table-cell>
          <table:table-cell office:value-type="float" office:value="1150" table:style-name="ce48">
            <text:p>+1 150</text:p>
          </table:table-cell>
          <table:table-cell office:value-type="float" office:value="4.0450228631727052" table:style-name="ce49">
            <text:p>+4,0<text:s text:c="3"/></text:p>
          </table:table-cell>
          <table:table-cell office:value-type="float" office:value="-6102" table:style-name="ce48">
            <text:p><text:s/>-6 102</text:p>
          </table:table-cell>
          <table:table-cell office:value-type="float" office:value="-17.101059357659324" table:style-name="ce49">
            <text:p>-17,1<text:s text:c="3"/></text:p>
          </table:table-cell>
          <table:table-cell table:number-columns-repeated="16372" table:style-name="ce1"/>
        </table:table-row>
        <table:table-row table:style-name="ro8">
          <table:table-cell/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1"/>
          <table:table-cell table:style-name="ce72"/>
          <table:table-cell table:style-name="ce73"/>
          <table:table-cell table:style-name="ce74"/>
          <table:table-cell table:style-name="ce73"/>
          <table:table-cell table:style-name="ce74"/>
          <table:table-cell table:number-columns-repeated="16372" table:style-name="ce1"/>
        </table:table-row>
        <table:table-row table:style-name="ro1">
          <table:table-cell/>
          <table:table-cell office:value-type="string" table:style-name="ce75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6"/>
          <table:table-cell table:style-name="ce3"/>
          <table:table-cell table:style-name="ce77"/>
          <table:table-cell table:number-columns-repeated="2" table:style-name="ce3"/>
          <table:table-cell table:number-columns-repeated="16372" table:style-name="ce1"/>
        </table:table-row>
        <table:table-row table:number-rows-repeated="1048503" table:style-name="ro1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2">
        <table:table-column table:style-name="co1" table:default-cell-style-name="ce1" table:visibility="collapse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3" table:default-cell-style-name="ce92"/>
        <table:table-column table:style-name="co14" table:default-cell-style-name="ce92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9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6" draw:id="id12">
              <svg:title/>
              <svg:desc/>
              <draw:frame draw:id="id10" draw:style-name="a31" draw:name="Picture 184" svg:x="0.22749in" svg:y="0.1171in" svg:width="2.485in" svg:height="0.6632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1" draw:style-name="a35" draw:name="CaixaDeTexto 8" svg:x="0.68993in" svg:y="0.24186in" svg:width="1.89615in" svg:height="0.52305in">
                <draw:text-box>
                  <text:p text:style-name="a34" text:class-names="" text:cond-style-name=""><text:span text:style-name="a32" text:class-names="">JANEIRO 2019</text:span><text:span text:style-name="a33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9" draw:style-name="a30" draw:name="Text Box 122" svg:x="0in" svg:y="0in" svg:width="0.97917in" svg:height="0.32292in">
              <draw:text-box>
                <text:p text:style-name="a27" text:class-names="" text:cond-style-name=""><text:span text:style-name="a25" text:class-names="">Página 7</text:span><text:span text:style-name="a26" text:class-names="">/14</text:span></text:p>
                <text:p text:style-name="a29" text:class-names="" text:cond-style-name=""><text:span text:style-name="a28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">
          <table:table-cell/>
          <table:table-cell table:number-columns-repeated="11" table:style-name="ce2"/>
          <table:table-cell table:style-name="ce3"/>
          <table:table-cell table:number-columns-repeated="16371"/>
        </table:table-row>
        <table:table-row table:style-name="ro2">
          <table:table-cell/>
          <table:table-cell office:value-type="string" table:style-name="ce4">
            <text:p>Quadro 3 - <text:s/>DESEMPREGO REGISTADO, <text:s text:c="2"/>POR <text:s/>REGIÕES<text:s text:c="3"/></text:p>
          </table:table-cell>
          <table:table-cell table:number-columns-repeated="8" table:style-name="ce4"/>
          <table:table-cell table:number-columns-spanned="2" table:number-rows-spanned="1" table:style-name="ce165"/>
          <table:covered-table-cell/>
          <table:table-cell table:style-name="ce3"/>
          <table:table-cell table:number-columns-repeated="16371"/>
        </table:table-row>
        <table:table-row table:style-name="ro2">
          <table:table-cell/>
          <table:table-cell office:value-type="string" table:style-name="ce6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style-name="ce3"/>
          <table:table-cell table:number-columns-repeated="16371"/>
        </table:table-row>
        <table:table-row table:style-name="ro1">
          <table:table-cell/>
          <table:table-cell table:style-name="ce2"/>
          <table:table-cell table:style-name="ce8"/>
          <table:table-cell table:number-columns-repeated="9" table:style-name="ce2"/>
          <table:table-cell table:style-name="ce3"/>
          <table:table-cell table:number-columns-repeated="16371"/>
        </table:table-row>
        <table:table-row table:style-name="ro5">
          <table:table-cell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style-name="ce14"/>
          <table:table-cell table:number-columns-repeated="16371"/>
        </table:table-row>
        <table:table-row table:style-name="ro5">
          <table:table-cell/>
          <table:table-cell table:style-name="ce15"/>
          <table:table-cell office:value-type="string" table:style-name="ce84">
            <text:p>JANEIRO 2019</text:p>
          </table:table-cell>
          <table:table-cell office:value-type="string" table:style-name="ce97">
            <text:p>%</text:p>
          </table:table-cell>
          <table:table-cell office:value-type="string" table:style-name="ce18">
            <text:p>DEZEMBRO 2018</text:p>
          </table:table-cell>
          <table:table-cell office:value-type="string" table:style-name="ce98">
            <text:p>%</text:p>
          </table:table-cell>
          <table:table-cell office:value-type="string" table:style-name="ce18">
            <text:p>JANEIRO 2018</text:p>
          </table:table-cell>
          <table:table-cell office:value-type="string" table:style-name="ce98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<text:span text:style-name="T2">(1)<text:s/></text:span></text:p>
          </table:table-cell>
          <table:covered-table-cell/>
          <table:table-cell table:style-name="ce14"/>
          <table:table-cell table:number-columns-repeated="16371"/>
        </table:table-row>
        <table:table-row table:style-name="ro5">
          <table:table-cell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3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style-name="ce28"/>
          <table:table-cell table:number-columns-repeated="16371"/>
        </table:table-row>
        <table:table-row table:style-name="ro10">
          <table:table-cell/>
          <table:table-cell table:style-name="ce2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8"/>
          <table:table-cell table:number-columns-repeated="16371"/>
        </table:table-row>
        <table:table-row table:style-name="ro17">
          <table:table-cell/>
          <table:table-cell office:value-type="string" table:style-name="ce113">
            <text:p>PORTUGAL</text:p>
          </table:table-cell>
          <table:table-cell office:value-type="float" office:value="350772" table:style-name="ce114">
            <text:p>350 772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339035" table:style-name="ce116">
            <text:p>339 035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415539" table:style-name="ce116">
            <text:p>415 539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11737" table:style-name="ce39">
            <text:p>+11 737</text:p>
          </table:table-cell>
          <table:table-cell office:value-type="float" office:value="3.4618844662055537" table:style-name="ce40">
            <text:p>+3,5<text:s text:c="3"/></text:p>
          </table:table-cell>
          <table:table-cell office:value-type="float" office:value="-64767" table:style-name="ce39">
            <text:p><text:s/>-64 767</text:p>
          </table:table-cell>
          <table:table-cell office:value-type="float" office:value="-15.586262661266451" table:style-name="ce40">
            <text:p>-15,6<text:s text:c="3"/></text:p>
          </table:table-cell>
          <table:table-cell table:style-name="ce41"/>
          <table:table-cell table:number-columns-repeated="16371"/>
        </table:table-row>
        <table:table-row table:style-name="ro18">
          <table:table-cell/>
          <table:table-cell office:value-type="string" table:style-name="ce119">
            <text:p>CONTINENTE</text:p>
          </table:table-cell>
          <table:table-cell office:value-type="float" office:value="326526" table:style-name="ce114">
            <text:p>326 526</text:p>
          </table:table-cell>
          <table:table-cell office:value-type="float" office:value="93.087817727754782" table:style-name="ce115">
            <text:p>93,1<text:s text:c="5"/></text:p>
          </table:table-cell>
          <table:table-cell office:value-type="float" office:value="315093" table:style-name="ce116">
            <text:p>315 093</text:p>
          </table:table-cell>
          <table:table-cell office:value-type="float" office:value="92.938192222041977" table:style-name="ce117">
            <text:p>92,9<text:s text:c="5"/></text:p>
          </table:table-cell>
          <table:table-cell office:value-type="float" office:value="389580" table:style-name="ce116">
            <text:p>389 580</text:p>
          </table:table-cell>
          <table:table-cell office:value-type="float" office:value="93.752932937702596" table:style-name="ce118">
            <text:p>93,8<text:s text:c="5"/></text:p>
          </table:table-cell>
          <table:table-cell office:value-type="float" office:value="11433" table:style-name="ce39">
            <text:p>+11 433</text:p>
          </table:table-cell>
          <table:table-cell office:value-type="float" office:value="3.6284525521036648" table:style-name="ce40">
            <text:p>+3,6<text:s text:c="3"/></text:p>
          </table:table-cell>
          <table:table-cell office:value-type="float" office:value="-63054" table:style-name="ce39">
            <text:p><text:s/>-63 054</text:p>
          </table:table-cell>
          <table:table-cell office:value-type="float" office:value="-16.185122439550284" table:style-name="ce40">
            <text:p>-16,2<text:s text:c="3"/></text:p>
          </table:table-cell>
          <table:table-cell table:style-name="ce59"/>
          <table:table-cell table:number-columns-repeated="16371"/>
        </table:table-row>
        <table:table-row table:style-name="ro17">
          <table:table-cell/>
          <table:table-cell office:value-type="string" table:style-name="ce120">
            <text:p>Norte</text:p>
          </table:table-cell>
          <table:table-cell office:value-type="float" office:value="140696" table:style-name="ce121">
            <text:p>140 696</text:p>
          </table:table-cell>
          <table:table-cell office:value-type="float" office:value="40.110385093451015" table:style-name="ce122">
            <text:p>40,1<text:s text:c="5"/></text:p>
          </table:table-cell>
          <table:table-cell office:value-type="float" office:value="137025" table:style-name="ce123">
            <text:p>137 025</text:p>
          </table:table-cell>
          <table:table-cell office:value-type="float" office:value="40.416181220227998" table:style-name="ce124">
            <text:p>40,4<text:s text:c="5"/></text:p>
          </table:table-cell>
          <table:table-cell office:value-type="float" office:value="172949" table:style-name="ce123">
            <text:p>172 949</text:p>
          </table:table-cell>
          <table:table-cell office:value-type="float" office:value="41.620401454496445" table:style-name="ce125">
            <text:p>41,6<text:s text:c="5"/></text:p>
          </table:table-cell>
          <table:table-cell office:value-type="float" office:value="3671" table:style-name="ce48">
            <text:p>+3 671</text:p>
          </table:table-cell>
          <table:table-cell office:value-type="float" office:value="2.6790731618317825" table:style-name="ce49">
            <text:p>+2,7<text:s text:c="3"/></text:p>
          </table:table-cell>
          <table:table-cell office:value-type="float" office:value="-32253" table:style-name="ce48">
            <text:p><text:s/>-32 253</text:p>
          </table:table-cell>
          <table:table-cell office:value-type="float" office:value="-18.648850239087825" table:style-name="ce49">
            <text:p>-18,6<text:s text:c="3"/></text:p>
          </table:table-cell>
          <table:table-cell table:style-name="ce65"/>
          <table:table-cell table:number-columns-repeated="16371"/>
        </table:table-row>
        <table:table-row table:style-name="ro1">
          <table:table-cell/>
          <table:table-cell office:value-type="string" table:style-name="ce120">
            <text:p>Centro</text:p>
          </table:table-cell>
          <table:table-cell office:value-type="float" office:value="46703" table:style-name="ce121">
            <text:p>46 703</text:p>
          </table:table-cell>
          <table:table-cell office:value-type="float" office:value="13.314346641123009" table:style-name="ce122">
            <text:p>13,3<text:s text:c="5"/></text:p>
          </table:table-cell>
          <table:table-cell office:value-type="float" office:value="44584" table:style-name="ce123">
            <text:p>44 584</text:p>
          </table:table-cell>
          <table:table-cell office:value-type="float" office:value="13.150264721931364" table:style-name="ce124">
            <text:p>13,2<text:s text:c="5"/></text:p>
          </table:table-cell>
          <table:table-cell office:value-type="float" office:value="54464" table:style-name="ce123">
            <text:p>54 464</text:p>
          </table:table-cell>
          <table:table-cell office:value-type="float" office:value="13.106832331020673" table:style-name="ce125">
            <text:p>13,1<text:s text:c="5"/></text:p>
          </table:table-cell>
          <table:table-cell office:value-type="float" office:value="2119" table:style-name="ce48">
            <text:p>+2 119</text:p>
          </table:table-cell>
          <table:table-cell office:value-type="float" office:value="4.7528261259644715" table:style-name="ce49">
            <text:p>+4,8<text:s text:c="3"/></text:p>
          </table:table-cell>
          <table:table-cell office:value-type="float" office:value="-7761" table:style-name="ce48">
            <text:p><text:s/>-7 761</text:p>
          </table:table-cell>
          <table:table-cell office:value-type="float" office:value="-14.249779670975323" table:style-name="ce49">
            <text:p>-14,2<text:s text:c="3"/></text:p>
          </table:table-cell>
          <table:table-cell table:style-name="ce59"/>
          <table:table-cell table:number-columns-repeated="16371"/>
        </table:table-row>
        <table:table-row table:style-name="ro1">
          <table:table-cell/>
          <table:table-cell office:value-type="string" table:style-name="ce120">
            <text:p>Lisboa V. Tejo</text:p>
          </table:table-cell>
          <table:table-cell office:value-type="float" office:value="101758" table:style-name="ce121">
            <text:p>101 758</text:p>
          </table:table-cell>
          <table:table-cell office:value-type="float" office:value="29.009727116189431" table:style-name="ce122">
            <text:p>29,0<text:s text:c="5"/></text:p>
          </table:table-cell>
          <table:table-cell office:value-type="float" office:value="97703" table:style-name="ce123">
            <text:p>97 703</text:p>
          </table:table-cell>
          <table:table-cell office:value-type="float" office:value="28.817968646304955" table:style-name="ce124">
            <text:p>28,8<text:s text:c="5"/></text:p>
          </table:table-cell>
          <table:table-cell office:value-type="float" office:value="121277" table:style-name="ce123">
            <text:p>121 277</text:p>
          </table:table-cell>
          <table:table-cell office:value-type="float" office:value="29.18546754937563" table:style-name="ce125">
            <text:p>29,2<text:s text:c="5"/></text:p>
          </table:table-cell>
          <table:table-cell office:value-type="float" office:value="4055" table:style-name="ce48">
            <text:p>+4 055</text:p>
          </table:table-cell>
          <table:table-cell office:value-type="float" office:value="4.1503331525132285" table:style-name="ce49">
            <text:p>+4,2<text:s text:c="3"/></text:p>
          </table:table-cell>
          <table:table-cell office:value-type="float" office:value="-19519" table:style-name="ce48">
            <text:p><text:s/>-19 519</text:p>
          </table:table-cell>
          <table:table-cell office:value-type="float" office:value="-16.094560386553098" table:style-name="ce49">
            <text:p>-16,1<text:s text:c="3"/></text:p>
          </table:table-cell>
          <table:table-cell table:style-name="ce65"/>
          <table:table-cell table:number-columns-repeated="16371"/>
        </table:table-row>
        <table:table-row table:style-name="ro1">
          <table:table-cell/>
          <table:table-cell office:value-type="string" table:style-name="ce120">
            <text:p>Alentejo</text:p>
          </table:table-cell>
          <table:table-cell office:value-type="float" office:value="16621" table:style-name="ce121">
            <text:p>16 621</text:p>
          </table:table-cell>
          <table:table-cell office:value-type="float" office:value="4.7384055739910824" table:style-name="ce122">
            <text:p>4,7<text:s text:c="5"/></text:p>
          </table:table-cell>
          <table:table-cell office:value-type="float" office:value="16063" table:style-name="ce123">
            <text:p>16 063</text:p>
          </table:table-cell>
          <table:table-cell office:value-type="float" office:value="4.7378589231200321" table:style-name="ce124">
            <text:p>4,7<text:s text:c="5"/></text:p>
          </table:table-cell>
          <table:table-cell office:value-type="float" office:value="19091" table:style-name="ce123">
            <text:p>19 091</text:p>
          </table:table-cell>
          <table:table-cell office:value-type="float" office:value="4.594273942999334" table:style-name="ce125">
            <text:p>4,6<text:s text:c="5"/></text:p>
          </table:table-cell>
          <table:table-cell office:value-type="float" office:value="558" table:style-name="ce48">
            <text:p>+ 558</text:p>
          </table:table-cell>
          <table:table-cell office:value-type="float" office:value="3.4738218265579284" table:style-name="ce49">
            <text:p>+3,5<text:s text:c="3"/></text:p>
          </table:table-cell>
          <table:table-cell office:value-type="float" office:value="-2470" table:style-name="ce48">
            <text:p><text:s/>-2 470</text:p>
          </table:table-cell>
          <table:table-cell office:value-type="float" office:value="-12.938033628411294" table:style-name="ce49">
            <text:p>-12,9<text:s text:c="3"/></text:p>
          </table:table-cell>
          <table:table-cell table:style-name="ce59"/>
          <table:table-cell table:number-columns-repeated="16371"/>
        </table:table-row>
        <table:table-row table:style-name="ro1">
          <table:table-cell/>
          <table:table-cell office:value-type="string" table:style-name="ce120">
            <text:p>Algarve</text:p>
          </table:table-cell>
          <table:table-cell office:value-type="float" office:value="20748" table:style-name="ce121">
            <text:p>20 748</text:p>
          </table:table-cell>
          <table:table-cell office:value-type="float" office:value="5.9149533030002397" table:style-name="ce122">
            <text:p>5,9<text:s text:c="5"/></text:p>
          </table:table-cell>
          <table:table-cell office:value-type="float" office:value="19718" table:style-name="ce123">
            <text:p>19 718</text:p>
          </table:table-cell>
          <table:table-cell office:value-type="float" office:value="5.8159187104576224" table:style-name="ce124">
            <text:p>5,8<text:s text:c="5"/></text:p>
          </table:table-cell>
          <table:table-cell office:value-type="float" office:value="21799" table:style-name="ce123">
            <text:p>21 799</text:p>
          </table:table-cell>
          <table:table-cell office:value-type="float" office:value="5.2459576598105118" table:style-name="ce125">
            <text:p>5,2<text:s text:c="5"/></text:p>
          </table:table-cell>
          <table:table-cell office:value-type="float" office:value="1030" table:style-name="ce48">
            <text:p>+1 030</text:p>
          </table:table-cell>
          <table:table-cell office:value-type="float" office:value="5.2236535145552283" table:style-name="ce49">
            <text:p>+5,2<text:s text:c="3"/></text:p>
          </table:table-cell>
          <table:table-cell office:value-type="float" office:value="-1051" table:style-name="ce48">
            <text:p><text:s/>-1 051</text:p>
          </table:table-cell>
          <table:table-cell office:value-type="float" office:value="-4.8213220789944495" table:style-name="ce49">
            <text:p>-4,8<text:s text:c="3"/></text:p>
          </table:table-cell>
          <table:table-cell table:style-name="ce65"/>
          <table:table-cell table:number-columns-repeated="16371"/>
        </table:table-row>
        <table:table-row table:style-name="ro18">
          <table:table-cell/>
          <table:table-cell office:value-type="string" table:style-name="ce119">
            <text:p>REG.AUTÓNOMAS</text:p>
          </table:table-cell>
          <table:table-cell office:value-type="float" office:value="24246" table:style-name="ce114">
            <text:p>24 246</text:p>
          </table:table-cell>
          <table:table-cell office:value-type="float" office:value="6.9121822722452197" table:style-name="ce115">
            <text:p>6,9<text:s text:c="5"/></text:p>
          </table:table-cell>
          <table:table-cell office:value-type="float" office:value="23942" table:style-name="ce116">
            <text:p>23 942</text:p>
          </table:table-cell>
          <table:table-cell office:value-type="float" office:value="7.0618077779580277" table:style-name="ce117">
            <text:p>7,1<text:s text:c="5"/></text:p>
          </table:table-cell>
          <table:table-cell office:value-type="float" office:value="25959" table:style-name="ce116">
            <text:p>25 959</text:p>
          </table:table-cell>
          <table:table-cell office:value-type="float" office:value="6.2470670622974023" table:style-name="ce118">
            <text:p>6,2<text:s text:c="5"/></text:p>
          </table:table-cell>
          <table:table-cell office:value-type="float" office:value="304" table:style-name="ce39">
            <text:p>+ 304</text:p>
          </table:table-cell>
          <table:table-cell office:value-type="float" office:value="1.2697351933840113" table:style-name="ce40">
            <text:p>+1,3<text:s text:c="3"/></text:p>
          </table:table-cell>
          <table:table-cell office:value-type="float" office:value="-1713" table:style-name="ce39">
            <text:p><text:s/>-1 713</text:p>
          </table:table-cell>
          <table:table-cell office:value-type="float" office:value="-6.5988674448168263" table:style-name="ce40">
            <text:p>-6,6<text:s text:c="3"/></text:p>
          </table:table-cell>
          <table:table-cell table:style-name="ce59"/>
          <table:table-cell table:number-columns-repeated="16371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7685" table:style-name="ce121">
            <text:p>7 685</text:p>
          </table:table-cell>
          <table:table-cell office:value-type="float" office:value="2.1908818263715464" table:style-name="ce122">
            <text:p>2,2<text:s text:c="5"/></text:p>
          </table:table-cell>
          <table:table-cell office:value-type="float" office:value="7697" table:style-name="ce123">
            <text:p>7 697</text:p>
          </table:table-cell>
          <table:table-cell office:value-type="float" office:value="2.2702670815697492" table:style-name="ce124">
            <text:p>2,3<text:s text:c="5"/></text:p>
          </table:table-cell>
          <table:table-cell office:value-type="float" office:value="8648" table:style-name="ce123">
            <text:p>8 648</text:p>
          </table:table-cell>
          <table:table-cell office:value-type="float" office:value="2.0811524309390936" table:style-name="ce125">
            <text:p>2,1<text:s text:c="5"/></text:p>
          </table:table-cell>
          <table:table-cell office:value-type="float" office:value="-12" table:style-name="ce48">
            <text:p><text:s/>- 12</text:p>
          </table:table-cell>
          <table:table-cell office:value-type="float" office:value="-0.15590489801221255" table:style-name="ce49">
            <text:p>-0,2<text:s text:c="3"/></text:p>
          </table:table-cell>
          <table:table-cell office:value-type="float" office:value="-963" table:style-name="ce48">
            <text:p><text:s/>- 963</text:p>
          </table:table-cell>
          <table:table-cell office:value-type="float" office:value="-11.135522664199815" table:style-name="ce49">
            <text:p>-11,1<text:s text:c="3"/></text:p>
          </table:table-cell>
          <table:table-cell table:style-name="ce59"/>
          <table:table-cell table:number-columns-repeated="16371"/>
        </table:table-row>
        <table:table-row table:style-name="ro1">
          <table:table-cell/>
          <table:table-cell office:value-type="string" table:style-name="ce120">
            <text:p>Madeira</text:p>
          </table:table-cell>
          <table:table-cell office:value-type="float" office:value="16561" table:style-name="ce121">
            <text:p>16 561</text:p>
          </table:table-cell>
          <table:table-cell office:value-type="float" office:value="4.7213004458736734" table:style-name="ce122">
            <text:p>4,7<text:s text:c="5"/></text:p>
          </table:table-cell>
          <table:table-cell office:value-type="float" office:value="16245" table:style-name="ce123">
            <text:p>16 245</text:p>
          </table:table-cell>
          <table:table-cell office:value-type="float" office:value="4.791540696388279" table:style-name="ce124">
            <text:p>4,8<text:s text:c="5"/></text:p>
          </table:table-cell>
          <table:table-cell office:value-type="float" office:value="17311" table:style-name="ce123">
            <text:p>17 311</text:p>
          </table:table-cell>
          <table:table-cell office:value-type="float" office:value="4.1659146313583086" table:style-name="ce125">
            <text:p>4,2<text:s text:c="5"/></text:p>
          </table:table-cell>
          <table:table-cell office:value-type="float" office:value="316" table:style-name="ce48">
            <text:p>+ 316</text:p>
          </table:table-cell>
          <table:table-cell office:value-type="float" office:value="1.9452139119729146" table:style-name="ce49">
            <text:p>+1,9<text:s text:c="3"/></text:p>
          </table:table-cell>
          <table:table-cell office:value-type="float" office:value="-750" table:style-name="ce48">
            <text:p><text:s/>- 750</text:p>
          </table:table-cell>
          <table:table-cell office:value-type="float" office:value="-4.3325053434232572" table:style-name="ce49">
            <text:p>-4,3<text:s text:c="3"/></text:p>
          </table:table-cell>
          <table:table-cell table:style-name="ce59"/>
          <table:table-cell table:number-columns-repeated="16371"/>
        </table:table-row>
        <table:table-row table:style-name="ro4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59"/>
          <table:table-cell table:number-columns-repeated="16371"/>
        </table:table-row>
        <table:table-row table:style-name="ro1">
          <table:table-cell/>
          <table:table-cell office:value-type="string" table:style-name="ce134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6"/>
          <table:table-cell table:style-name="ce3"/>
          <table:table-cell table:style-name="ce77"/>
          <table:table-cell table:number-columns-repeated="2" table:style-name="ce3"/>
          <table:table-cell table:number-columns-repeated="16372" table:style-name="ce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/>
          <table:table-cell office:value-type="string" table:style-name="ce4">
            <text:p><text:s/>Quadro 4 - DESEMPREGO REGISTADO, <text:s text:c="2"/>POR <text:s/>GRUPOS <text:s/>DE <text:s/>PROFISSÕES<text:s/></text:p>
          </table:table-cell>
          <table:table-cell table:number-columns-repeated="8" table:style-name="ce4"/>
          <table:table-cell office:value-type="string" table:number-columns-spanned="2" table:number-rows-spanned="1" table:style-name="ce80">
            <text:p>CONTINENTE</text:p>
          </table:table-cell>
          <table:covered-table-cell/>
          <table:table-cell table:number-columns-repeated="16372" table:style-name="ce1"/>
        </table:table-row>
        <table:table-row table:style-name="ro2">
          <table:table-cell/>
          <table:table-cell office:value-type="string" table:style-name="ce135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 table:style-name="ce1"/>
        </table:table-row>
        <table:table-row table:style-name="ro1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16372" table:style-name="ce1"/>
        </table:table-row>
        <table:table-row table:style-name="ro5">
          <table:table-cell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5">
          <table:table-cell/>
          <table:table-cell office:value-type="string" table:style-name="ce15">
            <text:p>CPP-<text:span text:style-name="T2">2010</text:span></text:p>
          </table:table-cell>
          <table:table-cell office:value-type="string" table:style-name="ce84">
            <text:p>JANEIRO 2019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DEZEMBRO 2018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JANEIRO 2018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1">(1)<text:s/></text:span></text:p>
          </table:table-cell>
          <table:covered-table-cell/>
          <table:table-cell table:number-columns-repeated="16372" table:style-name="ce1"/>
        </table:table-row>
        <table:table-row table:style-name="ro5">
          <table:table-cell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16372" table:style-name="ce1"/>
        </table:table-row>
        <table:table-row table:style-name="ro19">
          <table:table-cell/>
          <table:table-cell table:style-name="ce15"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2"/>
          <table:table-cell table:style-name="ce143"/>
          <table:table-cell table:style-name="ce142"/>
          <table:table-cell table:style-name="ce143"/>
          <table:table-cell table:style-name="ce3"/>
          <table:table-cell table:number-columns-repeated="16371"/>
        </table:table-row>
        <table:table-row table:style-name="ro15">
          <table:table-cell/>
          <table:table-cell office:value-type="string" table:style-name="ce144">
            <text:p>Total</text:p>
          </table:table-cell>
          <table:table-cell office:value-type="float" office:value="326526" table:style-name="ce35">
            <text:p>326 526</text:p>
          </table:table-cell>
          <table:table-cell office:value-type="float" office:value="100" table:style-name="ce145">
            <text:p>100,0<text:s text:c="5"/></text:p>
          </table:table-cell>
          <table:table-cell office:value-type="float" office:value="315093" table:style-name="ce146">
            <text:p>315 093</text:p>
          </table:table-cell>
          <table:table-cell office:value-type="float" office:value="99.999999999999986" table:style-name="ce147">
            <text:p>100,0<text:s text:c="5"/></text:p>
          </table:table-cell>
          <table:table-cell office:value-type="float" office:value="389580" table:style-name="ce37">
            <text:p>389 580</text:p>
          </table:table-cell>
          <table:table-cell office:value-type="float" office:value="99.999999999999986" table:style-name="ce148">
            <text:p>100,0<text:s text:c="5"/></text:p>
          </table:table-cell>
          <table:table-cell office:value-type="float" office:value="11433" table:style-name="ce39">
            <text:p>+11 433</text:p>
          </table:table-cell>
          <table:table-cell office:value-type="float" office:value="3.6284525521036648" table:style-name="ce40">
            <text:p>+3,6<text:s text:c="3"/></text:p>
          </table:table-cell>
          <table:table-cell office:value-type="float" office:value="-63054" table:style-name="ce39">
            <text:p><text:s/>-63 054</text:p>
          </table:table-cell>
          <table:table-cell office:value-type="float" office:value="-16.185122439550284" table:style-name="ce40">
            <text:p>-16,2<text:s text:c="3"/></text:p>
          </table:table-cell>
          <table:table-cell table:style-name="ce3"/>
          <table:table-cell table:number-columns-repeated="16371"/>
        </table:table-row>
        <table:table-row table:style-name="ro5">
          <table:table-cell/>
          <table:table-cell office:value-type="string" table:style-name="ce149">
            <text:p>1- Repres. poder legisla., órgãos exec., dirig., dir. e gestores execu.</text:p>
          </table:table-cell>
          <table:table-cell office:value-type="float" office:value="7450" table:style-name="ce44">
            <text:p>7 450</text:p>
          </table:table-cell>
          <table:table-cell office:value-type="float" office:value="2.2815947275255262" table:style-name="ce150">
            <text:p>2,3<text:s text:c="5"/></text:p>
          </table:table-cell>
          <table:table-cell office:value-type="float" office:value="7155" table:style-name="ce151">
            <text:p>7 155</text:p>
          </table:table-cell>
          <table:table-cell office:value-type="float" office:value="2.2707581571155182" table:style-name="ce152">
            <text:p>2,3<text:s text:c="5"/></text:p>
          </table:table-cell>
          <table:table-cell office:value-type="float" office:value="8391" table:style-name="ce46">
            <text:p>8 391</text:p>
          </table:table-cell>
          <table:table-cell office:value-type="float" office:value="2.153858000924072" table:style-name="ce153">
            <text:p>2,2<text:s text:c="5"/></text:p>
          </table:table-cell>
          <table:table-cell office:value-type="float" office:value="295" table:style-name="ce48">
            <text:p>+ 295</text:p>
          </table:table-cell>
          <table:table-cell office:value-type="float" office:value="4.1229909154437454" table:style-name="ce49">
            <text:p>+4,1<text:s text:c="3"/></text:p>
          </table:table-cell>
          <table:table-cell office:value-type="float" office:value="-941" table:style-name="ce48">
            <text:p><text:s/>- 941</text:p>
          </table:table-cell>
          <table:table-cell office:value-type="float" office:value="-11.21439637707067" table:style-name="ce49">
            <text:p>-11,2<text:s text:c="3"/></text:p>
          </table:table-cell>
          <table:table-cell table:style-name="ce3"/>
          <table:table-cell table:number-columns-repeated="16371"/>
        </table:table-row>
        <table:table-row table:style-name="ro5">
          <table:table-cell/>
          <table:table-cell office:value-type="string" table:style-name="ce149">
            <text:p>2- Especialistas das atividades intelectuais e científicas</text:p>
          </table:table-cell>
          <table:table-cell office:value-type="float" office:value="35542" table:style-name="ce44">
            <text:p>35 542</text:p>
          </table:table-cell>
          <table:table-cell office:value-type="float" office:value="10.884891249088893" table:style-name="ce150">
            <text:p>10,9<text:s text:c="5"/></text:p>
          </table:table-cell>
          <table:table-cell office:value-type="float" office:value="34309" table:style-name="ce151">
            <text:p>34 309</text:p>
          </table:table-cell>
          <table:table-cell office:value-type="float" office:value="10.888531322498437" table:style-name="ce152">
            <text:p>10,9<text:s text:c="5"/></text:p>
          </table:table-cell>
          <table:table-cell office:value-type="float" office:value="44040" table:style-name="ce46">
            <text:p>44 040</text:p>
          </table:table-cell>
          <table:table-cell office:value-type="float" office:value="11.304481749576468" table:style-name="ce153">
            <text:p>11,3<text:s text:c="5"/></text:p>
          </table:table-cell>
          <table:table-cell office:value-type="float" office:value="1233" table:style-name="ce48">
            <text:p>+1 233</text:p>
          </table:table-cell>
          <table:table-cell office:value-type="float" office:value="3.5938092045818881" table:style-name="ce49">
            <text:p>+3,6<text:s text:c="3"/></text:p>
          </table:table-cell>
          <table:table-cell office:value-type="float" office:value="-8498" table:style-name="ce48">
            <text:p><text:s/>-8 498</text:p>
          </table:table-cell>
          <table:table-cell office:value-type="float" office:value="-19.296094459582196" table:style-name="ce49">
            <text:p>-19,3<text:s text:c="3"/></text:p>
          </table:table-cell>
          <table:table-cell table:style-name="ce14"/>
          <table:table-cell table:number-columns-repeated="16371"/>
        </table:table-row>
        <table:table-row table:style-name="ro5">
          <table:table-cell/>
          <table:table-cell office:value-type="string" table:style-name="ce149">
            <text:p>3- Técnicos e profissões de nível intermédio</text:p>
          </table:table-cell>
          <table:table-cell office:value-type="float" office:value="29751" table:style-name="ce44">
            <text:p>29 751</text:p>
          </table:table-cell>
          <table:table-cell office:value-type="float" office:value="9.11137244813583" table:style-name="ce150">
            <text:p>9,1<text:s text:c="5"/></text:p>
          </table:table-cell>
          <table:table-cell office:value-type="float" office:value="28564" table:style-name="ce151">
            <text:p>28 564</text:p>
          </table:table-cell>
          <table:table-cell office:value-type="float" office:value="9.0652600978123914" table:style-name="ce152">
            <text:p>9,1<text:s text:c="5"/></text:p>
          </table:table-cell>
          <table:table-cell office:value-type="float" office:value="35774" table:style-name="ce46">
            <text:p>35 774</text:p>
          </table:table-cell>
          <table:table-cell office:value-type="float" office:value="9.1827095846809392" table:style-name="ce153">
            <text:p>9,2<text:s text:c="5"/></text:p>
          </table:table-cell>
          <table:table-cell office:value-type="float" office:value="1187" table:style-name="ce48">
            <text:p>+1 187</text:p>
          </table:table-cell>
          <table:table-cell office:value-type="float" office:value="4.1555804509172383" table:style-name="ce49">
            <text:p>+4,2<text:s text:c="3"/></text:p>
          </table:table-cell>
          <table:table-cell office:value-type="float" office:value="-6023" table:style-name="ce48">
            <text:p><text:s/>-6 023</text:p>
          </table:table-cell>
          <table:table-cell office:value-type="float" office:value="-16.836249790350532" table:style-name="ce49">
            <text:p>-16,8<text:s text:c="3"/></text:p>
          </table:table-cell>
          <table:table-cell table:style-name="ce14"/>
          <table:table-cell table:number-columns-repeated="16371"/>
        </table:table-row>
        <table:table-row table:style-name="ro5">
          <table:table-cell/>
          <table:table-cell office:value-type="string" table:style-name="ce149">
            <text:p>4- Pessoal administrativo</text:p>
          </table:table-cell>
          <table:table-cell office:value-type="float" office:value="37915" table:style-name="ce44">
            <text:p>37 915</text:p>
          </table:table-cell>
          <table:table-cell office:value-type="float" office:value="11.611632764312796" table:style-name="ce150">
            <text:p>11,6<text:s text:c="5"/></text:p>
          </table:table-cell>
          <table:table-cell office:value-type="float" office:value="36195" table:style-name="ce151">
            <text:p>36 195</text:p>
          </table:table-cell>
          <table:table-cell office:value-type="float" office:value="11.4870847654502" table:style-name="ce152">
            <text:p>11,5<text:s text:c="5"/></text:p>
          </table:table-cell>
          <table:table-cell office:value-type="float" office:value="44500" table:style-name="ce46">
            <text:p>44 500</text:p>
          </table:table-cell>
          <table:table-cell office:value-type="float" office:value="11.422557626161508" table:style-name="ce153">
            <text:p>11,4<text:s text:c="5"/></text:p>
          </table:table-cell>
          <table:table-cell office:value-type="float" office:value="1720" table:style-name="ce48">
            <text:p>+1 720</text:p>
          </table:table-cell>
          <table:table-cell office:value-type="float" office:value="4.7520375742505871" table:style-name="ce49">
            <text:p>+4,8<text:s text:c="3"/></text:p>
          </table:table-cell>
          <table:table-cell office:value-type="float" office:value="-6585" table:style-name="ce48">
            <text:p><text:s/>-6 585</text:p>
          </table:table-cell>
          <table:table-cell office:value-type="float" office:value="-14.797752808988765" table:style-name="ce49">
            <text:p>-14,8<text:s text:c="3"/></text:p>
          </table:table-cell>
          <table:table-cell table:style-name="ce28"/>
          <table:table-cell table:number-columns-repeated="16371"/>
        </table:table-row>
        <table:table-row table:style-name="ro5">
          <table:table-cell/>
          <table:table-cell office:value-type="string" table:style-name="ce149">
            <text:p>5- Trab. serviços pessoais, de proteção e segurança e vendedores</text:p>
          </table:table-cell>
          <table:table-cell office:value-type="float" office:value="66746" table:style-name="ce44">
            <text:p>66 746</text:p>
          </table:table-cell>
          <table:table-cell office:value-type="float" office:value="20.441251232673665" table:style-name="ce150">
            <text:p>20,4<text:s text:c="5"/></text:p>
          </table:table-cell>
          <table:table-cell office:value-type="float" office:value="62362" table:style-name="ce151">
            <text:p>62 362</text:p>
          </table:table-cell>
          <table:table-cell office:value-type="float" office:value="19.791617078132486" table:style-name="ce152">
            <text:p>19,8<text:s text:c="5"/></text:p>
          </table:table-cell>
          <table:table-cell office:value-type="float" office:value="77985" table:style-name="ce46">
            <text:p>77 985</text:p>
          </table:table-cell>
          <table:table-cell office:value-type="float" office:value="20.017711381487757" table:style-name="ce153">
            <text:p>20,0<text:s text:c="5"/></text:p>
          </table:table-cell>
          <table:table-cell office:value-type="float" office:value="4384" table:style-name="ce48">
            <text:p>+4 384</text:p>
          </table:table-cell>
          <table:table-cell office:value-type="float" office:value="7.0299220679259813" table:style-name="ce49">
            <text:p>+7,0<text:s text:c="3"/></text:p>
          </table:table-cell>
          <table:table-cell office:value-type="float" office:value="-11239" table:style-name="ce48">
            <text:p><text:s/>-11 239</text:p>
          </table:table-cell>
          <table:table-cell office:value-type="float" office:value="-14.411745848560621" table:style-name="ce49">
            <text:p>-14,4<text:s text:c="3"/></text:p>
          </table:table-cell>
          <table:table-cell table:style-name="ce28"/>
          <table:table-cell table:number-columns-repeated="16371"/>
        </table:table-row>
        <table:table-row table:style-name="ro5">
          <table:table-cell/>
          <table:table-cell office:value-type="string" table:style-name="ce149">
            <text:p>6- Agricultores e trab. qualificados da agric., <text:s/>pesca e floresta</text:p>
          </table:table-cell>
          <table:table-cell office:value-type="float" office:value="10705" table:style-name="ce44">
            <text:p>10 705</text:p>
          </table:table-cell>
          <table:table-cell office:value-type="float" office:value="3.2784525581423836" table:style-name="ce150">
            <text:p>3,3<text:s text:c="5"/></text:p>
          </table:table-cell>
          <table:table-cell office:value-type="float" office:value="10581" table:style-name="ce151">
            <text:p>10 581</text:p>
          </table:table-cell>
          <table:table-cell office:value-type="float" office:value="3.3580561929335144" table:style-name="ce152">
            <text:p>3,4<text:s text:c="5"/></text:p>
          </table:table-cell>
          <table:table-cell office:value-type="float" office:value="12393" table:style-name="ce46">
            <text:p>12 393</text:p>
          </table:table-cell>
          <table:table-cell office:value-type="float" office:value="3.1811181272139231" table:style-name="ce153">
            <text:p>3,2<text:s text:c="5"/></text:p>
          </table:table-cell>
          <table:table-cell office:value-type="float" office:value="124" table:style-name="ce48">
            <text:p>+ 124</text:p>
          </table:table-cell>
          <table:table-cell office:value-type="float" office:value="1.1719119175881298" table:style-name="ce49">
            <text:p>+1,2<text:s text:c="3"/></text:p>
          </table:table-cell>
          <table:table-cell office:value-type="float" office:value="-1688" table:style-name="ce48">
            <text:p><text:s/>-1 688</text:p>
          </table:table-cell>
          <table:table-cell office:value-type="float" office:value="-13.620592269829743" table:style-name="ce49">
            <text:p>-13,6<text:s text:c="3"/></text:p>
          </table:table-cell>
          <table:table-cell table:style-name="ce41"/>
          <table:table-cell table:number-columns-repeated="16371"/>
        </table:table-row>
        <table:table-row table:style-name="ro5">
          <table:table-cell/>
          <table:table-cell office:value-type="string" table:style-name="ce149">
            <text:p>7- Trabalhadores qualificados da indústria, construção e artífices</text:p>
          </table:table-cell>
          <table:table-cell office:value-type="float" office:value="35776" table:style-name="ce44">
            <text:p>35 776</text:p>
          </table:table-cell>
          <table:table-cell office:value-type="float" office:value="10.956554761336005" table:style-name="ce150">
            <text:p>11,0<text:s text:c="5"/></text:p>
          </table:table-cell>
          <table:table-cell office:value-type="float" office:value="35850" table:style-name="ce151">
            <text:p>35 850</text:p>
          </table:table-cell>
          <table:table-cell office:value-type="float" office:value="11.377593281983414" table:style-name="ce152">
            <text:p>11,4<text:s text:c="5"/></text:p>
          </table:table-cell>
          <table:table-cell office:value-type="float" office:value="46527" table:style-name="ce46">
            <text:p>46 527</text:p>
          </table:table-cell>
          <table:table-cell office:value-type="float" office:value="11.942861543200371" table:style-name="ce153">
            <text:p>11,9<text:s text:c="5"/></text:p>
          </table:table-cell>
          <table:table-cell office:value-type="float" office:value="-74" table:style-name="ce48">
            <text:p><text:s/>- 74</text:p>
          </table:table-cell>
          <table:table-cell office:value-type="float" office:value="-0.20641562064156208" table:style-name="ce49">
            <text:p>-0,2<text:s text:c="3"/></text:p>
          </table:table-cell>
          <table:table-cell office:value-type="float" office:value="-10751" table:style-name="ce48">
            <text:p><text:s/>-10 751</text:p>
          </table:table-cell>
          <table:table-cell office:value-type="float" office:value="-23.107013132159821" table:style-name="ce49">
            <text:p>-23,1<text:s text:c="3"/></text:p>
          </table:table-cell>
          <table:table-cell table:style-name="ce59"/>
          <table:table-cell table:number-columns-repeated="16371"/>
        </table:table-row>
        <table:table-row table:style-name="ro5">
          <table:table-cell/>
          <table:table-cell office:value-type="string" table:style-name="ce149">
            <text:p>8- Operadores de instalações e máquinas e trab. da montagem</text:p>
          </table:table-cell>
          <table:table-cell office:value-type="float" office:value="18699" table:style-name="ce44">
            <text:p>18 699</text:p>
          </table:table-cell>
          <table:table-cell office:value-type="float" office:value="5.7266496389261494" table:style-name="ce150">
            <text:p>5,7<text:s text:c="5"/></text:p>
          </table:table-cell>
          <table:table-cell office:value-type="float" office:value="18441" table:style-name="ce151">
            <text:p>18 441</text:p>
          </table:table-cell>
          <table:table-cell office:value-type="float" office:value="5.8525578162637695" table:style-name="ce152">
            <text:p>5,9<text:s text:c="5"/></text:p>
          </table:table-cell>
          <table:table-cell office:value-type="float" office:value="22184" table:style-name="ce46">
            <text:p>22 184</text:p>
          </table:table-cell>
          <table:table-cell office:value-type="float" office:value="5.6943374916576825" table:style-name="ce153">
            <text:p>5,7<text:s text:c="5"/></text:p>
          </table:table-cell>
          <table:table-cell office:value-type="float" office:value="258" table:style-name="ce48">
            <text:p>+ 258</text:p>
          </table:table-cell>
          <table:table-cell office:value-type="float" office:value="1.3990564503009597" table:style-name="ce49">
            <text:p>+1,4<text:s text:c="3"/></text:p>
          </table:table-cell>
          <table:table-cell office:value-type="float" office:value="-3485" table:style-name="ce48">
            <text:p><text:s/>-3 485</text:p>
          </table:table-cell>
          <table:table-cell office:value-type="float" office:value="-15.709520375045077" table:style-name="ce49">
            <text:p>-15,7<text:s text:c="3"/></text:p>
          </table:table-cell>
          <table:table-cell table:style-name="ce65"/>
          <table:table-cell table:number-columns-repeated="16371"/>
        </table:table-row>
        <table:table-row table:style-name="ro5">
          <table:table-cell/>
          <table:table-cell office:value-type="string" table:style-name="ce149">
            <text:p>9- Trabalhadores não qualificados</text:p>
          </table:table-cell>
          <table:table-cell office:value-type="float" office:value="83712" table:style-name="ce44">
            <text:p>83 712</text:p>
          </table:table-cell>
          <table:table-cell office:value-type="float" office:value="25.637162124915015" table:style-name="ce150">
            <text:p>25,6<text:s text:c="5"/></text:p>
          </table:table-cell>
          <table:table-cell office:value-type="float" office:value="81423" table:style-name="ce151">
            <text:p>81 423</text:p>
          </table:table-cell>
          <table:table-cell office:value-type="float" office:value="25.840942198017729" table:style-name="ce152">
            <text:p>25,8<text:s text:c="5"/></text:p>
          </table:table-cell>
          <table:table-cell office:value-type="float" office:value="97366" table:style-name="ce46">
            <text:p>97 366</text:p>
          </table:table-cell>
          <table:table-cell office:value-type="float" office:value="24.992556086041379" table:style-name="ce153">
            <text:p>25,0<text:s text:c="5"/></text:p>
          </table:table-cell>
          <table:table-cell office:value-type="float" office:value="2289" table:style-name="ce48">
            <text:p>+2 289</text:p>
          </table:table-cell>
          <table:table-cell office:value-type="float" office:value="2.8112449799196786" table:style-name="ce49">
            <text:p>+2,8<text:s text:c="3"/></text:p>
          </table:table-cell>
          <table:table-cell office:value-type="float" office:value="-13654" table:style-name="ce48">
            <text:p><text:s/>-13 654</text:p>
          </table:table-cell>
          <table:table-cell office:value-type="float" office:value="-14.023375716369163" table:style-name="ce49">
            <text:p>-14,0<text:s text:c="3"/></text:p>
          </table:table-cell>
          <table:table-cell table:style-name="ce59"/>
          <table:table-cell table:number-columns-repeated="16371"/>
        </table:table-row>
        <table:table-row table:style-name="ro5">
          <table:table-cell/>
          <table:table-cell office:value-type="string" table:style-name="ce149">
            <text:p>0- Profissões das Forças Armadas</text:p>
          </table:table-cell>
          <table:table-cell office:value-type="float" office:value="186" table:style-name="ce44">
            <text:p><text:s/>186</text:p>
          </table:table-cell>
          <table:table-cell office:value-type="float" office:value="5.6963304606677569E-2" table:style-name="ce150">
            <text:p>0,1<text:s text:c="5"/></text:p>
          </table:table-cell>
          <table:table-cell office:value-type="float" office:value="164" table:style-name="ce151">
            <text:p><text:s/>164</text:p>
          </table:table-cell>
          <table:table-cell office:value-type="float" office:value="5.2048125474066384E-2" table:style-name="ce152">
            <text:p>0,1<text:s text:c="5"/></text:p>
          </table:table-cell>
          <table:table-cell office:value-type="float" office:value="289" table:style-name="ce46">
            <text:p><text:s/>289</text:p>
          </table:table-cell>
          <table:table-cell office:value-type="float" office:value="7.4182452897992718E-2" table:style-name="ce153">
            <text:p>0,1<text:s text:c="5"/></text:p>
          </table:table-cell>
          <table:table-cell office:value-type="float" office:value="22" table:style-name="ce48">
            <text:p>+ 22</text:p>
          </table:table-cell>
          <table:table-cell office:value-type="float" office:value="13.414634146341465" table:style-name="ce49">
            <text:p>+13,4<text:s text:c="3"/></text:p>
          </table:table-cell>
          <table:table-cell office:value-type="float" office:value="-103" table:style-name="ce48">
            <text:p><text:s/>- 103</text:p>
          </table:table-cell>
          <table:table-cell office:value-type="float" office:value="-35.640138408304502" table:style-name="ce49">
            <text:p>-35,6<text:s text:c="3"/></text:p>
          </table:table-cell>
          <table:table-cell table:style-name="ce65"/>
          <table:table-cell table:number-columns-repeated="16371"/>
        </table:table-row>
        <table:table-row table:style-name="ro5">
          <table:table-cell/>
          <table:table-cell office:value-type="string" table:style-name="ce149">
            <text:p><text:s text:c="5"/>Outros</text:p>
          </table:table-cell>
          <table:table-cell office:value-type="float" office:value="44" table:style-name="ce44">
            <text:p><text:s/>44</text:p>
          </table:table-cell>
          <table:table-cell office:value-type="float" office:value="1.3475190337063512E-2" table:style-name="ce150">
            <text:p>0,0<text:s text:c="5"/></text:p>
          </table:table-cell>
          <table:table-cell office:value-type="float" office:value="49" table:style-name="ce151">
            <text:p><text:s/>49</text:p>
          </table:table-cell>
          <table:table-cell office:value-type="float" office:value="1.5550964318471054E-2" table:style-name="ce152">
            <text:p>0,0<text:s text:c="5"/></text:p>
          </table:table-cell>
          <table:table-cell office:value-type="float" office:value="131" table:style-name="ce46">
            <text:p><text:s/>131</text:p>
          </table:table-cell>
          <table:table-cell office:value-type="float" office:value="3.3625956157913646E-2" table:style-name="ce153">
            <text:p>0,0<text:s text:c="5"/></text:p>
          </table:table-cell>
          <table:table-cell office:value-type="float" office:value="-5" table:style-name="ce48">
            <text:p><text:s/>- 5</text:p>
          </table:table-cell>
          <table:table-cell office:value-type="float" office:value="-10.204081632653061" table:style-name="ce49">
            <text:p>-10,2<text:s text:c="3"/></text:p>
          </table:table-cell>
          <table:table-cell office:value-type="float" office:value="-87" table:style-name="ce48">
            <text:p><text:s/>- 87</text:p>
          </table:table-cell>
          <table:table-cell office:value-type="float" office:value="-66.412213740458014" table:style-name="ce49">
            <text:p>-66,4<text:s text:c="3"/></text:p>
          </table:table-cell>
          <table:table-cell table:style-name="ce59"/>
          <table:table-cell table:number-columns-repeated="16371"/>
        </table:table-row>
        <table:table-row table:style-name="ro20">
          <table:table-cell/>
          <table:table-cell table:style-name="ce154"/>
          <table:table-cell table:style-name="ce155"/>
          <table:table-cell table:style-name="ce156"/>
          <table:table-cell table:style-name="ce157"/>
          <table:table-cell table:style-name="ce158"/>
          <table:table-cell table:style-name="ce159"/>
          <table:table-cell table:style-name="ce160"/>
          <table:table-cell table:style-name="ce73"/>
          <table:table-cell table:style-name="ce74"/>
          <table:table-cell table:style-name="ce73"/>
          <table:table-cell table:style-name="ce74"/>
          <table:table-cell table:style-name="ce59"/>
          <table:table-cell table:number-columns-repeated="16371"/>
        </table:table-row>
        <table:table-row table:style-name="ro13">
          <table:table-cell/>
          <table:table-cell office:value-type="string" table:style-name="ce134">
            <text:p><text:s text:c="4"/>(1) - Mês homólogo do ano anterior</text:p>
          </table:table-cell>
          <table:table-cell table:number-columns-repeated="10" table:style-name="ce1"/>
          <table:table-cell table:style-name="ce65"/>
          <table:table-cell table:number-columns-repeated="16371"/>
        </table:table-row>
        <table:table-row table:number-rows-repeated="5" table:style-name="ro1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number-columns-repeated="16371"/>
        </table:table-row>
        <table:table-row table:style-name="ro1">
          <table:table-cell/>
          <table:table-cell table:number-columns-repeated="3" table:style-name="ce1"/>
          <table:table-cell table:style-name="ce92"/>
          <table:table-cell table:number-columns-repeated="3" table:style-name="ce161"/>
          <table:table-cell table:style-name="ce162"/>
          <table:table-cell table:style-name="ce163"/>
          <table:table-cell table:style-name="ce162"/>
          <table:table-cell table:style-name="ce163"/>
          <table:table-cell table:number-columns-repeated="16372" table:style-name="ce1"/>
        </table:table-row>
        <table:table-row table:style-name="ro1">
          <table:table-cell/>
          <table:table-cell table:number-columns-repeated="3" table:style-name="ce1"/>
          <table:table-cell table:style-name="ce92"/>
          <table:table-cell table:number-columns-repeated="16379" table:style-name="ce1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79"/>
          <table:table-cell table:number-columns-repeated="2" table:style-name="ce164"/>
          <table:table-cell table:number-columns-repeated="6" table:style-name="ce79"/>
          <table:table-cell table:number-columns-repeated="16372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3">
        <table:table-column table:style-name="co1" table:default-cell-style-name="ce1" table:visibility="collapse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22" table:default-cell-style-name="ce1"/>
        <table:table-column table:style-name="co1" table:default-cell-style-name="ce1"/>
        <table:table-column table:style-name="co23" table:default-cell-style-name="ce1"/>
        <table:table-column table:style-name="co1" table:number-columns-repeated="3" table:default-cell-style-name="ce1"/>
        <table:table-column table:style-name="co24" table:default-cell-style-name="ce1"/>
        <table:table-column table:style-name="co1" table:number-columns-repeated="16366" table:default-cell-style-name="ce1"/>
        <table:table-row table:style-name="ro1">
          <table:table-cell table:number-columns-repeated="8"/>
          <table:table-cell table:style-name="ce1">
            <draw:g draw:z-index="3" draw:name="Grupo 8" draw:id="id17">
              <svg:title/>
              <svg:desc/>
              <draw:frame draw:id="id15" draw:style-name="a45" draw:name="Picture 184" svg:x="0.10302in" svg:y="0.13736in" svg:width="2.49544in" svg:height="0.6759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6" draw:style-name="a49" draw:name="CaixaDeTexto 11" svg:x="0.5674in" svg:y="0.26451in" svg:width="1.90411in" svg:height="0.53304in">
                <draw:text-box>
                  <text:p text:style-name="a48" text:class-names="" text:cond-style-name=""><text:span text:style-name="a46" text:class-names="">JANEIRO 2019</text:span><text:span text:style-name="a47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13" draw:style-name="a41" draw:name="Text Box 122" svg:x="0in" svg:y="0in" svg:width="0.97917in" svg:height="0.32717in">
              <draw:text-box>
                <text:p text:style-name="a38" text:class-names="" text:cond-style-name=""><text:span text:style-name="a36" text:class-names="">Página 8</text:span><text:span text:style-name="a37" text:class-names="">/14</text:span></text:p>
                <text:p text:style-name="a40" text:class-names="" text:cond-style-name=""><text:span text:style-name="a39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4" draw:style-name="a44" draw:name="CaixaDeTexto 9" svg:x="0.43471in" svg:y="0.00966in" svg:width="1.39267in" svg:height="0.30877in">
              <draw:text-box>
                <text:p text:style-name="a43" text:class-names="" text:cond-style-name=""><text:span text:style-name="a42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1">
          <table:table-cell/>
          <table:table-cell table:number-columns-repeated="11" table:style-name="ce2"/>
          <table:table-cell table:style-name="ce3"/>
          <table:table-cell table:number-columns-repeated="16371"/>
        </table:table-row>
        <table:table-row table:style-name="ro1">
          <table:table-cell/>
          <table:table-cell table:number-columns-repeated="11" table:style-name="ce2"/>
          <table:table-cell table:number-columns-repeated="16372" table:style-name="ce1"/>
        </table:table-row>
        <table:table-row table:style-name="ro2">
          <table:table-cell/>
          <table:table-cell office:value-type="string" table:style-name="ce4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4"/>
          <table:table-cell office:value-type="string" table:number-columns-spanned="2" table:number-rows-spanned="1" table:style-name="ce80">
            <text:p>CONTINENTE</text:p>
          </table:table-cell>
          <table:covered-table-cell/>
          <table:table-cell table:style-name="ce3"/>
          <table:table-cell table:number-columns-repeated="16371"/>
        </table:table-row>
        <table:table-row table:style-name="ro2">
          <table:table-cell/>
          <table:table-cell office:value-type="string" table:style-name="ce6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style-name="ce3"/>
          <table:table-cell table:number-columns-repeated="16371"/>
        </table:table-row>
        <table:table-row table:style-name="ro7">
          <table:table-cell/>
          <table:table-cell table:style-name="ce2"/>
          <table:table-cell table:style-name="ce8"/>
          <table:table-cell table:number-columns-repeated="9" table:style-name="ce2"/>
          <table:table-cell table:style-name="ce3"/>
          <table:table-cell table:number-columns-repeated="16371"/>
        </table:table-row>
        <table:table-row table:style-name="ro1">
          <table:table-cell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style-name="ce14"/>
          <table:table-cell table:number-columns-repeated="16371"/>
        </table:table-row>
        <table:table-row table:style-name="ro1">
          <table:table-cell/>
          <table:table-cell office:value-type="string" table:style-name="ce15">
            <text:p>CAE <text:s/>Rev.3</text:p>
          </table:table-cell>
          <table:table-cell office:value-type="string" table:style-name="ce84">
            <text:p>JANEIRO 2019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DEZEMBRO 2018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JANEIRO 2018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1">(1)<text:s/></text:span></text:p>
          </table:table-cell>
          <table:covered-table-cell/>
          <table:table-cell table:style-name="ce14"/>
          <table:table-cell table:number-columns-repeated="16371"/>
        </table:table-row>
        <table:table-row table:style-name="ro1">
          <table:table-cell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style-name="ce28"/>
          <table:table-cell table:number-columns-repeated="16371"/>
        </table:table-row>
        <table:table-row table:style-name="ro21">
          <table:table-cell/>
          <table:table-cell table:style-name="ce15"/>
          <table:table-cell table:style-name="ce85"/>
          <table:table-cell table:style-name="ce86"/>
          <table:table-cell table:style-name="ce87"/>
          <table:table-cell table:style-name="ce88"/>
          <table:table-cell table:style-name="ce87"/>
          <table:table-cell table:style-name="ce88"/>
          <table:table-cell table:number-columns-repeated="4" table:style-name="ce89"/>
          <table:table-cell table:style-name="ce28"/>
          <table:table-cell table:number-columns-repeated="16371"/>
        </table:table-row>
        <table:table-row table:style-name="ro3">
          <table:table-cell/>
          <table:table-cell office:value-type="string" table:style-name="ce169">
            <text:p><text:s text:c="2"/>Total</text:p>
          </table:table-cell>
          <table:table-cell office:value-type="float" office:value="295156" table:style-name="ce35">
            <text:p>295 156</text:p>
          </table:table-cell>
          <table:table-cell office:value-type="float" office:value="100" table:style-name="ce36">
            <text:p>100,0<text:s text:c="5"/></text:p>
          </table:table-cell>
          <table:table-cell office:value-type="float" office:value="285005" table:style-name="ce37">
            <text:p>285 005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348147" table:style-name="ce37">
            <text:p>348 147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10151" table:style-name="ce39">
            <text:p>+10 151</text:p>
          </table:table-cell>
          <table:table-cell office:value-type="float" office:value="3.5616919001421028" table:style-name="ce40">
            <text:p>+3,6<text:s text:c="3"/></text:p>
          </table:table-cell>
          <table:table-cell office:value-type="float" office:value="-52991" table:style-name="ce39">
            <text:p><text:s/>-52 991</text:p>
          </table:table-cell>
          <table:table-cell office:value-type="float" office:value="-15.220869345420182" table:style-name="ce40">
            <text:p>-15,2<text:s text:c="3"/></text:p>
          </table:table-cell>
          <table:table-cell table:style-name="ce41"/>
          <table:table-cell table:number-columns-repeated="16371"/>
        </table:table-row>
        <table:table-row table:style-name="ro9">
          <table:table-cell table:style-name="ce170"/>
          <table:table-cell office:value-type="string" table:style-name="ce171">
            <text:p>Agricultura, produção animal, caça, floresta e pesca</text:p>
          </table:table-cell>
          <table:table-cell office:value-type="float" office:value="14256" table:style-name="ce35">
            <text:p>14 256</text:p>
          </table:table-cell>
          <table:table-cell office:value-type="float" office:value="4.8299882096247408" table:style-name="ce36">
            <text:p>4,8<text:s text:c="5"/></text:p>
          </table:table-cell>
          <table:table-cell office:value-type="float" office:value="14073" table:style-name="ce37">
            <text:p>14 073</text:p>
          </table:table-cell>
          <table:table-cell office:value-type="float" office:value="4.9378081086296728" table:style-name="ce38">
            <text:p>4,9<text:s text:c="5"/></text:p>
          </table:table-cell>
          <table:table-cell office:value-type="float" office:value="16386" table:style-name="ce37">
            <text:p>16 386</text:p>
          </table:table-cell>
          <table:table-cell office:value-type="float" office:value="4.706632543149877" table:style-name="ce38">
            <text:p>4,7<text:s text:c="5"/></text:p>
          </table:table-cell>
          <table:table-cell office:value-type="float" office:value="183" table:style-name="ce39">
            <text:p>+ 183</text:p>
          </table:table-cell>
          <table:table-cell office:value-type="float" office:value="1.3003623960775954" table:style-name="ce40">
            <text:p>+1,3<text:s text:c="3"/></text:p>
          </table:table-cell>
          <table:table-cell office:value-type="float" office:value="-2130" table:style-name="ce39">
            <text:p><text:s/>-2 130</text:p>
          </table:table-cell>
          <table:table-cell office:value-type="float" office:value="-12.998901501281582" table:style-name="ce40">
            <text:p>-13,0<text:s text:c="3"/></text:p>
          </table:table-cell>
          <table:table-cell table:style-name="ce172"/>
          <table:table-cell table:number-columns-repeated="16371" table:style-name="ce170"/>
        </table:table-row>
        <table:table-row table:style-name="ro22">
          <table:table-cell table:style-name="ce170"/>
          <table:table-cell office:value-type="string" table:style-name="ce171">
            <text:p>Indústria, energia e água e construção</text:p>
          </table:table-cell>
          <table:table-cell office:value-type="float" office:value="66757" table:style-name="ce55">
            <text:p>66 757</text:p>
          </table:table-cell>
          <table:table-cell office:value-type="float" office:value="22.617531068316417" table:style-name="ce56">
            <text:p>22,6<text:s text:c="5"/></text:p>
          </table:table-cell>
          <table:table-cell office:value-type="float" office:value="65054" table:style-name="ce37">
            <text:p>65 054</text:p>
          </table:table-cell>
          <table:table-cell office:value-type="float" office:value="22.825564463781337" table:style-name="ce38">
            <text:p>22,8<text:s text:c="5"/></text:p>
          </table:table-cell>
          <table:table-cell office:value-type="float" office:value="83398" table:style-name="ce37">
            <text:p>83 398</text:p>
          </table:table-cell>
          <table:table-cell office:value-type="float" office:value="23.9548236808015" table:style-name="ce38">
            <text:p>24,0<text:s text:c="5"/></text:p>
          </table:table-cell>
          <table:table-cell office:value-type="float" office:value="1703" table:style-name="ce39">
            <text:p>+1 703</text:p>
          </table:table-cell>
          <table:table-cell office:value-type="float" office:value="2.6178251913794695" table:style-name="ce40">
            <text:p>+2,6<text:s text:c="3"/></text:p>
          </table:table-cell>
          <table:table-cell office:value-type="float" office:value="-16641" table:style-name="ce39">
            <text:p><text:s/>-16 641</text:p>
          </table:table-cell>
          <table:table-cell office:value-type="float" office:value="-19.953715916448836" table:style-name="ce40">
            <text:p>-20,0<text:s text:c="3"/></text:p>
          </table:table-cell>
          <table:table-cell table:style-name="ce172"/>
          <table:table-cell table:number-columns-repeated="16371" table:style-name="ce170"/>
        </table:table-row>
        <table:table-row table:style-name="ro23">
          <table:table-cell/>
          <table:table-cell office:value-type="string" table:style-name="ce173">
            <text:p>Indústrias extrativas</text:p>
          </table:table-cell>
          <table:table-cell office:value-type="float" office:value="1535" table:style-name="ce44">
            <text:p>1 535</text:p>
          </table:table-cell>
          <table:table-cell office:value-type="float" office:value="0.52006396617382" table:style-name="ce45">
            <text:p>0,5<text:s text:c="5"/></text:p>
          </table:table-cell>
          <table:table-cell office:value-type="float" office:value="1412" table:style-name="ce46">
            <text:p>1 412</text:p>
          </table:table-cell>
          <table:table-cell office:value-type="float" office:value="0.49542990473851339" table:style-name="ce47">
            <text:p>0,5<text:s text:c="5"/></text:p>
          </table:table-cell>
          <table:table-cell office:value-type="float" office:value="1715" table:style-name="ce46">
            <text:p>1 715</text:p>
          </table:table-cell>
          <table:table-cell office:value-type="float" office:value="0.49260800753704609" table:style-name="ce47">
            <text:p>0,5<text:s text:c="5"/></text:p>
          </table:table-cell>
          <table:table-cell office:value-type="float" office:value="123" table:style-name="ce48">
            <text:p>+ 123</text:p>
          </table:table-cell>
          <table:table-cell office:value-type="float" office:value="8.7110481586402262" table:style-name="ce49">
            <text:p>+8,7<text:s text:c="3"/></text:p>
          </table:table-cell>
          <table:table-cell office:value-type="float" office:value="-180" table:style-name="ce48">
            <text:p><text:s/>- 180</text:p>
          </table:table-cell>
          <table:table-cell office:value-type="float" office:value="-10.495626822157435" table:style-name="ce49">
            <text:p>-10,5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Indústrias alimentares das bebidas e do tabaco</text:p>
          </table:table-cell>
          <table:table-cell office:value-type="float" office:value="6842" table:style-name="ce44">
            <text:p>6 842</text:p>
          </table:table-cell>
          <table:table-cell office:value-type="float" office:value="2.3180961931995281" table:style-name="ce45">
            <text:p>2,3<text:s text:c="5"/></text:p>
          </table:table-cell>
          <table:table-cell office:value-type="float" office:value="6545" table:style-name="ce46">
            <text:p>6 545</text:p>
          </table:table-cell>
          <table:table-cell office:value-type="float" office:value="2.2964509394572024" table:style-name="ce47">
            <text:p>2,3<text:s text:c="5"/></text:p>
          </table:table-cell>
          <table:table-cell office:value-type="float" office:value="8193" table:style-name="ce46">
            <text:p>8 193</text:p>
          </table:table-cell>
          <table:table-cell office:value-type="float" office:value="2.3533162715749385" table:style-name="ce47">
            <text:p>2,4<text:s text:c="5"/></text:p>
          </table:table-cell>
          <table:table-cell office:value-type="float" office:value="297" table:style-name="ce48">
            <text:p>+ 297</text:p>
          </table:table-cell>
          <table:table-cell office:value-type="float" office:value="4.53781512605042" table:style-name="ce49">
            <text:p>+4,5<text:s text:c="3"/></text:p>
          </table:table-cell>
          <table:table-cell office:value-type="float" office:value="-1351" table:style-name="ce48">
            <text:p><text:s/>-1 351</text:p>
          </table:table-cell>
          <table:table-cell office:value-type="float" office:value="-16.489686317588184" table:style-name="ce49">
            <text:p>-16,5<text:s text:c="3"/></text:p>
          </table:table-cell>
          <table:table-cell table:style-name="ce59"/>
          <table:table-cell table:number-columns-repeated="16371"/>
        </table:table-row>
        <table:table-row table:style-name="ro23">
          <table:table-cell/>
          <table:table-cell office:value-type="string" table:style-name="ce173">
            <text:p>Fabricação de têxteis</text:p>
          </table:table-cell>
          <table:table-cell office:value-type="float" office:value="2853" table:style-name="ce44">
            <text:p>2 853</text:p>
          </table:table-cell>
          <table:table-cell office:value-type="float" office:value="0.96660748892111281" table:style-name="ce62">
            <text:p>1,0<text:s text:c="5"/></text:p>
          </table:table-cell>
          <table:table-cell office:value-type="float" office:value="2801" table:style-name="ce63">
            <text:p>2 801</text:p>
          </table:table-cell>
          <table:table-cell office:value-type="float" office:value="0.98278977561797165" table:style-name="ce64">
            <text:p>1,0<text:s text:c="5"/></text:p>
          </table:table-cell>
          <table:table-cell office:value-type="float" office:value="3678" table:style-name="ce46">
            <text:p>3 678</text:p>
          </table:table-cell>
          <table:table-cell office:value-type="float" office:value="1.0564502925488373" table:style-name="ce64">
            <text:p>1,1<text:s text:c="5"/></text:p>
          </table:table-cell>
          <table:table-cell office:value-type="float" office:value="52" table:style-name="ce48">
            <text:p>+ 52</text:p>
          </table:table-cell>
          <table:table-cell office:value-type="float" office:value="1.8564798286326314" table:style-name="ce49">
            <text:p>+1,9<text:s text:c="3"/></text:p>
          </table:table-cell>
          <table:table-cell office:value-type="float" office:value="-825" table:style-name="ce48">
            <text:p><text:s/>- 825</text:p>
          </table:table-cell>
          <table:table-cell office:value-type="float" office:value="-22.430668841761829" table:style-name="ce49">
            <text:p>-22,4<text:s text:c="3"/></text:p>
          </table:table-cell>
          <table:table-cell table:style-name="ce65"/>
          <table:table-cell table:number-columns-repeated="16371"/>
        </table:table-row>
        <table:table-row table:style-name="ro23">
          <table:table-cell/>
          <table:table-cell office:value-type="string" table:style-name="ce174">
            <text:p>Indústria do vestuário</text:p>
          </table:table-cell>
          <table:table-cell office:value-type="float" office:value="8142" table:style-name="ce44">
            <text:p>8 142</text:p>
          </table:table-cell>
          <table:table-cell office:value-type="float" office:value="2.7585412459851741" table:style-name="ce62">
            <text:p>2,8<text:s text:c="5"/></text:p>
          </table:table-cell>
          <table:table-cell office:value-type="float" office:value="7916" table:style-name="ce63">
            <text:p>7 916</text:p>
          </table:table-cell>
          <table:table-cell office:value-type="float" office:value="2.7774951316643568" table:style-name="ce64">
            <text:p>2,8<text:s text:c="5"/></text:p>
          </table:table-cell>
          <table:table-cell office:value-type="float" office:value="10054" table:style-name="ce46">
            <text:p>10 054</text:p>
          </table:table-cell>
          <table:table-cell office:value-type="float" office:value="2.887860587625342" table:style-name="ce64">
            <text:p>2,9<text:s text:c="5"/></text:p>
          </table:table-cell>
          <table:table-cell office:value-type="float" office:value="226" table:style-name="ce48">
            <text:p>+ 226</text:p>
          </table:table-cell>
          <table:table-cell office:value-type="float" office:value="2.854977261243052" table:style-name="ce49">
            <text:p>+2,9<text:s text:c="3"/></text:p>
          </table:table-cell>
          <table:table-cell office:value-type="float" office:value="-1912" table:style-name="ce48">
            <text:p><text:s/>-1 912</text:p>
          </table:table-cell>
          <table:table-cell office:value-type="float" office:value="-19.017306544658844" table:style-name="ce49">
            <text:p>-19,0<text:s text:c="3"/></text:p>
          </table:table-cell>
          <table:table-cell table:style-name="ce59"/>
          <table:table-cell table:number-columns-repeated="16371"/>
        </table:table-row>
        <table:table-row table:style-name="ro23">
          <table:table-cell/>
          <table:table-cell office:value-type="string" table:style-name="ce173">
            <text:p>Indústria do couro e dos produtos do couro</text:p>
          </table:table-cell>
          <table:table-cell office:value-type="float" office:value="3320" table:style-name="ce44">
            <text:p>3 320</text:p>
          </table:table-cell>
          <table:table-cell office:value-type="float" office:value="1.124828904037187" table:style-name="ce62">
            <text:p>1,1<text:s text:c="5"/></text:p>
          </table:table-cell>
          <table:table-cell office:value-type="float" office:value="3144" table:style-name="ce63">
            <text:p>3 144</text:p>
          </table:table-cell>
          <table:table-cell office:value-type="float" office:value="1.1031385414290977" table:style-name="ce64">
            <text:p>1,1<text:s text:c="5"/></text:p>
          </table:table-cell>
          <table:table-cell office:value-type="float" office:value="3275" table:style-name="ce46">
            <text:p>3 275</text:p>
          </table:table-cell>
          <table:table-cell office:value-type="float" office:value="0.94069459165237668" table:style-name="ce64">
            <text:p>0,9<text:s text:c="5"/></text:p>
          </table:table-cell>
          <table:table-cell office:value-type="float" office:value="176" table:style-name="ce48">
            <text:p>+ 176</text:p>
          </table:table-cell>
          <table:table-cell office:value-type="float" office:value="5.5979643765903306" table:style-name="ce49">
            <text:p>+5,6<text:s text:c="3"/></text:p>
          </table:table-cell>
          <table:table-cell office:value-type="float" office:value="45" table:style-name="ce48">
            <text:p>+ 45</text:p>
          </table:table-cell>
          <table:table-cell office:value-type="float" office:value="1.3740458015267176" table:style-name="ce49">
            <text:p>+1,4<text:s text:c="3"/></text:p>
          </table:table-cell>
          <table:table-cell table:style-name="ce59"/>
          <table:table-cell table:number-columns-repeated="16371"/>
        </table:table-row>
        <table:table-row table:style-name="ro23">
          <table:table-cell/>
          <table:table-cell office:value-type="string" table:style-name="ce173">
            <text:p>Indústria da madeira e da cortiça</text:p>
          </table:table-cell>
          <table:table-cell office:value-type="float" office:value="2096" table:style-name="ce44">
            <text:p>2 096</text:p>
          </table:table-cell>
          <table:table-cell office:value-type="float" office:value="0.71013294664516391" table:style-name="ce62">
            <text:p>0,7<text:s text:c="5"/></text:p>
          </table:table-cell>
          <table:table-cell office:value-type="float" office:value="2079" table:style-name="ce63">
            <text:p>2 079</text:p>
          </table:table-cell>
          <table:table-cell office:value-type="float" office:value="0.72946088665111142" table:style-name="ce64">
            <text:p>0,7<text:s text:c="5"/></text:p>
          </table:table-cell>
          <table:table-cell office:value-type="float" office:value="2667" table:style-name="ce46">
            <text:p>2 667</text:p>
          </table:table-cell>
          <table:table-cell office:value-type="float" office:value="0.76605571784332482" table:style-name="ce64">
            <text:p>0,8<text:s text:c="5"/></text:p>
          </table:table-cell>
          <table:table-cell office:value-type="float" office:value="17" table:style-name="ce48">
            <text:p>+ 17</text:p>
          </table:table-cell>
          <table:table-cell office:value-type="float" office:value="0.81770081770081771" table:style-name="ce49">
            <text:p>+0,8<text:s text:c="3"/></text:p>
          </table:table-cell>
          <table:table-cell office:value-type="float" office:value="-571" table:style-name="ce48">
            <text:p><text:s/>- 571</text:p>
          </table:table-cell>
          <table:table-cell office:value-type="float" office:value="-21.409823772028496" table:style-name="ce49">
            <text:p>-21,4<text:s text:c="3"/></text:p>
          </table:table-cell>
          <table:table-cell table:style-name="ce59"/>
          <table:table-cell table:number-columns-repeated="16371"/>
        </table:table-row>
        <table:table-row table:style-name="ro23">
          <table:table-cell/>
          <table:table-cell office:value-type="string" table:style-name="ce173">
            <text:p>Indústrias do papel, impressão e reprodução</text:p>
          </table:table-cell>
          <table:table-cell office:value-type="float" office:value="1383" table:style-name="ce44">
            <text:p>1 383</text:p>
          </table:table-cell>
          <table:table-cell office:value-type="float" office:value="0.46856577538657523" table:style-name="ce62">
            <text:p>0,5<text:s text:c="5"/></text:p>
          </table:table-cell>
          <table:table-cell office:value-type="float" office:value="1311" table:style-name="ce63">
            <text:p>1 311</text:p>
          </table:table-cell>
          <table:table-cell office:value-type="float" office:value="0.45999192996614097" table:style-name="ce64">
            <text:p>0,5<text:s text:c="5"/></text:p>
          </table:table-cell>
          <table:table-cell office:value-type="float" office:value="1739" table:style-name="ce46">
            <text:p>1 739</text:p>
          </table:table-cell>
          <table:table-cell office:value-type="float" office:value="0.49950164729266661" table:style-name="ce64">
            <text:p>0,5<text:s text:c="5"/></text:p>
          </table:table-cell>
          <table:table-cell office:value-type="float" office:value="72" table:style-name="ce48">
            <text:p>+ 72</text:p>
          </table:table-cell>
          <table:table-cell office:value-type="float" office:value="5.4919908466819223" table:style-name="ce49">
            <text:p>+5,5<text:s text:c="3"/></text:p>
          </table:table-cell>
          <table:table-cell office:value-type="float" office:value="-356" table:style-name="ce48">
            <text:p><text:s/>- 356</text:p>
          </table:table-cell>
          <table:table-cell office:value-type="float" office:value="-20.471535365152384" table:style-name="ce49">
            <text:p>-20,5<text:s text:c="3"/></text:p>
          </table:table-cell>
          <table:table-cell table:style-name="ce59"/>
          <table:table-cell table:number-columns-repeated="16371"/>
        </table:table-row>
        <table:table-row table:style-name="ro23">
          <table:table-cell/>
          <table:table-cell office:value-type="string" table:style-name="ce173">
            <text:p>Fab. produtos petrolíferos, químicos, farmacêuticos, borracha e plástico</text:p>
          </table:table-cell>
          <table:table-cell office:value-type="float" office:value="2119" table:style-name="ce44">
            <text:p>2 119</text:p>
          </table:table-cell>
          <table:table-cell office:value-type="float" office:value="0.71792543604060222" table:style-name="ce62">
            <text:p>0,7<text:s text:c="5"/></text:p>
          </table:table-cell>
          <table:table-cell office:value-type="float" office:value="1992" table:style-name="ce63">
            <text:p>1 992</text:p>
          </table:table-cell>
          <table:table-cell office:value-type="float" office:value="0.69893510640164214" table:style-name="ce64">
            <text:p>0,7<text:s text:c="5"/></text:p>
          </table:table-cell>
          <table:table-cell office:value-type="float" office:value="2375" table:style-name="ce46">
            <text:p>2 375</text:p>
          </table:table-cell>
          <table:table-cell office:value-type="float" office:value="0.68218310081660904" table:style-name="ce64">
            <text:p>0,7<text:s text:c="5"/></text:p>
          </table:table-cell>
          <table:table-cell office:value-type="float" office:value="127" table:style-name="ce48">
            <text:p>+ 127</text:p>
          </table:table-cell>
          <table:table-cell office:value-type="float" office:value="6.3755020080321287" table:style-name="ce49">
            <text:p>+6,4<text:s text:c="3"/></text:p>
          </table:table-cell>
          <table:table-cell office:value-type="float" office:value="-256" table:style-name="ce48">
            <text:p><text:s/>- 256</text:p>
          </table:table-cell>
          <table:table-cell office:value-type="float" office:value="-10.778947368421052" table:style-name="ce49">
            <text:p>-10,8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Fabricação de outros produtos minerais não metálicos</text:p>
          </table:table-cell>
          <table:table-cell office:value-type="float" office:value="1777" table:style-name="ce44">
            <text:p>1 777</text:p>
          </table:table-cell>
          <table:table-cell office:value-type="float" office:value="0.60205450676930161" table:style-name="ce62">
            <text:p>0,6<text:s text:c="5"/></text:p>
          </table:table-cell>
          <table:table-cell office:value-type="float" office:value="1704" table:style-name="ce63">
            <text:p>1 704</text:p>
          </table:table-cell>
          <table:table-cell office:value-type="float" office:value="0.5978842476447781" table:style-name="ce64">
            <text:p>0,6<text:s text:c="5"/></text:p>
          </table:table-cell>
          <table:table-cell office:value-type="float" office:value="2195" table:style-name="ce46">
            <text:p>2 195</text:p>
          </table:table-cell>
          <table:table-cell office:value-type="float" office:value="0.6304808026494555" table:style-name="ce64">
            <text:p>0,6<text:s text:c="5"/></text:p>
          </table:table-cell>
          <table:table-cell office:value-type="float" office:value="73" table:style-name="ce48">
            <text:p>+ 73</text:p>
          </table:table-cell>
          <table:table-cell office:value-type="float" office:value="4.284037558685446" table:style-name="ce49">
            <text:p>+4,3<text:s text:c="3"/></text:p>
          </table:table-cell>
          <table:table-cell office:value-type="float" office:value="-418" table:style-name="ce48">
            <text:p><text:s/>- 418</text:p>
          </table:table-cell>
          <table:table-cell office:value-type="float" office:value="-19.043280182232348" table:style-name="ce49">
            <text:p>-19,0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Indústria metalúrgica de base e fab. produtos metálicos</text:p>
          </table:table-cell>
          <table:table-cell office:value-type="float" office:value="3581" table:style-name="ce44">
            <text:p>3 581</text:p>
          </table:table-cell>
          <table:table-cell office:value-type="float" office:value="1.2132567184810743" table:style-name="ce62">
            <text:p>1,2<text:s text:c="5"/></text:p>
          </table:table-cell>
          <table:table-cell office:value-type="float" office:value="3622" table:style-name="ce63">
            <text:p>3 622</text:p>
          </table:table-cell>
          <table:table-cell office:value-type="float" office:value="1.2708548972825038" table:style-name="ce64">
            <text:p>1,3<text:s text:c="5"/></text:p>
          </table:table-cell>
          <table:table-cell office:value-type="float" office:value="4207" table:style-name="ce46">
            <text:p>4 207</text:p>
          </table:table-cell>
          <table:table-cell office:value-type="float" office:value="1.2083976021623051" table:style-name="ce64">
            <text:p>1,2<text:s text:c="5"/></text:p>
          </table:table-cell>
          <table:table-cell office:value-type="float" office:value="-41" table:style-name="ce48">
            <text:p><text:s/>- 41</text:p>
          </table:table-cell>
          <table:table-cell office:value-type="float" office:value="-1.1319712865819989" table:style-name="ce49">
            <text:p>-1,1<text:s text:c="3"/></text:p>
          </table:table-cell>
          <table:table-cell office:value-type="float" office:value="-626" table:style-name="ce48">
            <text:p><text:s/>- 626</text:p>
          </table:table-cell>
          <table:table-cell office:value-type="float" office:value="-14.879961968148326" table:style-name="ce49">
            <text:p>-14,9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Fab. equipamento informático, elétrico, máquinas e equipamentos n.e.</text:p>
          </table:table-cell>
          <table:table-cell office:value-type="float" office:value="2271" table:style-name="ce44">
            <text:p>2 271</text:p>
          </table:table-cell>
          <table:table-cell office:value-type="float" office:value="0.76942362682784704" table:style-name="ce62">
            <text:p>0,8<text:s text:c="5"/></text:p>
          </table:table-cell>
          <table:table-cell office:value-type="float" office:value="2221" table:style-name="ce63">
            <text:p>2 221</text:p>
          </table:table-cell>
          <table:table-cell office:value-type="float" office:value="0.77928457395484285" table:style-name="ce64">
            <text:p>0,8<text:s text:c="5"/></text:p>
          </table:table-cell>
          <table:table-cell office:value-type="float" office:value="2609" table:style-name="ce46">
            <text:p>2 609</text:p>
          </table:table-cell>
          <table:table-cell office:value-type="float" office:value="0.74939608843390859" table:style-name="ce64">
            <text:p>0,7<text:s text:c="5"/></text:p>
          </table:table-cell>
          <table:table-cell office:value-type="float" office:value="50" table:style-name="ce48">
            <text:p>+ 50</text:p>
          </table:table-cell>
          <table:table-cell office:value-type="float" office:value="2.2512381809995499" table:style-name="ce49">
            <text:p>+2,3<text:s text:c="3"/></text:p>
          </table:table-cell>
          <table:table-cell office:value-type="float" office:value="-338" table:style-name="ce48">
            <text:p><text:s/>- 338</text:p>
          </table:table-cell>
          <table:table-cell office:value-type="float" office:value="-12.955155231889611" table:style-name="ce49">
            <text:p>-13,0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Fab. veículos automóveis, componentes e outro equipa. de transporte</text:p>
          </table:table-cell>
          <table:table-cell office:value-type="float" office:value="1872" table:style-name="ce44">
            <text:p>1 872</text:p>
          </table:table-cell>
          <table:table-cell office:value-type="float" office:value="0.63424087601132961" table:style-name="ce62">
            <text:p>0,6<text:s text:c="5"/></text:p>
          </table:table-cell>
          <table:table-cell office:value-type="float" office:value="1828" table:style-name="ce63">
            <text:p>1 828</text:p>
          </table:table-cell>
          <table:table-cell office:value-type="float" office:value="0.64139225627620566" table:style-name="ce64">
            <text:p>0,6<text:s text:c="5"/></text:p>
          </table:table-cell>
          <table:table-cell office:value-type="float" office:value="2110" table:style-name="ce46">
            <text:p>2 110</text:p>
          </table:table-cell>
          <table:table-cell office:value-type="float" office:value="0.60606582851496638" table:style-name="ce64">
            <text:p>0,6<text:s text:c="5"/></text:p>
          </table:table-cell>
          <table:table-cell office:value-type="float" office:value="44" table:style-name="ce48">
            <text:p>+ 44</text:p>
          </table:table-cell>
          <table:table-cell office:value-type="float" office:value="2.4070021881838075" table:style-name="ce49">
            <text:p>+2,4<text:s text:c="3"/></text:p>
          </table:table-cell>
          <table:table-cell office:value-type="float" office:value="-238" table:style-name="ce48">
            <text:p><text:s/>- 238</text:p>
          </table:table-cell>
          <table:table-cell office:value-type="float" office:value="-11.279620853080569" table:style-name="ce49">
            <text:p>-11,3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Fab. mobiliário, repar. instal. máq. e equipa. e outras ind. transformadoras</text:p>
          </table:table-cell>
          <table:table-cell office:value-type="float" office:value="3959" table:style-name="ce44">
            <text:p>3 959</text:p>
          </table:table-cell>
          <table:table-cell office:value-type="float" office:value="1.3413245876756696" table:style-name="ce62">
            <text:p>1,3<text:s text:c="5"/></text:p>
          </table:table-cell>
          <table:table-cell office:value-type="float" office:value="3896" table:style-name="ce63">
            <text:p>3 896</text:p>
          </table:table-cell>
          <table:table-cell office:value-type="float" office:value="1.3669935615164646" table:style-name="ce64">
            <text:p>1,4<text:s text:c="5"/></text:p>
          </table:table-cell>
          <table:table-cell office:value-type="float" office:value="5014" table:style-name="ce46">
            <text:p>5 014</text:p>
          </table:table-cell>
          <table:table-cell office:value-type="float" office:value="1.4401962389450433" table:style-name="ce64">
            <text:p>1,4<text:s text:c="5"/></text:p>
          </table:table-cell>
          <table:table-cell office:value-type="float" office:value="63" table:style-name="ce48">
            <text:p>+ 63</text:p>
          </table:table-cell>
          <table:table-cell office:value-type="float" office:value="1.6170431211498975" table:style-name="ce49">
            <text:p>+1,6<text:s text:c="3"/></text:p>
          </table:table-cell>
          <table:table-cell office:value-type="float" office:value="-1055" table:style-name="ce48">
            <text:p><text:s/>-1 055</text:p>
          </table:table-cell>
          <table:table-cell office:value-type="float" office:value="-21.041084962106101" table:style-name="ce49">
            <text:p>-21,0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Eletricidade, gás e água, saneamento, resíduos e despoluição</text:p>
          </table:table-cell>
          <table:table-cell office:value-type="float" office:value="1190" table:style-name="ce44">
            <text:p>1 190</text:p>
          </table:table-cell>
          <table:table-cell office:value-type="float" office:value="0.40317662524224473" table:style-name="ce62">
            <text:p>0,4<text:s text:c="5"/></text:p>
          </table:table-cell>
          <table:table-cell office:value-type="float" office:value="1145" table:style-name="ce63">
            <text:p>1 145</text:p>
          </table:table-cell>
          <table:table-cell office:value-type="float" office:value="0.40174733776600408" table:style-name="ce64">
            <text:p>0,4<text:s text:c="5"/></text:p>
          </table:table-cell>
          <table:table-cell office:value-type="float" office:value="1400" table:style-name="ce46">
            <text:p>1 400</text:p>
          </table:table-cell>
          <table:table-cell office:value-type="float" office:value="0.40212898574452743" table:style-name="ce64">
            <text:p>0,4<text:s text:c="5"/></text:p>
          </table:table-cell>
          <table:table-cell office:value-type="float" office:value="45" table:style-name="ce48">
            <text:p>+ 45</text:p>
          </table:table-cell>
          <table:table-cell office:value-type="float" office:value="3.9301310043668125" table:style-name="ce49">
            <text:p>+3,9<text:s text:c="3"/></text:p>
          </table:table-cell>
          <table:table-cell office:value-type="float" office:value="-210" table:style-name="ce48">
            <text:p><text:s/>- 210</text:p>
          </table:table-cell>
          <table:table-cell office:value-type="float" office:value="-15" table:style-name="ce49">
            <text:p>-15,0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Construção</text:p>
          </table:table-cell>
          <table:table-cell office:value-type="float" office:value="23817" table:style-name="ce44">
            <text:p>23 817</text:p>
          </table:table-cell>
          <table:table-cell office:value-type="float" office:value="8.0692921709197858" table:style-name="ce62">
            <text:p>8,1<text:s text:c="5"/></text:p>
          </table:table-cell>
          <table:table-cell office:value-type="float" office:value="23438" table:style-name="ce63">
            <text:p>23 438</text:p>
          </table:table-cell>
          <table:table-cell office:value-type="float" office:value="8.2237153734145014" table:style-name="ce64">
            <text:p>8,2<text:s text:c="5"/></text:p>
          </table:table-cell>
          <table:table-cell office:value-type="float" office:value="32167" table:style-name="ce46">
            <text:p>32 167</text:p>
          </table:table-cell>
          <table:table-cell office:value-type="float" office:value="9.2394879174601527" table:style-name="ce64">
            <text:p>9,2<text:s text:c="5"/></text:p>
          </table:table-cell>
          <table:table-cell office:value-type="float" office:value="379" table:style-name="ce48">
            <text:p>+ 379</text:p>
          </table:table-cell>
          <table:table-cell office:value-type="float" office:value="1.6170321699803738" table:style-name="ce49">
            <text:p>+1,6<text:s text:c="3"/></text:p>
          </table:table-cell>
          <table:table-cell office:value-type="float" office:value="-8350" table:style-name="ce48">
            <text:p><text:s/>-8 350</text:p>
          </table:table-cell>
          <table:table-cell office:value-type="float" office:value="-25.958280225075388" table:style-name="ce49">
            <text:p>-26,0<text:s text:c="3"/></text:p>
          </table:table-cell>
          <table:table-cell table:number-columns-repeated="16372" table:style-name="ce1"/>
        </table:table-row>
        <table:table-row table:style-name="ro15">
          <table:table-cell table:style-name="ce170"/>
          <table:table-cell office:value-type="string" table:style-name="ce171">
            <text:p>Serviços</text:p>
          </table:table-cell>
          <table:table-cell office:value-type="float" office:value="211140" table:style-name="ce55">
            <text:p>211 140</text:p>
          </table:table-cell>
          <table:table-cell office:value-type="float" office:value="71.535052650124001" table:style-name="ce56">
            <text:p>71,5<text:s text:c="5"/></text:p>
          </table:table-cell>
          <table:table-cell office:value-type="float" office:value="203183" table:style-name="ce57">
            <text:p>203 183</text:p>
          </table:table-cell>
          <table:table-cell office:value-type="float" office:value="71.291029981930137" table:style-name="ce58">
            <text:p>71,3<text:s text:c="5"/></text:p>
          </table:table-cell>
          <table:table-cell office:value-type="float" office:value="244329" table:style-name="ce57">
            <text:p>244 329</text:p>
          </table:table-cell>
          <table:table-cell office:value-type="float" office:value="70.179837827124743" table:style-name="ce58">
            <text:p>70,2<text:s text:c="5"/></text:p>
          </table:table-cell>
          <table:table-cell office:value-type="float" office:value="7957" table:style-name="ce39">
            <text:p>+7 957</text:p>
          </table:table-cell>
          <table:table-cell office:value-type="float" office:value="3.9161740893677126" table:style-name="ce40">
            <text:p>+3,9<text:s text:c="3"/></text:p>
          </table:table-cell>
          <table:table-cell office:value-type="float" office:value="-33189" table:style-name="ce39">
            <text:p><text:s/>-33 189</text:p>
          </table:table-cell>
          <table:table-cell office:value-type="float" office:value="-13.583733408641626" table:style-name="ce40">
            <text:p>-13,6<text:s text:c="3"/></text:p>
          </table:table-cell>
          <table:table-cell table:number-columns-repeated="16372" table:style-name="ce170"/>
        </table:table-row>
        <table:table-row table:style-name="ro23">
          <table:table-cell/>
          <table:table-cell office:value-type="string" table:style-name="ce173">
            <text:p>Comércio, manut. repar. de veículos automóveis e motociclos</text:p>
          </table:table-cell>
          <table:table-cell office:value-type="float" office:value="3930" table:style-name="ce44">
            <text:p>3 930</text:p>
          </table:table-cell>
          <table:table-cell office:value-type="float" office:value="1.3314992749596823" table:style-name="ce62">
            <text:p>1,3<text:s text:c="5"/></text:p>
          </table:table-cell>
          <table:table-cell office:value-type="float" office:value="3768" table:style-name="ce63">
            <text:p>3 768</text:p>
          </table:table-cell>
          <table:table-cell office:value-type="float" office:value="1.3220820687356363" table:style-name="ce64">
            <text:p>1,3<text:s text:c="5"/></text:p>
          </table:table-cell>
          <table:table-cell office:value-type="float" office:value="4766" table:style-name="ce63">
            <text:p>4 766</text:p>
          </table:table-cell>
          <table:table-cell office:value-type="float" office:value="1.3689619614702986" table:style-name="ce64">
            <text:p>1,4<text:s text:c="5"/></text:p>
          </table:table-cell>
          <table:table-cell office:value-type="float" office:value="162" table:style-name="ce48">
            <text:p>+ 162</text:p>
          </table:table-cell>
          <table:table-cell office:value-type="float" office:value="4.2993630573248405" table:style-name="ce49">
            <text:p>+4,3<text:s text:c="3"/></text:p>
          </table:table-cell>
          <table:table-cell office:value-type="float" office:value="-836" table:style-name="ce48">
            <text:p><text:s/>- 836</text:p>
          </table:table-cell>
          <table:table-cell office:value-type="float" office:value="-17.540914813260596" table:style-name="ce49">
            <text:p>-17,5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Comércio por grosso e a retalho</text:p>
          </table:table-cell>
          <table:table-cell office:value-type="float" office:value="33300" table:style-name="ce44">
            <text:p>33 300</text:p>
          </table:table-cell>
          <table:table-cell office:value-type="float" office:value="11.282169429047691" table:style-name="ce62">
            <text:p>11,3<text:s text:c="5"/></text:p>
          </table:table-cell>
          <table:table-cell office:value-type="float" office:value="31403" table:style-name="ce63">
            <text:p>31 403</text:p>
          </table:table-cell>
          <table:table-cell office:value-type="float" office:value="11.018403185909019" table:style-name="ce64">
            <text:p>11,0<text:s text:c="5"/></text:p>
          </table:table-cell>
          <table:table-cell office:value-type="float" office:value="40080" table:style-name="ce63">
            <text:p>40 080</text:p>
          </table:table-cell>
          <table:table-cell office:value-type="float" office:value="11.512378391886186" table:style-name="ce64">
            <text:p>11,5<text:s text:c="5"/></text:p>
          </table:table-cell>
          <table:table-cell office:value-type="float" office:value="1897" table:style-name="ce48">
            <text:p>+1 897</text:p>
          </table:table-cell>
          <table:table-cell office:value-type="float" office:value="6.0408241250835912" table:style-name="ce49">
            <text:p>+6,0<text:s text:c="3"/></text:p>
          </table:table-cell>
          <table:table-cell office:value-type="float" office:value="-6780" table:style-name="ce48">
            <text:p><text:s/>-6 780</text:p>
          </table:table-cell>
          <table:table-cell office:value-type="float" office:value="-16.91616766467066" table:style-name="ce49">
            <text:p>-16,9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Transportes e armazenagem</text:p>
          </table:table-cell>
          <table:table-cell office:value-type="float" office:value="5261" table:style-name="ce44">
            <text:p>5 261</text:p>
          </table:table-cell>
          <table:table-cell office:value-type="float" office:value="1.7824472482348319" table:style-name="ce62">
            <text:p>1,8<text:s text:c="5"/></text:p>
          </table:table-cell>
          <table:table-cell office:value-type="float" office:value="5018" table:style-name="ce63">
            <text:p>5 018</text:p>
          </table:table-cell>
          <table:table-cell office:value-type="float" office:value="1.7606708654234138" table:style-name="ce64">
            <text:p>1,8<text:s text:c="5"/></text:p>
          </table:table-cell>
          <table:table-cell office:value-type="float" office:value="6038" table:style-name="ce63">
            <text:p>6 038</text:p>
          </table:table-cell>
          <table:table-cell office:value-type="float" office:value="1.7343248685181833" table:style-name="ce64">
            <text:p>1,7<text:s text:c="5"/></text:p>
          </table:table-cell>
          <table:table-cell office:value-type="float" office:value="243" table:style-name="ce48">
            <text:p>+ 243</text:p>
          </table:table-cell>
          <table:table-cell office:value-type="float" office:value="4.8425667596652051" table:style-name="ce49">
            <text:p>+4,8<text:s text:c="3"/></text:p>
          </table:table-cell>
          <table:table-cell office:value-type="float" office:value="-777" table:style-name="ce48">
            <text:p><text:s/>- 777</text:p>
          </table:table-cell>
          <table:table-cell office:value-type="float" office:value="-12.868499503146738" table:style-name="ce49">
            <text:p>-12,9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lojamento, restauração e similares</text:p>
          </table:table-cell>
          <table:table-cell office:value-type="float" office:value="32658" table:style-name="ce44">
            <text:p>32 658</text:p>
          </table:table-cell>
          <table:table-cell office:value-type="float" office:value="11.064657333748933" table:style-name="ce62">
            <text:p>11,1<text:s text:c="5"/></text:p>
          </table:table-cell>
          <table:table-cell office:value-type="float" office:value="30960" table:style-name="ce63">
            <text:p>30 960</text:p>
          </table:table-cell>
          <table:table-cell office:value-type="float" office:value="10.862967316362869" table:style-name="ce64">
            <text:p>10,9<text:s text:c="5"/></text:p>
          </table:table-cell>
          <table:table-cell office:value-type="float" office:value="36532" table:style-name="ce63">
            <text:p>36 532</text:p>
          </table:table-cell>
          <table:table-cell office:value-type="float" office:value="10.493268648013625" table:style-name="ce64">
            <text:p>10,5<text:s text:c="5"/></text:p>
          </table:table-cell>
          <table:table-cell office:value-type="float" office:value="1698" table:style-name="ce48">
            <text:p>+1 698</text:p>
          </table:table-cell>
          <table:table-cell office:value-type="float" office:value="5.4844961240310077" table:style-name="ce49">
            <text:p>+5,5<text:s text:c="3"/></text:p>
          </table:table-cell>
          <table:table-cell office:value-type="float" office:value="-3874" table:style-name="ce48">
            <text:p><text:s/>-3 874</text:p>
          </table:table-cell>
          <table:table-cell office:value-type="float" office:value="-10.604401620497098" table:style-name="ce49">
            <text:p>-10,6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tividades de informação e de comunicação</text:p>
          </table:table-cell>
          <table:table-cell office:value-type="float" office:value="4141" table:style-name="ce44">
            <text:p>4 141</text:p>
          </table:table-cell>
          <table:table-cell office:value-type="float" office:value="1.4029868950656601" table:style-name="ce62">
            <text:p>1,4<text:s text:c="5"/></text:p>
          </table:table-cell>
          <table:table-cell office:value-type="float" office:value="3962" table:style-name="ce63">
            <text:p>3 962</text:p>
          </table:table-cell>
          <table:table-cell office:value-type="float" office:value="1.3901510499815795" table:style-name="ce64">
            <text:p>1,4<text:s text:c="5"/></text:p>
          </table:table-cell>
          <table:table-cell office:value-type="float" office:value="5043" table:style-name="ce63">
            <text:p>5 043</text:p>
          </table:table-cell>
          <table:table-cell office:value-type="float" office:value="1.4485260536497515" table:style-name="ce64">
            <text:p>1,4<text:s text:c="5"/></text:p>
          </table:table-cell>
          <table:table-cell office:value-type="float" office:value="179" table:style-name="ce48">
            <text:p>+ 179</text:p>
          </table:table-cell>
          <table:table-cell office:value-type="float" office:value="4.5179202423018676" table:style-name="ce49">
            <text:p>+4,5<text:s text:c="3"/></text:p>
          </table:table-cell>
          <table:table-cell office:value-type="float" office:value="-902" table:style-name="ce48">
            <text:p><text:s/>- 902</text:p>
          </table:table-cell>
          <table:table-cell office:value-type="float" office:value="-17.886178861788618" table:style-name="ce49">
            <text:p>-17,9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tividades financeiras e de seguros</text:p>
          </table:table-cell>
          <table:table-cell office:value-type="float" office:value="3084" table:style-name="ce44">
            <text:p>3 084</text:p>
          </table:table-cell>
          <table:table-cell office:value-type="float" office:value="1.0448711867622547" table:style-name="ce62">
            <text:p>1,0<text:s text:c="5"/></text:p>
          </table:table-cell>
          <table:table-cell office:value-type="float" office:value="3043" table:style-name="ce63">
            <text:p>3 043</text:p>
          </table:table-cell>
          <table:table-cell office:value-type="float" office:value="1.0677005666567252" table:style-name="ce64">
            <text:p>1,1<text:s text:c="5"/></text:p>
          </table:table-cell>
          <table:table-cell office:value-type="float" office:value="3742" table:style-name="ce63">
            <text:p>3 742</text:p>
          </table:table-cell>
          <table:table-cell office:value-type="float" office:value="1.0748333318971584" table:style-name="ce64">
            <text:p>1,1<text:s text:c="5"/></text:p>
          </table:table-cell>
          <table:table-cell office:value-type="float" office:value="41" table:style-name="ce48">
            <text:p>+ 41</text:p>
          </table:table-cell>
          <table:table-cell office:value-type="float" office:value="1.3473545842918173" table:style-name="ce49">
            <text:p>+1,3<text:s text:c="3"/></text:p>
          </table:table-cell>
          <table:table-cell office:value-type="float" office:value="-658" table:style-name="ce48">
            <text:p><text:s/>- 658</text:p>
          </table:table-cell>
          <table:table-cell office:value-type="float" office:value="-17.584179583110636" table:style-name="ce49">
            <text:p>-17,6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tividades imobiliárias, administrativas e dos serviços de apoio</text:p>
          </table:table-cell>
          <table:table-cell office:value-type="float" office:value="77437" table:style-name="ce44">
            <text:p>77 437</text:p>
          </table:table-cell>
          <table:table-cell office:value-type="float" office:value="26.23595657889387" table:style-name="ce62">
            <text:p>26,2<text:s text:c="5"/></text:p>
          </table:table-cell>
          <table:table-cell office:value-type="float" office:value="75676" table:style-name="ce63">
            <text:p>75 676</text:p>
          </table:table-cell>
          <table:table-cell office:value-type="float" office:value="26.552516622515395" table:style-name="ce64">
            <text:p>26,6<text:s text:c="5"/></text:p>
          </table:table-cell>
          <table:table-cell office:value-type="float" office:value="87453" table:style-name="ce63">
            <text:p>87 453</text:p>
          </table:table-cell>
          <table:table-cell office:value-type="float" office:value="25.119561564511546" table:style-name="ce64">
            <text:p>25,1<text:s text:c="5"/></text:p>
          </table:table-cell>
          <table:table-cell office:value-type="float" office:value="1761" table:style-name="ce48">
            <text:p>+1 761</text:p>
          </table:table-cell>
          <table:table-cell office:value-type="float" office:value="2.3270257413182516" table:style-name="ce49">
            <text:p>+2,3<text:s text:c="3"/></text:p>
          </table:table-cell>
          <table:table-cell office:value-type="float" office:value="-10016" table:style-name="ce48">
            <text:p><text:s/>-10 016</text:p>
          </table:table-cell>
          <table:table-cell office:value-type="float" office:value="-11.453009044858382" table:style-name="ce49">
            <text:p>-11,5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tividades de consultoria, científicas, técnicas e similares</text:p>
          </table:table-cell>
          <table:table-cell office:value-type="float" office:value="6012" table:style-name="ce44">
            <text:p>6 012</text:p>
          </table:table-cell>
          <table:table-cell office:value-type="float" office:value="2.0368889671902317" table:style-name="ce62">
            <text:p>2,0<text:s text:c="5"/></text:p>
          </table:table-cell>
          <table:table-cell office:value-type="float" office:value="5783" table:style-name="ce63">
            <text:p>5 783</text:p>
          </table:table-cell>
          <table:table-cell office:value-type="float" office:value="2.0290872089963332" table:style-name="ce64">
            <text:p>2,0<text:s text:c="5"/></text:p>
          </table:table-cell>
          <table:table-cell office:value-type="float" office:value="7271" table:style-name="ce63">
            <text:p>7 271</text:p>
          </table:table-cell>
          <table:table-cell office:value-type="float" office:value="2.0884856109631853" table:style-name="ce64">
            <text:p>2,1<text:s text:c="5"/></text:p>
          </table:table-cell>
          <table:table-cell office:value-type="float" office:value="229" table:style-name="ce48">
            <text:p>+ 229</text:p>
          </table:table-cell>
          <table:table-cell office:value-type="float" office:value="3.9598824139719864" table:style-name="ce49">
            <text:p>+4,0<text:s text:c="3"/></text:p>
          </table:table-cell>
          <table:table-cell office:value-type="float" office:value="-1259" table:style-name="ce48">
            <text:p><text:s/>-1 259</text:p>
          </table:table-cell>
          <table:table-cell office:value-type="float" office:value="-17.315362398569661" table:style-name="ce49">
            <text:p>-17,3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dmin. pública, educação, atividades de saúde e apoio social</text:p>
          </table:table-cell>
          <table:table-cell office:value-type="float" office:value="24195" table:style-name="ce44">
            <text:p>24 195</text:p>
          </table:table-cell>
          <table:table-cell office:value-type="float" office:value="8.1973600401143809" table:style-name="ce62">
            <text:p>8,2<text:s text:c="5"/></text:p>
          </table:table-cell>
          <table:table-cell office:value-type="float" office:value="23578" table:style-name="ce63">
            <text:p>23 578</text:p>
          </table:table-cell>
          <table:table-cell office:value-type="float" office:value="8.272837318643532" table:style-name="ce64">
            <text:p>8,3<text:s text:c="5"/></text:p>
          </table:table-cell>
          <table:table-cell office:value-type="float" office:value="28324" table:style-name="ce63">
            <text:p>28 324</text:p>
          </table:table-cell>
          <table:table-cell office:value-type="float" office:value="8.1356438515914267" table:style-name="ce64">
            <text:p>8,1<text:s text:c="5"/></text:p>
          </table:table-cell>
          <table:table-cell office:value-type="float" office:value="617" table:style-name="ce48">
            <text:p>+ 617</text:p>
          </table:table-cell>
          <table:table-cell office:value-type="float" office:value="2.6168462125710406" table:style-name="ce49">
            <text:p>+2,6<text:s text:c="3"/></text:p>
          </table:table-cell>
          <table:table-cell office:value-type="float" office:value="-4129" table:style-name="ce48">
            <text:p><text:s/>-4 129</text:p>
          </table:table-cell>
          <table:table-cell office:value-type="float" office:value="-14.577743256602174" table:style-name="ce49">
            <text:p>-14,6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Outras atividades de serviços</text:p>
          </table:table-cell>
          <table:table-cell office:value-type="float" office:value="21122" table:style-name="ce44">
            <text:p>21 122</text:p>
          </table:table-cell>
          <table:table-cell office:value-type="float" office:value="7.1562156961064662" table:style-name="ce62">
            <text:p>7,2<text:s text:c="5"/></text:p>
          </table:table-cell>
          <table:table-cell office:value-type="float" office:value="19992" table:style-name="ce63">
            <text:p>19 992</text:p>
          </table:table-cell>
          <table:table-cell office:value-type="float" office:value="7.0146137787056357" table:style-name="ce64">
            <text:p>7,0<text:s text:c="5"/></text:p>
          </table:table-cell>
          <table:table-cell office:value-type="float" office:value="25080" table:style-name="ce63">
            <text:p>25 080</text:p>
          </table:table-cell>
          <table:table-cell office:value-type="float" office:value="7.2038535446233913" table:style-name="ce64">
            <text:p>7,2<text:s text:c="5"/></text:p>
          </table:table-cell>
          <table:table-cell office:value-type="float" office:value="1130" table:style-name="ce48">
            <text:p>+1 130</text:p>
          </table:table-cell>
          <table:table-cell office:value-type="float" office:value="5.6522609043617447" table:style-name="ce49">
            <text:p>+5,7<text:s text:c="3"/></text:p>
          </table:table-cell>
          <table:table-cell office:value-type="float" office:value="-3958" table:style-name="ce48">
            <text:p><text:s/>-3 958</text:p>
          </table:table-cell>
          <table:table-cell office:value-type="float" office:value="-15.781499202551835" table:style-name="ce49">
            <text:p>-15,8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Sem classificação</text:p>
          </table:table-cell>
          <table:table-cell office:value-type="float" office:value="3003" table:style-name="ce44">
            <text:p>3 003</text:p>
          </table:table-cell>
          <table:table-cell office:value-type="float" office:value="1.0174280719348412" table:style-name="ce62">
            <text:p>1,0<text:s text:c="5"/></text:p>
          </table:table-cell>
          <table:table-cell office:value-type="float" office:value="2695" table:style-name="ce63">
            <text:p>2 695</text:p>
          </table:table-cell>
          <table:table-cell office:value-type="float" office:value="0.94559744565884807" table:style-name="ce64">
            <text:p>0,9<text:s text:c="5"/></text:p>
          </table:table-cell>
          <table:table-cell office:value-type="float" office:value="4034" table:style-name="ce63">
            <text:p>4 034</text:p>
          </table:table-cell>
          <table:table-cell office:value-type="float" office:value="1.1587059489238742" table:style-name="ce64">
            <text:p>1,2<text:s text:c="5"/></text:p>
          </table:table-cell>
          <table:table-cell office:value-type="float" office:value="308" table:style-name="ce48">
            <text:p>+ 308</text:p>
          </table:table-cell>
          <table:table-cell office:value-type="float" office:value="11.428571428571429" table:style-name="ce49">
            <text:p>+11,4<text:s text:c="3"/></text:p>
          </table:table-cell>
          <table:table-cell office:value-type="float" office:value="-1031" table:style-name="ce48">
            <text:p><text:s/>-1 031</text:p>
          </table:table-cell>
          <table:table-cell office:value-type="float" office:value="-25.557759048091221" table:style-name="ce49">
            <text:p>-25,6<text:s text:c="3"/></text:p>
          </table:table-cell>
          <table:table-cell table:number-columns-repeated="16372"/>
        </table:table-row>
        <table:table-row table:style-name="ro4">
          <table:table-cell/>
          <table:table-cell table:style-name="ce175"/>
          <table:table-cell table:style-name="ce176"/>
          <table:table-cell table:style-name="ce177"/>
          <table:table-cell table:style-name="ce178"/>
          <table:table-cell table:style-name="ce179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181"/>
          <table:table-cell table:number-columns-repeated="16372"/>
        </table:table-row>
        <table:table-row table:style-name="ro1">
          <table:table-cell/>
          <table:table-cell office:value-type="string" table:style-name="ce76">
            <text:p><text:s text:c="4"/>(1) - Mês homólogo do ano anterior</text:p>
          </table:table-cell>
          <table:table-cell table:number-columns-repeated="7" table:style-name="ce1"/>
          <table:table-cell table:style-name="ce163"/>
          <table:table-cell table:style-name="ce162"/>
          <table:table-cell table:style-name="ce16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182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6384"/>
        </table:table-row>
        <table:table-row table:style-name="ro3">
          <table:table-cell table:number-columns-repeated="16384"/>
        </table:table-row>
        <table:table-row table:number-rows-repeated="4" table:style-name="ro1">
          <table:table-cell table:number-columns-repeated="16384"/>
        </table:table-row>
        <table:table-row table:style-name="ro10">
          <table:table-cell table:number-columns-repeated="16384"/>
        </table:table-row>
        <table:table-row table:number-rows-repeated="12" table:style-name="ro23">
          <table:table-cell table:number-columns-repeated="16384"/>
        </table:table-row>
        <table:table-row table:style-name="ro8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7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11">
          <table:table-cell table:number-columns-repeated="16384"/>
        </table:table-row>
        <table:table-row table:number-rows-repeated="28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72" table:style-name="ro1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3">
        <table:table-column table:style-name="co1" table:default-cell-style-name="ce1" table:visibility="collapse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5" table:default-cell-style-name="ce92"/>
        <table:table-column table:style-name="co22" table:default-cell-style-name="ce92"/>
        <table:table-column table:style-name="co7" table:default-cell-style-name="ce1"/>
        <table:table-column table:style-name="co22" table:default-cell-style-name="ce1"/>
        <table:table-column table:style-name="co27" table:number-columns-repeated="4" table:default-cell-style-name="ce1"/>
        <table:table-column table:style-name="co1" table:default-cell-style-name="ce1"/>
        <table:table-column table:style-name="co23" table:default-cell-style-name="ce1"/>
        <table:table-column table:style-name="co1" table:number-columns-repeated="3" table:default-cell-style-name="ce1"/>
        <table:table-column table:style-name="co24" table:default-cell-style-name="ce1"/>
        <table:table-column table:style-name="co1" table:number-columns-repeated="16366" table:default-cell-style-name="ce1"/>
        <table:table-row table:style-name="ro1">
          <table:table-cell table:number-columns-repeated="8"/>
          <table:table-cell table:style-name="ce1">
            <draw:g draw:z-index="2" draw:name="Grupo 5" draw:id="id21">
              <svg:title/>
              <svg:desc/>
              <draw:frame draw:id="id19" draw:style-name="a56" draw:name="Picture 184" svg:x="0.08961in" svg:y="0.12321in" svg:width="2.49689in" svg:height="0.6753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0" draw:style-name="a60" draw:name="CaixaDeTexto 7" svg:x="0.55425in" svg:y="0.25024in" svg:width="1.90522in" svg:height="0.53255in">
                <draw:text-box>
                  <text:p text:style-name="a59" text:class-names="" text:cond-style-name=""><text:span text:style-name="a57" text:class-names="">JANEIRO 2019</text:span><text:span text:style-name="a58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18" draw:style-name="a55" draw:name="Text Box 122" svg:x="0.0336in" svg:y="0in" svg:width="0.94556in" svg:height="0.29794in">
              <draw:text-box>
                <text:p text:style-name="a52" text:class-names="" text:cond-style-name=""><text:span text:style-name="a50" text:class-names="">Página 9</text:span><text:span text:style-name="a51" text:class-names="">/14</text:span></text:p>
                <text:p text:style-name="a54" text:class-names="" text:cond-style-name=""><text:span text:style-name="a5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/>
          <table:table-cell office:value-type="string" table:style-name="ce4">
            <text:p><text:s/>Quadro 6 - OFERTAS DE EMPREGO, POR <text:s/>REGIÕES<text:s text:c="3"/></text:p>
          </table:table-cell>
          <table:table-cell table:number-columns-repeated="8" table:style-name="ce183"/>
          <table:table-cell table:number-columns-repeated="2" table:style-name="ce184"/>
          <table:table-cell table:number-columns-repeated="16372" table:style-name="ce1"/>
        </table:table-row>
        <table:table-row table:style-name="ro2">
          <table:table-cell/>
          <table:table-cell office:value-type="string" table:style-name="ce135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 table:style-name="ce1"/>
        </table:table-row>
        <table:table-row table:style-name="ro23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16372" table:style-name="ce1"/>
        </table:table-row>
        <table:table-row table:style-name="ro17">
          <table:table-cell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23">
          <table:table-cell/>
          <table:table-cell table:style-name="ce15"/>
          <table:table-cell office:value-type="string" table:style-name="ce84">
            <text:p>JANEIRO 2019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DEZEMBRO 2018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JANEIRO 2018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23">
          <table:table-cell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2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2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8"/>
          <table:table-cell table:number-columns-repeated="16371"/>
        </table:table-row>
        <table:table-row table:style-name="ro22">
          <table:table-cell/>
          <table:table-cell office:value-type="string" table:style-name="ce113">
            <text:p>PORTUGAL</text:p>
          </table:table-cell>
          <table:table-cell office:value-type="float" office:value="14293" table:style-name="ce114">
            <text:p>14 293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12316" table:style-name="ce116">
            <text:p>12 316</text:p>
          </table:table-cell>
          <table:table-cell office:value-type="float" office:value="30.192934715991271" table:style-name="ce117">
            <text:p>30,2<text:s text:c="5"/></text:p>
          </table:table-cell>
          <table:table-cell office:value-type="float" office:value="16966" table:style-name="ce116">
            <text:p>16 966</text:p>
          </table:table-cell>
          <table:table-cell office:value-type="float" office:value="30.594175457578217" table:style-name="ce118">
            <text:p>30,6<text:s text:c="5"/></text:p>
          </table:table-cell>
          <table:table-cell office:value-type="float" office:value="1977" table:style-name="ce39">
            <text:p>+1 977</text:p>
          </table:table-cell>
          <table:table-cell office:value-type="float" office:value="16.052289704449496" table:style-name="ce40">
            <text:p>+16,1<text:s text:c="3"/></text:p>
          </table:table-cell>
          <table:table-cell office:value-type="float" office:value="-2673" table:style-name="ce39">
            <text:p><text:s/>-2 673</text:p>
          </table:table-cell>
          <table:table-cell office:value-type="float" office:value="-15.755039490746197" table:style-name="ce40">
            <text:p>-15,8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office:value-type="string" table:style-name="ce119">
            <text:p>CONTINENTE</text:p>
          </table:table-cell>
          <table:table-cell office:value-type="float" office:value="13971" table:style-name="ce114">
            <text:p>13 971</text:p>
          </table:table-cell>
          <table:table-cell office:value-type="float" office:value="97.747148954033449" table:style-name="ce115">
            <text:p>97,7<text:s text:c="5"/></text:p>
          </table:table-cell>
          <table:table-cell office:value-type="float" office:value="12049" table:style-name="ce116">
            <text:p>12 049</text:p>
          </table:table-cell>
          <table:table-cell office:value-type="float" office:value="29.538378563898899" table:style-name="ce117">
            <text:p>29,5<text:s text:c="5"/></text:p>
          </table:table-cell>
          <table:table-cell office:value-type="float" office:value="16490" table:style-name="ce116">
            <text:p>16 490</text:p>
          </table:table-cell>
          <table:table-cell office:value-type="float" office:value="29.735821837525922" table:style-name="ce118">
            <text:p>29,7<text:s text:c="5"/></text:p>
          </table:table-cell>
          <table:table-cell office:value-type="float" office:value="1922" table:style-name="ce39">
            <text:p>+1 922</text:p>
          </table:table-cell>
          <table:table-cell office:value-type="float" office:value="15.951531247406422" table:style-name="ce40">
            <text:p>+16,0<text:s text:c="3"/></text:p>
          </table:table-cell>
          <table:table-cell office:value-type="float" office:value="-2519" table:style-name="ce39">
            <text:p><text:s/>-2 519</text:p>
          </table:table-cell>
          <table:table-cell office:value-type="float" office:value="-15.275924802910856" table:style-name="ce40">
            <text:p>-15,3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office:value-type="string" table:style-name="ce120">
            <text:p>Norte</text:p>
          </table:table-cell>
          <table:table-cell office:value-type="float" office:value="1659" table:style-name="ce121">
            <text:p>1 659</text:p>
          </table:table-cell>
          <table:table-cell office:value-type="float" office:value="11.607080389001609" table:style-name="ce122">
            <text:p>11,6<text:s text:c="5"/></text:p>
          </table:table-cell>
          <table:table-cell office:value-type="float" office:value="854" table:style-name="ce123">
            <text:p><text:s/>854</text:p>
          </table:table-cell>
          <table:table-cell office:value-type="float" office:value="2.0935990782280407" table:style-name="ce124">
            <text:p>2,1<text:s text:c="5"/></text:p>
          </table:table-cell>
          <table:table-cell office:value-type="float" office:value="2611" table:style-name="ce123">
            <text:p>2 611</text:p>
          </table:table-cell>
          <table:table-cell office:value-type="float" office:value="4.7083220629339104" table:style-name="ce125">
            <text:p>4,7<text:s text:c="5"/></text:p>
          </table:table-cell>
          <table:table-cell office:value-type="float" office:value="805" table:style-name="ce48">
            <text:p>+ 805</text:p>
          </table:table-cell>
          <table:table-cell office:value-type="float" office:value="94.262295081967224" table:style-name="ce49">
            <text:p>+94,3<text:s text:c="3"/></text:p>
          </table:table-cell>
          <table:table-cell office:value-type="float" office:value="-952" table:style-name="ce48">
            <text:p><text:s/>- 952</text:p>
          </table:table-cell>
          <table:table-cell office:value-type="float" office:value="-36.461126005361933" table:style-name="ce49">
            <text:p>-36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Centro</text:p>
          </table:table-cell>
          <table:table-cell office:value-type="float" office:value="4727" table:style-name="ce121">
            <text:p>4 727</text:p>
          </table:table-cell>
          <table:table-cell office:value-type="float" office:value="33.07213321206185" table:style-name="ce122">
            <text:p>33,1<text:s text:c="5"/></text:p>
          </table:table-cell>
          <table:table-cell office:value-type="float" office:value="4506" table:style-name="ce123">
            <text:p>4 506</text:p>
          </table:table-cell>
          <table:table-cell office:value-type="float" office:value="11.046554386997132" table:style-name="ce124">
            <text:p>11,0<text:s text:c="5"/></text:p>
          </table:table-cell>
          <table:table-cell office:value-type="float" office:value="4956" table:style-name="ce123">
            <text:p>4 956</text:p>
          </table:table-cell>
          <table:table-cell office:value-type="float" office:value="8.9369759264268325" table:style-name="ce125">
            <text:p>8,9<text:s text:c="5"/></text:p>
          </table:table-cell>
          <table:table-cell office:value-type="float" office:value="221" table:style-name="ce48">
            <text:p>+ 221</text:p>
          </table:table-cell>
          <table:table-cell office:value-type="float" office:value="4.9045716822015093" table:style-name="ce49">
            <text:p>+4,9<text:s text:c="3"/></text:p>
          </table:table-cell>
          <table:table-cell office:value-type="float" office:value="-229" table:style-name="ce48">
            <text:p><text:s/>- 229</text:p>
          </table:table-cell>
          <table:table-cell office:value-type="float" office:value="-4.6206618240516546" table:style-name="ce49">
            <text:p>-4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Lisboa V. Tejo</text:p>
          </table:table-cell>
          <table:table-cell office:value-type="float" office:value="4981" table:style-name="ce121">
            <text:p>4 981</text:p>
          </table:table-cell>
          <table:table-cell office:value-type="float" office:value="34.849226894283916" table:style-name="ce122">
            <text:p>34,8<text:s text:c="5"/></text:p>
          </table:table-cell>
          <table:table-cell office:value-type="float" office:value="4623" table:style-name="ce123">
            <text:p>4 623</text:p>
          </table:table-cell>
          <table:table-cell office:value-type="float" office:value="11.33338236375671" table:style-name="ce124">
            <text:p>11,3<text:s text:c="5"/></text:p>
          </table:table-cell>
          <table:table-cell office:value-type="float" office:value="4727" table:style-name="ce123">
            <text:p>4 727</text:p>
          </table:table-cell>
          <table:table-cell office:value-type="float" office:value="8.5240284915697409" table:style-name="ce125">
            <text:p>8,5<text:s text:c="5"/></text:p>
          </table:table-cell>
          <table:table-cell office:value-type="float" office:value="358" table:style-name="ce48">
            <text:p>+ 358</text:p>
          </table:table-cell>
          <table:table-cell office:value-type="float" office:value="7.7438892494051474" table:style-name="ce49">
            <text:p>+7,7<text:s text:c="3"/></text:p>
          </table:table-cell>
          <table:table-cell office:value-type="float" office:value="254" table:style-name="ce48">
            <text:p>+ 254</text:p>
          </table:table-cell>
          <table:table-cell office:value-type="float" office:value="5.3733869261688172" table:style-name="ce49">
            <text:p>+5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20">
            <text:p>Alentejo</text:p>
          </table:table-cell>
          <table:table-cell office:value-type="float" office:value="1488" table:style-name="ce121">
            <text:p>1 488</text:p>
          </table:table-cell>
          <table:table-cell office:value-type="float" office:value="10.410690547820611" table:style-name="ce122">
            <text:p>10,4<text:s text:c="5"/></text:p>
          </table:table-cell>
          <table:table-cell office:value-type="float" office:value="1263" table:style-name="ce123">
            <text:p>1 263</text:p>
          </table:table-cell>
          <table:table-cell office:value-type="float" office:value="3.0962712363021256" table:style-name="ce124">
            <text:p>3,1<text:s text:c="5"/></text:p>
          </table:table-cell>
          <table:table-cell office:value-type="float" office:value="2839" table:style-name="ce123">
            <text:p>2 839</text:p>
          </table:table-cell>
          <table:table-cell office:value-type="float" office:value="5.1194662338833288" table:style-name="ce125">
            <text:p>5,1<text:s text:c="5"/></text:p>
          </table:table-cell>
          <table:table-cell office:value-type="float" office:value="225" table:style-name="ce48">
            <text:p>+ 225</text:p>
          </table:table-cell>
          <table:table-cell office:value-type="float" office:value="17.814726840855108" table:style-name="ce49">
            <text:p>+17,8<text:s text:c="3"/></text:p>
          </table:table-cell>
          <table:table-cell office:value-type="float" office:value="-1351" table:style-name="ce48">
            <text:p><text:s/>-1 351</text:p>
          </table:table-cell>
          <table:table-cell office:value-type="float" office:value="-47.587178584008456" table:style-name="ce49">
            <text:p>-47,6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20">
            <text:p>Algarve</text:p>
          </table:table-cell>
          <table:table-cell office:value-type="float" office:value="1116" table:style-name="ce121">
            <text:p>1 116</text:p>
          </table:table-cell>
          <table:table-cell office:value-type="float" office:value="7.8080179108654582" table:style-name="ce122">
            <text:p>7,8<text:s text:c="5"/></text:p>
          </table:table-cell>
          <table:table-cell office:value-type="float" office:value="803" table:style-name="ce123">
            <text:p><text:s/>803</text:p>
          </table:table-cell>
          <table:table-cell office:value-type="float" office:value="1.9685714986148906" table:style-name="ce124">
            <text:p>2,0<text:s text:c="5"/></text:p>
          </table:table-cell>
          <table:table-cell office:value-type="float" office:value="1357" table:style-name="ce123">
            <text:p>1 357</text:p>
          </table:table-cell>
          <table:table-cell office:value-type="float" office:value="2.4470291227121086" table:style-name="ce125">
            <text:p>2,4<text:s text:c="5"/></text:p>
          </table:table-cell>
          <table:table-cell office:value-type="float" office:value="313" table:style-name="ce48">
            <text:p>+ 313</text:p>
          </table:table-cell>
          <table:table-cell office:value-type="float" office:value="38.978829389788295" table:style-name="ce49">
            <text:p>+39,0<text:s text:c="3"/></text:p>
          </table:table-cell>
          <table:table-cell office:value-type="float" office:value="-241" table:style-name="ce48">
            <text:p><text:s/>- 241</text:p>
          </table:table-cell>
          <table:table-cell office:value-type="float" office:value="-17.759764185703759" table:style-name="ce49">
            <text:p>-17,8<text:s text:c="3"/></text:p>
          </table:table-cell>
          <table:table-cell table:number-columns-repeated="16372"/>
        </table:table-row>
        <table:table-row table:style-name="ro26">
          <table:table-cell/>
          <table:table-cell office:value-type="string" table:style-name="ce119">
            <text:p>REG.AUTÓNOMAS</text:p>
          </table:table-cell>
          <table:table-cell office:value-type="float" office:value="322" table:style-name="ce114">
            <text:p><text:s/>322</text:p>
          </table:table-cell>
          <table:table-cell office:value-type="float" office:value="2.2528510459665569" table:style-name="ce115">
            <text:p>2,3<text:s text:c="5"/></text:p>
          </table:table-cell>
          <table:table-cell office:value-type="float" office:value="267" table:style-name="ce116">
            <text:p><text:s/>267</text:p>
          </table:table-cell>
          <table:table-cell office:value-type="float" office:value="0.65455615209237328" table:style-name="ce117">
            <text:p>0,7<text:s text:c="5"/></text:p>
          </table:table-cell>
          <table:table-cell office:value-type="float" office:value="476" table:style-name="ce116">
            <text:p><text:s/>476</text:p>
          </table:table-cell>
          <table:table-cell office:value-type="float" office:value="0.85835362005229465" table:style-name="ce118">
            <text:p>0,9<text:s text:c="5"/></text:p>
          </table:table-cell>
          <table:table-cell office:value-type="float" office:value="55" table:style-name="ce39">
            <text:p>+ 55</text:p>
          </table:table-cell>
          <table:table-cell office:value-type="float" office:value="20.599250936329589" table:style-name="ce40">
            <text:p>+20,6<text:s text:c="3"/></text:p>
          </table:table-cell>
          <table:table-cell office:value-type="float" office:value="-154" table:style-name="ce39">
            <text:p><text:s/>- 154</text:p>
          </table:table-cell>
          <table:table-cell office:value-type="float" office:value="-32.352941176470587" table:style-name="ce40">
            <text:p>-32,4<text:s text:c="3"/></text:p>
          </table:table-cell>
          <table:table-cell table:number-columns-repeated="16372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22" table:style-name="ce121">
            <text:p><text:s/>22</text:p>
          </table:table-cell>
          <table:table-cell office:value-type="float" office:value="0.15392150003498214" table:style-name="ce122">
            <text:p>0,2<text:s text:c="5"/></text:p>
          </table:table-cell>
          <table:table-cell office:value-type="float" office:value="26" table:style-name="ce123">
            <text:p><text:s/>26</text:p>
          </table:table-cell>
          <table:table-cell office:value-type="float" office:value="6.3739550391017627E-2" table:style-name="ce124">
            <text:p>0,1<text:s text:c="5"/></text:p>
          </table:table-cell>
          <table:table-cell office:value-type="float" office:value="51" table:style-name="ce123">
            <text:p><text:s/>51</text:p>
          </table:table-cell>
          <table:table-cell office:value-type="float" office:value="9.1966459291317276E-2" table:style-name="ce125">
            <text:p>0,1<text:s text:c="5"/></text:p>
          </table:table-cell>
          <table:table-cell office:value-type="float" office:value="-4" table:style-name="ce48">
            <text:p><text:s/>- 4</text:p>
          </table:table-cell>
          <table:table-cell office:value-type="float" office:value="-15.384615384615385" table:style-name="ce49">
            <text:p>-15,4<text:s text:c="3"/></text:p>
          </table:table-cell>
          <table:table-cell office:value-type="float" office:value="-29" table:style-name="ce48">
            <text:p><text:s/>- 29</text:p>
          </table:table-cell>
          <table:table-cell office:value-type="float" office:value="-56.862745098039213" table:style-name="ce49">
            <text:p>-56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20">
            <text:p>Madeira</text:p>
          </table:table-cell>
          <table:table-cell office:value-type="float" office:value="300" table:style-name="ce121">
            <text:p><text:s/>300</text:p>
          </table:table-cell>
          <table:table-cell office:value-type="float" office:value="2.0989295459315751" table:style-name="ce122">
            <text:p>2,1<text:s text:c="5"/></text:p>
          </table:table-cell>
          <table:table-cell office:value-type="float" office:value="241" table:style-name="ce123">
            <text:p><text:s/>241</text:p>
          </table:table-cell>
          <table:table-cell office:value-type="float" office:value="0.59081660170135564" table:style-name="ce124">
            <text:p>0,6<text:s text:c="5"/></text:p>
          </table:table-cell>
          <table:table-cell office:value-type="float" office:value="425" table:style-name="ce123">
            <text:p><text:s/>425</text:p>
          </table:table-cell>
          <table:table-cell office:value-type="float" office:value="0.76638716076097735" table:style-name="ce125">
            <text:p>0,8<text:s text:c="5"/></text:p>
          </table:table-cell>
          <table:table-cell office:value-type="float" office:value="59" table:style-name="ce48">
            <text:p>+ 59</text:p>
          </table:table-cell>
          <table:table-cell office:value-type="float" office:value="24.481327800829874" table:style-name="ce49">
            <text:p>+24,5<text:s text:c="3"/></text:p>
          </table:table-cell>
          <table:table-cell office:value-type="float" office:value="-125" table:style-name="ce48">
            <text:p><text:s/>- 125</text:p>
          </table:table-cell>
          <table:table-cell office:value-type="float" office:value="-29.411764705882355" table:style-name="ce49">
            <text:p>-29,4<text:s text:c="3"/></text:p>
          </table:table-cell>
          <table:table-cell table:number-columns-repeated="16372"/>
        </table:table-row>
        <table:table-row table:style-name="ro19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16372"/>
        </table:table-row>
        <table:table-row table:style-name="ro11">
          <table:table-cell/>
          <table:table-cell office:value-type="string" table:style-name="ce76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/>
          <table:table-cell table:number-columns-repeated="11" table:style-name="ce2"/>
          <table:table-cell table:number-columns-repeated="16372"/>
        </table:table-row>
        <table:table-row table:style-name="ro2">
          <table:table-cell/>
          <table:table-cell office:value-type="string" table:style-name="ce4">
            <text:p><text:s/>Quadro 7 - DESEMPREGADOS <text:s/>INSCRITOS, <text:s text:c="2"/>POR <text:s/>REGIÕES<text:s text:c="3"/></text:p>
          </table:table-cell>
          <table:table-cell table:number-columns-repeated="10" table:style-name="ce183"/>
          <table:table-cell table:number-columns-repeated="16372"/>
        </table:table-row>
        <table:table-row table:style-name="ro2">
          <table:table-cell/>
          <table:table-cell office:value-type="string" table:style-name="ce6">
            <text:p>Movimento ao longo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 table:style-name="ce1"/>
        </table:table-row>
        <table:table-row table:style-name="ro1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16372" table:style-name="ce1"/>
        </table:table-row>
        <table:table-row table:style-name="ro1">
          <table:table-cell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3">
          <table:table-cell/>
          <table:table-cell table:style-name="ce15"/>
          <table:table-cell office:value-type="string" table:style-name="ce84">
            <text:p>JANEIRO 2019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DEZEMBRO 2018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JANEIRO 2018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17">
          <table:table-cell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2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2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8"/>
          <table:table-cell table:number-columns-repeated="16371"/>
        </table:table-row>
        <table:table-row table:style-name="ro3">
          <table:table-cell/>
          <table:table-cell office:value-type="string" table:style-name="ce113">
            <text:p>PORTUGAL</text:p>
          </table:table-cell>
          <table:table-cell office:value-type="float" office:value="54968" table:style-name="ce114">
            <text:p>54 968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40791" table:style-name="ce116">
            <text:p>40 791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55455" table:style-name="ce116">
            <text:p>55 455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14177" table:style-name="ce39">
            <text:p>+14 177</text:p>
          </table:table-cell>
          <table:table-cell office:value-type="float" office:value="34.755215611286808" table:style-name="ce40">
            <text:p>+34,8<text:s text:c="3"/></text:p>
          </table:table-cell>
          <table:table-cell office:value-type="float" office:value="-487" table:style-name="ce39">
            <text:p><text:s/>- 487</text:p>
          </table:table-cell>
          <table:table-cell office:value-type="float" office:value="-0.87818952303669651" table:style-name="ce40">
            <text:p>-0,9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office:value-type="string" table:style-name="ce119">
            <text:p>CONTINENTE</text:p>
          </table:table-cell>
          <table:table-cell office:value-type="float" office:value="51780" table:style-name="ce114">
            <text:p>51 780</text:p>
          </table:table-cell>
          <table:table-cell office:value-type="float" office:value="94.200261970601076" table:style-name="ce115">
            <text:p>94,2<text:s text:c="5"/></text:p>
          </table:table-cell>
          <table:table-cell office:value-type="float" office:value="38866" table:style-name="ce116">
            <text:p>38 866</text:p>
          </table:table-cell>
          <table:table-cell office:value-type="float" office:value="95.280821749895807" table:style-name="ce117">
            <text:p>95,3<text:s text:c="5"/></text:p>
          </table:table-cell>
          <table:table-cell office:value-type="float" office:value="52443" table:style-name="ce116">
            <text:p>52 443</text:p>
          </table:table-cell>
          <table:table-cell office:value-type="float" office:value="94.568569110089257" table:style-name="ce118">
            <text:p>94,6<text:s text:c="5"/></text:p>
          </table:table-cell>
          <table:table-cell office:value-type="float" office:value="12914" table:style-name="ce39">
            <text:p>+12 914</text:p>
          </table:table-cell>
          <table:table-cell office:value-type="float" office:value="33.226985025472132" table:style-name="ce40">
            <text:p>+33,2<text:s text:c="3"/></text:p>
          </table:table-cell>
          <table:table-cell office:value-type="float" office:value="-663" table:style-name="ce39">
            <text:p><text:s/>- 663</text:p>
          </table:table-cell>
          <table:table-cell office:value-type="float" office:value="-1.2642297351410103" table:style-name="ce40">
            <text:p>-1,3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office:value-type="string" table:style-name="ce120">
            <text:p>Norte</text:p>
          </table:table-cell>
          <table:table-cell office:value-type="float" office:value="19719" table:style-name="ce121">
            <text:p>19 719</text:p>
          </table:table-cell>
          <table:table-cell office:value-type="float" office:value="35.873599184980357" table:style-name="ce122">
            <text:p>35,9<text:s text:c="5"/></text:p>
          </table:table-cell>
          <table:table-cell office:value-type="float" office:value="14077" table:style-name="ce123">
            <text:p>14 077</text:p>
          </table:table-cell>
          <table:table-cell office:value-type="float" office:value="34.510063494398274" table:style-name="ce124">
            <text:p>34,5<text:s text:c="5"/></text:p>
          </table:table-cell>
          <table:table-cell office:value-type="float" office:value="19377" table:style-name="ce123">
            <text:p>19 377</text:p>
          </table:table-cell>
          <table:table-cell office:value-type="float" office:value="34.941844738977551" table:style-name="ce125">
            <text:p>34,9<text:s text:c="5"/></text:p>
          </table:table-cell>
          <table:table-cell office:value-type="float" office:value="5642" table:style-name="ce48">
            <text:p>+5 642</text:p>
          </table:table-cell>
          <table:table-cell office:value-type="float" office:value="40.079562406762804" table:style-name="ce49">
            <text:p>+40,1<text:s text:c="3"/></text:p>
          </table:table-cell>
          <table:table-cell office:value-type="float" office:value="342" table:style-name="ce48">
            <text:p>+ 342</text:p>
          </table:table-cell>
          <table:table-cell office:value-type="float" office:value="1.7649790989317231" table:style-name="ce49">
            <text:p>+1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Centro</text:p>
          </table:table-cell>
          <table:table-cell office:value-type="float" office:value="8193" table:style-name="ce121">
            <text:p>8 193</text:p>
          </table:table-cell>
          <table:table-cell office:value-type="float" office:value="14.905035657109591" table:style-name="ce122">
            <text:p>14,9<text:s text:c="5"/></text:p>
          </table:table-cell>
          <table:table-cell office:value-type="float" office:value="5923" table:style-name="ce123">
            <text:p>5 923</text:p>
          </table:table-cell>
          <table:table-cell office:value-type="float" office:value="14.520359883307593" table:style-name="ce124">
            <text:p>14,5<text:s text:c="5"/></text:p>
          </table:table-cell>
          <table:table-cell office:value-type="float" office:value="8272" table:style-name="ce123">
            <text:p>8 272</text:p>
          </table:table-cell>
          <table:table-cell office:value-type="float" office:value="14.916599044270129" table:style-name="ce125">
            <text:p>14,9<text:s text:c="5"/></text:p>
          </table:table-cell>
          <table:table-cell office:value-type="float" office:value="2270" table:style-name="ce48">
            <text:p>+2 270</text:p>
          </table:table-cell>
          <table:table-cell office:value-type="float" office:value="38.32517305419551" table:style-name="ce49">
            <text:p>+38,3<text:s text:c="3"/></text:p>
          </table:table-cell>
          <table:table-cell office:value-type="float" office:value="-79" table:style-name="ce48">
            <text:p><text:s/>- 79</text:p>
          </table:table-cell>
          <table:table-cell office:value-type="float" office:value="-0.95502901353965186" table:style-name="ce49">
            <text:p>-1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Lisboa V. Tejo</text:p>
          </table:table-cell>
          <table:table-cell office:value-type="float" office:value="17338" table:style-name="ce121">
            <text:p>17 338</text:p>
          </table:table-cell>
          <table:table-cell office:value-type="float" office:value="31.541988065783727" table:style-name="ce122">
            <text:p>31,5<text:s text:c="5"/></text:p>
          </table:table-cell>
          <table:table-cell office:value-type="float" office:value="12203" table:style-name="ce123">
            <text:p>12 203</text:p>
          </table:table-cell>
          <table:table-cell office:value-type="float" office:value="29.915912823907238" table:style-name="ce124">
            <text:p>29,9<text:s text:c="5"/></text:p>
          </table:table-cell>
          <table:table-cell office:value-type="float" office:value="18151" table:style-name="ce123">
            <text:p>18 151</text:p>
          </table:table-cell>
          <table:table-cell office:value-type="float" office:value="32.731043188170588" table:style-name="ce125">
            <text:p>32,7<text:s text:c="5"/></text:p>
          </table:table-cell>
          <table:table-cell office:value-type="float" office:value="5135" table:style-name="ce48">
            <text:p>+5 135</text:p>
          </table:table-cell>
          <table:table-cell office:value-type="float" office:value="42.079816438580679" table:style-name="ce49">
            <text:p>+42,1<text:s text:c="3"/></text:p>
          </table:table-cell>
          <table:table-cell office:value-type="float" office:value="-813" table:style-name="ce48">
            <text:p><text:s/>- 813</text:p>
          </table:table-cell>
          <table:table-cell office:value-type="float" office:value="-4.4790920610434686" table:style-name="ce49">
            <text:p>-4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Alentejo</text:p>
          </table:table-cell>
          <table:table-cell office:value-type="float" office:value="2958" table:style-name="ce121">
            <text:p>2 958</text:p>
          </table:table-cell>
          <table:table-cell office:value-type="float" office:value="5.3813127637898415" table:style-name="ce122">
            <text:p>5,4<text:s text:c="5"/></text:p>
          </table:table-cell>
          <table:table-cell office:value-type="float" office:value="2251" table:style-name="ce123">
            <text:p>2 251</text:p>
          </table:table-cell>
          <table:table-cell office:value-type="float" office:value="5.5183741511607955" table:style-name="ce124">
            <text:p>5,5<text:s text:c="5"/></text:p>
          </table:table-cell>
          <table:table-cell office:value-type="float" office:value="3015" table:style-name="ce123">
            <text:p>3 015</text:p>
          </table:table-cell>
          <table:table-cell office:value-type="float" office:value="5.4368406816337567" table:style-name="ce125">
            <text:p>5,4<text:s text:c="5"/></text:p>
          </table:table-cell>
          <table:table-cell office:value-type="float" office:value="707" table:style-name="ce48">
            <text:p>+ 707</text:p>
          </table:table-cell>
          <table:table-cell office:value-type="float" office:value="31.408262994224788" table:style-name="ce49">
            <text:p>+31,4<text:s text:c="3"/></text:p>
          </table:table-cell>
          <table:table-cell office:value-type="float" office:value="-57" table:style-name="ce48">
            <text:p><text:s/>- 57</text:p>
          </table:table-cell>
          <table:table-cell office:value-type="float" office:value="-1.8905472636815919" table:style-name="ce49">
            <text:p>-1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Algarve</text:p>
          </table:table-cell>
          <table:table-cell office:value-type="float" office:value="3572" table:style-name="ce121">
            <text:p>3 572</text:p>
          </table:table-cell>
          <table:table-cell office:value-type="float" office:value="6.4983262989375641" table:style-name="ce122">
            <text:p>6,5<text:s text:c="5"/></text:p>
          </table:table-cell>
          <table:table-cell office:value-type="float" office:value="4412" table:style-name="ce123">
            <text:p>4 412</text:p>
          </table:table-cell>
          <table:table-cell office:value-type="float" office:value="10.816111397121913" table:style-name="ce124">
            <text:p>10,8<text:s text:c="5"/></text:p>
          </table:table-cell>
          <table:table-cell office:value-type="float" office:value="3628" table:style-name="ce123">
            <text:p>3 628</text:p>
          </table:table-cell>
          <table:table-cell office:value-type="float" office:value="6.5422414570372371" table:style-name="ce125">
            <text:p>6,5<text:s text:c="5"/></text:p>
          </table:table-cell>
          <table:table-cell office:value-type="float" office:value="-840" table:style-name="ce48">
            <text:p><text:s/>- 840</text:p>
          </table:table-cell>
          <table:table-cell office:value-type="float" office:value="-19.038984587488667" table:style-name="ce49">
            <text:p>-19,0<text:s text:c="3"/></text:p>
          </table:table-cell>
          <table:table-cell office:value-type="float" office:value="-56" table:style-name="ce48">
            <text:p><text:s/>- 56</text:p>
          </table:table-cell>
          <table:table-cell office:value-type="float" office:value="-1.5435501653803747" table:style-name="ce49">
            <text:p>-1,5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office:value-type="string" table:style-name="ce119">
            <text:p>REG.AUTÓNOMAS</text:p>
          </table:table-cell>
          <table:table-cell office:value-type="float" office:value="3188" table:style-name="ce114">
            <text:p>3 188</text:p>
          </table:table-cell>
          <table:table-cell office:value-type="float" office:value="5.7997380293989229" table:style-name="ce115">
            <text:p>5,8<text:s text:c="5"/></text:p>
          </table:table-cell>
          <table:table-cell office:value-type="float" office:value="1925" table:style-name="ce116">
            <text:p>1 925</text:p>
          </table:table-cell>
          <table:table-cell office:value-type="float" office:value="4.7191782501041901" table:style-name="ce117">
            <text:p>4,7<text:s text:c="5"/></text:p>
          </table:table-cell>
          <table:table-cell office:value-type="float" office:value="3012" table:style-name="ce116">
            <text:p>3 012</text:p>
          </table:table-cell>
          <table:table-cell office:value-type="float" office:value="5.4314308899107386" table:style-name="ce118">
            <text:p>5,4<text:s text:c="5"/></text:p>
          </table:table-cell>
          <table:table-cell office:value-type="float" office:value="1263" table:style-name="ce39">
            <text:p>+1 263</text:p>
          </table:table-cell>
          <table:table-cell office:value-type="float" office:value="65.610389610389603" table:style-name="ce40">
            <text:p>+65,6<text:s text:c="3"/></text:p>
          </table:table-cell>
          <table:table-cell office:value-type="float" office:value="176" table:style-name="ce39">
            <text:p>+ 176</text:p>
          </table:table-cell>
          <table:table-cell office:value-type="float" office:value="5.8432934926958824" table:style-name="ce40">
            <text:p>+5,8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1512" table:style-name="ce121">
            <text:p>1 512</text:p>
          </table:table-cell>
          <table:table-cell office:value-type="float" office:value="2.7506913113083975" table:style-name="ce122">
            <text:p>2,8<text:s text:c="5"/></text:p>
          </table:table-cell>
          <table:table-cell office:value-type="float" office:value="1007" table:style-name="ce123">
            <text:p>1 007</text:p>
          </table:table-cell>
          <table:table-cell office:value-type="float" office:value="2.4686818170674902" table:style-name="ce124">
            <text:p>2,5<text:s text:c="5"/></text:p>
          </table:table-cell>
          <table:table-cell office:value-type="float" office:value="1382" table:style-name="ce123">
            <text:p>1 382</text:p>
          </table:table-cell>
          <table:table-cell office:value-type="float" office:value="2.492110720403931" table:style-name="ce125">
            <text:p>2,5<text:s text:c="5"/></text:p>
          </table:table-cell>
          <table:table-cell office:value-type="float" office:value="505" table:style-name="ce48">
            <text:p>+ 505</text:p>
          </table:table-cell>
          <table:table-cell office:value-type="float" office:value="50.148957298907646" table:style-name="ce49">
            <text:p>+50,1<text:s text:c="3"/></text:p>
          </table:table-cell>
          <table:table-cell office:value-type="float" office:value="130" table:style-name="ce48">
            <text:p>+ 130</text:p>
          </table:table-cell>
          <table:table-cell office:value-type="float" office:value="9.4066570188133127" table:style-name="ce49">
            <text:p>+9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Madeira</text:p>
          </table:table-cell>
          <table:table-cell office:value-type="float" office:value="1676" table:style-name="ce121">
            <text:p>1 676</text:p>
          </table:table-cell>
          <table:table-cell office:value-type="float" office:value="3.0490467180905254" table:style-name="ce122">
            <text:p>3,0<text:s text:c="5"/></text:p>
          </table:table-cell>
          <table:table-cell office:value-type="float" office:value="918" table:style-name="ce123">
            <text:p><text:s/>918</text:p>
          </table:table-cell>
          <table:table-cell office:value-type="float" office:value="2.2504964330366994" table:style-name="ce124">
            <text:p>2,3<text:s text:c="5"/></text:p>
          </table:table-cell>
          <table:table-cell office:value-type="float" office:value="1630" table:style-name="ce123">
            <text:p>1 630</text:p>
          </table:table-cell>
          <table:table-cell office:value-type="float" office:value="2.9393201695068072" table:style-name="ce125">
            <text:p>2,9<text:s text:c="5"/></text:p>
          </table:table-cell>
          <table:table-cell office:value-type="float" office:value="758" table:style-name="ce48">
            <text:p>+ 758</text:p>
          </table:table-cell>
          <table:table-cell office:value-type="float" office:value="82.570806100217865" table:style-name="ce49">
            <text:p>+82,6<text:s text:c="3"/></text:p>
          </table:table-cell>
          <table:table-cell office:value-type="float" office:value="46" table:style-name="ce48">
            <text:p>+ 46</text:p>
          </table:table-cell>
          <table:table-cell office:value-type="float" office:value="2.8220858895705523" table:style-name="ce49">
            <text:p>+2,8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16372" table:style-name="ce1"/>
        </table:table-row>
        <table:table-row table:style-name="ro23">
          <table:table-cell/>
          <table:table-cell office:value-type="string" table:style-name="ce76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6"/>
          <table:table-cell table:style-name="ce3"/>
          <table:table-cell table:style-name="ce77"/>
          <table:table-cell table:number-columns-repeated="2" table:style-name="ce3"/>
          <table:table-cell table:number-columns-repeated="16372" table:style-name="ce1"/>
        </table:table-row>
        <table:table-row table:number-rows-repeated="3"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number-rows-repeated="2" table:style-name="ro11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12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14">
          <table:table-cell/>
          <table:table-cell table:number-columns-repeated="11" table:style-name="ce1"/>
          <table:table-cell table:number-columns-repeated="6" table:style-name="ce3"/>
          <table:table-cell table:number-columns-repeated="16366"/>
        </table:table-row>
        <table:table-row table:style-name="ro3">
          <table:table-cell/>
          <table:table-cell table:number-columns-repeated="11" table:style-name="ce1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76"/>
          <table:table-cell table:style-name="ce185"/>
          <table:table-cell table:style-name="ce186"/>
          <table:table-cell table:number-columns-repeated="4" table:style-name="ce161"/>
          <table:table-cell table:style-name="ce162"/>
          <table:table-cell table:style-name="ce163"/>
          <table:table-cell table:style-name="ce162"/>
          <table:table-cell table:style-name="ce163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number-columns-repeated="11" table:style-name="ce1"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28"/>
          <table:table-cell table:number-columns-repeated="16366"/>
        </table:table-row>
        <table:table-row table:style-name="ro10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28"/>
          <table:table-cell table:number-columns-repeated="16366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41"/>
          <table:table-cell table:style-name="ce3"/>
          <table:table-cell table:number-columns-repeated="4" table:style-name="ce42"/>
          <table:table-cell table:number-columns-repeated="16366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number-columns-repeated="16365"/>
        </table:table-row>
        <table:table-row table:number-rows-repeated="5"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number-columns-repeated="16365"/>
        </table:table-row>
        <table:table-row table:number-rows-repeated="2"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7" table:style-name="ce1"/>
          <table:table-cell table:style-name="ce187"/>
          <table:table-cell table:style-name="ce188"/>
          <table:table-cell table:style-name="ce189"/>
          <table:table-cell table:style-name="ce191"/>
          <table:table-cell table:style-name="ce192"/>
          <table:table-cell table:style-name="ce190"/>
          <table:table-cell table:number-columns-repeated="16365"/>
        </table:table-row>
        <table:table-row table:style-name="ro8">
          <table:table-cell/>
          <table:table-cell table:number-columns-repeated="3" table:style-name="ce79"/>
          <table:table-cell table:number-columns-repeated="2" table:style-name="ce164"/>
          <table:table-cell table:number-columns-repeated="6" table:style-name="ce79"/>
          <table:table-cell table:style-name="ce1"/>
          <table:table-cell table:style-name="ce60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7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3" table:style-name="ce193"/>
          <table:table-cell table:number-columns-repeated="16369" table:style-name="ce1"/>
        </table:table-row>
        <table:table-row table:style-name="ro1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3" table:style-name="ce193"/>
          <table:table-cell table:number-columns-repeated="16369" table:style-name="ce1"/>
        </table:table-row>
        <table:table-row table:number-rows-repeated="28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67" table:style-name="ro1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q1.$A$1"/>
        </table:named-expressions>
      </table:table>
      <table:table table:name="q8-9" table:style-name="ta3">
        <table:table-column table:style-name="co1" table:default-cell-style-name="ce1" table:visibility="collapse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3" table:default-cell-style-name="ce92"/>
        <table:table-column table:style-name="co14" table:default-cell-style-name="ce92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9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5" draw:id="id25">
              <svg:title/>
              <svg:desc/>
              <draw:frame draw:id="id23" draw:style-name="a67" draw:name="Picture 184" svg:x="0.08802in" svg:y="0.11938in" svg:width="2.62085in" svg:height="0.6838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4" draw:style-name="a71" draw:name="CaixaDeTexto 10" svg:x="0.57573in" svg:y="0.24802in" svg:width="1.9998in" svg:height="0.53928in">
                <draw:text-box>
                  <text:p text:style-name="a70" text:class-names="" text:cond-style-name=""><text:span text:style-name="a68" text:class-names="">JANEIRO 2019</text:span><text:span text:style-name="a69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22" draw:style-name="a66" draw:name="Text Box 122" svg:x="0in" svg:y="0in" svg:width="0.97917in" svg:height="0.32526in">
              <draw:text-box>
                <text:p text:style-name="a63" text:class-names="" text:cond-style-name=""><text:span text:style-name="a61" text:class-names="">Página 10</text:span><text:span text:style-name="a62" text:class-names="">/14</text:span></text:p>
                <text:p text:style-name="a65" text:class-names="" text:cond-style-name=""><text:span text:style-name="a64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">
          <table:table-cell/>
          <table:table-cell table:number-columns-repeated="11" table:style-name="ce2"/>
          <table:table-cell table:number-columns-repeated="6" table:style-name="ce3"/>
          <table:table-cell table:number-columns-repeated="16366"/>
        </table:table-row>
        <table:table-row table:style-name="ro2">
          <table:table-cell/>
          <table:table-cell office:value-type="string" table:style-name="ce4">
            <text:p><text:s/>Quadro 8 - OFERTAS DE EMPREGO RECEBIDAS, <text:s text:c="2"/>POR <text:s/>REGIÕES<text:s text:c="3"/></text:p>
          </table:table-cell>
          <table:table-cell table:number-columns-repeated="10" table:style-name="ce4"/>
          <table:table-cell table:number-columns-repeated="6" table:style-name="ce3"/>
          <table:table-cell table:number-columns-repeated="16366"/>
        </table:table-row>
        <table:table-row table:style-name="ro2">
          <table:table-cell/>
          <table:table-cell office:value-type="string" table:style-name="ce6">
            <text:p>Movimento ao longo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6" table:style-name="ce3"/>
          <table:table-cell table:number-columns-repeated="16366"/>
        </table:table-row>
        <table:table-row table:style-name="ro10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style-name="ce15"/>
          <table:table-cell office:value-type="string" table:style-name="ce84">
            <text:p>JANEIRO 2019</text:p>
          </table:table-cell>
          <table:table-cell office:value-type="string" table:style-name="ce97">
            <text:p>%</text:p>
          </table:table-cell>
          <table:table-cell office:value-type="string" table:style-name="ce18">
            <text:p>DEZEMBRO 2018</text:p>
          </table:table-cell>
          <table:table-cell office:value-type="string" table:style-name="ce98">
            <text:p>%</text:p>
          </table:table-cell>
          <table:table-cell office:value-type="string" table:style-name="ce18">
            <text:p>JANEIRO 2018</text:p>
          </table:table-cell>
          <table:table-cell office:value-type="string" table:style-name="ce98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<text:span text:style-name="T2">(1)<text:s/></text:span></text:p>
          </table:table-cell>
          <table:covered-table-cell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3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6" table:style-name="ce28"/>
          <table:table-cell table:number-columns-repeated="16366"/>
        </table:table-row>
        <table:table-row table:style-name="ro10">
          <table:table-cell/>
          <table:table-cell table:style-name="ce2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8"/>
          <table:table-cell table:number-columns-repeated="16371" table:style-name="ce1"/>
        </table:table-row>
        <table:table-row table:style-name="ro5">
          <table:table-cell/>
          <table:table-cell office:value-type="string" table:style-name="ce113">
            <text:p>PORTUGAL</text:p>
          </table:table-cell>
          <table:table-cell office:value-type="float" office:value="12515" table:style-name="ce114">
            <text:p>12 515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6171" table:style-name="ce116">
            <text:p>6 171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13298" table:style-name="ce116">
            <text:p>13 298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6344" table:style-name="ce39">
            <text:p>+6 344</text:p>
          </table:table-cell>
          <table:table-cell office:value-type="float" office:value="102.80343542375627" table:style-name="ce40">
            <text:p>+102,8<text:s text:c="3"/></text:p>
          </table:table-cell>
          <table:table-cell office:value-type="float" office:value="-783" table:style-name="ce39">
            <text:p><text:s/>- 783</text:p>
          </table:table-cell>
          <table:table-cell office:value-type="float" office:value="-5.8881034742066474" table:style-name="ce40">
            <text:p>-5,9<text:s text:c="3"/></text:p>
          </table:table-cell>
          <table:table-cell table:style-name="ce41"/>
          <table:table-cell table:style-name="ce3"/>
          <table:table-cell table:number-columns-repeated="2" table:style-name="ce194"/>
          <table:table-cell table:number-columns-repeated="2" table:style-name="ce42"/>
          <table:table-cell table:number-columns-repeated="16366"/>
        </table:table-row>
        <table:table-row table:style-name="ro26">
          <table:table-cell/>
          <table:table-cell office:value-type="string" table:style-name="ce119">
            <text:p>CONTINENTE</text:p>
          </table:table-cell>
          <table:table-cell office:value-type="float" office:value="12087" table:style-name="ce114">
            <text:p>12 087</text:p>
          </table:table-cell>
          <table:table-cell office:value-type="float" office:value="96.580103875349579" table:style-name="ce115">
            <text:p>96,6<text:s text:c="5"/></text:p>
          </table:table-cell>
          <table:table-cell office:value-type="float" office:value="5925" table:style-name="ce116">
            <text:p>5 925</text:p>
          </table:table-cell>
          <table:table-cell office:value-type="float" office:value="96.013612056392802" table:style-name="ce117">
            <text:p>96,0<text:s text:c="5"/></text:p>
          </table:table-cell>
          <table:table-cell office:value-type="float" office:value="12804" table:style-name="ce116">
            <text:p>12 804</text:p>
          </table:table-cell>
          <table:table-cell office:value-type="float" office:value="96.285155662505645" table:style-name="ce118">
            <text:p>96,3<text:s text:c="5"/></text:p>
          </table:table-cell>
          <table:table-cell office:value-type="float" office:value="6162" table:style-name="ce39">
            <text:p>+6 162</text:p>
          </table:table-cell>
          <table:table-cell office:value-type="float" office:value="104" table:style-name="ce40">
            <text:p>+104,0<text:s text:c="3"/></text:p>
          </table:table-cell>
          <table:table-cell office:value-type="float" office:value="-717" table:style-name="ce39">
            <text:p><text:s/>- 717</text:p>
          </table:table-cell>
          <table:table-cell office:value-type="float" office:value="-5.5998125585754455" table:style-name="ce40">
            <text:p>-5,6<text:s text:c="3"/></text:p>
          </table:table-cell>
          <table:table-cell table:style-name="ce59"/>
          <table:table-cell table:style-name="ce90"/>
          <table:table-cell table:number-columns-repeated="2" table:style-name="ce195"/>
          <table:table-cell table:number-columns-repeated="2" table:style-name="ce60"/>
          <table:table-cell table:number-columns-repeated="16366"/>
        </table:table-row>
        <table:table-row table:style-name="ro17">
          <table:table-cell/>
          <table:table-cell office:value-type="string" table:style-name="ce120">
            <text:p>Norte</text:p>
          </table:table-cell>
          <table:table-cell office:value-type="float" office:value="3628" table:style-name="ce121">
            <text:p>3 628</text:p>
          </table:table-cell>
          <table:table-cell office:value-type="float" office:value="28.98921294446664" table:style-name="ce122">
            <text:p>29,0<text:s text:c="5"/></text:p>
          </table:table-cell>
          <table:table-cell office:value-type="float" office:value="1542" table:style-name="ce123">
            <text:p>1 542</text:p>
          </table:table-cell>
          <table:table-cell office:value-type="float" office:value="24.987846378220709" table:style-name="ce124">
            <text:p>25,0<text:s text:c="5"/></text:p>
          </table:table-cell>
          <table:table-cell office:value-type="float" office:value="3621" table:style-name="ce123">
            <text:p>3 621</text:p>
          </table:table-cell>
          <table:table-cell office:value-type="float" office:value="27.229658595277485" table:style-name="ce125">
            <text:p>27,2<text:s text:c="5"/></text:p>
          </table:table-cell>
          <table:table-cell office:value-type="float" office:value="2086" table:style-name="ce48">
            <text:p>+2 086</text:p>
          </table:table-cell>
          <table:table-cell office:value-type="float" office:value="135.27885862516214" table:style-name="ce49">
            <text:p>+135,3<text:s text:c="3"/></text:p>
          </table:table-cell>
          <table:table-cell office:value-type="float" office:value="7" table:style-name="ce48">
            <text:p>+ 7</text:p>
          </table:table-cell>
          <table:table-cell office:value-type="float" office:value="0.19331676332504832" table:style-name="ce49">
            <text:p>+0,2<text:s text:c="3"/></text:p>
          </table:table-cell>
          <table:table-cell table:style-name="ce65"/>
          <table:table-cell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20">
            <text:p>Centro</text:p>
          </table:table-cell>
          <table:table-cell office:value-type="float" office:value="3213" table:style-name="ce121">
            <text:p>3 213</text:p>
          </table:table-cell>
          <table:table-cell office:value-type="float" office:value="25.673192169396724" table:style-name="ce122">
            <text:p>25,7<text:s text:c="5"/></text:p>
          </table:table-cell>
          <table:table-cell office:value-type="float" office:value="1687" table:style-name="ce123">
            <text:p>1 687</text:p>
          </table:table-cell>
          <table:table-cell office:value-type="float" office:value="27.337546588883487" table:style-name="ce124">
            <text:p>27,3<text:s text:c="5"/></text:p>
          </table:table-cell>
          <table:table-cell office:value-type="float" office:value="3593" table:style-name="ce123">
            <text:p>3 593</text:p>
          </table:table-cell>
          <table:table-cell office:value-type="float" office:value="27.019100616634077" table:style-name="ce125">
            <text:p>27,0<text:s text:c="5"/></text:p>
          </table:table-cell>
          <table:table-cell office:value-type="float" office:value="1526" table:style-name="ce48">
            <text:p>+1 526</text:p>
          </table:table-cell>
          <table:table-cell office:value-type="float" office:value="90.456431535269715" table:style-name="ce49">
            <text:p>+90,5<text:s text:c="3"/></text:p>
          </table:table-cell>
          <table:table-cell office:value-type="float" office:value="-380" table:style-name="ce48">
            <text:p><text:s/>- 380</text:p>
          </table:table-cell>
          <table:table-cell office:value-type="float" office:value="-10.57612023378792" table:style-name="ce49">
            <text:p>-10,6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20">
            <text:p>Lisboa V. Tejo</text:p>
          </table:table-cell>
          <table:table-cell office:value-type="float" office:value="3600" table:style-name="ce121">
            <text:p>3 600</text:p>
          </table:table-cell>
          <table:table-cell office:value-type="float" office:value="28.765481422293249" table:style-name="ce122">
            <text:p>28,8<text:s text:c="5"/></text:p>
          </table:table-cell>
          <table:table-cell office:value-type="float" office:value="2108" table:style-name="ce123">
            <text:p>2 108</text:p>
          </table:table-cell>
          <table:table-cell office:value-type="float" office:value="34.159779614325068" table:style-name="ce124">
            <text:p>34,2<text:s text:c="5"/></text:p>
          </table:table-cell>
          <table:table-cell office:value-type="float" office:value="3421" table:style-name="ce123">
            <text:p>3 421</text:p>
          </table:table-cell>
          <table:table-cell office:value-type="float" office:value="25.725673033538875" table:style-name="ce125">
            <text:p>25,7<text:s text:c="5"/></text:p>
          </table:table-cell>
          <table:table-cell office:value-type="float" office:value="1492" table:style-name="ce48">
            <text:p>+1 492</text:p>
          </table:table-cell>
          <table:table-cell office:value-type="float" office:value="70.777988614800762" table:style-name="ce49">
            <text:p>+70,8<text:s text:c="3"/></text:p>
          </table:table-cell>
          <table:table-cell office:value-type="float" office:value="179" table:style-name="ce48">
            <text:p>+ 179</text:p>
          </table:table-cell>
          <table:table-cell office:value-type="float" office:value="5.2323881905875478" table:style-name="ce49">
            <text:p>+5,2<text:s text:c="3"/></text:p>
          </table:table-cell>
          <table:table-cell table:style-name="ce65"/>
          <table:table-cell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20">
            <text:p>Alentejo</text:p>
          </table:table-cell>
          <table:table-cell office:value-type="float" office:value="945" table:style-name="ce121">
            <text:p><text:s/>945</text:p>
          </table:table-cell>
          <table:table-cell office:value-type="float" office:value="7.5509388733519769" table:style-name="ce122">
            <text:p>7,6<text:s text:c="5"/></text:p>
          </table:table-cell>
          <table:table-cell office:value-type="float" office:value="431" table:style-name="ce123">
            <text:p><text:s/>431</text:p>
          </table:table-cell>
          <table:table-cell office:value-type="float" office:value="6.984281315832118" table:style-name="ce124">
            <text:p>7,0<text:s text:c="5"/></text:p>
          </table:table-cell>
          <table:table-cell office:value-type="float" office:value="1363" table:style-name="ce123">
            <text:p>1 363</text:p>
          </table:table-cell>
          <table:table-cell office:value-type="float" office:value="10.249661603248608" table:style-name="ce125">
            <text:p>10,2<text:s text:c="5"/></text:p>
          </table:table-cell>
          <table:table-cell office:value-type="float" office:value="514" table:style-name="ce48">
            <text:p>+ 514</text:p>
          </table:table-cell>
          <table:table-cell office:value-type="float" office:value="119.25754060324827" table:style-name="ce49">
            <text:p>+119,3<text:s text:c="3"/></text:p>
          </table:table-cell>
          <table:table-cell office:value-type="float" office:value="-418" table:style-name="ce48">
            <text:p><text:s/>- 418</text:p>
          </table:table-cell>
          <table:table-cell office:value-type="float" office:value="-30.667644900953778" table:style-name="ce49">
            <text:p>-30,7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20">
            <text:p>Algarve</text:p>
          </table:table-cell>
          <table:table-cell office:value-type="float" office:value="701" table:style-name="ce121">
            <text:p><text:s/>701</text:p>
          </table:table-cell>
          <table:table-cell office:value-type="float" office:value="5.6012784658409904" table:style-name="ce122">
            <text:p>5,6<text:s text:c="5"/></text:p>
          </table:table-cell>
          <table:table-cell office:value-type="float" office:value="157" table:style-name="ce123">
            <text:p><text:s/>157</text:p>
          </table:table-cell>
          <table:table-cell office:value-type="float" office:value="2.5441581591314213" table:style-name="ce124">
            <text:p>2,5<text:s text:c="5"/></text:p>
          </table:table-cell>
          <table:table-cell office:value-type="float" office:value="806" table:style-name="ce123">
            <text:p><text:s/>806</text:p>
          </table:table-cell>
          <table:table-cell office:value-type="float" office:value="6.0610618138065879" table:style-name="ce125">
            <text:p>6,1<text:s text:c="5"/></text:p>
          </table:table-cell>
          <table:table-cell office:value-type="float" office:value="544" table:style-name="ce48">
            <text:p>+ 544</text:p>
          </table:table-cell>
          <table:table-cell office:value-type="float" office:value="346.49681528662421" table:style-name="ce49">
            <text:p>+346,5<text:s text:c="3"/></text:p>
          </table:table-cell>
          <table:table-cell office:value-type="float" office:value="-105" table:style-name="ce48">
            <text:p><text:s/>- 105</text:p>
          </table:table-cell>
          <table:table-cell office:value-type="float" office:value="-13.027295285359802" table:style-name="ce49">
            <text:p>-13,0<text:s text:c="3"/></text:p>
          </table:table-cell>
          <table:table-cell table:style-name="ce65"/>
          <table:table-cell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27">
          <table:table-cell/>
          <table:table-cell office:value-type="string" table:style-name="ce119">
            <text:p>REG.AUTÓNOMAS</text:p>
          </table:table-cell>
          <table:table-cell office:value-type="float" office:value="428" table:style-name="ce114">
            <text:p><text:s/>428</text:p>
          </table:table-cell>
          <table:table-cell office:value-type="float" office:value="3.4198961246504194" table:style-name="ce115">
            <text:p>3,4<text:s text:c="5"/></text:p>
          </table:table-cell>
          <table:table-cell office:value-type="float" office:value="246" table:style-name="ce116">
            <text:p><text:s/>246</text:p>
          </table:table-cell>
          <table:table-cell office:value-type="float" office:value="3.9863879436071947" table:style-name="ce117">
            <text:p>4,0<text:s text:c="5"/></text:p>
          </table:table-cell>
          <table:table-cell office:value-type="float" office:value="494" table:style-name="ce116">
            <text:p><text:s/>494</text:p>
          </table:table-cell>
          <table:table-cell office:value-type="float" office:value="3.7148443374943598" table:style-name="ce118">
            <text:p>3,7<text:s text:c="5"/></text:p>
          </table:table-cell>
          <table:table-cell office:value-type="float" office:value="182" table:style-name="ce39">
            <text:p>+ 182</text:p>
          </table:table-cell>
          <table:table-cell office:value-type="float" office:value="73.983739837398375" table:style-name="ce40">
            <text:p>+74,0<text:s text:c="3"/></text:p>
          </table:table-cell>
          <table:table-cell office:value-type="float" office:value="-66" table:style-name="ce39">
            <text:p><text:s/>- 66</text:p>
          </table:table-cell>
          <table:table-cell office:value-type="float" office:value="-13.360323886639677" table:style-name="ce40">
            <text:p>-13,4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59"/>
          <table:table-cell table:number-columns-repeated="16366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183" table:style-name="ce121">
            <text:p><text:s/>183</text:p>
          </table:table-cell>
          <table:table-cell office:value-type="float" office:value="1.4622453056332401" table:style-name="ce122">
            <text:p>1,5<text:s text:c="5"/></text:p>
          </table:table-cell>
          <table:table-cell office:value-type="float" office:value="123" table:style-name="ce123">
            <text:p><text:s/>123</text:p>
          </table:table-cell>
          <table:table-cell office:value-type="float" office:value="1.9931939718035974" table:style-name="ce124">
            <text:p>2,0<text:s text:c="5"/></text:p>
          </table:table-cell>
          <table:table-cell office:value-type="float" office:value="200" table:style-name="ce123">
            <text:p><text:s/>200</text:p>
          </table:table-cell>
          <table:table-cell office:value-type="float" office:value="1.5039855617386073" table:style-name="ce125">
            <text:p>1,5<text:s text:c="5"/></text:p>
          </table:table-cell>
          <table:table-cell office:value-type="float" office:value="60" table:style-name="ce48">
            <text:p>+ 60</text:p>
          </table:table-cell>
          <table:table-cell office:value-type="float" office:value="48.780487804878049" table:style-name="ce49">
            <text:p>+48,8<text:s text:c="3"/></text:p>
          </table:table-cell>
          <table:table-cell office:value-type="float" office:value="-17" table:style-name="ce48">
            <text:p><text:s/>- 17</text:p>
          </table:table-cell>
          <table:table-cell office:value-type="float" office:value="-8.5" table:style-name="ce49">
            <text:p>-8,5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59"/>
          <table:table-cell table:number-columns-repeated="16366"/>
        </table:table-row>
        <table:table-row table:style-name="ro5">
          <table:table-cell/>
          <table:table-cell office:value-type="string" table:style-name="ce120">
            <text:p>Madeira</text:p>
          </table:table-cell>
          <table:table-cell office:value-type="float" office:value="245" table:style-name="ce121">
            <text:p><text:s/>245</text:p>
          </table:table-cell>
          <table:table-cell office:value-type="float" office:value="1.9576508190171795" table:style-name="ce122">
            <text:p>2,0<text:s text:c="5"/></text:p>
          </table:table-cell>
          <table:table-cell office:value-type="float" office:value="123" table:style-name="ce123">
            <text:p><text:s/>123</text:p>
          </table:table-cell>
          <table:table-cell office:value-type="float" office:value="1.9931939718035974" table:style-name="ce124">
            <text:p>2,0<text:s text:c="5"/></text:p>
          </table:table-cell>
          <table:table-cell office:value-type="float" office:value="294" table:style-name="ce123">
            <text:p><text:s/>294</text:p>
          </table:table-cell>
          <table:table-cell office:value-type="float" office:value="2.2108587757557525" table:style-name="ce125">
            <text:p>2,2<text:s text:c="5"/></text:p>
          </table:table-cell>
          <table:table-cell office:value-type="float" office:value="122" table:style-name="ce48">
            <text:p>+ 122</text:p>
          </table:table-cell>
          <table:table-cell office:value-type="float" office:value="99.1869918699187" table:style-name="ce49">
            <text:p>+99,2<text:s text:c="3"/></text:p>
          </table:table-cell>
          <table:table-cell office:value-type="float" office:value="-49" table:style-name="ce48">
            <text:p><text:s/>- 49</text:p>
          </table:table-cell>
          <table:table-cell office:value-type="float" office:value="-16.666666666666664" table:style-name="ce49">
            <text:p>-16,7<text:s text:c="3"/></text:p>
          </table:table-cell>
          <table:table-cell table:style-name="ce59"/>
          <table:table-cell table:number-columns-repeated="3" table:style-name="ce1"/>
          <table:table-cell table:number-columns-repeated="2" table:style-name="ce59"/>
          <table:table-cell table:number-columns-repeated="16366"/>
        </table:table-row>
        <table:table-row table:style-name="ro8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3" table:style-name="ce59"/>
          <table:table-cell table:style-name="ce196"/>
          <table:table-cell table:number-columns-repeated="2" table:style-name="ce59"/>
          <table:table-cell table:number-columns-repeated="16366"/>
        </table:table-row>
        <table:table-row table:style-name="ro1">
          <table:table-cell/>
          <table:table-cell office:value-type="string" table:style-name="ce134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6"/>
          <table:table-cell table:style-name="ce3"/>
          <table:table-cell table:style-name="ce77"/>
          <table:table-cell table:number-columns-repeated="2" table:style-name="ce3"/>
          <table:table-cell table:number-columns-repeated="16372" table:style-name="ce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/>
          <table:table-cell office:value-type="string" table:style-name="ce4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4"/>
          <table:table-cell office:value-type="string" table:style-name="ce197">
            <text:p>CONTINENTE</text:p>
          </table:table-cell>
          <table:table-cell table:style-name="ce197"/>
          <table:table-cell table:number-columns-repeated="16372" table:style-name="ce1"/>
        </table:table-row>
        <table:table-row table:style-name="ro2">
          <table:table-cell/>
          <table:table-cell office:value-type="string" table:style-name="ce135">
            <text:p>Movimento ao longo do mês<text:s text:c="2"/>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6" table:style-name="ce3"/>
          <table:table-cell table:number-columns-repeated="16366"/>
        </table:table-row>
        <table:table-row table:style-name="ro10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office:value-type="string" table:style-name="ce15">
            <text:p>CPP-<text:span text:style-name="T2">2010</text:span></text:p>
          </table:table-cell>
          <table:table-cell office:value-type="string" table:style-name="ce84">
            <text:p>JANEIRO 2019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DEZEMBRO 2018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JANEIRO 2018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2">(1)<text:s/></text:span></text:p>
          </table:table-cell>
          <table:covered-table-cell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6" table:style-name="ce14"/>
          <table:table-cell table:number-columns-repeated="16366"/>
        </table:table-row>
        <table:table-row table:style-name="ro19">
          <table:table-cell/>
          <table:table-cell table:style-name="ce15"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2"/>
          <table:table-cell table:style-name="ce143"/>
          <table:table-cell table:style-name="ce142"/>
          <table:table-cell table:style-name="ce143"/>
          <table:table-cell table:style-name="ce3"/>
          <table:table-cell table:number-columns-repeated="16371" table:style-name="ce1"/>
        </table:table-row>
        <table:table-row table:style-name="ro3">
          <table:table-cell/>
          <table:table-cell office:value-type="string" table:style-name="ce198">
            <text:p>Total</text:p>
          </table:table-cell>
          <table:table-cell office:value-type="float" office:value="12087" table:style-name="ce35">
            <text:p>12 087</text:p>
          </table:table-cell>
          <table:table-cell office:value-type="float" office:value="100" table:style-name="ce145">
            <text:p>100,0<text:s text:c="5"/></text:p>
          </table:table-cell>
          <table:table-cell office:value-type="float" office:value="5925" table:style-name="ce146">
            <text:p>5 925</text:p>
          </table:table-cell>
          <table:table-cell office:value-type="float" office:value="100" table:style-name="ce147">
            <text:p>100,0<text:s text:c="5"/></text:p>
          </table:table-cell>
          <table:table-cell office:value-type="float" office:value="12804" table:style-name="ce37">
            <text:p>12 804</text:p>
          </table:table-cell>
          <table:table-cell office:value-type="float" office:value="100.00000000000001" table:style-name="ce148">
            <text:p>100,0<text:s text:c="5"/></text:p>
          </table:table-cell>
          <table:table-cell office:value-type="float" office:value="6162" table:style-name="ce39">
            <text:p>+6 162</text:p>
          </table:table-cell>
          <table:table-cell office:value-type="float" office:value="104" table:style-name="ce40">
            <text:p>+104,0<text:s text:c="3"/></text:p>
          </table:table-cell>
          <table:table-cell office:value-type="float" office:value="-717" table:style-name="ce39">
            <text:p><text:s/>- 717</text:p>
          </table:table-cell>
          <table:table-cell office:value-type="float" office:value="-5.5998125585754455" table:style-name="ce40">
            <text:p>-5,6<text:s text:c="3"/></text:p>
          </table:table-cell>
          <table:table-cell table:number-columns-repeated="6" table:style-name="ce28"/>
          <table:table-cell table:number-columns-repeated="16366"/>
        </table:table-row>
        <table:table-row table:style-name="ro5">
          <table:table-cell/>
          <table:table-cell office:value-type="string" table:style-name="ce199">
            <text:p>1- Repres. do poder legislativo e de órgãos exec., dirigentes, dire. e gestores execu.</text:p>
          </table:table-cell>
          <table:table-cell office:value-type="float" office:value="51" table:style-name="ce44">
            <text:p><text:s/>51</text:p>
          </table:table-cell>
          <table:table-cell office:value-type="float" office:value="0.42194092827004215" table:style-name="ce150">
            <text:p>0,4<text:s text:c="5"/></text:p>
          </table:table-cell>
          <table:table-cell office:value-type="float" office:value="18" table:style-name="ce151">
            <text:p><text:s/>18</text:p>
          </table:table-cell>
          <table:table-cell office:value-type="float" office:value="0.30379746835443039" table:style-name="ce152">
            <text:p>0,3<text:s text:c="5"/></text:p>
          </table:table-cell>
          <table:table-cell office:value-type="float" office:value="34" table:style-name="ce46">
            <text:p><text:s/>34</text:p>
          </table:table-cell>
          <table:table-cell office:value-type="float" office:value="0.2655420181193377" table:style-name="ce153">
            <text:p>0,3<text:s text:c="5"/></text:p>
          </table:table-cell>
          <table:table-cell office:value-type="float" office:value="33" table:style-name="ce48">
            <text:p>+ 33</text:p>
          </table:table-cell>
          <table:table-cell office:value-type="float" office:value="183.33333333333331" table:style-name="ce49">
            <text:p>+183,3<text:s text:c="3"/></text:p>
          </table:table-cell>
          <table:table-cell office:value-type="float" office:value="17" table:style-name="ce48">
            <text:p>+ 17</text:p>
          </table:table-cell>
          <table:table-cell office:value-type="float" office:value="50" table:style-name="ce49">
            <text:p>+50,0<text:s text:c="3"/></text:p>
          </table:table-cell>
          <table:table-cell table:style-name="ce41"/>
          <table:table-cell table:style-name="ce3"/>
          <table:table-cell table:number-columns-repeated="2" table:style-name="ce194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199">
            <text:p>2- Especialistas das atividades intelectuais e científicas</text:p>
          </table:table-cell>
          <table:table-cell office:value-type="float" office:value="817" table:style-name="ce44">
            <text:p><text:s/>817</text:p>
          </table:table-cell>
          <table:table-cell office:value-type="float" office:value="6.7593282038553815" table:style-name="ce150">
            <text:p>6,8<text:s text:c="5"/></text:p>
          </table:table-cell>
          <table:table-cell office:value-type="float" office:value="444" table:style-name="ce151">
            <text:p><text:s/>444</text:p>
          </table:table-cell>
          <table:table-cell office:value-type="float" office:value="7.4936708860759493" table:style-name="ce152">
            <text:p>7,5<text:s text:c="5"/></text:p>
          </table:table-cell>
          <table:table-cell office:value-type="float" office:value="639" table:style-name="ce46">
            <text:p><text:s/>639</text:p>
          </table:table-cell>
          <table:table-cell office:value-type="float" office:value="4.990627928772259" table:style-name="ce153">
            <text:p>5,0<text:s text:c="5"/></text:p>
          </table:table-cell>
          <table:table-cell office:value-type="float" office:value="373" table:style-name="ce48">
            <text:p>+ 373</text:p>
          </table:table-cell>
          <table:table-cell office:value-type="float" office:value="84.009009009009006" table:style-name="ce49">
            <text:p>+84,0<text:s text:c="3"/></text:p>
          </table:table-cell>
          <table:table-cell office:value-type="float" office:value="178" table:style-name="ce48">
            <text:p>+ 178</text:p>
          </table:table-cell>
          <table:table-cell office:value-type="float" office:value="27.856025039123633" table:style-name="ce49">
            <text:p>+27,9<text:s text:c="3"/></text:p>
          </table:table-cell>
          <table:table-cell table:style-name="ce59"/>
          <table:table-cell table:style-name="ce90"/>
          <table:table-cell table:number-columns-repeated="2" table:style-name="ce195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3- Técnicos e profissões de nível intermédio</text:p>
          </table:table-cell>
          <table:table-cell office:value-type="float" office:value="668" table:style-name="ce44">
            <text:p><text:s/>668</text:p>
          </table:table-cell>
          <table:table-cell office:value-type="float" office:value="5.5265988251840819" table:style-name="ce150">
            <text:p>5,5<text:s text:c="5"/></text:p>
          </table:table-cell>
          <table:table-cell office:value-type="float" office:value="333" table:style-name="ce151">
            <text:p><text:s/>333</text:p>
          </table:table-cell>
          <table:table-cell office:value-type="float" office:value="5.6202531645569618" table:style-name="ce152">
            <text:p>5,6<text:s text:c="5"/></text:p>
          </table:table-cell>
          <table:table-cell office:value-type="float" office:value="669" table:style-name="ce46">
            <text:p><text:s/>669</text:p>
          </table:table-cell>
          <table:table-cell office:value-type="float" office:value="5.2249297094657923" table:style-name="ce153">
            <text:p>5,2<text:s text:c="5"/></text:p>
          </table:table-cell>
          <table:table-cell office:value-type="float" office:value="335" table:style-name="ce48">
            <text:p>+ 335</text:p>
          </table:table-cell>
          <table:table-cell office:value-type="float" office:value="100.60060060060061" table:style-name="ce49">
            <text:p>+100,6<text:s text:c="3"/></text:p>
          </table:table-cell>
          <table:table-cell office:value-type="float" office:value="-1" table:style-name="ce48">
            <text:p><text:s/>- 1</text:p>
          </table:table-cell>
          <table:table-cell office:value-type="float" office:value="-0.14947683109118087" table:style-name="ce49">
            <text:p>-0,1<text:s text:c="3"/></text:p>
          </table:table-cell>
          <table:table-cell table:style-name="ce65"/>
          <table:table-cell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4- Pessoal administrativo</text:p>
          </table:table-cell>
          <table:table-cell office:value-type="float" office:value="1090" table:style-name="ce44">
            <text:p>1 090</text:p>
          </table:table-cell>
          <table:table-cell office:value-type="float" office:value="9.0179531728303139" table:style-name="ce150">
            <text:p>9,0<text:s text:c="5"/></text:p>
          </table:table-cell>
          <table:table-cell office:value-type="float" office:value="674" table:style-name="ce151">
            <text:p><text:s/>674</text:p>
          </table:table-cell>
          <table:table-cell office:value-type="float" office:value="11.375527426160339" table:style-name="ce152">
            <text:p>11,4<text:s text:c="5"/></text:p>
          </table:table-cell>
          <table:table-cell office:value-type="float" office:value="1123" table:style-name="ce46">
            <text:p>1 123</text:p>
          </table:table-cell>
          <table:table-cell office:value-type="float" office:value="8.7706966572945948" table:style-name="ce153">
            <text:p>8,8<text:s text:c="5"/></text:p>
          </table:table-cell>
          <table:table-cell office:value-type="float" office:value="416" table:style-name="ce48">
            <text:p>+ 416</text:p>
          </table:table-cell>
          <table:table-cell office:value-type="float" office:value="61.72106824925816" table:style-name="ce49">
            <text:p>+61,7<text:s text:c="3"/></text:p>
          </table:table-cell>
          <table:table-cell office:value-type="float" office:value="-33" table:style-name="ce48">
            <text:p><text:s/>- 33</text:p>
          </table:table-cell>
          <table:table-cell office:value-type="float" office:value="-2.9385574354407837" table:style-name="ce49">
            <text:p>-2,9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5- Trabalhadores dos serviços pessoais, de proteção e segurança e vendedores</text:p>
          </table:table-cell>
          <table:table-cell office:value-type="float" office:value="1703" table:style-name="ce44">
            <text:p>1 703</text:p>
          </table:table-cell>
          <table:table-cell office:value-type="float" office:value="14.089517663605527" table:style-name="ce150">
            <text:p>14,1<text:s text:c="5"/></text:p>
          </table:table-cell>
          <table:table-cell office:value-type="float" office:value="1081" table:style-name="ce151">
            <text:p>1 081</text:p>
          </table:table-cell>
          <table:table-cell office:value-type="float" office:value="18.244725738396625" table:style-name="ce152">
            <text:p>18,2<text:s text:c="5"/></text:p>
          </table:table-cell>
          <table:table-cell office:value-type="float" office:value="1814" table:style-name="ce46">
            <text:p>1 814</text:p>
          </table:table-cell>
          <table:table-cell office:value-type="float" office:value="14.167447672602313" table:style-name="ce153">
            <text:p>14,2<text:s text:c="5"/></text:p>
          </table:table-cell>
          <table:table-cell office:value-type="float" office:value="622" table:style-name="ce48">
            <text:p>+ 622</text:p>
          </table:table-cell>
          <table:table-cell office:value-type="float" office:value="57.539315448658648" table:style-name="ce49">
            <text:p>+57,5<text:s text:c="3"/></text:p>
          </table:table-cell>
          <table:table-cell office:value-type="float" office:value="-111" table:style-name="ce48">
            <text:p><text:s/>- 111</text:p>
          </table:table-cell>
          <table:table-cell office:value-type="float" office:value="-6.1190738699007712" table:style-name="ce49">
            <text:p>-6,1<text:s text:c="3"/></text:p>
          </table:table-cell>
          <table:table-cell table:style-name="ce65"/>
          <table:table-cell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6- Agricultores e trabalhadores qualificados da agricultura, da pesca e da floresta</text:p>
          </table:table-cell>
          <table:table-cell office:value-type="float" office:value="643" table:style-name="ce44">
            <text:p><text:s/>643</text:p>
          </table:table-cell>
          <table:table-cell office:value-type="float" office:value="5.3197650368164142" table:style-name="ce150">
            <text:p>5,3<text:s text:c="5"/></text:p>
          </table:table-cell>
          <table:table-cell office:value-type="float" office:value="146" table:style-name="ce151">
            <text:p><text:s/>146</text:p>
          </table:table-cell>
          <table:table-cell office:value-type="float" office:value="2.4641350210970461" table:style-name="ce152">
            <text:p>2,5<text:s text:c="5"/></text:p>
          </table:table-cell>
          <table:table-cell office:value-type="float" office:value="723" table:style-name="ce46">
            <text:p><text:s/>723</text:p>
          </table:table-cell>
          <table:table-cell office:value-type="float" office:value="5.6466729147141521" table:style-name="ce153">
            <text:p>5,6<text:s text:c="5"/></text:p>
          </table:table-cell>
          <table:table-cell office:value-type="float" office:value="497" table:style-name="ce48">
            <text:p>+ 497</text:p>
          </table:table-cell>
          <table:table-cell office:value-type="float" office:value="340.41095890410958" table:style-name="ce49">
            <text:p>+340,4<text:s text:c="3"/></text:p>
          </table:table-cell>
          <table:table-cell office:value-type="float" office:value="-80" table:style-name="ce48">
            <text:p><text:s/>- 80</text:p>
          </table:table-cell>
          <table:table-cell office:value-type="float" office:value="-11.065006915629322" table:style-name="ce49">
            <text:p>-11,1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7- Trabalhadores qualificados da indústria, construção e artífices</text:p>
          </table:table-cell>
          <table:table-cell office:value-type="float" office:value="2234" table:style-name="ce44">
            <text:p>2 234</text:p>
          </table:table-cell>
          <table:table-cell office:value-type="float" office:value="18.482667328534788" table:style-name="ce150">
            <text:p>18,5<text:s text:c="5"/></text:p>
          </table:table-cell>
          <table:table-cell office:value-type="float" office:value="884" table:style-name="ce151">
            <text:p><text:s/>884</text:p>
          </table:table-cell>
          <table:table-cell office:value-type="float" office:value="14.919831223628691" table:style-name="ce152">
            <text:p>14,9<text:s text:c="5"/></text:p>
          </table:table-cell>
          <table:table-cell office:value-type="float" office:value="2507" table:style-name="ce46">
            <text:p>2 507</text:p>
          </table:table-cell>
          <table:table-cell office:value-type="float" office:value="19.579818806622932" table:style-name="ce153">
            <text:p>19,6<text:s text:c="5"/></text:p>
          </table:table-cell>
          <table:table-cell office:value-type="float" office:value="1350" table:style-name="ce48">
            <text:p>+1 350</text:p>
          </table:table-cell>
          <table:table-cell office:value-type="float" office:value="152.71493212669682" table:style-name="ce49">
            <text:p>+152,7<text:s text:c="3"/></text:p>
          </table:table-cell>
          <table:table-cell office:value-type="float" office:value="-273" table:style-name="ce48">
            <text:p><text:s/>- 273</text:p>
          </table:table-cell>
          <table:table-cell office:value-type="float" office:value="-10.889509373753491" table:style-name="ce49">
            <text:p>-10,9<text:s text:c="3"/></text:p>
          </table:table-cell>
          <table:table-cell table:style-name="ce65"/>
          <table:table-cell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8- Operadores de instalações e máquinas e trabalhadores da montagem</text:p>
          </table:table-cell>
          <table:table-cell office:value-type="float" office:value="1356" table:style-name="ce44">
            <text:p>1 356</text:p>
          </table:table-cell>
          <table:table-cell office:value-type="float" office:value="11.218664681062299" table:style-name="ce150">
            <text:p>11,2<text:s text:c="5"/></text:p>
          </table:table-cell>
          <table:table-cell office:value-type="float" office:value="658" table:style-name="ce151">
            <text:p><text:s/>658</text:p>
          </table:table-cell>
          <table:table-cell office:value-type="float" office:value="11.10548523206751" table:style-name="ce152">
            <text:p>11,1<text:s text:c="5"/></text:p>
          </table:table-cell>
          <table:table-cell office:value-type="float" office:value="1445" table:style-name="ce46">
            <text:p>1 445</text:p>
          </table:table-cell>
          <table:table-cell office:value-type="float" office:value="11.285535770071853" table:style-name="ce153">
            <text:p>11,3<text:s text:c="5"/></text:p>
          </table:table-cell>
          <table:table-cell office:value-type="float" office:value="698" table:style-name="ce48">
            <text:p>+ 698</text:p>
          </table:table-cell>
          <table:table-cell office:value-type="float" office:value="106.07902735562308" table:style-name="ce49">
            <text:p>+106,1<text:s text:c="3"/></text:p>
          </table:table-cell>
          <table:table-cell office:value-type="float" office:value="-89" table:style-name="ce48">
            <text:p><text:s/>- 89</text:p>
          </table:table-cell>
          <table:table-cell office:value-type="float" office:value="-6.1591695501730106" table:style-name="ce49">
            <text:p>-6,2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59"/>
          <table:table-cell table:number-columns-repeated="16366"/>
        </table:table-row>
        <table:table-row table:style-name="ro5">
          <table:table-cell/>
          <table:table-cell office:value-type="string" table:style-name="ce199">
            <text:p>9- Trabalhadores não qualificados</text:p>
          </table:table-cell>
          <table:table-cell office:value-type="float" office:value="3512" table:style-name="ce44">
            <text:p>3 512</text:p>
          </table:table-cell>
          <table:table-cell office:value-type="float" office:value="29.056010589889965" table:style-name="ce150">
            <text:p>29,1<text:s text:c="5"/></text:p>
          </table:table-cell>
          <table:table-cell office:value-type="float" office:value="1668" table:style-name="ce151">
            <text:p>1 668</text:p>
          </table:table-cell>
          <table:table-cell office:value-type="float" office:value="28.151898734177216" table:style-name="ce152">
            <text:p>28,2<text:s text:c="5"/></text:p>
          </table:table-cell>
          <table:table-cell office:value-type="float" office:value="3844" table:style-name="ce46">
            <text:p>3 844</text:p>
          </table:table-cell>
          <table:table-cell office:value-type="float" office:value="30.021868166198061" table:style-name="ce153">
            <text:p>30,0<text:s text:c="5"/></text:p>
          </table:table-cell>
          <table:table-cell office:value-type="float" office:value="1844" table:style-name="ce48">
            <text:p>+1 844</text:p>
          </table:table-cell>
          <table:table-cell office:value-type="float" office:value="110.55155875299761" table:style-name="ce49">
            <text:p>+110,6<text:s text:c="3"/></text:p>
          </table:table-cell>
          <table:table-cell office:value-type="float" office:value="-332" table:style-name="ce48">
            <text:p><text:s/>- 332</text:p>
          </table:table-cell>
          <table:table-cell office:value-type="float" office:value="-8.6368366285119667" table:style-name="ce49">
            <text:p>-8,6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59"/>
          <table:table-cell table:number-columns-repeated="16366"/>
        </table:table-row>
        <table:table-row table:style-name="ro5">
          <table:table-cell/>
          <table:table-cell office:value-type="string" table:style-name="ce199">
            <text:p>0- Profissões das Forças Armadas</text:p>
          </table:table-cell>
          <table:table-cell office:value-type="float" office:value="13" table:style-name="ce44">
            <text:p><text:s/>13</text:p>
          </table:table-cell>
          <table:table-cell office:value-type="float" office:value="0.10755356995118723" table:style-name="ce150">
            <text:p>0,1<text:s text:c="5"/></text:p>
          </table:table-cell>
          <table:table-cell office:value-type="float" office:value="19" table:style-name="ce151">
            <text:p><text:s/>19</text:p>
          </table:table-cell>
          <table:table-cell office:value-type="float" office:value="0.32067510548523204" table:style-name="ce152">
            <text:p>0,3<text:s text:c="5"/></text:p>
          </table:table-cell>
          <table:table-cell office:value-type="float" office:value="6" table:style-name="ce46">
            <text:p><text:s/>6</text:p>
          </table:table-cell>
          <table:table-cell office:value-type="float" office:value="4.6860356138706656E-2" table:style-name="ce153">
            <text:p>0,0<text:s text:c="5"/></text:p>
          </table:table-cell>
          <table:table-cell office:value-type="float" office:value="-6" table:style-name="ce48">
            <text:p><text:s/>- 6</text:p>
          </table:table-cell>
          <table:table-cell office:value-type="float" office:value="-31.578947368421051" table:style-name="ce49">
            <text:p>-31,6<text:s text:c="3"/></text:p>
          </table:table-cell>
          <table:table-cell office:value-type="float" office:value="7" table:style-name="ce48">
            <text:p>+ 7</text:p>
          </table:table-cell>
          <table:table-cell office:value-type="float" office:value="116.66666666666667" table:style-name="ce49">
            <text:p>+116,7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199">
            <text:p><text:s text:c="5"/>Outros</text:p>
          </table:table-cell>
          <table:table-cell office:value-type="float" office:value="0" table:style-name="ce44">
            <text:p><text:s/>0</text:p>
          </table:table-cell>
          <table:table-cell office:value-type="float" office:value="0" table:style-name="ce150">
            <text:p>0,0<text:s text:c="5"/></text:p>
          </table:table-cell>
          <table:table-cell office:value-type="float" office:value="0" table:style-name="ce151">
            <text:p><text:s/>0</text:p>
          </table:table-cell>
          <table:table-cell office:value-type="float" office:value="0" table:style-name="ce152">
            <text:p>0,0<text:s text:c="5"/></text:p>
          </table:table-cell>
          <table:table-cell office:value-type="float" office:value="0" table:style-name="ce46">
            <text:p><text:s/>0</text:p>
          </table:table-cell>
          <table:table-cell office:value-type="float" office:value="0" table:style-name="ce153">
            <text:p>0,0<text:s text:c="5"/></text:p>
          </table:table-cell>
          <table:table-cell office:value-type="float" office:value="0" table:style-name="ce48">
            <text:p>+ 0</text:p>
          </table:table-cell>
          <table:table-cell office:value-type="float" office:value="0" table:formula="of:=#DIV/0!" table:style-name="ce49">
            <text:p>#DIV/0!</text:p>
          </table:table-cell>
          <table:table-cell office:value-type="float" office:value="0" table:style-name="ce48">
            <text:p>+ 0</text:p>
          </table:table-cell>
          <table:table-cell office:value-type="float" office:value="0" table:formula="of:=#DIV/0!" table:style-name="ce49">
            <text:p>#DIV/0!</text:p>
          </table:table-cell>
          <table:table-cell table:number-columns-repeated="6" table:style-name="ce59"/>
          <table:table-cell table:number-columns-repeated="16366"/>
        </table:table-row>
        <table:table-row table:style-name="ro1">
          <table:table-cell/>
          <table:table-cell table:style-name="ce154"/>
          <table:table-cell table:style-name="ce155"/>
          <table:table-cell table:style-name="ce156"/>
          <table:table-cell table:style-name="ce157"/>
          <table:table-cell table:style-name="ce158"/>
          <table:table-cell table:style-name="ce159"/>
          <table:table-cell table:style-name="ce160"/>
          <table:table-cell table:style-name="ce73"/>
          <table:table-cell table:style-name="ce74"/>
          <table:table-cell table:style-name="ce73"/>
          <table:table-cell table:style-name="ce74"/>
          <table:table-cell table:number-columns-repeated="16372" table:style-name="ce1"/>
        </table:table-row>
        <table:table-row table:style-name="ro1">
          <table:table-cell/>
          <table:table-cell office:value-type="string" table:style-name="ce134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style-name="ce92"/>
          <table:table-cell table:number-columns-repeated="3" table:style-name="ce161"/>
          <table:table-cell table:style-name="ce162"/>
          <table:table-cell table:style-name="ce163"/>
          <table:table-cell table:style-name="ce162"/>
          <table:table-cell table:style-name="ce163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style-name="ce92"/>
          <table:table-cell table:number-columns-repeated="7" table:style-name="ce1"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28"/>
          <table:table-cell table:number-columns-repeated="16366"/>
        </table:table-row>
        <table:table-row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2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41"/>
          <table:table-cell table:style-name="ce3"/>
          <table:table-cell table:number-columns-repeated="4" table:style-name="ce42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style-name="ce59"/>
          <table:table-cell table:number-columns-repeated="4" table:style-name="ce60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2" table:style-name="ce65"/>
          <table:table-cell table:number-columns-repeated="4" table:style-name="ce60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style-name="ce59"/>
          <table:table-cell table:number-columns-repeated="4" table:style-name="ce60"/>
          <table:table-cell table:number-columns-repeated="16366"/>
        </table:table-row>
        <table:table-row table:number-rows-repeated="3"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59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59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79"/>
          <table:table-cell table:number-columns-repeated="2" table:style-name="ce164"/>
          <table:table-cell table:number-columns-repeated="6" table:style-name="ce79"/>
          <table:table-cell table:number-columns-repeated="16372" table:style-name="ce1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3">
        <table:table-column table:style-name="co1" table:default-cell-style-name="ce1" table:visibility="collapse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8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22" table:default-cell-style-name="ce1"/>
        <table:table-column table:style-name="co1" table:default-cell-style-name="ce1"/>
        <table:table-column table:style-name="co23" table:default-cell-style-name="ce1"/>
        <table:table-column table:style-name="co1" table:number-columns-repeated="3" table:default-cell-style-name="ce1"/>
        <table:table-column table:style-name="co24" table:default-cell-style-name="ce1"/>
        <table:table-column table:style-name="co1" table:number-columns-repeated="16366" table:default-cell-style-name="ce1"/>
        <table:table-row table:style-name="ro1">
          <table:table-cell table:number-columns-repeated="8"/>
          <table:table-cell table:style-name="ce1">
            <draw:g draw:z-index="6" draw:name="Grupo 19" draw:id="id33">
              <svg:title/>
              <svg:desc/>
              <draw:frame draw:id="id31" draw:style-name="a87" draw:name="Picture 184" svg:x="0.22917in" svg:y="0.16667in" svg:width="2.34656in" svg:height="0.6750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2" draw:style-name="a91" draw:name="CaixaDeTexto 21" svg:x="0.66584in" svg:y="0.29365in" svg:width="1.7905in" svg:height="0.53234in">
                <draw:text-box>
                  <text:p text:style-name="a90" text:class-names="" text:cond-style-name=""><text:span text:style-name="a88" text:class-names="">JANEIRO 2019</text:span><text:span text:style-name="a89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26" draw:style-name="a77" draw:name="Text Box 122" svg:x="0in" svg:y="0in" svg:width="0.97917in" svg:height="0.32292in">
              <draw:text-box>
                <text:p text:style-name="a74" text:class-names="" text:cond-style-name=""><text:span text:style-name="a72" text:class-names="">Página 11</text:span><text:span text:style-name="a73" text:class-names="">/14</text:span></text:p>
                <text:p text:style-name="a76" text:class-names="" text:cond-style-name=""><text:span text:style-name="a7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">
          <table:table-cell table:style-name="ce1"/>
          <table:table-cell table:number-columns-repeated="11" table:style-name="ce2"/>
          <table:table-cell table:number-columns-repeated="6" table:style-name="ce3"/>
          <table:table-cell table:number-columns-repeated="16366" table:style-name="ce1"/>
        </table:table-row>
        <table:table-row table:style-name="ro1">
          <table:table-cell table:style-name="ce1"/>
          <table:table-cell table:number-columns-repeated="11" table:style-name="ce2"/>
          <table:table-cell table:number-columns-repeated="16372" table:style-name="ce1"/>
        </table:table-row>
        <table:table-row table:style-name="ro2">
          <table:table-cell table:style-name="ce200"/>
          <table:table-cell office:value-type="string" table:style-name="ce4">
            <text:p>Quadro 10 - OFERTAS DE EMPREGO <text:s/>RECEBIDAS, <text:s text:c="3"/>POR ATIVIDADE ECONÓMICA</text:p>
          </table:table-cell>
          <table:table-cell table:number-columns-repeated="8" table:style-name="ce4"/>
          <table:table-cell office:value-type="string" table:number-columns-spanned="2" table:number-rows-spanned="1" table:style-name="ce80">
            <text:p>CONTINENTE</text:p>
          </table:table-cell>
          <table:covered-table-cell/>
          <table:table-cell table:style-name="ce1"/>
          <table:table-cell table:number-columns-repeated="5" table:style-name="ce3"/>
          <table:table-cell table:number-columns-repeated="16366" table:style-name="ce1"/>
        </table:table-row>
        <table:table-row table:style-name="ro2">
          <table:table-cell table:style-name="ce200"/>
          <table:table-cell office:value-type="string" table:style-name="ce6">
            <text:p>Movimento ao longo do mês<text:s text:c="2"/>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style-name="ce1"/>
          <table:table-cell table:number-columns-repeated="5" table:style-name="ce3"/>
          <table:table-cell table:number-columns-repeated="16366" table:style-name="ce1"/>
        </table:table-row>
        <table:table-row table:style-name="ro5">
          <table:table-cell table:style-name="ce200"/>
          <table:table-cell table:style-name="ce2"/>
          <table:table-cell table:style-name="ce8"/>
          <table:table-cell table:number-columns-repeated="9" table:style-name="ce2"/>
          <table:table-cell table:style-name="ce1"/>
          <table:table-cell table:number-columns-repeated="5" table:style-name="ce3"/>
          <table:table-cell table:number-columns-repeated="16366" table:style-name="ce1"/>
        </table:table-row>
        <table:table-row table:style-name="ro1">
          <table:table-cell table:style-name="ce1"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6" table:style-name="ce14"/>
          <table:table-cell table:number-columns-repeated="16366" table:style-name="ce1"/>
        </table:table-row>
        <table:table-row table:style-name="ro1">
          <table:table-cell table:style-name="ce1"/>
          <table:table-cell office:value-type="string" table:style-name="ce15">
            <text:p>CAE <text:s/>Rev.3</text:p>
          </table:table-cell>
          <table:table-cell office:value-type="string" table:style-name="ce84">
            <text:p>JANEIRO 2019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DEZEMBRO 2018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JANEIRO 2018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2">(1)<text:s/></text:span></text:p>
          </table:table-cell>
          <table:covered-table-cell/>
          <table:table-cell table:number-columns-repeated="6" table:style-name="ce14"/>
          <table:table-cell table:number-columns-repeated="16366" table:style-name="ce1"/>
        </table:table-row>
        <table:table-row table:style-name="ro1">
          <table:table-cell table:style-name="ce1"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6" table:style-name="ce28"/>
          <table:table-cell table:number-columns-repeated="16366" table:style-name="ce1"/>
        </table:table-row>
        <table:table-row table:style-name="ro21">
          <table:table-cell table:style-name="ce1"/>
          <table:table-cell table:style-name="ce15"/>
          <table:table-cell table:style-name="ce85"/>
          <table:table-cell table:style-name="ce86"/>
          <table:table-cell table:style-name="ce87"/>
          <table:table-cell table:style-name="ce88"/>
          <table:table-cell table:style-name="ce87"/>
          <table:table-cell table:style-name="ce88"/>
          <table:table-cell table:number-columns-repeated="4" table:style-name="ce89"/>
          <table:table-cell table:number-columns-repeated="6" table:style-name="ce28"/>
          <table:table-cell table:number-columns-repeated="16366" table:style-name="ce1"/>
        </table:table-row>
        <table:table-row table:style-name="ro28">
          <table:table-cell table:style-name="ce1"/>
          <table:table-cell office:value-type="string" table:style-name="ce169">
            <text:p><text:s text:c="2"/>Total</text:p>
          </table:table-cell>
          <table:table-cell office:value-type="float" office:value="12087" table:style-name="ce35">
            <text:p>12 087</text:p>
          </table:table-cell>
          <table:table-cell office:value-type="float" office:value="100" table:style-name="ce36">
            <text:p>100,0<text:s text:c="5"/></text:p>
          </table:table-cell>
          <table:table-cell office:value-type="float" office:value="5925" table:style-name="ce37">
            <text:p>5 925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12804" table:style-name="ce37">
            <text:p>12 804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6162" table:style-name="ce39">
            <text:p>+6 162</text:p>
          </table:table-cell>
          <table:table-cell office:value-type="float" office:value="104" table:style-name="ce40">
            <text:p>+104,0<text:s text:c="3"/></text:p>
          </table:table-cell>
          <table:table-cell office:value-type="float" office:value="-717" table:style-name="ce39">
            <text:p><text:s/>- 717</text:p>
          </table:table-cell>
          <table:table-cell office:value-type="float" office:value="-5.5998125585754455" table:style-name="ce40">
            <text:p>-5,6<text:s text:c="3"/></text:p>
          </table:table-cell>
          <table:table-cell table:style-name="ce41"/>
          <table:table-cell table:style-name="ce1"/>
          <table:table-cell table:number-columns-repeated="4" table:style-name="ce42"/>
          <table:table-cell table:number-columns-repeated="16366" table:style-name="ce1"/>
        </table:table-row>
        <table:table-row table:style-name="ro28">
          <table:table-cell table:style-name="ce1"/>
          <table:table-cell office:value-type="string" table:style-name="ce171">
            <text:p>Agricultura, produção animal, caça, floresta e pesca</text:p>
          </table:table-cell>
          <table:table-cell office:value-type="float" office:value="848" table:style-name="ce35">
            <text:p><text:s/>848</text:p>
          </table:table-cell>
          <table:table-cell office:value-type="float" office:value="7.0158021014312899" table:style-name="ce36">
            <text:p>7,0<text:s text:c="5"/></text:p>
          </table:table-cell>
          <table:table-cell office:value-type="float" office:value="172" table:style-name="ce37">
            <text:p><text:s/>172</text:p>
          </table:table-cell>
          <table:table-cell office:value-type="float" office:value="2.9029535864978904" table:style-name="ce38">
            <text:p>2,9<text:s text:c="5"/></text:p>
          </table:table-cell>
          <table:table-cell office:value-type="float" office:value="1069" table:style-name="ce37">
            <text:p>1 069</text:p>
          </table:table-cell>
          <table:table-cell office:value-type="float" office:value="8.348953452046235" table:style-name="ce38">
            <text:p>8,3<text:s text:c="5"/></text:p>
          </table:table-cell>
          <table:table-cell office:value-type="float" office:value="676" table:style-name="ce39">
            <text:p>+ 676</text:p>
          </table:table-cell>
          <table:table-cell office:value-type="float" office:value="393.02325581395348" table:style-name="ce40">
            <text:p>+393,0<text:s text:c="3"/></text:p>
          </table:table-cell>
          <table:table-cell office:value-type="float" office:value="-221" table:style-name="ce39">
            <text:p><text:s/>- 221</text:p>
          </table:table-cell>
          <table:table-cell office:value-type="float" office:value="-20.673526660430309" table:style-name="ce40">
            <text:p>-20,7<text:s text:c="3"/></text:p>
          </table:table-cell>
          <table:table-cell table:style-name="ce59"/>
          <table:table-cell table:style-name="ce201"/>
          <table:table-cell table:style-name="ce202"/>
          <table:table-cell table:style-name="ce189"/>
          <table:table-cell table:style-name="ce60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2">
          <table:table-cell table:style-name="ce1"/>
          <table:table-cell office:value-type="string" table:style-name="ce171">
            <text:p>Indústria, energia e água e construção</text:p>
          </table:table-cell>
          <table:table-cell office:value-type="float" office:value="3128" table:style-name="ce55">
            <text:p>3 128</text:p>
          </table:table-cell>
          <table:table-cell office:value-type="float" office:value="25.879043600562589" table:style-name="ce56">
            <text:p>25,9<text:s text:c="5"/></text:p>
          </table:table-cell>
          <table:table-cell office:value-type="float" office:value="1502" table:style-name="ce37">
            <text:p>1 502</text:p>
          </table:table-cell>
          <table:table-cell office:value-type="float" office:value="25.350210970464136" table:style-name="ce38">
            <text:p>25,4<text:s text:c="5"/></text:p>
          </table:table-cell>
          <table:table-cell office:value-type="float" office:value="3603" table:style-name="ce37">
            <text:p>3 603</text:p>
          </table:table-cell>
          <table:table-cell office:value-type="float" office:value="28.139643861293344" table:style-name="ce38">
            <text:p>28,1<text:s text:c="5"/></text:p>
          </table:table-cell>
          <table:table-cell office:value-type="float" office:value="1626" table:style-name="ce39">
            <text:p>+1 626</text:p>
          </table:table-cell>
          <table:table-cell office:value-type="float" office:value="108.25565912117176" table:style-name="ce40">
            <text:p>+108,3<text:s text:c="3"/></text:p>
          </table:table-cell>
          <table:table-cell office:value-type="float" office:value="-475" table:style-name="ce39">
            <text:p><text:s/>- 475</text:p>
          </table:table-cell>
          <table:table-cell office:value-type="float" office:value="-13.1834582292534" table:style-name="ce40">
            <text:p>-13,2<text:s text:c="3"/></text:p>
          </table:table-cell>
          <table:table-cell table:style-name="ce59"/>
          <table:table-cell table:style-name="ce201"/>
          <table:table-cell table:style-name="ce202"/>
          <table:table-cell table:style-name="ce189"/>
          <table:table-cell table:style-name="ce60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 table:style-name="ce1"/>
          <table:table-cell office:value-type="string" table:style-name="ce173">
            <text:p>Indústrias extrativas</text:p>
          </table:table-cell>
          <table:table-cell office:value-type="float" office:value="12" table:style-name="ce44">
            <text:p><text:s/>12</text:p>
          </table:table-cell>
          <table:table-cell office:value-type="float" office:value="9.928021841648052E-2" table:style-name="ce45">
            <text:p>0,1<text:s text:c="5"/></text:p>
          </table:table-cell>
          <table:table-cell office:value-type="float" office:value="7" table:style-name="ce46">
            <text:p><text:s/>7</text:p>
          </table:table-cell>
          <table:table-cell office:value-type="float" office:value="0.1181434599156118" table:style-name="ce47">
            <text:p>0,1<text:s text:c="5"/></text:p>
          </table:table-cell>
          <table:table-cell office:value-type="float" office:value="22" table:style-name="ce46">
            <text:p><text:s/>22</text:p>
          </table:table-cell>
          <table:table-cell office:value-type="float" office:value="0.1718213058419244" table:style-name="ce47">
            <text:p>0,2<text:s text:c="5"/></text:p>
          </table:table-cell>
          <table:table-cell office:value-type="float" office:value="5" table:style-name="ce48">
            <text:p>+ 5</text:p>
          </table:table-cell>
          <table:table-cell office:value-type="float" office:value="71.428571428571431" table:style-name="ce49">
            <text:p>+71,4<text:s text:c="3"/></text:p>
          </table:table-cell>
          <table:table-cell office:value-type="float" office:value="-10" table:style-name="ce48">
            <text:p><text:s/>- 10</text:p>
          </table:table-cell>
          <table:table-cell office:value-type="float" office:value="-45.454545454545453" table:style-name="ce49">
            <text:p>-45,5<text:s text:c="3"/></text:p>
          </table:table-cell>
          <table:table-cell table:style-name="ce65"/>
          <table:table-cell table:style-name="ce201"/>
          <table:table-cell table:style-name="ce202"/>
          <table:table-cell table:style-name="ce189"/>
          <table:table-cell table:style-name="ce60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Indústrias alimentares das bebidas e do tabaco</text:p>
          </table:table-cell>
          <table:table-cell office:value-type="float" office:value="382" table:style-name="ce44">
            <text:p><text:s/>382</text:p>
          </table:table-cell>
          <table:table-cell office:value-type="float" office:value="3.1604202862579629" table:style-name="ce45">
            <text:p>3,2<text:s text:c="5"/></text:p>
          </table:table-cell>
          <table:table-cell office:value-type="float" office:value="243" table:style-name="ce46">
            <text:p><text:s/>243</text:p>
          </table:table-cell>
          <table:table-cell office:value-type="float" office:value="4.1012658227848098" table:style-name="ce47">
            <text:p>4,1<text:s text:c="5"/></text:p>
          </table:table-cell>
          <table:table-cell office:value-type="float" office:value="392" table:style-name="ce46">
            <text:p><text:s/>392</text:p>
          </table:table-cell>
          <table:table-cell office:value-type="float" office:value="3.061543267728835" table:style-name="ce47">
            <text:p>3,1<text:s text:c="5"/></text:p>
          </table:table-cell>
          <table:table-cell office:value-type="float" office:value="139" table:style-name="ce48">
            <text:p>+ 139</text:p>
          </table:table-cell>
          <table:table-cell office:value-type="float" office:value="57.201646090534972" table:style-name="ce49">
            <text:p>+57,2<text:s text:c="3"/></text:p>
          </table:table-cell>
          <table:table-cell office:value-type="float" office:value="-10" table:style-name="ce48">
            <text:p><text:s/>- 10</text:p>
          </table:table-cell>
          <table:table-cell office:value-type="float" office:value="-2.5510204081632653" table:style-name="ce49">
            <text:p>-2,6<text:s text:c="3"/></text:p>
          </table:table-cell>
          <table:table-cell table:style-name="ce59"/>
          <table:table-cell table:style-name="ce201"/>
          <table:table-cell table:style-name="ce202"/>
          <table:table-cell table:style-name="ce189"/>
          <table:table-cell table:style-name="ce60"/>
          <table:table-cell table:style-name="ce203"/>
          <table:table-cell table:style-name="ce204"/>
          <table:table-cell table:style-name="ce203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Fabricação de têxteis</text:p>
          </table:table-cell>
          <table:table-cell office:value-type="float" office:value="92" table:style-name="ce44">
            <text:p><text:s/>92</text:p>
          </table:table-cell>
          <table:table-cell office:value-type="float" office:value="0.76114834119301733" table:style-name="ce62">
            <text:p>0,8<text:s text:c="5"/></text:p>
          </table:table-cell>
          <table:table-cell office:value-type="float" office:value="51" table:style-name="ce63">
            <text:p><text:s/>51</text:p>
          </table:table-cell>
          <table:table-cell office:value-type="float" office:value="0.86075949367088611" table:style-name="ce64">
            <text:p>0,9<text:s text:c="5"/></text:p>
          </table:table-cell>
          <table:table-cell office:value-type="float" office:value="119" table:style-name="ce46">
            <text:p><text:s/>119</text:p>
          </table:table-cell>
          <table:table-cell office:value-type="float" office:value="0.92939706341768191" table:style-name="ce64">
            <text:p>0,9<text:s text:c="5"/></text:p>
          </table:table-cell>
          <table:table-cell office:value-type="float" office:value="41" table:style-name="ce48">
            <text:p>+ 41</text:p>
          </table:table-cell>
          <table:table-cell office:value-type="float" office:value="80.392156862745097" table:style-name="ce49">
            <text:p>+80,4<text:s text:c="3"/></text:p>
          </table:table-cell>
          <table:table-cell office:value-type="float" office:value="-27" table:style-name="ce48">
            <text:p><text:s/>- 27</text:p>
          </table:table-cell>
          <table:table-cell office:value-type="float" office:value="-22.689075630252102" table:style-name="ce49">
            <text:p>-22,7<text:s text:c="3"/></text:p>
          </table:table-cell>
          <table:table-cell table:style-name="ce65"/>
          <table:table-cell table:style-name="ce201"/>
          <table:table-cell table:style-name="ce202"/>
          <table:table-cell table:style-name="ce189"/>
          <table:table-cell table:style-name="ce60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4">
            <text:p>Indústria do vestuário</text:p>
          </table:table-cell>
          <table:table-cell office:value-type="float" office:value="196" table:style-name="ce44">
            <text:p><text:s/>196</text:p>
          </table:table-cell>
          <table:table-cell office:value-type="float" office:value="1.6215769008025152" table:style-name="ce62">
            <text:p>1,6<text:s text:c="5"/></text:p>
          </table:table-cell>
          <table:table-cell office:value-type="float" office:value="90" table:style-name="ce63">
            <text:p><text:s/>90</text:p>
          </table:table-cell>
          <table:table-cell office:value-type="float" office:value="1.5189873417721518" table:style-name="ce64">
            <text:p>1,5<text:s text:c="5"/></text:p>
          </table:table-cell>
          <table:table-cell office:value-type="float" office:value="352" table:style-name="ce46">
            <text:p><text:s/>352</text:p>
          </table:table-cell>
          <table:table-cell office:value-type="float" office:value="2.7491408934707904" table:style-name="ce64">
            <text:p>2,7<text:s text:c="5"/></text:p>
          </table:table-cell>
          <table:table-cell office:value-type="float" office:value="106" table:style-name="ce48">
            <text:p>+ 106</text:p>
          </table:table-cell>
          <table:table-cell office:value-type="float" office:value="117.77777777777779" table:style-name="ce49">
            <text:p>+117,8<text:s text:c="3"/></text:p>
          </table:table-cell>
          <table:table-cell office:value-type="float" office:value="-156" table:style-name="ce48">
            <text:p><text:s/>- 156</text:p>
          </table:table-cell>
          <table:table-cell office:value-type="float" office:value="-44.31818181818182" table:style-name="ce49">
            <text:p>-44,3<text:s text:c="3"/></text:p>
          </table:table-cell>
          <table:table-cell table:style-name="ce59"/>
          <table:table-cell table:style-name="ce201"/>
          <table:table-cell table:style-name="ce202"/>
          <table:table-cell table:style-name="ce189"/>
          <table:table-cell table:style-name="ce59"/>
          <table:table-cell table:style-name="ce203"/>
          <table:table-cell table:style-name="ce204"/>
          <table:table-cell table:style-name="ce203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Indústria do couro e dos produtos do couro</text:p>
          </table:table-cell>
          <table:table-cell office:value-type="float" office:value="125" table:style-name="ce44">
            <text:p><text:s/>125</text:p>
          </table:table-cell>
          <table:table-cell office:value-type="float" office:value="1.0341689418383386" table:style-name="ce62">
            <text:p>1,0<text:s text:c="5"/></text:p>
          </table:table-cell>
          <table:table-cell office:value-type="float" office:value="71" table:style-name="ce63">
            <text:p><text:s/>71</text:p>
          </table:table-cell>
          <table:table-cell office:value-type="float" office:value="1.1983122362869199" table:style-name="ce64">
            <text:p>1,2<text:s text:c="5"/></text:p>
          </table:table-cell>
          <table:table-cell office:value-type="float" office:value="131" table:style-name="ce46">
            <text:p><text:s/>131</text:p>
          </table:table-cell>
          <table:table-cell office:value-type="float" office:value="1.0231177756950953" table:style-name="ce64">
            <text:p>1,0<text:s text:c="5"/></text:p>
          </table:table-cell>
          <table:table-cell office:value-type="float" office:value="54" table:style-name="ce48">
            <text:p>+ 54</text:p>
          </table:table-cell>
          <table:table-cell office:value-type="float" office:value="76.056338028169009" table:style-name="ce49">
            <text:p>+76,1<text:s text:c="3"/></text:p>
          </table:table-cell>
          <table:table-cell office:value-type="float" office:value="-6" table:style-name="ce48">
            <text:p><text:s/>- 6</text:p>
          </table:table-cell>
          <table:table-cell office:value-type="float" office:value="-4.5801526717557248" table:style-name="ce49">
            <text:p>-4,6<text:s text:c="3"/></text:p>
          </table:table-cell>
          <table:table-cell table:style-name="ce59"/>
          <table:table-cell table:style-name="ce201"/>
          <table:table-cell table:style-name="ce202"/>
          <table:table-cell table:style-name="ce189"/>
          <table:table-cell table:style-name="ce59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Indústria da madeira e da cortiça</text:p>
          </table:table-cell>
          <table:table-cell office:value-type="float" office:value="105" table:style-name="ce44">
            <text:p><text:s/>105</text:p>
          </table:table-cell>
          <table:table-cell office:value-type="float" office:value="0.86870191114420459" table:style-name="ce62">
            <text:p>0,9<text:s text:c="5"/></text:p>
          </table:table-cell>
          <table:table-cell office:value-type="float" office:value="37" table:style-name="ce63">
            <text:p><text:s/>37</text:p>
          </table:table-cell>
          <table:table-cell office:value-type="float" office:value="0.62447257383966248" table:style-name="ce64">
            <text:p>0,6<text:s text:c="5"/></text:p>
          </table:table-cell>
          <table:table-cell office:value-type="float" office:value="88" table:style-name="ce46">
            <text:p><text:s/>88</text:p>
          </table:table-cell>
          <table:table-cell office:value-type="float" office:value="0.6872852233676976" table:style-name="ce64">
            <text:p>0,7<text:s text:c="5"/></text:p>
          </table:table-cell>
          <table:table-cell office:value-type="float" office:value="68" table:style-name="ce48">
            <text:p>+ 68</text:p>
          </table:table-cell>
          <table:table-cell office:value-type="float" office:value="183.7837837837838" table:style-name="ce49">
            <text:p>+183,8<text:s text:c="3"/></text:p>
          </table:table-cell>
          <table:table-cell office:value-type="float" office:value="17" table:style-name="ce48">
            <text:p>+ 17</text:p>
          </table:table-cell>
          <table:table-cell office:value-type="float" office:value="19.318181818181817" table:style-name="ce49">
            <text:p>+19,3<text:s text:c="3"/></text:p>
          </table:table-cell>
          <table:table-cell table:style-name="ce59"/>
          <table:table-cell table:style-name="ce201"/>
          <table:table-cell table:style-name="ce202"/>
          <table:table-cell table:style-name="ce189"/>
          <table:table-cell table:style-name="ce59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Indústrias do papel, impressão e reprodução</text:p>
          </table:table-cell>
          <table:table-cell office:value-type="float" office:value="59" table:style-name="ce44">
            <text:p><text:s/>59</text:p>
          </table:table-cell>
          <table:table-cell office:value-type="float" office:value="0.48812774054769592" table:style-name="ce62">
            <text:p>0,5<text:s text:c="5"/></text:p>
          </table:table-cell>
          <table:table-cell office:value-type="float" office:value="20" table:style-name="ce63">
            <text:p><text:s/>20</text:p>
          </table:table-cell>
          <table:table-cell office:value-type="float" office:value="0.33755274261603374" table:style-name="ce64">
            <text:p>0,3<text:s text:c="5"/></text:p>
          </table:table-cell>
          <table:table-cell office:value-type="float" office:value="34" table:style-name="ce46">
            <text:p><text:s/>34</text:p>
          </table:table-cell>
          <table:table-cell office:value-type="float" office:value="0.2655420181193377" table:style-name="ce64">
            <text:p>0,3<text:s text:c="5"/></text:p>
          </table:table-cell>
          <table:table-cell office:value-type="float" office:value="39" table:style-name="ce48">
            <text:p>+ 39</text:p>
          </table:table-cell>
          <table:table-cell office:value-type="float" office:value="195" table:style-name="ce49">
            <text:p>+195,0<text:s text:c="3"/></text:p>
          </table:table-cell>
          <table:table-cell office:value-type="float" office:value="25" table:style-name="ce48">
            <text:p>+ 25</text:p>
          </table:table-cell>
          <table:table-cell office:value-type="float" office:value="73.529411764705884" table:style-name="ce49">
            <text:p>+73,5<text:s text:c="3"/></text:p>
          </table:table-cell>
          <table:table-cell table:style-name="ce59"/>
          <table:table-cell table:style-name="ce201"/>
          <table:table-cell table:style-name="ce202"/>
          <table:table-cell table:style-name="ce189"/>
          <table:table-cell table:style-name="ce59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Fab. produtos petrolíferos, químicos, farmacêuticos, borracha e plástico</text:p>
          </table:table-cell>
          <table:table-cell office:value-type="float" office:value="99" table:style-name="ce44">
            <text:p><text:s/>99</text:p>
          </table:table-cell>
          <table:table-cell office:value-type="float" office:value="0.81906180193596423" table:style-name="ce62">
            <text:p>0,8<text:s text:c="5"/></text:p>
          </table:table-cell>
          <table:table-cell office:value-type="float" office:value="45" table:style-name="ce63">
            <text:p><text:s/>45</text:p>
          </table:table-cell>
          <table:table-cell office:value-type="float" office:value="0.75949367088607589" table:style-name="ce64">
            <text:p>0,8<text:s text:c="5"/></text:p>
          </table:table-cell>
          <table:table-cell office:value-type="float" office:value="98" table:style-name="ce46">
            <text:p><text:s/>98</text:p>
          </table:table-cell>
          <table:table-cell office:value-type="float" office:value="0.76538581693220875" table:style-name="ce64">
            <text:p>0,8<text:s text:c="5"/></text:p>
          </table:table-cell>
          <table:table-cell office:value-type="float" office:value="54" table:style-name="ce48">
            <text:p>+ 54</text:p>
          </table:table-cell>
          <table:table-cell office:value-type="float" office:value="120" table:style-name="ce49">
            <text:p>+120,0<text:s text:c="3"/></text:p>
          </table:table-cell>
          <table:table-cell office:value-type="float" office:value="1" table:style-name="ce48">
            <text:p>+ 1</text:p>
          </table:table-cell>
          <table:table-cell office:value-type="float" office:value="1.0204081632653061" table:style-name="ce49">
            <text:p>+1,0<text:s text:c="3"/></text:p>
          </table:table-cell>
          <table:table-cell table:style-name="ce1"/>
          <table:table-cell table:style-name="ce201"/>
          <table:table-cell table:style-name="ce202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Fabricação de outros produtos minerais não metálicos</text:p>
          </table:table-cell>
          <table:table-cell office:value-type="float" office:value="72" table:style-name="ce44">
            <text:p><text:s/>72</text:p>
          </table:table-cell>
          <table:table-cell office:value-type="float" office:value="0.59568131049888307" table:style-name="ce62">
            <text:p>0,6<text:s text:c="5"/></text:p>
          </table:table-cell>
          <table:table-cell office:value-type="float" office:value="49" table:style-name="ce63">
            <text:p><text:s/>49</text:p>
          </table:table-cell>
          <table:table-cell office:value-type="float" office:value="0.8270042194092827" table:style-name="ce64">
            <text:p>0,8<text:s text:c="5"/></text:p>
          </table:table-cell>
          <table:table-cell office:value-type="float" office:value="82" table:style-name="ce46">
            <text:p><text:s/>82</text:p>
          </table:table-cell>
          <table:table-cell office:value-type="float" office:value="0.64042486722899095" table:style-name="ce64">
            <text:p>0,6<text:s text:c="5"/></text:p>
          </table:table-cell>
          <table:table-cell office:value-type="float" office:value="23" table:style-name="ce48">
            <text:p>+ 23</text:p>
          </table:table-cell>
          <table:table-cell office:value-type="float" office:value="46.938775510204081" table:style-name="ce49">
            <text:p>+46,9<text:s text:c="3"/></text:p>
          </table:table-cell>
          <table:table-cell office:value-type="float" office:value="-10" table:style-name="ce48">
            <text:p><text:s/>- 10</text:p>
          </table:table-cell>
          <table:table-cell office:value-type="float" office:value="-12.195121951219512" table:style-name="ce49">
            <text:p>-12,2<text:s text:c="3"/></text:p>
          </table:table-cell>
          <table:table-cell table:style-name="ce1"/>
          <table:table-cell table:style-name="ce201"/>
          <table:table-cell table:style-name="ce202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Indústria metalúrgica de base e fab. produtos metálicos</text:p>
          </table:table-cell>
          <table:table-cell office:value-type="float" office:value="237" table:style-name="ce44">
            <text:p><text:s/>237</text:p>
          </table:table-cell>
          <table:table-cell office:value-type="float" office:value="1.9607843137254901" table:style-name="ce62">
            <text:p>2,0<text:s text:c="5"/></text:p>
          </table:table-cell>
          <table:table-cell office:value-type="float" office:value="134" table:style-name="ce63">
            <text:p><text:s/>134</text:p>
          </table:table-cell>
          <table:table-cell office:value-type="float" office:value="2.2616033755274261" table:style-name="ce64">
            <text:p>2,3<text:s text:c="5"/></text:p>
          </table:table-cell>
          <table:table-cell office:value-type="float" office:value="300" table:style-name="ce46">
            <text:p><text:s/>300</text:p>
          </table:table-cell>
          <table:table-cell office:value-type="float" office:value="2.3430178069353329" table:style-name="ce64">
            <text:p>2,3<text:s text:c="5"/></text:p>
          </table:table-cell>
          <table:table-cell office:value-type="float" office:value="103" table:style-name="ce48">
            <text:p>+ 103</text:p>
          </table:table-cell>
          <table:table-cell office:value-type="float" office:value="76.865671641791039" table:style-name="ce49">
            <text:p>+76,9<text:s text:c="3"/></text:p>
          </table:table-cell>
          <table:table-cell office:value-type="float" office:value="-63" table:style-name="ce48">
            <text:p><text:s/>- 63</text:p>
          </table:table-cell>
          <table:table-cell office:value-type="float" office:value="-21" table:style-name="ce49">
            <text:p>-21,0<text:s text:c="3"/></text:p>
          </table:table-cell>
          <table:table-cell table:style-name="ce1"/>
          <table:table-cell table:style-name="ce201"/>
          <table:table-cell table:style-name="ce202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Fab. equipamento informático, elétrico, máquinas e equipamentos n.e.</text:p>
          </table:table-cell>
          <table:table-cell office:value-type="float" office:value="129" table:style-name="ce44">
            <text:p><text:s/>129</text:p>
          </table:table-cell>
          <table:table-cell office:value-type="float" office:value="1.0672623479771655" table:style-name="ce62">
            <text:p>1,1<text:s text:c="5"/></text:p>
          </table:table-cell>
          <table:table-cell office:value-type="float" office:value="53" table:style-name="ce63">
            <text:p><text:s/>53</text:p>
          </table:table-cell>
          <table:table-cell office:value-type="float" office:value="0.89451476793248941" table:style-name="ce64">
            <text:p>0,9<text:s text:c="5"/></text:p>
          </table:table-cell>
          <table:table-cell office:value-type="float" office:value="137" table:style-name="ce46">
            <text:p><text:s/>137</text:p>
          </table:table-cell>
          <table:table-cell office:value-type="float" office:value="1.069978131833802" table:style-name="ce64">
            <text:p>1,1<text:s text:c="5"/></text:p>
          </table:table-cell>
          <table:table-cell office:value-type="float" office:value="76" table:style-name="ce48">
            <text:p>+ 76</text:p>
          </table:table-cell>
          <table:table-cell office:value-type="float" office:value="143.39622641509433" table:style-name="ce49">
            <text:p>+143,4<text:s text:c="3"/></text:p>
          </table:table-cell>
          <table:table-cell office:value-type="float" office:value="-8" table:style-name="ce48">
            <text:p><text:s/>- 8</text:p>
          </table:table-cell>
          <table:table-cell office:value-type="float" office:value="-5.8394160583941606" table:style-name="ce49">
            <text:p>-5,8<text:s text:c="3"/></text:p>
          </table:table-cell>
          <table:table-cell table:style-name="ce1"/>
          <table:table-cell table:style-name="ce201"/>
          <table:table-cell table:style-name="ce202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Fab. veículos automóveis, componentes e outro equipa. de transporte</text:p>
          </table:table-cell>
          <table:table-cell office:value-type="float" office:value="71" table:style-name="ce44">
            <text:p><text:s/>71</text:p>
          </table:table-cell>
          <table:table-cell office:value-type="float" office:value="0.58740795896417641" table:style-name="ce62">
            <text:p>0,6<text:s text:c="5"/></text:p>
          </table:table-cell>
          <table:table-cell office:value-type="float" office:value="84" table:style-name="ce63">
            <text:p><text:s/>84</text:p>
          </table:table-cell>
          <table:table-cell office:value-type="float" office:value="1.4177215189873418" table:style-name="ce64">
            <text:p>1,4<text:s text:c="5"/></text:p>
          </table:table-cell>
          <table:table-cell office:value-type="float" office:value="225" table:style-name="ce46">
            <text:p><text:s/>225</text:p>
          </table:table-cell>
          <table:table-cell office:value-type="float" office:value="1.7572633552014998" table:style-name="ce64">
            <text:p>1,8<text:s text:c="5"/></text:p>
          </table:table-cell>
          <table:table-cell office:value-type="float" office:value="-13" table:style-name="ce48">
            <text:p><text:s/>- 13</text:p>
          </table:table-cell>
          <table:table-cell office:value-type="float" office:value="-15.476190476190476" table:style-name="ce49">
            <text:p>-15,5<text:s text:c="3"/></text:p>
          </table:table-cell>
          <table:table-cell office:value-type="float" office:value="-154" table:style-name="ce48">
            <text:p><text:s/>- 154</text:p>
          </table:table-cell>
          <table:table-cell office:value-type="float" office:value="-68.444444444444443" table:style-name="ce49">
            <text:p>-68,4<text:s text:c="3"/></text:p>
          </table:table-cell>
          <table:table-cell table:style-name="ce1"/>
          <table:table-cell table:style-name="ce201"/>
          <table:table-cell table:style-name="ce202"/>
          <table:table-cell table:style-name="ce189"/>
          <table:table-cell table:style-name="ce1"/>
          <table:table-cell table:style-name="ce203"/>
          <table:table-cell table:style-name="ce204"/>
          <table:table-cell table:style-name="ce203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Fab. mobiliário, repar. instal. máq. e equipa. e outras ind. transformadoras</text:p>
          </table:table-cell>
          <table:table-cell office:value-type="float" office:value="243" table:style-name="ce44">
            <text:p><text:s/>243</text:p>
          </table:table-cell>
          <table:table-cell office:value-type="float" office:value="2.0104244229337302" table:style-name="ce62">
            <text:p>2,0<text:s text:c="5"/></text:p>
          </table:table-cell>
          <table:table-cell office:value-type="float" office:value="95" table:style-name="ce63">
            <text:p><text:s/>95</text:p>
          </table:table-cell>
          <table:table-cell office:value-type="float" office:value="1.6033755274261603" table:style-name="ce64">
            <text:p>1,6<text:s text:c="5"/></text:p>
          </table:table-cell>
          <table:table-cell office:value-type="float" office:value="176" table:style-name="ce46">
            <text:p><text:s/>176</text:p>
          </table:table-cell>
          <table:table-cell office:value-type="float" office:value="1.3745704467353952" table:style-name="ce64">
            <text:p>1,4<text:s text:c="5"/></text:p>
          </table:table-cell>
          <table:table-cell office:value-type="float" office:value="148" table:style-name="ce48">
            <text:p>+ 148</text:p>
          </table:table-cell>
          <table:table-cell office:value-type="float" office:value="155.78947368421052" table:style-name="ce49">
            <text:p>+155,8<text:s text:c="3"/></text:p>
          </table:table-cell>
          <table:table-cell office:value-type="float" office:value="67" table:style-name="ce48">
            <text:p>+ 67</text:p>
          </table:table-cell>
          <table:table-cell office:value-type="float" office:value="38.06818181818182" table:style-name="ce49">
            <text:p>+38,1<text:s text:c="3"/></text:p>
          </table:table-cell>
          <table:table-cell table:style-name="ce1"/>
          <table:table-cell table:style-name="ce201"/>
          <table:table-cell table:style-name="ce202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Eletricidade, gás e água, saneamento, resíduos e despoluição</text:p>
          </table:table-cell>
          <table:table-cell office:value-type="float" office:value="76" table:style-name="ce44">
            <text:p><text:s/>76</text:p>
          </table:table-cell>
          <table:table-cell office:value-type="float" office:value="0.6287747166377099" table:style-name="ce62">
            <text:p>0,6<text:s text:c="5"/></text:p>
          </table:table-cell>
          <table:table-cell office:value-type="float" office:value="64" table:style-name="ce63">
            <text:p><text:s/>64</text:p>
          </table:table-cell>
          <table:table-cell office:value-type="float" office:value="1.0801687763713079" table:style-name="ce64">
            <text:p>1,1<text:s text:c="5"/></text:p>
          </table:table-cell>
          <table:table-cell office:value-type="float" office:value="70" table:style-name="ce46">
            <text:p><text:s/>70</text:p>
          </table:table-cell>
          <table:table-cell office:value-type="float" office:value="0.54670415495157765" table:style-name="ce64">
            <text:p>0,5<text:s text:c="5"/></text:p>
          </table:table-cell>
          <table:table-cell office:value-type="float" office:value="12" table:style-name="ce48">
            <text:p>+ 12</text:p>
          </table:table-cell>
          <table:table-cell office:value-type="float" office:value="18.75" table:style-name="ce49">
            <text:p>+18,8<text:s text:c="3"/></text:p>
          </table:table-cell>
          <table:table-cell office:value-type="float" office:value="6" table:style-name="ce48">
            <text:p>+ 6</text:p>
          </table:table-cell>
          <table:table-cell office:value-type="float" office:value="8.5714285714285712" table:style-name="ce49">
            <text:p>+8,6<text:s text:c="3"/></text:p>
          </table:table-cell>
          <table:table-cell table:style-name="ce1"/>
          <table:table-cell table:style-name="ce201"/>
          <table:table-cell table:style-name="ce202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Construção</text:p>
          </table:table-cell>
          <table:table-cell office:value-type="float" office:value="1230" table:style-name="ce44">
            <text:p>1 230</text:p>
          </table:table-cell>
          <table:table-cell office:value-type="float" office:value="10.176222387689252" table:style-name="ce62">
            <text:p>10,2<text:s text:c="5"/></text:p>
          </table:table-cell>
          <table:table-cell office:value-type="float" office:value="459" table:style-name="ce63">
            <text:p><text:s/>459</text:p>
          </table:table-cell>
          <table:table-cell office:value-type="float" office:value="7.7468354430379751" table:style-name="ce64">
            <text:p>7,7<text:s text:c="5"/></text:p>
          </table:table-cell>
          <table:table-cell office:value-type="float" office:value="1377" table:style-name="ce46">
            <text:p>1 377</text:p>
          </table:table-cell>
          <table:table-cell office:value-type="float" office:value="10.754451733833177" table:style-name="ce64">
            <text:p>10,8<text:s text:c="5"/></text:p>
          </table:table-cell>
          <table:table-cell office:value-type="float" office:value="771" table:style-name="ce48">
            <text:p>+ 771</text:p>
          </table:table-cell>
          <table:table-cell office:value-type="float" office:value="167.97385620915034" table:style-name="ce49">
            <text:p>+168,0<text:s text:c="3"/></text:p>
          </table:table-cell>
          <table:table-cell office:value-type="float" office:value="-147" table:style-name="ce48">
            <text:p><text:s/>- 147</text:p>
          </table:table-cell>
          <table:table-cell office:value-type="float" office:value="-10.675381263616558" table:style-name="ce49">
            <text:p>-10,7<text:s text:c="3"/></text:p>
          </table:table-cell>
          <table:table-cell table:style-name="ce1"/>
          <table:table-cell table:style-name="ce201"/>
          <table:table-cell table:style-name="ce202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2">
          <table:table-cell/>
          <table:table-cell office:value-type="string" table:style-name="ce171">
            <text:p>Serviços</text:p>
          </table:table-cell>
          <table:table-cell office:value-type="float" office:value="8111" table:style-name="ce55">
            <text:p>8 111</text:p>
          </table:table-cell>
          <table:table-cell office:value-type="float" office:value="67.105154298006113" table:style-name="ce56">
            <text:p>67,1<text:s text:c="5"/></text:p>
          </table:table-cell>
          <table:table-cell office:value-type="float" office:value="4251" table:style-name="ce57">
            <text:p>4 251</text:p>
          </table:table-cell>
          <table:table-cell office:value-type="float" office:value="71.746835443037966" table:style-name="ce58">
            <text:p>71,7<text:s text:c="5"/></text:p>
          </table:table-cell>
          <table:table-cell office:value-type="float" office:value="8132" table:style-name="ce57">
            <text:p>8 132</text:p>
          </table:table-cell>
          <table:table-cell office:value-type="float" office:value="63.511402686660425" table:style-name="ce58">
            <text:p>63,5<text:s text:c="5"/></text:p>
          </table:table-cell>
          <table:table-cell office:value-type="float" office:value="3860" table:style-name="ce39">
            <text:p>+3 860</text:p>
          </table:table-cell>
          <table:table-cell office:value-type="float" office:value="90.802164196659604" table:style-name="ce40">
            <text:p>+90,8<text:s text:c="3"/></text:p>
          </table:table-cell>
          <table:table-cell office:value-type="float" office:value="-21" table:style-name="ce39">
            <text:p><text:s/>- 21</text:p>
          </table:table-cell>
          <table:table-cell office:value-type="float" office:value="-0.2582390555828824" table:style-name="ce40">
            <text:p>-0,3<text:s text:c="3"/></text:p>
          </table:table-cell>
          <table:table-cell table:style-name="ce1"/>
          <table:table-cell table:style-name="ce201"/>
          <table:table-cell table:style-name="ce202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Comércio, manut. repar. de veículos automóveis e motociclos</text:p>
          </table:table-cell>
          <table:table-cell office:value-type="float" office:value="201" table:style-name="ce44">
            <text:p><text:s/>201</text:p>
          </table:table-cell>
          <table:table-cell office:value-type="float" office:value="1.6629436584760486" table:style-name="ce62">
            <text:p>1,7<text:s text:c="5"/></text:p>
          </table:table-cell>
          <table:table-cell office:value-type="float" office:value="70" table:style-name="ce63">
            <text:p><text:s/>70</text:p>
          </table:table-cell>
          <table:table-cell office:value-type="float" office:value="1.1814345991561181" table:style-name="ce64">
            <text:p>1,2<text:s text:c="5"/></text:p>
          </table:table-cell>
          <table:table-cell office:value-type="float" office:value="229" table:style-name="ce63">
            <text:p><text:s/>229</text:p>
          </table:table-cell>
          <table:table-cell office:value-type="float" office:value="1.7885035926273039" table:style-name="ce64">
            <text:p>1,8<text:s text:c="5"/></text:p>
          </table:table-cell>
          <table:table-cell office:value-type="float" office:value="131" table:style-name="ce48">
            <text:p>+ 131</text:p>
          </table:table-cell>
          <table:table-cell office:value-type="float" office:value="187.14285714285714" table:style-name="ce49">
            <text:p>+187,1<text:s text:c="3"/></text:p>
          </table:table-cell>
          <table:table-cell office:value-type="float" office:value="-28" table:style-name="ce48">
            <text:p><text:s/>- 28</text:p>
          </table:table-cell>
          <table:table-cell office:value-type="float" office:value="-12.22707423580786" table:style-name="ce49">
            <text:p>-12,2<text:s text:c="3"/></text:p>
          </table:table-cell>
          <table:table-cell table:style-name="ce1"/>
          <table:table-cell table:style-name="ce201"/>
          <table:table-cell table:style-name="ce202"/>
          <table:table-cell table:style-name="ce189"/>
          <table:table-cell table:style-name="ce1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Comércio por grosso e a retalho</text:p>
          </table:table-cell>
          <table:table-cell office:value-type="float" office:value="1079" table:style-name="ce44">
            <text:p>1 079</text:p>
          </table:table-cell>
          <table:table-cell office:value-type="float" office:value="8.9269463059485403" table:style-name="ce62">
            <text:p>8,9<text:s text:c="5"/></text:p>
          </table:table-cell>
          <table:table-cell office:value-type="float" office:value="744" table:style-name="ce63">
            <text:p><text:s/>744</text:p>
          </table:table-cell>
          <table:table-cell office:value-type="float" office:value="12.556962025316457" table:style-name="ce64">
            <text:p>12,6<text:s text:c="5"/></text:p>
          </table:table-cell>
          <table:table-cell office:value-type="float" office:value="1168" table:style-name="ce63">
            <text:p>1 168</text:p>
          </table:table-cell>
          <table:table-cell office:value-type="float" office:value="9.1221493283348956" table:style-name="ce64">
            <text:p>9,1<text:s text:c="5"/></text:p>
          </table:table-cell>
          <table:table-cell office:value-type="float" office:value="335" table:style-name="ce48">
            <text:p>+ 335</text:p>
          </table:table-cell>
          <table:table-cell office:value-type="float" office:value="45.026881720430104" table:style-name="ce49">
            <text:p>+45,0<text:s text:c="3"/></text:p>
          </table:table-cell>
          <table:table-cell office:value-type="float" office:value="-89" table:style-name="ce48">
            <text:p><text:s/>- 89</text:p>
          </table:table-cell>
          <table:table-cell office:value-type="float" office:value="-7.6198630136986303" table:style-name="ce49">
            <text:p>-7,6<text:s text:c="3"/></text:p>
          </table:table-cell>
          <table:table-cell table:style-name="ce1"/>
          <table:table-cell table:style-name="ce201"/>
          <table:table-cell table:style-name="ce202"/>
          <table:table-cell table:style-name="ce189"/>
          <table:table-cell table:style-name="ce1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Transportes e armazenagem</text:p>
          </table:table-cell>
          <table:table-cell office:value-type="float" office:value="213" table:style-name="ce44">
            <text:p><text:s/>213</text:p>
          </table:table-cell>
          <table:table-cell office:value-type="float" office:value="1.7622238768925294" table:style-name="ce62">
            <text:p>1,8<text:s text:c="5"/></text:p>
          </table:table-cell>
          <table:table-cell office:value-type="float" office:value="112" table:style-name="ce63">
            <text:p><text:s/>112</text:p>
          </table:table-cell>
          <table:table-cell office:value-type="float" office:value="1.8902953586497888" table:style-name="ce64">
            <text:p>1,9<text:s text:c="5"/></text:p>
          </table:table-cell>
          <table:table-cell office:value-type="float" office:value="251" table:style-name="ce63">
            <text:p><text:s/>251</text:p>
          </table:table-cell>
          <table:table-cell office:value-type="float" office:value="1.9603248984692283" table:style-name="ce64">
            <text:p>2,0<text:s text:c="5"/></text:p>
          </table:table-cell>
          <table:table-cell office:value-type="float" office:value="101" table:style-name="ce48">
            <text:p>+ 101</text:p>
          </table:table-cell>
          <table:table-cell office:value-type="float" office:value="90.178571428571431" table:style-name="ce49">
            <text:p>+90,2<text:s text:c="3"/></text:p>
          </table:table-cell>
          <table:table-cell office:value-type="float" office:value="-38" table:style-name="ce48">
            <text:p><text:s/>- 38</text:p>
          </table:table-cell>
          <table:table-cell office:value-type="float" office:value="-15.139442231075698" table:style-name="ce49">
            <text:p>-15,1<text:s text:c="3"/></text:p>
          </table:table-cell>
          <table:table-cell table:style-name="ce1"/>
          <table:table-cell table:style-name="ce201"/>
          <table:table-cell table:style-name="ce202"/>
          <table:table-cell table:style-name="ce189"/>
          <table:table-cell table:style-name="ce1"/>
          <table:table-cell table:style-name="ce203"/>
          <table:table-cell table:style-name="ce204"/>
          <table:table-cell table:style-name="ce203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Alojamento, restauração e similares</text:p>
          </table:table-cell>
          <table:table-cell office:value-type="float" office:value="1139" table:style-name="ce44">
            <text:p>1 139</text:p>
          </table:table-cell>
          <table:table-cell office:value-type="float" office:value="9.423347398030943" table:style-name="ce62">
            <text:p>9,4<text:s text:c="5"/></text:p>
          </table:table-cell>
          <table:table-cell office:value-type="float" office:value="381" table:style-name="ce63">
            <text:p><text:s/>381</text:p>
          </table:table-cell>
          <table:table-cell office:value-type="float" office:value="6.4303797468354436" table:style-name="ce64">
            <text:p>6,4<text:s text:c="5"/></text:p>
          </table:table-cell>
          <table:table-cell office:value-type="float" office:value="1168" table:style-name="ce63">
            <text:p>1 168</text:p>
          </table:table-cell>
          <table:table-cell office:value-type="float" office:value="9.1221493283348956" table:style-name="ce64">
            <text:p>9,1<text:s text:c="5"/></text:p>
          </table:table-cell>
          <table:table-cell office:value-type="float" office:value="758" table:style-name="ce48">
            <text:p>+ 758</text:p>
          </table:table-cell>
          <table:table-cell office:value-type="float" office:value="198.95013123359578" table:style-name="ce49">
            <text:p>+199,0<text:s text:c="3"/></text:p>
          </table:table-cell>
          <table:table-cell office:value-type="float" office:value="-29" table:style-name="ce48">
            <text:p><text:s/>- 29</text:p>
          </table:table-cell>
          <table:table-cell office:value-type="float" office:value="-2.4828767123287672" table:style-name="ce49">
            <text:p>-2,5<text:s text:c="3"/></text:p>
          </table:table-cell>
          <table:table-cell table:style-name="ce1"/>
          <table:table-cell table:style-name="ce201"/>
          <table:table-cell table:style-name="ce202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Atividades de informação e de comunicação</text:p>
          </table:table-cell>
          <table:table-cell office:value-type="float" office:value="180" table:style-name="ce44">
            <text:p><text:s/>180</text:p>
          </table:table-cell>
          <table:table-cell office:value-type="float" office:value="1.4892032762472078" table:style-name="ce62">
            <text:p>1,5<text:s text:c="5"/></text:p>
          </table:table-cell>
          <table:table-cell office:value-type="float" office:value="100" table:style-name="ce63">
            <text:p><text:s/>100</text:p>
          </table:table-cell>
          <table:table-cell office:value-type="float" office:value="1.6877637130801686" table:style-name="ce64">
            <text:p>1,7<text:s text:c="5"/></text:p>
          </table:table-cell>
          <table:table-cell office:value-type="float" office:value="141" table:style-name="ce63">
            <text:p><text:s/>141</text:p>
          </table:table-cell>
          <table:table-cell office:value-type="float" office:value="1.1012183692596065" table:style-name="ce64">
            <text:p>1,1<text:s text:c="5"/></text:p>
          </table:table-cell>
          <table:table-cell office:value-type="float" office:value="80" table:style-name="ce48">
            <text:p>+ 80</text:p>
          </table:table-cell>
          <table:table-cell office:value-type="float" office:value="80" table:style-name="ce49">
            <text:p>+80,0<text:s text:c="3"/></text:p>
          </table:table-cell>
          <table:table-cell office:value-type="float" office:value="39" table:style-name="ce48">
            <text:p>+ 39</text:p>
          </table:table-cell>
          <table:table-cell office:value-type="float" office:value="27.659574468085108" table:style-name="ce49">
            <text:p>+27,7<text:s text:c="3"/></text:p>
          </table:table-cell>
          <table:table-cell table:style-name="ce1"/>
          <table:table-cell table:style-name="ce201"/>
          <table:table-cell table:style-name="ce202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Atividades financeiras e de seguros</text:p>
          </table:table-cell>
          <table:table-cell office:value-type="float" office:value="63" table:style-name="ce44">
            <text:p><text:s/>63</text:p>
          </table:table-cell>
          <table:table-cell office:value-type="float" office:value="0.52122114668652275" table:style-name="ce62">
            <text:p>0,5<text:s text:c="5"/></text:p>
          </table:table-cell>
          <table:table-cell office:value-type="float" office:value="33" table:style-name="ce63">
            <text:p><text:s/>33</text:p>
          </table:table-cell>
          <table:table-cell office:value-type="float" office:value="0.55696202531645567" table:style-name="ce64">
            <text:p>0,6<text:s text:c="5"/></text:p>
          </table:table-cell>
          <table:table-cell office:value-type="float" office:value="31" table:style-name="ce63">
            <text:p><text:s/>31</text:p>
          </table:table-cell>
          <table:table-cell office:value-type="float" office:value="0.24211184004998437" table:style-name="ce64">
            <text:p>0,2<text:s text:c="5"/></text:p>
          </table:table-cell>
          <table:table-cell office:value-type="float" office:value="30" table:style-name="ce48">
            <text:p>+ 30</text:p>
          </table:table-cell>
          <table:table-cell office:value-type="float" office:value="90.909090909090907" table:style-name="ce49">
            <text:p>+90,9<text:s text:c="3"/></text:p>
          </table:table-cell>
          <table:table-cell office:value-type="float" office:value="32" table:style-name="ce48">
            <text:p>+ 32</text:p>
          </table:table-cell>
          <table:table-cell office:value-type="float" office:value="103.2258064516129" table:style-name="ce49">
            <text:p>+103,2<text:s text:c="3"/></text:p>
          </table:table-cell>
          <table:table-cell table:style-name="ce1"/>
          <table:table-cell table:style-name="ce201"/>
          <table:table-cell table:style-name="ce202"/>
          <table:table-cell table:style-name="ce189"/>
          <table:table-cell table:style-name="ce1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Atividades imobiliárias, administrativas e dos serviços de apoio</text:p>
          </table:table-cell>
          <table:table-cell office:value-type="float" office:value="3522" table:style-name="ce44">
            <text:p>3 522</text:p>
          </table:table-cell>
          <table:table-cell office:value-type="float" office:value="29.138744105237031" table:style-name="ce62">
            <text:p>29,1<text:s text:c="5"/></text:p>
          </table:table-cell>
          <table:table-cell office:value-type="float" office:value="1793" table:style-name="ce63">
            <text:p>1 793</text:p>
          </table:table-cell>
          <table:table-cell office:value-type="float" office:value="30.261603375527425" table:style-name="ce64">
            <text:p>30,3<text:s text:c="5"/></text:p>
          </table:table-cell>
          <table:table-cell office:value-type="float" office:value="3593" table:style-name="ce63">
            <text:p>3 593</text:p>
          </table:table-cell>
          <table:table-cell office:value-type="float" office:value="28.061543267728833" table:style-name="ce64">
            <text:p>28,1<text:s text:c="5"/></text:p>
          </table:table-cell>
          <table:table-cell office:value-type="float" office:value="1729" table:style-name="ce48">
            <text:p>+1 729</text:p>
          </table:table-cell>
          <table:table-cell office:value-type="float" office:value="96.430563301728938" table:style-name="ce49">
            <text:p>+96,4<text:s text:c="3"/></text:p>
          </table:table-cell>
          <table:table-cell office:value-type="float" office:value="-71" table:style-name="ce48">
            <text:p><text:s/>- 71</text:p>
          </table:table-cell>
          <table:table-cell office:value-type="float" office:value="-1.9760645699972168" table:style-name="ce49">
            <text:p>-2,0<text:s text:c="3"/></text:p>
          </table:table-cell>
          <table:table-cell table:style-name="ce1"/>
          <table:table-cell table:style-name="ce201"/>
          <table:table-cell table:style-name="ce202"/>
          <table:table-cell table:style-name="ce189"/>
          <table:table-cell table:style-name="ce1"/>
          <table:table-cell table:style-name="ce203"/>
          <table:table-cell table:style-name="ce204"/>
          <table:table-cell table:style-name="ce203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Atividades de consultoria, científicas, técnicas e similares</text:p>
          </table:table-cell>
          <table:table-cell office:value-type="float" office:value="551" table:style-name="ce44">
            <text:p><text:s/>551</text:p>
          </table:table-cell>
          <table:table-cell office:value-type="float" office:value="4.5586166956233969" table:style-name="ce62">
            <text:p>4,6<text:s text:c="5"/></text:p>
          </table:table-cell>
          <table:table-cell office:value-type="float" office:value="290" table:style-name="ce63">
            <text:p><text:s/>290</text:p>
          </table:table-cell>
          <table:table-cell office:value-type="float" office:value="4.8945147679324901" table:style-name="ce64">
            <text:p>4,9<text:s text:c="5"/></text:p>
          </table:table-cell>
          <table:table-cell office:value-type="float" office:value="426" table:style-name="ce63">
            <text:p><text:s/>426</text:p>
          </table:table-cell>
          <table:table-cell office:value-type="float" office:value="3.3270852858481725" table:style-name="ce64">
            <text:p>3,3<text:s text:c="5"/></text:p>
          </table:table-cell>
          <table:table-cell office:value-type="float" office:value="261" table:style-name="ce48">
            <text:p>+ 261</text:p>
          </table:table-cell>
          <table:table-cell office:value-type="float" office:value="90" table:style-name="ce49">
            <text:p>+90,0<text:s text:c="3"/></text:p>
          </table:table-cell>
          <table:table-cell office:value-type="float" office:value="125" table:style-name="ce48">
            <text:p>+ 125</text:p>
          </table:table-cell>
          <table:table-cell office:value-type="float" office:value="29.342723004694836" table:style-name="ce49">
            <text:p>+29,3<text:s text:c="3"/></text:p>
          </table:table-cell>
          <table:table-cell table:style-name="ce1"/>
          <table:table-cell table:style-name="ce201"/>
          <table:table-cell table:style-name="ce202"/>
          <table:table-cell table:style-name="ce189"/>
          <table:table-cell table:style-name="ce1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Admin. pública, educação, atividades de saúde e apoio social</text:p>
          </table:table-cell>
          <table:table-cell office:value-type="float" office:value="906" table:style-name="ce44">
            <text:p><text:s/>906</text:p>
          </table:table-cell>
          <table:table-cell office:value-type="float" office:value="7.4956564904442784" table:style-name="ce62">
            <text:p>7,5<text:s text:c="5"/></text:p>
          </table:table-cell>
          <table:table-cell office:value-type="float" office:value="502" table:style-name="ce63">
            <text:p><text:s/>502</text:p>
          </table:table-cell>
          <table:table-cell office:value-type="float" office:value="8.4725738396624486" table:style-name="ce64">
            <text:p>8,5<text:s text:c="5"/></text:p>
          </table:table-cell>
          <table:table-cell office:value-type="float" office:value="821" table:style-name="ce63">
            <text:p><text:s/>821</text:p>
          </table:table-cell>
          <table:table-cell office:value-type="float" office:value="6.4120587316463613" table:style-name="ce64">
            <text:p>6,4<text:s text:c="5"/></text:p>
          </table:table-cell>
          <table:table-cell office:value-type="float" office:value="404" table:style-name="ce48">
            <text:p>+ 404</text:p>
          </table:table-cell>
          <table:table-cell office:value-type="float" office:value="80.478087649402383" table:style-name="ce49">
            <text:p>+80,5<text:s text:c="3"/></text:p>
          </table:table-cell>
          <table:table-cell office:value-type="float" office:value="85" table:style-name="ce48">
            <text:p>+ 85</text:p>
          </table:table-cell>
          <table:table-cell office:value-type="float" office:value="10.353227771010962" table:style-name="ce49">
            <text:p>+10,4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Outras atividades de serviços</text:p>
          </table:table-cell>
          <table:table-cell office:value-type="float" office:value="257" table:style-name="ce44">
            <text:p><text:s/>257</text:p>
          </table:table-cell>
          <table:table-cell office:value-type="float" office:value="2.1262513444196243" table:style-name="ce62">
            <text:p>2,1<text:s text:c="5"/></text:p>
          </table:table-cell>
          <table:table-cell office:value-type="float" office:value="226" table:style-name="ce63">
            <text:p><text:s/>226</text:p>
          </table:table-cell>
          <table:table-cell office:value-type="float" office:value="3.8143459915611815" table:style-name="ce64">
            <text:p>3,8<text:s text:c="5"/></text:p>
          </table:table-cell>
          <table:table-cell office:value-type="float" office:value="304" table:style-name="ce63">
            <text:p><text:s/>304</text:p>
          </table:table-cell>
          <table:table-cell office:value-type="float" office:value="2.3742580443611372" table:style-name="ce64">
            <text:p>2,4<text:s text:c="5"/></text:p>
          </table:table-cell>
          <table:table-cell office:value-type="float" office:value="31" table:style-name="ce48">
            <text:p>+ 31</text:p>
          </table:table-cell>
          <table:table-cell office:value-type="float" office:value="13.716814159292035" table:style-name="ce49">
            <text:p>+13,7<text:s text:c="3"/></text:p>
          </table:table-cell>
          <table:table-cell office:value-type="float" office:value="-47" table:style-name="ce48">
            <text:p><text:s/>- 47</text:p>
          </table:table-cell>
          <table:table-cell office:value-type="float" office:value="-15.460526315789474" table:style-name="ce49">
            <text:p>-15,5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Sem classificação</text:p>
          </table:table-cell>
          <table:table-cell office:value-type="float" office:value="0" table:style-name="ce44">
            <text:p><text:s/>0</text:p>
          </table:table-cell>
          <table:table-cell office:value-type="float" office:value="0" table:style-name="ce62">
            <text:p>0,0<text:s text:c="5"/></text:p>
          </table:table-cell>
          <table:table-cell office:value-type="float" office:value="0" table:style-name="ce63">
            <text:p><text:s/>0</text:p>
          </table:table-cell>
          <table:table-cell office:value-type="float" office:value="0" table:style-name="ce64">
            <text:p>0,0<text:s text:c="5"/></text:p>
          </table:table-cell>
          <table:table-cell office:value-type="float" office:value="0" table:style-name="ce63">
            <text:p><text:s/>0</text:p>
          </table:table-cell>
          <table:table-cell office:value-type="float" office:value="0" table:style-name="ce64">
            <text:p>0,0<text:s text:c="5"/></text:p>
          </table:table-cell>
          <table:table-cell office:value-type="float" office:value="0" table:style-name="ce48">
            <text:p>+ 0</text:p>
          </table:table-cell>
          <table:table-cell office:value-type="float" office:value="0" table:formula="of:=#DIV/0!" table:style-name="ce49">
            <text:p>#DIV/0!</text:p>
          </table:table-cell>
          <table:table-cell office:value-type="float" office:value="0" table:style-name="ce48">
            <text:p>+ 0</text:p>
          </table:table-cell>
          <table:table-cell office:value-type="float" office:value="0" table:formula="of:=#DIV/0!" table:style-name="ce49">
            <text:p>#DIV/0!</text:p>
          </table:table-cell>
          <table:table-cell table:style-name="ce1"/>
          <table:table-cell table:style-name="ce65"/>
          <table:table-cell table:style-name="ce205"/>
          <table:table-cell table:number-columns-repeated="16369" table:style-name="ce1"/>
        </table:table-row>
        <table:table-row table:style-name="ro10">
          <table:table-cell/>
          <table:table-cell table:style-name="ce175"/>
          <table:table-cell table:style-name="ce176"/>
          <table:table-cell table:style-name="ce177"/>
          <table:table-cell table:style-name="ce178"/>
          <table:table-cell table:style-name="ce179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181"/>
          <table:table-cell table:number-columns-repeated="2" table:style-name="ce1"/>
          <table:table-cell table:style-name="ce205"/>
          <table:table-cell table:number-columns-repeated="16369" table:style-name="ce1"/>
        </table:table-row>
        <table:table-row table:style-name="ro1">
          <table:table-cell/>
          <table:table-cell office:value-type="string" table:style-name="ce76">
            <text:p><text:s text:c="4"/>(1) - Mês homólogo do ano anterior</text:p>
          </table:table-cell>
          <table:table-cell table:style-name="ce1">
            <draw:g draw:z-index="2" draw:name="Chart 108" draw:id="id30">
              <svg:title/>
              <svg:desc/>
              <draw:frame draw:id="id27" draw:style-name="a80" draw:name="Text Box 1" svg:x="0.00288in" svg:y="0.20833in" svg:width="0in" svg:height="0in">
                <draw:text-box>
                  <text:p text:style-name="a79" text:class-names="" text:cond-style-name=""><text:span text:style-name="a78" text:class-names=""/></text:p>
                </draw:text-box>
                <svg:title/>
                <svg:desc/>
              </draw:frame>
              <draw:frame draw:id="id28" draw:style-name="a83" draw:name="Text Box 2" svg:x="5.44045in" svg:y="6.18324in" svg:width="0in" svg:height="0in">
                <draw:text-box>
                  <text:p text:style-name="a82" text:class-names="" text:cond-style-name=""><text:span text:style-name="a81" text:class-names=""/></text:p>
                </draw:text-box>
                <svg:title/>
                <svg:desc/>
              </draw:frame>
              <draw:custom-shape svg:x="5.45515in" svg:y="5.04479in" svg:width="0.066in" svg:height="0.21084in" draw:id="id29" draw:style-name="a86" draw:name="Text Box 3">
                <svg:title/>
                <svg:desc/>
                <text:p text:style-name="a85" text:class-names="" text:cond-style-name=""><text:span text:style-name="a8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6" table:style-name="ce1"/>
          <table:table-cell table:style-name="ce163"/>
          <table:table-cell table:style-name="ce162"/>
          <table:table-cell table:style-name="ce163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182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2" table:style-name="ce1"/>
          <table:table-cell table:number-columns-repeated="6" table:style-name="ce3"/>
          <table:table-cell table:number-columns-repeated="16366" table:style-name="ce1"/>
        </table:table-row>
        <table:table-row table:style-name="ro15">
          <table:table-cell table:style-name="ce200"/>
          <table:table-cell table:number-columns-repeated="12" table:style-name="ce1"/>
          <table:table-cell table:number-columns-repeated="5" table:style-name="ce3"/>
          <table:table-cell table:number-columns-repeated="16366" table:style-name="ce1"/>
        </table:table-row>
        <table:table-row table:style-name="ro1">
          <table:table-cell table:number-columns-repeated="12" table:style-name="ce1"/>
          <table:table-cell table:number-columns-repeated="6" table:style-name="ce3"/>
          <table:table-cell table:number-columns-repeated="16366" table:style-name="ce1"/>
        </table:table-row>
        <table:table-row table:number-rows-repeated="2" table:style-name="ro16">
          <table:table-cell table:number-columns-repeated="12" table:style-name="ce1"/>
          <table:table-cell table:number-columns-repeated="6" table:style-name="ce14"/>
          <table:table-cell table:number-columns-repeated="16366" table:style-name="ce1"/>
        </table:table-row>
        <table:table-row table:style-name="ro16">
          <table:table-cell table:number-columns-repeated="12" table:style-name="ce1"/>
          <table:table-cell table:number-columns-repeated="6" table:style-name="ce28"/>
          <table:table-cell table:number-columns-repeated="16366" table:style-name="ce1"/>
        </table:table-row>
        <table:table-row table:style-name="ro8">
          <table:table-cell table:number-columns-repeated="12" table:style-name="ce1"/>
          <table:table-cell table:number-columns-repeated="6" table:style-name="ce28"/>
          <table:table-cell table:number-columns-repeated="16366" table:style-name="ce1"/>
        </table:table-row>
        <table:table-row table:style-name="ro5">
          <table:table-cell table:number-columns-repeated="12" table:style-name="ce1"/>
          <table:table-cell table:style-name="ce59"/>
          <table:table-cell table:style-name="ce3"/>
          <table:table-cell table:number-columns-repeated="4" table:style-name="ce42"/>
          <table:table-cell table:number-columns-repeated="16366" table:style-name="ce1"/>
        </table:table-row>
        <table:table-row table:style-name="ro5">
          <table:table-cell table:number-columns-repeated="12" table:style-name="ce1"/>
          <table:table-cell table:style-name="ce59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style-name="ce192"/>
          <table:table-cell table:number-columns-repeated="16364"/>
        </table:table-row>
        <table:table-row table:style-name="ro5">
          <table:table-cell table:number-columns-repeated="12" table:style-name="ce1"/>
          <table:table-cell table:style-name="ce65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style-name="ce192"/>
          <table:table-cell table:number-columns-repeated="16364"/>
        </table:table-row>
        <table:table-row table:number-rows-repeated="3" table:style-name="ro5">
          <table:table-cell table:number-columns-repeated="12" table:style-name="ce1"/>
          <table:table-cell table:style-name="ce59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style-name="ce192"/>
          <table:table-cell table:number-columns-repeated="16364"/>
        </table:table-row>
        <table:table-row table:number-rows-repeated="3" table:style-name="ro5">
          <table:table-cell table:number-columns-repeated="12"/>
          <table:table-cell table:style-name="ce59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style-name="ce192"/>
          <table:table-cell table:number-columns-repeated="16364"/>
        </table:table-row>
        <table:table-row table:style-name="ro5">
          <table:table-cell table:number-columns-repeated="12"/>
          <table:table-cell table:style-name="ce1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style-name="ce192"/>
          <table:table-cell table:number-columns-repeated="16364"/>
        </table:table-row>
        <table:table-row table:number-rows-repeated="2" table:style-name="ro5">
          <table:table-cell table:number-columns-repeated="12"/>
          <table:table-cell table:style-name="ce1"/>
          <table:table-cell table:style-name="ce187"/>
          <table:table-cell table:style-name="ce188"/>
          <table:table-cell table:style-name="ce189"/>
          <table:table-cell table:style-name="ce19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0">
          <table:table-cell table:number-columns-repeated="12"/>
          <table:table-cell table:style-name="ce1"/>
          <table:table-cell table:style-name="ce60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7">
          <table:table-cell table:number-columns-repeated="12"/>
          <table:table-cell table:number-columns-repeated="16372" table:style-name="ce1"/>
        </table:table-row>
        <table:table-row table:style-name="ro5">
          <table:table-cell table:number-columns-repeated="12"/>
          <table:table-cell table:style-name="ce1"/>
          <table:table-cell table:number-columns-repeated="2" table:style-name="ce193"/>
          <table:table-cell table:number-columns-repeated="16369" table:style-name="ce1"/>
        </table:table-row>
        <table:table-row table:style-name="ro1">
          <table:table-cell table:number-columns-repeated="12"/>
          <table:table-cell table:style-name="ce1"/>
          <table:table-cell table:number-columns-repeated="2" table:style-name="ce193"/>
          <table:table-cell table:number-columns-repeated="16369" table:style-name="ce1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2">
        <table:table-column table:style-name="co29" table:default-cell-style-name="ce1" table:visibility="collapse"/>
        <table:table-column table:style-name="co30" table:default-cell-style-name="ce1"/>
        <table:table-column table:style-name="co26" table:default-cell-style-name="ce1"/>
        <table:table-column table:style-name="co1" table:default-cell-style-name="ce1"/>
        <table:table-column table:style-name="co26" table:default-cell-style-name="ce92"/>
        <table:table-column table:style-name="co6" table:default-cell-style-name="ce92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9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9" draw:id="id37">
              <svg:title/>
              <svg:desc/>
              <draw:frame draw:id="id35" draw:style-name="a98" draw:name="Picture 184" svg:x="0.03511in" svg:y="0.17556in" svg:width="2.50498in" svg:height="0.6885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6" draw:style-name="a102" draw:name="CaixaDeTexto 11" svg:x="0.50127in" svg:y="0.30508in" svg:width="1.91139in" svg:height="0.54297in">
                <draw:text-box>
                  <text:p text:style-name="a101" text:class-names="" text:cond-style-name=""><text:span text:style-name="a99" text:class-names="">JANEIRO 2019</text:span><text:span text:style-name="a100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34" draw:style-name="a97" draw:name="Text Box 122" svg:x="0in" svg:y="0in" svg:width="0.97917in" svg:height="0.32292in">
              <draw:text-box>
                <text:p text:style-name="a94" text:class-names="" text:cond-style-name=""><text:span text:style-name="a92" text:class-names="">Página 12</text:span><text:span text:style-name="a93" text:class-names="">/14</text:span></text:p>
                <text:p text:style-name="a96" text:class-names="" text:cond-style-name=""><text:span text:style-name="a9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">
          <table:table-cell table:style-name="ce1"/>
          <table:table-cell table:number-columns-repeated="11" table:style-name="ce2"/>
          <table:table-cell table:number-columns-repeated="5" table:style-name="ce3"/>
          <table:table-cell table:number-columns-repeated="16367"/>
        </table:table-row>
        <table:table-row table:style-name="ro1">
          <table:table-cell table:style-name="ce1"/>
          <table:table-cell table:number-columns-repeated="11" table:style-name="ce2"/>
          <table:table-cell table:number-columns-repeated="16372" table:style-name="ce1"/>
        </table:table-row>
        <table:table-row table:style-name="ro2">
          <table:table-cell table:style-name="ce200"/>
          <table:table-cell office:value-type="string" table:style-name="ce4">
            <text:p><text:s/>Quadro 11 - <text:s/>COLOCAÇÕES EFETUADAS, <text:s text:c="2"/>POR <text:s/>REGIÕES<text:s text:c="3"/></text:p>
          </table:table-cell>
          <table:table-cell table:number-columns-repeated="10" table:style-name="ce183"/>
          <table:table-cell table:number-columns-repeated="16372" table:style-name="ce1"/>
        </table:table-row>
        <table:table-row table:style-name="ro2">
          <table:table-cell table:style-name="ce200"/>
          <table:table-cell office:value-type="string" table:style-name="ce6">
            <text:p>movimento ao longo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 table:style-name="ce1"/>
        </table:table-row>
        <table:table-row table:style-name="ro5">
          <table:table-cell table:style-name="ce200"/>
          <table:table-cell table:style-name="ce2"/>
          <table:table-cell table:style-name="ce8"/>
          <table:table-cell table:number-columns-repeated="9" table:style-name="ce2"/>
          <table:table-cell table:number-columns-repeated="16372" table:style-name="ce1"/>
        </table:table-row>
        <table:table-row table:style-name="ro1">
          <table:table-cell table:style-name="ce1"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number-columns-repeated="3" table:style-name="ce14"/>
          <table:table-cell table:number-columns-repeated="16369" table:style-name="ce1"/>
        </table:table-row>
        <table:table-row table:style-name="ro1">
          <table:table-cell table:style-name="ce1"/>
          <table:table-cell table:style-name="ce15"/>
          <table:table-cell office:value-type="string" table:style-name="ce84">
            <text:p>JANEIRO 2019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DEZEMBRO 2018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JANEIRO 2018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<text:span text:style-name="T2">(1)<text:s/></text:span></text:p>
          </table:table-cell>
          <table:covered-table-cell/>
          <table:table-cell table:number-columns-repeated="3" table:style-name="ce14"/>
          <table:table-cell table:number-columns-repeated="16369" table:style-name="ce1"/>
        </table:table-row>
        <table:table-row table:style-name="ro1">
          <table:table-cell table:style-name="ce1"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2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0">
          <table:table-cell table:style-name="ce1"/>
          <table:table-cell table:style-name="ce2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8"/>
          <table:table-cell table:number-columns-repeated="16371" table:style-name="ce1"/>
        </table:table-row>
        <table:table-row table:style-name="ro5">
          <table:table-cell table:style-name="ce1"/>
          <table:table-cell office:value-type="string" table:style-name="ce113">
            <text:p>PORTUGAL</text:p>
          </table:table-cell>
          <table:table-cell office:value-type="float" office:value="7709" table:style-name="ce114">
            <text:p>7 709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4444" table:style-name="ce116">
            <text:p>4 444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7928" table:style-name="ce116">
            <text:p>7 928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3265" table:style-name="ce39">
            <text:p>+3 265</text:p>
          </table:table-cell>
          <table:table-cell office:value-type="float" office:value="73.469846984698478" table:style-name="ce40">
            <text:p>+73,5<text:s text:c="3"/></text:p>
          </table:table-cell>
          <table:table-cell office:value-type="float" office:value="-219" table:style-name="ce39">
            <text:p><text:s/>- 219</text:p>
          </table:table-cell>
          <table:table-cell office:value-type="float" office:value="-2.7623612512613525" table:style-name="ce40">
            <text:p>-2,8<text:s text:c="3"/></text:p>
          </table:table-cell>
          <table:table-cell table:style-name="ce3"/>
          <table:table-cell table:number-columns-repeated="2" table:style-name="ce42"/>
          <table:table-cell table:number-columns-repeated="16369" table:style-name="ce1"/>
        </table:table-row>
        <table:table-row table:style-name="ro25">
          <table:table-cell table:style-name="ce1"/>
          <table:table-cell office:value-type="string" table:style-name="ce119">
            <text:p>CONTINENTE</text:p>
          </table:table-cell>
          <table:table-cell office:value-type="float" office:value="7420" table:style-name="ce114">
            <text:p>7 420</text:p>
          </table:table-cell>
          <table:table-cell office:value-type="float" office:value="96.251135036969771" table:style-name="ce115">
            <text:p>96,3<text:s text:c="5"/></text:p>
          </table:table-cell>
          <table:table-cell office:value-type="float" office:value="4237" table:style-name="ce116">
            <text:p>4 237</text:p>
          </table:table-cell>
          <table:table-cell office:value-type="float" office:value="95.34203420342034" table:style-name="ce117">
            <text:p>95,3<text:s text:c="5"/></text:p>
          </table:table-cell>
          <table:table-cell office:value-type="float" office:value="7633" table:style-name="ce116">
            <text:p>7 633</text:p>
          </table:table-cell>
          <table:table-cell office:value-type="float" office:value="96.279011099899094" table:style-name="ce118">
            <text:p>96,3<text:s text:c="5"/></text:p>
          </table:table-cell>
          <table:table-cell office:value-type="float" office:value="3183" table:style-name="ce39">
            <text:p>+3 183</text:p>
          </table:table-cell>
          <table:table-cell office:value-type="float" office:value="75.123908425772953" table:style-name="ce40">
            <text:p>+75,1<text:s text:c="3"/></text:p>
          </table:table-cell>
          <table:table-cell office:value-type="float" office:value="-213" table:style-name="ce39">
            <text:p><text:s/>- 213</text:p>
          </table:table-cell>
          <table:table-cell office:value-type="float" office:value="-2.7905148696449626" table:style-name="ce40">
            <text:p>-2,8<text:s text:c="3"/></text:p>
          </table:table-cell>
          <table:table-cell table:style-name="ce90"/>
          <table:table-cell table:number-columns-repeated="2" table:style-name="ce60"/>
          <table:table-cell table:number-columns-repeated="16369" table:style-name="ce1"/>
        </table:table-row>
        <table:table-row table:style-name="ro29">
          <table:table-cell table:style-name="ce1"/>
          <table:table-cell office:value-type="string" table:style-name="ce120">
            <text:p>Norte</text:p>
          </table:table-cell>
          <table:table-cell office:value-type="float" office:value="2569" table:style-name="ce121">
            <text:p>2 569</text:p>
          </table:table-cell>
          <table:table-cell office:value-type="float" office:value="33.324685432611233" table:style-name="ce122">
            <text:p>33,3<text:s text:c="5"/></text:p>
          </table:table-cell>
          <table:table-cell office:value-type="float" office:value="1522" table:style-name="ce123">
            <text:p>1 522</text:p>
          </table:table-cell>
          <table:table-cell office:value-type="float" office:value="34.248424842484248" table:style-name="ce124">
            <text:p>34,2<text:s text:c="5"/></text:p>
          </table:table-cell>
          <table:table-cell office:value-type="float" office:value="2409" table:style-name="ce123">
            <text:p>2 409</text:p>
          </table:table-cell>
          <table:table-cell office:value-type="float" office:value="30.385973763874873" table:style-name="ce125">
            <text:p>30,4<text:s text:c="5"/></text:p>
          </table:table-cell>
          <table:table-cell office:value-type="float" office:value="1047" table:style-name="ce48">
            <text:p>+1 047</text:p>
          </table:table-cell>
          <table:table-cell office:value-type="float" office:value="68.7910643889619" table:style-name="ce49">
            <text:p>+68,8<text:s text:c="3"/></text:p>
          </table:table-cell>
          <table:table-cell office:value-type="float" office:value="160" table:style-name="ce48">
            <text:p>+ 160</text:p>
          </table:table-cell>
          <table:table-cell office:value-type="float" office:value="6.6417600664176017" table:style-name="ce49">
            <text:p>+6,6<text:s text:c="3"/></text:p>
          </table:table-cell>
          <table:table-cell table:style-name="ce90"/>
          <table:table-cell table:number-columns-repeated="2" table:style-name="ce60"/>
          <table:table-cell table:number-columns-repeated="16369" table:style-name="ce1"/>
        </table:table-row>
        <table:table-row table:style-name="ro5">
          <table:table-cell table:style-name="ce1"/>
          <table:table-cell office:value-type="string" table:style-name="ce120">
            <text:p>Centro</text:p>
          </table:table-cell>
          <table:table-cell office:value-type="float" office:value="2104" table:style-name="ce121">
            <text:p>2 104</text:p>
          </table:table-cell>
          <table:table-cell office:value-type="float" office:value="27.292774678946685" table:style-name="ce122">
            <text:p>27,3<text:s text:c="5"/></text:p>
          </table:table-cell>
          <table:table-cell office:value-type="float" office:value="1140" table:style-name="ce123">
            <text:p>1 140</text:p>
          </table:table-cell>
          <table:table-cell office:value-type="float" office:value="25.652565256525651" table:style-name="ce124">
            <text:p>25,7<text:s text:c="5"/></text:p>
          </table:table-cell>
          <table:table-cell office:value-type="float" office:value="2414" table:style-name="ce123">
            <text:p>2 414</text:p>
          </table:table-cell>
          <table:table-cell office:value-type="float" office:value="30.449041372351161" table:style-name="ce125">
            <text:p>30,4<text:s text:c="5"/></text:p>
          </table:table-cell>
          <table:table-cell office:value-type="float" office:value="964" table:style-name="ce48">
            <text:p>+ 964</text:p>
          </table:table-cell>
          <table:table-cell office:value-type="float" office:value="84.561403508771932" table:style-name="ce49">
            <text:p>+84,6<text:s text:c="3"/></text:p>
          </table:table-cell>
          <table:table-cell office:value-type="float" office:value="-310" table:style-name="ce48">
            <text:p><text:s/>- 310</text:p>
          </table:table-cell>
          <table:table-cell office:value-type="float" office:value="-12.841756420878211" table:style-name="ce49">
            <text:p>-12,8<text:s text:c="3"/></text:p>
          </table:table-cell>
          <table:table-cell table:style-name="ce65"/>
          <table:table-cell table:number-columns-repeated="2" table:style-name="ce60"/>
          <table:table-cell table:number-columns-repeated="16369" table:style-name="ce1"/>
        </table:table-row>
        <table:table-row table:style-name="ro5">
          <table:table-cell/>
          <table:table-cell office:value-type="string" table:style-name="ce120">
            <text:p>Lisboa V. Tejo</text:p>
          </table:table-cell>
          <table:table-cell office:value-type="float" office:value="2123" table:style-name="ce121">
            <text:p>2 123</text:p>
          </table:table-cell>
          <table:table-cell office:value-type="float" office:value="27.539239849526524" table:style-name="ce122">
            <text:p>27,5<text:s text:c="5"/></text:p>
          </table:table-cell>
          <table:table-cell office:value-type="float" office:value="1213" table:style-name="ce123">
            <text:p>1 213</text:p>
          </table:table-cell>
          <table:table-cell office:value-type="float" office:value="27.295229522952297" table:style-name="ce124">
            <text:p>27,3<text:s text:c="5"/></text:p>
          </table:table-cell>
          <table:table-cell office:value-type="float" office:value="2119" table:style-name="ce123">
            <text:p>2 119</text:p>
          </table:table-cell>
          <table:table-cell office:value-type="float" office:value="26.728052472250251" table:style-name="ce125">
            <text:p>26,7<text:s text:c="5"/></text:p>
          </table:table-cell>
          <table:table-cell office:value-type="float" office:value="910" table:style-name="ce48">
            <text:p>+ 910</text:p>
          </table:table-cell>
          <table:table-cell office:value-type="float" office:value="75.020610057708154" table:style-name="ce49">
            <text:p>+75,0<text:s text:c="3"/></text:p>
          </table:table-cell>
          <table:table-cell office:value-type="float" office:value="4" table:style-name="ce48">
            <text:p>+ 4</text:p>
          </table:table-cell>
          <table:table-cell office:value-type="float" office:value="0.18876828692779613" table:style-name="ce49">
            <text:p>+0,2<text:s text:c="3"/></text:p>
          </table:table-cell>
          <table:table-cell table:style-name="ce59"/>
          <table:table-cell table:number-columns-repeated="2" table:style-name="ce60"/>
          <table:table-cell table:number-columns-repeated="16369"/>
        </table:table-row>
        <table:table-row table:style-name="ro5">
          <table:table-cell/>
          <table:table-cell office:value-type="string" table:style-name="ce120">
            <text:p>Alentejo</text:p>
          </table:table-cell>
          <table:table-cell office:value-type="float" office:value="365" table:style-name="ce121">
            <text:p><text:s/>365</text:p>
          </table:table-cell>
          <table:table-cell office:value-type="float" office:value="4.7347256453495916" table:style-name="ce122">
            <text:p>4,7<text:s text:c="5"/></text:p>
          </table:table-cell>
          <table:table-cell office:value-type="float" office:value="249" table:style-name="ce123">
            <text:p><text:s/>249</text:p>
          </table:table-cell>
          <table:table-cell office:value-type="float" office:value="5.6030603060306028" table:style-name="ce124">
            <text:p>5,6<text:s text:c="5"/></text:p>
          </table:table-cell>
          <table:table-cell office:value-type="float" office:value="435" table:style-name="ce123">
            <text:p><text:s/>435</text:p>
          </table:table-cell>
          <table:table-cell office:value-type="float" office:value="5.4868819374369329" table:style-name="ce125">
            <text:p>5,5<text:s text:c="5"/></text:p>
          </table:table-cell>
          <table:table-cell office:value-type="float" office:value="116" table:style-name="ce48">
            <text:p>+ 116</text:p>
          </table:table-cell>
          <table:table-cell office:value-type="float" office:value="46.586345381526108" table:style-name="ce49">
            <text:p>+46,6<text:s text:c="3"/></text:p>
          </table:table-cell>
          <table:table-cell office:value-type="float" office:value="-70" table:style-name="ce48">
            <text:p><text:s/>- 70</text:p>
          </table:table-cell>
          <table:table-cell office:value-type="float" office:value="-16.091954022988507" table:style-name="ce49">
            <text:p>-16,1<text:s text:c="3"/></text:p>
          </table:table-cell>
          <table:table-cell table:style-name="ce59"/>
          <table:table-cell table:number-columns-repeated="2" table:style-name="ce60"/>
          <table:table-cell table:number-columns-repeated="16369"/>
        </table:table-row>
        <table:table-row table:style-name="ro5">
          <table:table-cell/>
          <table:table-cell office:value-type="string" table:style-name="ce120">
            <text:p>Algarve</text:p>
          </table:table-cell>
          <table:table-cell office:value-type="float" office:value="259" table:style-name="ce121">
            <text:p><text:s/>259</text:p>
          </table:table-cell>
          <table:table-cell office:value-type="float" office:value="3.3597094305357373" table:style-name="ce122">
            <text:p>3,4<text:s text:c="5"/></text:p>
          </table:table-cell>
          <table:table-cell office:value-type="float" office:value="113" table:style-name="ce123">
            <text:p><text:s/>113</text:p>
          </table:table-cell>
          <table:table-cell office:value-type="float" office:value="2.542754275427543" table:style-name="ce124">
            <text:p>2,5<text:s text:c="5"/></text:p>
          </table:table-cell>
          <table:table-cell office:value-type="float" office:value="256" table:style-name="ce123">
            <text:p><text:s/>256</text:p>
          </table:table-cell>
          <table:table-cell office:value-type="float" office:value="3.2290615539858729" table:style-name="ce125">
            <text:p>3,2<text:s text:c="5"/></text:p>
          </table:table-cell>
          <table:table-cell office:value-type="float" office:value="146" table:style-name="ce48">
            <text:p>+ 146</text:p>
          </table:table-cell>
          <table:table-cell office:value-type="float" office:value="129.20353982300884" table:style-name="ce49">
            <text:p>+129,2<text:s text:c="3"/></text:p>
          </table:table-cell>
          <table:table-cell office:value-type="float" office:value="3" table:style-name="ce48">
            <text:p>+ 3</text:p>
          </table:table-cell>
          <table:table-cell office:value-type="float" office:value="1.171875" table:style-name="ce49">
            <text:p>+1,2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30">
          <table:table-cell/>
          <table:table-cell office:value-type="string" table:style-name="ce119">
            <text:p>REG.AUTÓNOMAS</text:p>
          </table:table-cell>
          <table:table-cell office:value-type="float" office:value="289" table:style-name="ce114">
            <text:p><text:s/>289</text:p>
          </table:table-cell>
          <table:table-cell office:value-type="float" office:value="3.7488649630302247" table:style-name="ce115">
            <text:p>3,7<text:s text:c="5"/></text:p>
          </table:table-cell>
          <table:table-cell office:value-type="float" office:value="207" table:style-name="ce116">
            <text:p><text:s/>207</text:p>
          </table:table-cell>
          <table:table-cell office:value-type="float" office:value="4.6579657965796581" table:style-name="ce117">
            <text:p>4,7<text:s text:c="5"/></text:p>
          </table:table-cell>
          <table:table-cell office:value-type="float" office:value="295" table:style-name="ce116">
            <text:p><text:s/>295</text:p>
          </table:table-cell>
          <table:table-cell office:value-type="float" office:value="3.7209889001009087" table:style-name="ce118">
            <text:p>3,7<text:s text:c="5"/></text:p>
          </table:table-cell>
          <table:table-cell office:value-type="float" office:value="82" table:style-name="ce39">
            <text:p>+ 82</text:p>
          </table:table-cell>
          <table:table-cell office:value-type="float" office:value="39.613526570048307" table:style-name="ce40">
            <text:p>+39,6<text:s text:c="3"/></text:p>
          </table:table-cell>
          <table:table-cell office:value-type="float" office:value="-6" table:style-name="ce39">
            <text:p><text:s/>- 6</text:p>
          </table:table-cell>
          <table:table-cell office:value-type="float" office:value="-2.0338983050847457" table:style-name="ce40">
            <text:p>-2,0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154" table:style-name="ce121">
            <text:p><text:s/>154</text:p>
          </table:table-cell>
          <table:table-cell office:value-type="float" office:value="1.9976650668050333" table:style-name="ce122">
            <text:p>2,0<text:s text:c="5"/></text:p>
          </table:table-cell>
          <table:table-cell office:value-type="float" office:value="104" table:style-name="ce123">
            <text:p><text:s/>104</text:p>
          </table:table-cell>
          <table:table-cell office:value-type="float" office:value="2.3402340234023402" table:style-name="ce124">
            <text:p>2,3<text:s text:c="5"/></text:p>
          </table:table-cell>
          <table:table-cell office:value-type="float" office:value="153" table:style-name="ce123">
            <text:p><text:s/>153</text:p>
          </table:table-cell>
          <table:table-cell office:value-type="float" office:value="1.9298688193743692" table:style-name="ce125">
            <text:p>1,9<text:s text:c="5"/></text:p>
          </table:table-cell>
          <table:table-cell office:value-type="float" office:value="50" table:style-name="ce48">
            <text:p>+ 50</text:p>
          </table:table-cell>
          <table:table-cell office:value-type="float" office:value="48.07692307692308" table:style-name="ce49">
            <text:p>+48,1<text:s text:c="3"/></text:p>
          </table:table-cell>
          <table:table-cell office:value-type="float" office:value="1" table:style-name="ce48">
            <text:p>+ 1</text:p>
          </table:table-cell>
          <table:table-cell office:value-type="float" office:value="0.65359477124183007" table:style-name="ce49">
            <text:p>+0,7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5">
          <table:table-cell/>
          <table:table-cell office:value-type="string" table:style-name="ce120">
            <text:p>Madeira</text:p>
          </table:table-cell>
          <table:table-cell office:value-type="float" office:value="135" table:style-name="ce121">
            <text:p><text:s/>135</text:p>
          </table:table-cell>
          <table:table-cell office:value-type="float" office:value="1.7511998962251913" table:style-name="ce122">
            <text:p>1,8<text:s text:c="5"/></text:p>
          </table:table-cell>
          <table:table-cell office:value-type="float" office:value="103" table:style-name="ce123">
            <text:p><text:s/>103</text:p>
          </table:table-cell>
          <table:table-cell office:value-type="float" office:value="2.3177317731773175" table:style-name="ce124">
            <text:p>2,3<text:s text:c="5"/></text:p>
          </table:table-cell>
          <table:table-cell office:value-type="float" office:value="142" table:style-name="ce123">
            <text:p><text:s/>142</text:p>
          </table:table-cell>
          <table:table-cell office:value-type="float" office:value="1.7911200807265388" table:style-name="ce125">
            <text:p>1,8<text:s text:c="5"/></text:p>
          </table:table-cell>
          <table:table-cell office:value-type="float" office:value="32" table:style-name="ce48">
            <text:p>+ 32</text:p>
          </table:table-cell>
          <table:table-cell office:value-type="float" office:value="31.067961165048541" table:style-name="ce49">
            <text:p>+31,1<text:s text:c="3"/></text:p>
          </table:table-cell>
          <table:table-cell office:value-type="float" office:value="-7" table:style-name="ce48">
            <text:p><text:s/>- 7</text:p>
          </table:table-cell>
          <table:table-cell office:value-type="float" office:value="-4.929577464788732" table:style-name="ce49">
            <text:p>-4,9<text:s text:c="3"/></text:p>
          </table:table-cell>
          <table:table-cell table:style-name="ce65"/>
          <table:table-cell table:number-columns-repeated="2" table:style-name="ce59"/>
          <table:table-cell table:number-columns-repeated="16369"/>
        </table:table-row>
        <table:table-row table:style-name="ro28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16372" table:style-name="ce1"/>
        </table:table-row>
        <table:table-row table:style-name="ro28">
          <table:table-cell/>
          <table:table-cell office:value-type="string" table:style-name="ce76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6"/>
          <table:table-cell table:style-name="ce3"/>
          <table:table-cell table:style-name="ce77"/>
          <table:table-cell table:number-columns-repeated="2" table:style-name="ce3"/>
          <table:table-cell table:number-columns-repeated="16372" table:style-name="ce1"/>
        </table:table-row>
        <table:table-row table:number-rows-repeated="7" table:style-name="ro28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2">
          <table:table-cell/>
          <table:table-cell office:value-type="string" table:style-name="ce4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183"/>
          <table:table-cell office:value-type="string" table:style-name="ce184">
            <text:p>CONTINENTE</text:p>
          </table:table-cell>
          <table:table-cell table:style-name="ce184"/>
          <table:table-cell table:number-columns-repeated="16372" table:style-name="ce1"/>
        </table:table-row>
        <table:table-row table:style-name="ro2">
          <table:table-cell/>
          <table:table-cell office:value-type="string" table:style-name="ce206">
            <text:p>Movimento ao longo do mês<text:s text:c="2"/>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/>
        </table:table-row>
        <table:table-row table:style-name="ro5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16372"/>
        </table:table-row>
        <table:table-row table:style-name="ro28">
          <table:table-cell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28">
          <table:table-cell/>
          <table:table-cell office:value-type="string" table:style-name="ce15">
            <text:p>CPP-<text:span text:style-name="T2">2010</text:span></text:p>
          </table:table-cell>
          <table:table-cell office:value-type="string" table:style-name="ce84">
            <text:p>JANEIRO 2019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DEZEMBRO 2018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JANEIRO 2018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<text:span text:style-name="T2">(1)<text:s/></text:span></text:p>
          </table:table-cell>
          <table:covered-table-cell/>
          <table:table-cell table:number-columns-repeated="16372"/>
        </table:table-row>
        <table:table-row table:style-name="ro28">
          <table:table-cell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2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16372"/>
        </table:table-row>
        <table:table-row table:style-name="ro8">
          <table:table-cell/>
          <table:table-cell table:style-name="ce15"/>
          <table:table-cell table:style-name="ce136"/>
          <table:table-cell table:style-name="ce207"/>
          <table:table-cell table:style-name="ce138"/>
          <table:table-cell table:style-name="ce208"/>
          <table:table-cell table:style-name="ce140"/>
          <table:table-cell table:style-name="ce209"/>
          <table:table-cell table:style-name="ce210"/>
          <table:table-cell table:style-name="ce211"/>
          <table:table-cell table:style-name="ce210"/>
          <table:table-cell table:style-name="ce143"/>
          <table:table-cell table:number-columns-repeated="16372"/>
        </table:table-row>
        <table:table-row table:style-name="ro23">
          <table:table-cell/>
          <table:table-cell office:value-type="string" table:style-name="ce212">
            <text:p>Total</text:p>
          </table:table-cell>
          <table:table-cell office:value-type="float" office:value="7420" table:style-name="ce35">
            <text:p>7 420</text:p>
          </table:table-cell>
          <table:table-cell office:value-type="float" office:value="100" table:style-name="ce36">
            <text:p>100,0<text:s text:c="5"/></text:p>
          </table:table-cell>
          <table:table-cell office:value-type="float" office:value="4237" table:style-name="ce146">
            <text:p>4 237</text:p>
          </table:table-cell>
          <table:table-cell office:value-type="float" office:value="100" table:style-name="ce213">
            <text:p>100,0<text:s text:c="5"/></text:p>
          </table:table-cell>
          <table:table-cell office:value-type="float" office:value="7633" table:style-name="ce37">
            <text:p>7 633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3183" table:style-name="ce214">
            <text:p>+3 183</text:p>
          </table:table-cell>
          <table:table-cell office:value-type="float" office:value="75.123908425772953" table:style-name="ce40">
            <text:p>+75,1<text:s text:c="3"/></text:p>
          </table:table-cell>
          <table:table-cell office:value-type="float" office:value="-213" table:style-name="ce214">
            <text:p><text:s/>- 213</text:p>
          </table:table-cell>
          <table:table-cell office:value-type="float" office:value="-2.7905148696449626" table:style-name="ce40">
            <text:p>-2,8<text:s text:c="3"/></text:p>
          </table:table-cell>
          <table:table-cell table:number-columns-repeated="16372"/>
        </table:table-row>
        <table:table-row table:style-name="ro31">
          <table:table-cell/>
          <table:table-cell office:value-type="string" table:style-name="ce215">
            <text:p>1- Repres. do poder legislativo e de órgãos exec., dirigentes, dire. e gestores execu.</text:p>
          </table:table-cell>
          <table:table-cell office:value-type="float" office:value="19" table:style-name="ce44">
            <text:p><text:s/>19</text:p>
          </table:table-cell>
          <table:table-cell office:value-type="float" office:value="0.2560646900269542" table:style-name="ce45">
            <text:p>0,3<text:s text:c="5"/></text:p>
          </table:table-cell>
          <table:table-cell office:value-type="float" office:value="13" table:style-name="ce151">
            <text:p><text:s/>13</text:p>
          </table:table-cell>
          <table:table-cell office:value-type="float" office:value="0.30682086381873969" table:style-name="ce216">
            <text:p>0,3<text:s text:c="5"/></text:p>
          </table:table-cell>
          <table:table-cell office:value-type="float" office:value="19" table:style-name="ce46">
            <text:p><text:s/>19</text:p>
          </table:table-cell>
          <table:table-cell office:value-type="float" office:value="0.24891916677584175" table:style-name="ce47">
            <text:p>0,2<text:s text:c="5"/></text:p>
          </table:table-cell>
          <table:table-cell office:value-type="float" office:value="6" table:style-name="ce217">
            <text:p>+ 6</text:p>
          </table:table-cell>
          <table:table-cell office:value-type="float" office:value="46.153846153846153" table:style-name="ce49">
            <text:p>+46,2<text:s text:c="3"/></text:p>
          </table:table-cell>
          <table:table-cell office:value-type="float" office:value="0" table:style-name="ce217">
            <text:p>+ 0</text:p>
          </table:table-cell>
          <table:table-cell office:value-type="float" office:value="0" table:style-name="ce49">
            <text:p>+0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5">
            <text:p>2- Especialistas das atividades intelectuais e científicas</text:p>
          </table:table-cell>
          <table:table-cell office:value-type="float" office:value="436" table:style-name="ce44">
            <text:p><text:s/>436</text:p>
          </table:table-cell>
          <table:table-cell office:value-type="float" office:value="5.8760107816711589" table:style-name="ce45">
            <text:p>5,9<text:s text:c="5"/></text:p>
          </table:table-cell>
          <table:table-cell office:value-type="float" office:value="289" table:style-name="ce151">
            <text:p><text:s/>289</text:p>
          </table:table-cell>
          <table:table-cell office:value-type="float" office:value="6.8208638187396735" table:style-name="ce216">
            <text:p>6,8<text:s text:c="5"/></text:p>
          </table:table-cell>
          <table:table-cell office:value-type="float" office:value="448" table:style-name="ce46">
            <text:p><text:s/>448</text:p>
          </table:table-cell>
          <table:table-cell office:value-type="float" office:value="5.8692519323987948" table:style-name="ce47">
            <text:p>5,9<text:s text:c="5"/></text:p>
          </table:table-cell>
          <table:table-cell office:value-type="float" office:value="147" table:style-name="ce217">
            <text:p>+ 147</text:p>
          </table:table-cell>
          <table:table-cell office:value-type="float" office:value="50.865051903114193" table:style-name="ce49">
            <text:p>+50,9<text:s text:c="3"/></text:p>
          </table:table-cell>
          <table:table-cell office:value-type="float" office:value="-12" table:style-name="ce217">
            <text:p><text:s/>- 12</text:p>
          </table:table-cell>
          <table:table-cell office:value-type="float" office:value="-2.6785714285714284" table:style-name="ce49">
            <text:p>-2,7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5">
            <text:p>3- Técnicos e profissões de nível intermédio</text:p>
          </table:table-cell>
          <table:table-cell office:value-type="float" office:value="352" table:style-name="ce44">
            <text:p><text:s/>352</text:p>
          </table:table-cell>
          <table:table-cell office:value-type="float" office:value="4.7439353099730459" table:style-name="ce45">
            <text:p>4,7<text:s text:c="5"/></text:p>
          </table:table-cell>
          <table:table-cell office:value-type="float" office:value="235" table:style-name="ce151">
            <text:p><text:s/>235</text:p>
          </table:table-cell>
          <table:table-cell office:value-type="float" office:value="5.5463771536464481" table:style-name="ce216">
            <text:p>5,5<text:s text:c="5"/></text:p>
          </table:table-cell>
          <table:table-cell office:value-type="float" office:value="355" table:style-name="ce46">
            <text:p><text:s/>355</text:p>
          </table:table-cell>
          <table:table-cell office:value-type="float" office:value="4.6508581160749376" table:style-name="ce47">
            <text:p>4,7<text:s text:c="5"/></text:p>
          </table:table-cell>
          <table:table-cell office:value-type="float" office:value="117" table:style-name="ce217">
            <text:p>+ 117</text:p>
          </table:table-cell>
          <table:table-cell office:value-type="float" office:value="49.787234042553195" table:style-name="ce49">
            <text:p>+49,8<text:s text:c="3"/></text:p>
          </table:table-cell>
          <table:table-cell office:value-type="float" office:value="-3" table:style-name="ce217">
            <text:p><text:s/>- 3</text:p>
          </table:table-cell>
          <table:table-cell office:value-type="float" office:value="-0.84507042253521114" table:style-name="ce49">
            <text:p>-0,8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5">
            <text:p>4- Pessoal administrativo</text:p>
          </table:table-cell>
          <table:table-cell office:value-type="float" office:value="692" table:style-name="ce44">
            <text:p><text:s/>692</text:p>
          </table:table-cell>
          <table:table-cell office:value-type="float" office:value="9.3261455525606465" table:style-name="ce45">
            <text:p>9,3<text:s text:c="5"/></text:p>
          </table:table-cell>
          <table:table-cell office:value-type="float" office:value="529" table:style-name="ce151">
            <text:p><text:s/>529</text:p>
          </table:table-cell>
          <table:table-cell office:value-type="float" office:value="12.485248996931791" table:style-name="ce216">
            <text:p>12,5<text:s text:c="5"/></text:p>
          </table:table-cell>
          <table:table-cell office:value-type="float" office:value="758" table:style-name="ce46">
            <text:p><text:s/>758</text:p>
          </table:table-cell>
          <table:table-cell office:value-type="float" office:value="9.9305646534783172" table:style-name="ce47">
            <text:p>9,9<text:s text:c="5"/></text:p>
          </table:table-cell>
          <table:table-cell office:value-type="float" office:value="163" table:style-name="ce217">
            <text:p>+ 163</text:p>
          </table:table-cell>
          <table:table-cell office:value-type="float" office:value="30.812854442344044" table:style-name="ce49">
            <text:p>+30,8<text:s text:c="3"/></text:p>
          </table:table-cell>
          <table:table-cell office:value-type="float" office:value="-66" table:style-name="ce217">
            <text:p><text:s/>- 66</text:p>
          </table:table-cell>
          <table:table-cell office:value-type="float" office:value="-8.7071240105540895" table:style-name="ce49">
            <text:p>-8,7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5">
            <text:p>5- Trabalhadores dos serviços pessoais, de proteção e segurança e vendedores</text:p>
          </table:table-cell>
          <table:table-cell office:value-type="float" office:value="861" table:style-name="ce44">
            <text:p><text:s/>861</text:p>
          </table:table-cell>
          <table:table-cell office:value-type="float" office:value="11.60377358490566" table:style-name="ce45">
            <text:p>11,6<text:s text:c="5"/></text:p>
          </table:table-cell>
          <table:table-cell office:value-type="float" office:value="885" table:style-name="ce151">
            <text:p><text:s/>885</text:p>
          </table:table-cell>
          <table:table-cell office:value-type="float" office:value="20.887420344583433" table:style-name="ce216">
            <text:p>20,9<text:s text:c="5"/></text:p>
          </table:table-cell>
          <table:table-cell office:value-type="float" office:value="964" table:style-name="ce46">
            <text:p><text:s/>964</text:p>
          </table:table-cell>
          <table:table-cell office:value-type="float" office:value="12.62937246167955" table:style-name="ce47">
            <text:p>12,6<text:s text:c="5"/></text:p>
          </table:table-cell>
          <table:table-cell office:value-type="float" office:value="-24" table:style-name="ce217">
            <text:p><text:s/>- 24</text:p>
          </table:table-cell>
          <table:table-cell office:value-type="float" office:value="-2.7118644067796609" table:style-name="ce49">
            <text:p>-2,7<text:s text:c="3"/></text:p>
          </table:table-cell>
          <table:table-cell office:value-type="float" office:value="-103" table:style-name="ce217">
            <text:p><text:s/>- 103</text:p>
          </table:table-cell>
          <table:table-cell office:value-type="float" office:value="-10.684647302904564" table:style-name="ce49">
            <text:p>-10,7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5">
            <text:p>6- Agricultores e trabalhadores qualificados da agricultura, da pesca e da floresta</text:p>
          </table:table-cell>
          <table:table-cell office:value-type="float" office:value="399" table:style-name="ce44">
            <text:p><text:s/>399</text:p>
          </table:table-cell>
          <table:table-cell office:value-type="float" office:value="5.3773584905660377" table:style-name="ce45">
            <text:p>5,4<text:s text:c="5"/></text:p>
          </table:table-cell>
          <table:table-cell office:value-type="float" office:value="110" table:style-name="ce151">
            <text:p><text:s/>110</text:p>
          </table:table-cell>
          <table:table-cell office:value-type="float" office:value="2.5961765400047203" table:style-name="ce216">
            <text:p>2,6<text:s text:c="5"/></text:p>
          </table:table-cell>
          <table:table-cell office:value-type="float" office:value="363" table:style-name="ce46">
            <text:p><text:s/>363</text:p>
          </table:table-cell>
          <table:table-cell office:value-type="float" office:value="4.7556661862963452" table:style-name="ce47">
            <text:p>4,8<text:s text:c="5"/></text:p>
          </table:table-cell>
          <table:table-cell office:value-type="float" office:value="289" table:style-name="ce217">
            <text:p>+ 289</text:p>
          </table:table-cell>
          <table:table-cell office:value-type="float" office:value="262.72727272727275" table:style-name="ce49">
            <text:p>+262,7<text:s text:c="3"/></text:p>
          </table:table-cell>
          <table:table-cell office:value-type="float" office:value="36" table:style-name="ce217">
            <text:p>+ 36</text:p>
          </table:table-cell>
          <table:table-cell office:value-type="float" office:value="9.9173553719008272" table:style-name="ce49">
            <text:p>+9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5">
            <text:p>7- Trabalhadores qualificados da indústria, construção e artífices</text:p>
          </table:table-cell>
          <table:table-cell office:value-type="float" office:value="1064" table:style-name="ce44">
            <text:p>1 064</text:p>
          </table:table-cell>
          <table:table-cell office:value-type="float" office:value="14.339622641509434" table:style-name="ce45">
            <text:p>14,3<text:s text:c="5"/></text:p>
          </table:table-cell>
          <table:table-cell office:value-type="float" office:value="554" table:style-name="ce151">
            <text:p><text:s/>554</text:p>
          </table:table-cell>
          <table:table-cell office:value-type="float" office:value="13.075289119660136" table:style-name="ce216">
            <text:p>13,1<text:s text:c="5"/></text:p>
          </table:table-cell>
          <table:table-cell office:value-type="float" office:value="1137" table:style-name="ce46">
            <text:p>1 137</text:p>
          </table:table-cell>
          <table:table-cell office:value-type="float" office:value="14.895846980217478" table:style-name="ce47">
            <text:p>14,9<text:s text:c="5"/></text:p>
          </table:table-cell>
          <table:table-cell office:value-type="float" office:value="510" table:style-name="ce217">
            <text:p>+ 510</text:p>
          </table:table-cell>
          <table:table-cell office:value-type="float" office:value="92.057761732851986" table:style-name="ce49">
            <text:p>+92,1<text:s text:c="3"/></text:p>
          </table:table-cell>
          <table:table-cell office:value-type="float" office:value="-73" table:style-name="ce217">
            <text:p><text:s/>- 73</text:p>
          </table:table-cell>
          <table:table-cell office:value-type="float" office:value="-6.4204045734388746" table:style-name="ce49">
            <text:p>-6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5">
            <text:p>8- Operadores de instalações e máquinas e trabalhadores da montagem</text:p>
          </table:table-cell>
          <table:table-cell office:value-type="float" office:value="956" table:style-name="ce44">
            <text:p><text:s/>956</text:p>
          </table:table-cell>
          <table:table-cell office:value-type="float" office:value="12.884097035040432" table:style-name="ce45">
            <text:p>12,9<text:s text:c="5"/></text:p>
          </table:table-cell>
          <table:table-cell office:value-type="float" office:value="466" table:style-name="ce151">
            <text:p><text:s/>466</text:p>
          </table:table-cell>
          <table:table-cell office:value-type="float" office:value="10.998347887656362" table:style-name="ce216">
            <text:p>11,0<text:s text:c="5"/></text:p>
          </table:table-cell>
          <table:table-cell office:value-type="float" office:value="920" table:style-name="ce46">
            <text:p><text:s/>920</text:p>
          </table:table-cell>
          <table:table-cell office:value-type="float" office:value="12.052928075461811" table:style-name="ce47">
            <text:p>12,1<text:s text:c="5"/></text:p>
          </table:table-cell>
          <table:table-cell office:value-type="float" office:value="490" table:style-name="ce217">
            <text:p>+ 490</text:p>
          </table:table-cell>
          <table:table-cell office:value-type="float" office:value="105.15021459227466" table:style-name="ce49">
            <text:p>+105,2<text:s text:c="3"/></text:p>
          </table:table-cell>
          <table:table-cell office:value-type="float" office:value="36" table:style-name="ce217">
            <text:p>+ 36</text:p>
          </table:table-cell>
          <table:table-cell office:value-type="float" office:value="3.9130434782608701" table:style-name="ce49">
            <text:p>+3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5">
            <text:p>9- Trabalhadores não qualificados</text:p>
          </table:table-cell>
          <table:table-cell office:value-type="float" office:value="2638" table:style-name="ce44">
            <text:p>2 638</text:p>
          </table:table-cell>
          <table:table-cell office:value-type="float" office:value="35.552560646900275" table:style-name="ce45">
            <text:p>35,6<text:s text:c="5"/></text:p>
          </table:table-cell>
          <table:table-cell office:value-type="float" office:value="1155" table:style-name="ce151">
            <text:p>1 155</text:p>
          </table:table-cell>
          <table:table-cell office:value-type="float" office:value="27.259853670049562" table:style-name="ce216">
            <text:p>27,3<text:s text:c="5"/></text:p>
          </table:table-cell>
          <table:table-cell office:value-type="float" office:value="2669" table:style-name="ce46">
            <text:p>2 669</text:p>
          </table:table-cell>
          <table:table-cell office:value-type="float" office:value="34.966592427616931" table:style-name="ce47">
            <text:p>35,0<text:s text:c="5"/></text:p>
          </table:table-cell>
          <table:table-cell office:value-type="float" office:value="1483" table:style-name="ce217">
            <text:p>+1 483</text:p>
          </table:table-cell>
          <table:table-cell office:value-type="float" office:value="128.39826839826841" table:style-name="ce49">
            <text:p>+128,4<text:s text:c="3"/></text:p>
          </table:table-cell>
          <table:table-cell office:value-type="float" office:value="-31" table:style-name="ce217">
            <text:p><text:s/>- 31</text:p>
          </table:table-cell>
          <table:table-cell office:value-type="float" office:value="-1.1614837017609592" table:style-name="ce49">
            <text:p>-1,2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5">
            <text:p>0- Profissões das Forças Armadas</text:p>
          </table:table-cell>
          <table:table-cell office:value-type="float" office:value="3" table:style-name="ce44">
            <text:p><text:s/>3</text:p>
          </table:table-cell>
          <table:table-cell office:value-type="float" office:value="4.043126684636119E-2" table:style-name="ce45">
            <text:p>0,0<text:s text:c="5"/></text:p>
          </table:table-cell>
          <table:table-cell office:value-type="float" office:value="1" table:style-name="ce151">
            <text:p><text:s/>1</text:p>
          </table:table-cell>
          <table:table-cell office:value-type="float" office:value="2.3601604909133819E-2" table:style-name="ce216">
            <text:p>0,0<text:s text:c="5"/></text:p>
          </table:table-cell>
          <table:table-cell office:value-type="string" table:style-name="ce46">
            <text:p>-</text:p>
          </table:table-cell>
          <table:table-cell office:value-type="float" office:value="0" table:formula="of:=#VALUE!" table:style-name="ce47">
            <text:p>#VALOR!</text:p>
          </table:table-cell>
          <table:table-cell office:value-type="float" office:value="2" table:style-name="ce217">
            <text:p>+ 2</text:p>
          </table:table-cell>
          <table:table-cell office:value-type="float" office:value="200" table:style-name="ce49">
            <text:p>+200,0<text:s text:c="3"/></text:p>
          </table:table-cell>
          <table:table-cell office:value-type="float" office:value="0" table:formula="of:=#VALUE!" table:style-name="ce217">
            <text:p>#VALOR!</text:p>
          </table:table-cell>
          <table:table-cell office:value-type="float" office:value="0" table:formula="of:=#VALUE!" table:style-name="ce49">
            <text:p>#VALOR!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15">
            <text:p><text:s text:c="5"/>Outros</text:p>
          </table:table-cell>
          <table:table-cell office:value-type="float" office:value="0" table:style-name="ce44">
            <text:p><text:s/>0</text:p>
          </table:table-cell>
          <table:table-cell office:value-type="float" office:value="0" table:style-name="ce45">
            <text:p>0,0<text:s text:c="5"/></text:p>
          </table:table-cell>
          <table:table-cell office:value-type="float" office:value="0" table:style-name="ce151">
            <text:p><text:s/>0</text:p>
          </table:table-cell>
          <table:table-cell office:value-type="float" office:value="0" table:style-name="ce216">
            <text:p>0,0<text:s text:c="5"/></text:p>
          </table:table-cell>
          <table:table-cell office:value-type="float" office:value="0" table:style-name="ce46">
            <text:p><text:s/>0</text:p>
          </table:table-cell>
          <table:table-cell office:value-type="float" office:value="0" table:style-name="ce47">
            <text:p>0,0<text:s text:c="5"/></text:p>
          </table:table-cell>
          <table:table-cell office:value-type="float" office:value="0" table:style-name="ce217">
            <text:p>+ 0</text:p>
          </table:table-cell>
          <table:table-cell office:value-type="float" office:value="0" table:formula="of:=#DIV/0!" table:style-name="ce49">
            <text:p>#DIV/0!</text:p>
          </table:table-cell>
          <table:table-cell office:value-type="float" office:value="0" table:style-name="ce217">
            <text:p>+ 0</text:p>
          </table:table-cell>
          <table:table-cell office:value-type="float" office:value="0" table:formula="of:=#DIV/0!" table:style-name="ce49">
            <text:p>#DIV/0!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218"/>
          <table:table-cell table:style-name="ce219"/>
          <table:table-cell table:style-name="ce220"/>
          <table:table-cell table:style-name="ce221"/>
          <table:table-cell table:style-name="ce222"/>
          <table:table-cell table:style-name="ce223"/>
          <table:table-cell table:style-name="ce224"/>
          <table:table-cell table:style-name="ce225"/>
          <table:table-cell table:style-name="ce226"/>
          <table:table-cell table:style-name="ce225"/>
          <table:table-cell table:style-name="ce227"/>
          <table:table-cell table:number-columns-repeated="16372" table:style-name="ce1"/>
        </table:table-row>
        <table:table-row table:style-name="ro1">
          <table:table-cell/>
          <table:table-cell office:value-type="string" table:style-name="ce76">
            <text:p><text:s text:c="4"/>(1) - Mês homólogo do ano anterior</text:p>
          </table:table-cell>
          <table:table-cell table:style-name="ce185"/>
          <table:table-cell table:style-name="ce186"/>
          <table:table-cell table:number-columns-repeated="4" table:style-name="ce161"/>
          <table:table-cell table:style-name="ce162"/>
          <table:table-cell table:style-name="ce163"/>
          <table:table-cell table:style-name="ce162"/>
          <table:table-cell table:style-name="ce163"/>
          <table:table-cell table:number-columns-repeated="16372" table:style-name="ce1"/>
        </table:table-row>
        <table:table-row table:number-rows-repeated="3" table:style-name="ro1">
          <table:table-cell table:number-columns-repeated="16384"/>
        </table:table-row>
        <table:table-row table:style-name="ro28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5" table:style-name="ce3"/>
          <table:table-cell table:number-columns-repeated="16367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5" table:style-name="ce3"/>
          <table:table-cell table:number-columns-repeated="16367"/>
        </table:table-row>
        <table:table-row table:style-name="ro16">
          <table:table-cell/>
          <table:table-cell table:number-columns-repeated="11" table:style-name="ce1"/>
          <table:table-cell table:number-columns-repeated="5" table:style-name="ce14"/>
          <table:table-cell table:number-columns-repeated="16367"/>
        </table:table-row>
        <table:table-row table:style-name="ro16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5" table:style-name="ce14"/>
          <table:table-cell table:number-columns-repeated="16367"/>
        </table:table-row>
        <table:table-row table:number-rows-repeated="2" table:style-name="ro16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5" table:style-name="ce28"/>
          <table:table-cell table:number-columns-repeated="16367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90"/>
          <table:table-cell table:number-columns-repeated="4" table:style-name="ce60"/>
          <table:table-cell table:number-columns-repeated="16367"/>
        </table:table-row>
        <table:table-row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number-columns-repeated="4" table:style-name="ce60"/>
          <table:table-cell table:number-columns-repeated="16367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number-columns-repeated="4" table:style-name="ce60"/>
          <table:table-cell table:number-columns-repeated="16367"/>
        </table:table-row>
        <table:table-row table:number-rows-repeated="3"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5" table:style-name="ce59"/>
          <table:table-cell table:number-columns-repeated="16367"/>
        </table:table-row>
        <table:table-row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number-columns-repeated="4" table:style-name="ce59"/>
          <table:table-cell table:number-columns-repeated="16367"/>
        </table:table-row>
        <table:table-row table:number-rows-repeated="3"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20">
          <table:table-cell/>
          <table:table-cell table:number-columns-repeated="3" table:style-name="ce79"/>
          <table:table-cell table:number-columns-repeated="2" table:style-name="ce164"/>
          <table:table-cell table:number-columns-repeated="6" table:style-name="ce79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number-rows-repeated="1048498" table:style-name="ro1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4">
        <table:table-column table:style-name="co1" table:default-cell-style-name="ce1" table:visibility="collapse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8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22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3" draw:name="Grupo 10" draw:id="id42">
              <svg:title/>
              <svg:desc/>
              <draw:frame draw:id="id40" draw:style-name="a112" draw:name="Picture 184" svg:x="0.24225in" svg:y="0.10901in" svg:width="2.32383in" svg:height="0.6514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1" draw:style-name="a116" draw:name="CaixaDeTexto 15" svg:x="0.67469in" svg:y="0.23155in" svg:width="1.77317in" svg:height="0.51369in">
                <draw:text-box>
                  <text:p text:style-name="a115" text:class-names="" text:cond-style-name=""><text:span text:style-name="a113" text:class-names="">JANEIRO 2019</text:span><text:span text:style-name="a114" text:class-names=""/></text:p>
                </draw:text-box>
                <svg:title/>
                <svg:desc/>
              </draw:frame>
            </draw:g>
          </table:table-cell>
          <table:table-cell table:style-name="ce1">
            <draw:frame draw:z-index="2" draw:id="id39" draw:style-name="a111" draw:name="CaixaDeTexto 7" svg:x="0.53658in" svg:y="0.12989in" svg:width="1.31157in" svg:height="0.30992in">
              <draw:text-box>
                <text:p text:style-name="a110" text:class-names="" text:cond-style-name=""><text:span text:style-name="a109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table:style-name="ce1">
            <draw:frame draw:z-index="1" draw:id="id38" draw:style-name="a108" draw:name="Text Box 122" svg:x="0in" svg:y="0in" svg:width="0.97917in" svg:height="0.32049in">
              <draw:text-box>
                <text:p text:style-name="a105" text:class-names="" text:cond-style-name=""><text:span text:style-name="a103" text:class-names="">Página 13</text:span><text:span text:style-name="a104" text:class-names="">/14</text:span></text:p>
                <text:p text:style-name="a107" text:class-names="" text:cond-style-name=""><text:span text:style-name="a106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">
          <table:table-cell table:style-name="ce1"/>
          <table:table-cell table:number-columns-repeated="11" table:style-name="ce2"/>
          <table:table-cell table:number-columns-repeated="3" table:style-name="ce3"/>
          <table:table-cell table:number-columns-repeated="16369"/>
        </table:table-row>
        <table:table-row table:style-name="ro1">
          <table:table-cell table:style-name="ce1"/>
          <table:table-cell table:number-columns-repeated="11" table:style-name="ce2"/>
          <table:table-cell table:number-columns-repeated="16372" table:style-name="ce1"/>
        </table:table-row>
        <table:table-row table:style-name="ro2">
          <table:table-cell table:style-name="ce200"/>
          <table:table-cell office:value-type="string" table:style-name="ce4">
            <text:p>Quadro 13 <text:s/>- <text:s/>COLOCAÇÕES EFETUADAS, <text:s text:c="2"/>POR <text:s/>ATIVIDADE <text:s/>ECONÓMICA</text:p>
          </table:table-cell>
          <table:table-cell table:number-columns-repeated="8" table:style-name="ce4"/>
          <table:table-cell office:value-type="string" table:number-columns-spanned="2" table:number-rows-spanned="1" table:style-name="ce80">
            <text:p>CONTINENTE</text:p>
          </table:table-cell>
          <table:covered-table-cell/>
          <table:table-cell table:number-columns-repeated="16372" table:style-name="ce1"/>
        </table:table-row>
        <table:table-row table:style-name="ro2">
          <table:table-cell table:style-name="ce200"/>
          <table:table-cell office:value-type="string" table:style-name="ce6">
            <text:p>Movimento ao longo do mês<text:s text:c="2"/>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 table:style-name="ce1"/>
        </table:table-row>
        <table:table-row table:style-name="ro5">
          <table:table-cell table:style-name="ce200"/>
          <table:table-cell table:style-name="ce2"/>
          <table:table-cell table:style-name="ce8"/>
          <table:table-cell table:number-columns-repeated="9" table:style-name="ce2"/>
          <table:table-cell table:number-columns-repeated="16372" table:style-name="ce1"/>
        </table:table-row>
        <table:table-row table:style-name="ro5">
          <table:table-cell table:style-name="ce1"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3" table:style-name="ce14"/>
          <table:table-cell table:number-columns-repeated="16369"/>
        </table:table-row>
        <table:table-row table:style-name="ro1">
          <table:table-cell table:style-name="ce1"/>
          <table:table-cell office:value-type="string" table:style-name="ce15">
            <text:p>CAE <text:s/>Rev.3</text:p>
          </table:table-cell>
          <table:table-cell office:value-type="string" table:style-name="ce84">
            <text:p>JANEIRO 2019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DEZEMBRO 2018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JANEIRO 2018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2">(1)<text:s/></text:span></text:p>
          </table:table-cell>
          <table:covered-table-cell/>
          <table:table-cell table:number-columns-repeated="3" table:style-name="ce14"/>
          <table:table-cell table:number-columns-repeated="16369"/>
        </table:table-row>
        <table:table-row table:style-name="ro1">
          <table:table-cell table:style-name="ce1"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3" table:style-name="ce28"/>
          <table:table-cell table:number-columns-repeated="16369"/>
        </table:table-row>
        <table:table-row table:style-name="ro21">
          <table:table-cell table:style-name="ce1"/>
          <table:table-cell table:style-name="ce15"/>
          <table:table-cell table:style-name="ce85"/>
          <table:table-cell table:style-name="ce86"/>
          <table:table-cell table:style-name="ce87"/>
          <table:table-cell table:style-name="ce88"/>
          <table:table-cell table:style-name="ce87"/>
          <table:table-cell table:style-name="ce88"/>
          <table:table-cell table:number-columns-repeated="4" table:style-name="ce89"/>
          <table:table-cell table:number-columns-repeated="3" table:style-name="ce28"/>
          <table:table-cell table:number-columns-repeated="16369"/>
        </table:table-row>
        <table:table-row table:style-name="ro28">
          <table:table-cell table:style-name="ce1"/>
          <table:table-cell office:value-type="string" table:style-name="ce169">
            <text:p><text:s text:c="2"/>Total</text:p>
          </table:table-cell>
          <table:table-cell office:value-type="float" office:value="7420" table:style-name="ce35">
            <text:p>7 420</text:p>
          </table:table-cell>
          <table:table-cell office:value-type="float" office:value="100" table:style-name="ce36">
            <text:p>100,0<text:s text:c="5"/></text:p>
          </table:table-cell>
          <table:table-cell office:value-type="float" office:value="4237" table:style-name="ce37">
            <text:p>4 237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7633" table:style-name="ce37">
            <text:p>7 633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3183" table:style-name="ce39">
            <text:p>+3 183</text:p>
          </table:table-cell>
          <table:table-cell office:value-type="float" office:value="75.123908425772953" table:style-name="ce40">
            <text:p>+75,1<text:s text:c="3"/></text:p>
          </table:table-cell>
          <table:table-cell office:value-type="float" office:value="-213" table:style-name="ce39">
            <text:p><text:s/>- 213</text:p>
          </table:table-cell>
          <table:table-cell office:value-type="float" office:value="-2.7905148696449626" table:style-name="ce40">
            <text:p>-2,8<text:s text:c="3"/></text:p>
          </table:table-cell>
          <table:table-cell table:style-name="ce3"/>
          <table:table-cell table:number-columns-repeated="2" table:style-name="ce42"/>
          <table:table-cell table:number-columns-repeated="16369"/>
        </table:table-row>
        <table:table-row table:style-name="ro11">
          <table:table-cell table:style-name="ce1"/>
          <table:table-cell office:value-type="string" table:style-name="ce171">
            <text:p>Agricultura, produção animal, caça, floresta e pesca</text:p>
          </table:table-cell>
          <table:table-cell office:value-type="float" office:value="507" table:style-name="ce35">
            <text:p><text:s/>507</text:p>
          </table:table-cell>
          <table:table-cell office:value-type="float" office:value="6.8328840970350395" table:style-name="ce36">
            <text:p>6,8<text:s text:c="5"/></text:p>
          </table:table-cell>
          <table:table-cell office:value-type="float" office:value="136" table:style-name="ce37">
            <text:p><text:s/>136</text:p>
          </table:table-cell>
          <table:table-cell office:value-type="float" office:value="3.2098182676421998" table:style-name="ce38">
            <text:p>3,2<text:s text:c="5"/></text:p>
          </table:table-cell>
          <table:table-cell office:value-type="float" office:value="413" table:style-name="ce37">
            <text:p><text:s/>413</text:p>
          </table:table-cell>
          <table:table-cell office:value-type="float" office:value="5.4107166251801386" table:style-name="ce38">
            <text:p>5,4<text:s text:c="5"/></text:p>
          </table:table-cell>
          <table:table-cell office:value-type="float" office:value="371" table:style-name="ce39">
            <text:p>+ 371</text:p>
          </table:table-cell>
          <table:table-cell office:value-type="float" office:value="272.79411764705884" table:style-name="ce40">
            <text:p>+272,8<text:s text:c="3"/></text:p>
          </table:table-cell>
          <table:table-cell office:value-type="float" office:value="94" table:style-name="ce39">
            <text:p>+ 94</text:p>
          </table:table-cell>
          <table:table-cell office:value-type="float" office:value="22.760290556900724" table:style-name="ce40">
            <text:p>+22,8<text:s text:c="3"/></text:p>
          </table:table-cell>
          <table:table-cell table:style-name="ce90"/>
          <table:table-cell table:number-columns-repeated="2" table:style-name="ce60"/>
          <table:table-cell table:number-columns-repeated="16369"/>
        </table:table-row>
        <table:table-row table:style-name="ro27">
          <table:table-cell table:style-name="ce1"/>
          <table:table-cell office:value-type="string" table:style-name="ce171">
            <text:p>Indústria, energia e água e construção</text:p>
          </table:table-cell>
          <table:table-cell office:value-type="float" office:value="1645" table:style-name="ce55">
            <text:p>1 645</text:p>
          </table:table-cell>
          <table:table-cell office:value-type="float" office:value="22.169811320754718" table:style-name="ce56">
            <text:p>22,2<text:s text:c="5"/></text:p>
          </table:table-cell>
          <table:table-cell office:value-type="float" office:value="1069" table:style-name="ce37">
            <text:p>1 069</text:p>
          </table:table-cell>
          <table:table-cell office:value-type="float" office:value="25.230115647864054" table:style-name="ce38">
            <text:p>25,2<text:s text:c="5"/></text:p>
          </table:table-cell>
          <table:table-cell office:value-type="float" office:value="1807" table:style-name="ce37">
            <text:p>1 807</text:p>
          </table:table-cell>
          <table:table-cell office:value-type="float" office:value="23.673522861260317" table:style-name="ce38">
            <text:p>23,7<text:s text:c="5"/></text:p>
          </table:table-cell>
          <table:table-cell office:value-type="float" office:value="576" table:style-name="ce39">
            <text:p>+ 576</text:p>
          </table:table-cell>
          <table:table-cell office:value-type="float" office:value="53.882132834424702" table:style-name="ce40">
            <text:p>+53,9<text:s text:c="3"/></text:p>
          </table:table-cell>
          <table:table-cell office:value-type="float" office:value="-162" table:style-name="ce39">
            <text:p><text:s/>- 162</text:p>
          </table:table-cell>
          <table:table-cell office:value-type="float" office:value="-8.9651355838406186" table:style-name="ce40">
            <text:p>-9,0<text:s text:c="3"/></text:p>
          </table:table-cell>
          <table:table-cell table:style-name="ce90"/>
          <table:table-cell table:number-columns-repeated="2" table:style-name="ce60"/>
          <table:table-cell table:number-columns-repeated="16369"/>
        </table:table-row>
        <table:table-row table:style-name="ro28">
          <table:table-cell table:style-name="ce1"/>
          <table:table-cell office:value-type="string" table:style-name="ce173">
            <text:p>Indústrias extrativas</text:p>
          </table:table-cell>
          <table:table-cell office:value-type="float" office:value="3" table:style-name="ce44">
            <text:p><text:s/>3</text:p>
          </table:table-cell>
          <table:table-cell office:value-type="float" office:value="4.043126684636119E-2" table:style-name="ce45">
            <text:p>0,0<text:s text:c="5"/></text:p>
          </table:table-cell>
          <table:table-cell office:value-type="float" office:value="2" table:style-name="ce46">
            <text:p><text:s/>2</text:p>
          </table:table-cell>
          <table:table-cell office:value-type="float" office:value="4.7203209818267637E-2" table:style-name="ce47">
            <text:p>0,0<text:s text:c="5"/></text:p>
          </table:table-cell>
          <table:table-cell office:value-type="float" office:value="4" table:style-name="ce46">
            <text:p><text:s/>4</text:p>
          </table:table-cell>
          <table:table-cell office:value-type="float" office:value="5.2404035110703531E-2" table:style-name="ce47">
            <text:p>0,1<text:s text:c="5"/></text:p>
          </table:table-cell>
          <table:table-cell office:value-type="float" office:value="1" table:style-name="ce48">
            <text:p>+ 1</text:p>
          </table:table-cell>
          <table:table-cell office:value-type="float" office:value="50" table:style-name="ce49">
            <text:p>+50,0<text:s text:c="3"/></text:p>
          </table:table-cell>
          <table:table-cell office:value-type="float" office:value="-1" table:style-name="ce48">
            <text:p><text:s/>- 1</text:p>
          </table:table-cell>
          <table:table-cell office:value-type="float" office:value="-25" table:style-name="ce49">
            <text:p>-25,0<text:s text:c="3"/></text:p>
          </table:table-cell>
          <table:table-cell table:style-name="ce65"/>
          <table:table-cell table:number-columns-repeated="2" table:style-name="ce60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Indústrias alimentares das bebidas e do tabaco</text:p>
          </table:table-cell>
          <table:table-cell office:value-type="float" office:value="302" table:style-name="ce44">
            <text:p><text:s/>302</text:p>
          </table:table-cell>
          <table:table-cell office:value-type="float" office:value="4.0700808625336924" table:style-name="ce45">
            <text:p>4,1<text:s text:c="5"/></text:p>
          </table:table-cell>
          <table:table-cell office:value-type="float" office:value="178" table:style-name="ce46">
            <text:p><text:s/>178</text:p>
          </table:table-cell>
          <table:table-cell office:value-type="float" office:value="4.20108567382582" table:style-name="ce47">
            <text:p>4,2<text:s text:c="5"/></text:p>
          </table:table-cell>
          <table:table-cell office:value-type="float" office:value="311" table:style-name="ce46">
            <text:p><text:s/>311</text:p>
          </table:table-cell>
          <table:table-cell office:value-type="float" office:value="4.0744137298571994" table:style-name="ce47">
            <text:p>4,1<text:s text:c="5"/></text:p>
          </table:table-cell>
          <table:table-cell office:value-type="float" office:value="124" table:style-name="ce48">
            <text:p>+ 124</text:p>
          </table:table-cell>
          <table:table-cell office:value-type="float" office:value="69.662921348314612" table:style-name="ce49">
            <text:p>+69,7<text:s text:c="3"/></text:p>
          </table:table-cell>
          <table:table-cell office:value-type="float" office:value="-9" table:style-name="ce48">
            <text:p><text:s/>- 9</text:p>
          </table:table-cell>
          <table:table-cell office:value-type="float" office:value="-2.8938906752411575" table:style-name="ce49">
            <text:p>-2,9<text:s text:c="3"/></text:p>
          </table:table-cell>
          <table:table-cell table:style-name="ce59"/>
          <table:table-cell table:number-columns-repeated="2" table:style-name="ce60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Fabricação de têxteis</text:p>
          </table:table-cell>
          <table:table-cell office:value-type="float" office:value="81" table:style-name="ce44">
            <text:p><text:s/>81</text:p>
          </table:table-cell>
          <table:table-cell office:value-type="float" office:value="1.0916442048517521" table:style-name="ce62">
            <text:p>1,1<text:s text:c="5"/></text:p>
          </table:table-cell>
          <table:table-cell office:value-type="float" office:value="46" table:style-name="ce63">
            <text:p><text:s/>46</text:p>
          </table:table-cell>
          <table:table-cell office:value-type="float" office:value="1.0856738258201559" table:style-name="ce64">
            <text:p>1,1<text:s text:c="5"/></text:p>
          </table:table-cell>
          <table:table-cell office:value-type="float" office:value="71" table:style-name="ce46">
            <text:p><text:s/>71</text:p>
          </table:table-cell>
          <table:table-cell office:value-type="float" office:value="0.93017162321498759" table:style-name="ce64">
            <text:p>0,9<text:s text:c="5"/></text:p>
          </table:table-cell>
          <table:table-cell office:value-type="float" office:value="35" table:style-name="ce48">
            <text:p>+ 35</text:p>
          </table:table-cell>
          <table:table-cell office:value-type="float" office:value="76.08695652173914" table:style-name="ce49">
            <text:p>+76,1<text:s text:c="3"/></text:p>
          </table:table-cell>
          <table:table-cell office:value-type="float" office:value="10" table:style-name="ce48">
            <text:p>+ 10</text:p>
          </table:table-cell>
          <table:table-cell office:value-type="float" office:value="14.084507042253522" table:style-name="ce49">
            <text:p>+14,1<text:s text:c="3"/></text:p>
          </table:table-cell>
          <table:table-cell table:style-name="ce59"/>
          <table:table-cell table:number-columns-repeated="2" table:style-name="ce60"/>
          <table:table-cell table:number-columns-repeated="16369"/>
        </table:table-row>
        <table:table-row table:style-name="ro28">
          <table:table-cell/>
          <table:table-cell office:value-type="string" table:style-name="ce174">
            <text:p>Indústria do vestuário</text:p>
          </table:table-cell>
          <table:table-cell office:value-type="float" office:value="128" table:style-name="ce44">
            <text:p><text:s/>128</text:p>
          </table:table-cell>
          <table:table-cell office:value-type="float" office:value="1.725067385444744" table:style-name="ce62">
            <text:p>1,7<text:s text:c="5"/></text:p>
          </table:table-cell>
          <table:table-cell office:value-type="float" office:value="90" table:style-name="ce63">
            <text:p><text:s/>90</text:p>
          </table:table-cell>
          <table:table-cell office:value-type="float" office:value="2.1241444418220441" table:style-name="ce64">
            <text:p>2,1<text:s text:c="5"/></text:p>
          </table:table-cell>
          <table:table-cell office:value-type="float" office:value="200" table:style-name="ce46">
            <text:p><text:s/>200</text:p>
          </table:table-cell>
          <table:table-cell office:value-type="float" office:value="2.6202017555351764" table:style-name="ce64">
            <text:p>2,6<text:s text:c="5"/></text:p>
          </table:table-cell>
          <table:table-cell office:value-type="float" office:value="38" table:style-name="ce48">
            <text:p>+ 38</text:p>
          </table:table-cell>
          <table:table-cell office:value-type="float" office:value="42.222222222222221" table:style-name="ce49">
            <text:p>+42,2<text:s text:c="3"/></text:p>
          </table:table-cell>
          <table:table-cell office:value-type="float" office:value="-72" table:style-name="ce48">
            <text:p><text:s/>- 72</text:p>
          </table:table-cell>
          <table:table-cell office:value-type="float" office:value="-36" table:style-name="ce49">
            <text:p>-36,0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Indústria do couro e dos produtos do couro</text:p>
          </table:table-cell>
          <table:table-cell office:value-type="float" office:value="95" table:style-name="ce44">
            <text:p><text:s/>95</text:p>
          </table:table-cell>
          <table:table-cell office:value-type="float" office:value="1.2803234501347709" table:style-name="ce62">
            <text:p>1,3<text:s text:c="5"/></text:p>
          </table:table-cell>
          <table:table-cell office:value-type="float" office:value="54" table:style-name="ce63">
            <text:p><text:s/>54</text:p>
          </table:table-cell>
          <table:table-cell office:value-type="float" office:value="1.2744866650932263" table:style-name="ce64">
            <text:p>1,3<text:s text:c="5"/></text:p>
          </table:table-cell>
          <table:table-cell office:value-type="float" office:value="104" table:style-name="ce46">
            <text:p><text:s/>104</text:p>
          </table:table-cell>
          <table:table-cell office:value-type="float" office:value="1.3625049128782918" table:style-name="ce64">
            <text:p>1,4<text:s text:c="5"/></text:p>
          </table:table-cell>
          <table:table-cell office:value-type="float" office:value="41" table:style-name="ce48">
            <text:p>+ 41</text:p>
          </table:table-cell>
          <table:table-cell office:value-type="float" office:value="75.925925925925924" table:style-name="ce49">
            <text:p>+75,9<text:s text:c="3"/></text:p>
          </table:table-cell>
          <table:table-cell office:value-type="float" office:value="-9" table:style-name="ce48">
            <text:p><text:s/>- 9</text:p>
          </table:table-cell>
          <table:table-cell office:value-type="float" office:value="-8.6538461538461533" table:style-name="ce49">
            <text:p>-8,7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Indústria da madeira e da cortiça</text:p>
          </table:table-cell>
          <table:table-cell office:value-type="float" office:value="64" table:style-name="ce44">
            <text:p><text:s/>64</text:p>
          </table:table-cell>
          <table:table-cell office:value-type="float" office:value="0.86253369272237201" table:style-name="ce62">
            <text:p>0,9<text:s text:c="5"/></text:p>
          </table:table-cell>
          <table:table-cell office:value-type="float" office:value="29" table:style-name="ce63">
            <text:p><text:s/>29</text:p>
          </table:table-cell>
          <table:table-cell office:value-type="float" office:value="0.68444654236488078" table:style-name="ce64">
            <text:p>0,7<text:s text:c="5"/></text:p>
          </table:table-cell>
          <table:table-cell office:value-type="float" office:value="45" table:style-name="ce46">
            <text:p><text:s/>45</text:p>
          </table:table-cell>
          <table:table-cell office:value-type="float" office:value="0.5895453949954147" table:style-name="ce64">
            <text:p>0,6<text:s text:c="5"/></text:p>
          </table:table-cell>
          <table:table-cell office:value-type="float" office:value="35" table:style-name="ce48">
            <text:p>+ 35</text:p>
          </table:table-cell>
          <table:table-cell office:value-type="float" office:value="120.68965517241379" table:style-name="ce49">
            <text:p>+120,7<text:s text:c="3"/></text:p>
          </table:table-cell>
          <table:table-cell office:value-type="float" office:value="19" table:style-name="ce48">
            <text:p>+ 19</text:p>
          </table:table-cell>
          <table:table-cell office:value-type="float" office:value="42.222222222222221" table:style-name="ce49">
            <text:p>+42,2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Indústrias do papel, impressão e reprodução</text:p>
          </table:table-cell>
          <table:table-cell office:value-type="float" office:value="41" table:style-name="ce44">
            <text:p><text:s/>41</text:p>
          </table:table-cell>
          <table:table-cell office:value-type="float" office:value="0.55256064690026963" table:style-name="ce62">
            <text:p>0,6<text:s text:c="5"/></text:p>
          </table:table-cell>
          <table:table-cell office:value-type="float" office:value="16" table:style-name="ce63">
            <text:p><text:s/>16</text:p>
          </table:table-cell>
          <table:table-cell office:value-type="float" office:value="0.3776256785461411" table:style-name="ce64">
            <text:p>0,4<text:s text:c="5"/></text:p>
          </table:table-cell>
          <table:table-cell office:value-type="float" office:value="27" table:style-name="ce46">
            <text:p><text:s/>27</text:p>
          </table:table-cell>
          <table:table-cell office:value-type="float" office:value="0.35372723699724878" table:style-name="ce64">
            <text:p>0,4<text:s text:c="5"/></text:p>
          </table:table-cell>
          <table:table-cell office:value-type="float" office:value="25" table:style-name="ce48">
            <text:p>+ 25</text:p>
          </table:table-cell>
          <table:table-cell office:value-type="float" office:value="156.25" table:style-name="ce49">
            <text:p>+156,3<text:s text:c="3"/></text:p>
          </table:table-cell>
          <table:table-cell office:value-type="float" office:value="14" table:style-name="ce48">
            <text:p>+ 14</text:p>
          </table:table-cell>
          <table:table-cell office:value-type="float" office:value="51.851851851851848" table:style-name="ce49">
            <text:p>+51,9<text:s text:c="3"/></text:p>
          </table:table-cell>
          <table:table-cell table:style-name="ce65"/>
          <table:table-cell table:number-columns-repeated="2" table:style-name="ce59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Fab. produtos petrolíferos, químicos, farmacêuticos, borracha e plástico</text:p>
          </table:table-cell>
          <table:table-cell office:value-type="float" office:value="62" table:style-name="ce44">
            <text:p><text:s/>62</text:p>
          </table:table-cell>
          <table:table-cell office:value-type="float" office:value="0.83557951482479786" table:style-name="ce62">
            <text:p>0,8<text:s text:c="5"/></text:p>
          </table:table-cell>
          <table:table-cell office:value-type="float" office:value="36" table:style-name="ce63">
            <text:p><text:s/>36</text:p>
          </table:table-cell>
          <table:table-cell office:value-type="float" office:value="0.84965777672881759" table:style-name="ce64">
            <text:p>0,8<text:s text:c="5"/></text:p>
          </table:table-cell>
          <table:table-cell office:value-type="float" office:value="54" table:style-name="ce46">
            <text:p><text:s/>54</text:p>
          </table:table-cell>
          <table:table-cell office:value-type="float" office:value="0.70745447399449757" table:style-name="ce64">
            <text:p>0,7<text:s text:c="5"/></text:p>
          </table:table-cell>
          <table:table-cell office:value-type="float" office:value="26" table:style-name="ce48">
            <text:p>+ 26</text:p>
          </table:table-cell>
          <table:table-cell office:value-type="float" office:value="72.222222222222214" table:style-name="ce49">
            <text:p>+72,2<text:s text:c="3"/></text:p>
          </table:table-cell>
          <table:table-cell office:value-type="float" office:value="8" table:style-name="ce48">
            <text:p>+ 8</text:p>
          </table:table-cell>
          <table:table-cell office:value-type="float" office:value="14.814814814814813" table:style-name="ce49">
            <text:p>+14,8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Fabricação de outros produtos minerais não metálicos</text:p>
          </table:table-cell>
          <table:table-cell office:value-type="float" office:value="45" table:style-name="ce44">
            <text:p><text:s/>45</text:p>
          </table:table-cell>
          <table:table-cell office:value-type="float" office:value="0.60646900269541781" table:style-name="ce62">
            <text:p>0,6<text:s text:c="5"/></text:p>
          </table:table-cell>
          <table:table-cell office:value-type="float" office:value="26" table:style-name="ce63">
            <text:p><text:s/>26</text:p>
          </table:table-cell>
          <table:table-cell office:value-type="float" office:value="0.61364172763747937" table:style-name="ce64">
            <text:p>0,6<text:s text:c="5"/></text:p>
          </table:table-cell>
          <table:table-cell office:value-type="float" office:value="40" table:style-name="ce46">
            <text:p><text:s/>40</text:p>
          </table:table-cell>
          <table:table-cell office:value-type="float" office:value="0.52404035110703517" table:style-name="ce64">
            <text:p>0,5<text:s text:c="5"/></text:p>
          </table:table-cell>
          <table:table-cell office:value-type="float" office:value="19" table:style-name="ce48">
            <text:p>+ 19</text:p>
          </table:table-cell>
          <table:table-cell office:value-type="float" office:value="73.076923076923066" table:style-name="ce49">
            <text:p>+73,1<text:s text:c="3"/></text:p>
          </table:table-cell>
          <table:table-cell office:value-type="float" office:value="5" table:style-name="ce48">
            <text:p>+ 5</text:p>
          </table:table-cell>
          <table:table-cell office:value-type="float" office:value="12.5" table:style-name="ce49">
            <text:p>+12,5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Indústria metalúrgica de base e fab. produtos metálicos</text:p>
          </table:table-cell>
          <table:table-cell office:value-type="float" office:value="127" table:style-name="ce44">
            <text:p><text:s/>127</text:p>
          </table:table-cell>
          <table:table-cell office:value-type="float" office:value="1.7115902964959568" table:style-name="ce62">
            <text:p>1,7<text:s text:c="5"/></text:p>
          </table:table-cell>
          <table:table-cell office:value-type="float" office:value="96" table:style-name="ce63">
            <text:p><text:s/>96</text:p>
          </table:table-cell>
          <table:table-cell office:value-type="float" office:value="2.2657540712768469" table:style-name="ce64">
            <text:p>2,3<text:s text:c="5"/></text:p>
          </table:table-cell>
          <table:table-cell office:value-type="float" office:value="173" table:style-name="ce46">
            <text:p><text:s/>173</text:p>
          </table:table-cell>
          <table:table-cell office:value-type="float" office:value="2.2664745185379274" table:style-name="ce64">
            <text:p>2,3<text:s text:c="5"/></text:p>
          </table:table-cell>
          <table:table-cell office:value-type="float" office:value="31" table:style-name="ce48">
            <text:p>+ 31</text:p>
          </table:table-cell>
          <table:table-cell office:value-type="float" office:value="32.291666666666671" table:style-name="ce49">
            <text:p>+32,3<text:s text:c="3"/></text:p>
          </table:table-cell>
          <table:table-cell office:value-type="float" office:value="-46" table:style-name="ce48">
            <text:p><text:s/>- 46</text:p>
          </table:table-cell>
          <table:table-cell office:value-type="float" office:value="-26.589595375722542" table:style-name="ce49">
            <text:p>-26,6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Fab. equipamento informático, elétrico, máquinas e equipamentos n.e.</text:p>
          </table:table-cell>
          <table:table-cell office:value-type="float" office:value="79" table:style-name="ce44">
            <text:p><text:s/>79</text:p>
          </table:table-cell>
          <table:table-cell office:value-type="float" office:value="1.0646900269541779" table:style-name="ce62">
            <text:p>1,1<text:s text:c="5"/></text:p>
          </table:table-cell>
          <table:table-cell office:value-type="float" office:value="39" table:style-name="ce63">
            <text:p><text:s/>39</text:p>
          </table:table-cell>
          <table:table-cell office:value-type="float" office:value="0.92046259145621911" table:style-name="ce64">
            <text:p>0,9<text:s text:c="5"/></text:p>
          </table:table-cell>
          <table:table-cell office:value-type="float" office:value="62" table:style-name="ce46">
            <text:p><text:s/>62</text:p>
          </table:table-cell>
          <table:table-cell office:value-type="float" office:value="0.81226254421590471" table:style-name="ce64">
            <text:p>0,8<text:s text:c="5"/></text:p>
          </table:table-cell>
          <table:table-cell office:value-type="float" office:value="40" table:style-name="ce48">
            <text:p>+ 40</text:p>
          </table:table-cell>
          <table:table-cell office:value-type="float" office:value="102.56410256410255" table:style-name="ce49">
            <text:p>+102,6<text:s text:c="3"/></text:p>
          </table:table-cell>
          <table:table-cell office:value-type="float" office:value="17" table:style-name="ce48">
            <text:p>+ 17</text:p>
          </table:table-cell>
          <table:table-cell office:value-type="float" office:value="27.419354838709676" table:style-name="ce49">
            <text:p>+27,4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Fab. veículos automóveis, componentes e outro equipa. de transporte</text:p>
          </table:table-cell>
          <table:table-cell office:value-type="float" office:value="63" table:style-name="ce44">
            <text:p><text:s/>63</text:p>
          </table:table-cell>
          <table:table-cell office:value-type="float" office:value="0.84905660377358494" table:style-name="ce62">
            <text:p>0,8<text:s text:c="5"/></text:p>
          </table:table-cell>
          <table:table-cell office:value-type="float" office:value="81" table:style-name="ce63">
            <text:p><text:s/>81</text:p>
          </table:table-cell>
          <table:table-cell office:value-type="float" office:value="1.9117299976398394" table:style-name="ce64">
            <text:p>1,9<text:s text:c="5"/></text:p>
          </table:table-cell>
          <table:table-cell office:value-type="float" office:value="141" table:style-name="ce46">
            <text:p><text:s/>141</text:p>
          </table:table-cell>
          <table:table-cell office:value-type="float" office:value="1.8472422376522992" table:style-name="ce64">
            <text:p>1,8<text:s text:c="5"/></text:p>
          </table:table-cell>
          <table:table-cell office:value-type="float" office:value="-18" table:style-name="ce48">
            <text:p><text:s/>- 18</text:p>
          </table:table-cell>
          <table:table-cell office:value-type="float" office:value="-22.222222222222221" table:style-name="ce49">
            <text:p>-22,2<text:s text:c="3"/></text:p>
          </table:table-cell>
          <table:table-cell office:value-type="float" office:value="-78" table:style-name="ce48">
            <text:p><text:s/>- 78</text:p>
          </table:table-cell>
          <table:table-cell office:value-type="float" office:value="-55.319148936170215" table:style-name="ce49">
            <text:p>-55,3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Fab. mobiliário, repar. instal. máq. e equipa. e outras ind. transformadoras</text:p>
          </table:table-cell>
          <table:table-cell office:value-type="float" office:value="127" table:style-name="ce44">
            <text:p><text:s/>127</text:p>
          </table:table-cell>
          <table:table-cell office:value-type="float" office:value="1.7115902964959568" table:style-name="ce62">
            <text:p>1,7<text:s text:c="5"/></text:p>
          </table:table-cell>
          <table:table-cell office:value-type="float" office:value="71" table:style-name="ce63">
            <text:p><text:s/>71</text:p>
          </table:table-cell>
          <table:table-cell office:value-type="float" office:value="1.6757139485485013" table:style-name="ce64">
            <text:p>1,7<text:s text:c="5"/></text:p>
          </table:table-cell>
          <table:table-cell office:value-type="float" office:value="90" table:style-name="ce46">
            <text:p><text:s/>90</text:p>
          </table:table-cell>
          <table:table-cell office:value-type="float" office:value="1.1790907899908294" table:style-name="ce64">
            <text:p>1,2<text:s text:c="5"/></text:p>
          </table:table-cell>
          <table:table-cell office:value-type="float" office:value="56" table:style-name="ce48">
            <text:p>+ 56</text:p>
          </table:table-cell>
          <table:table-cell office:value-type="float" office:value="78.873239436619713" table:style-name="ce49">
            <text:p>+78,9<text:s text:c="3"/></text:p>
          </table:table-cell>
          <table:table-cell office:value-type="float" office:value="37" table:style-name="ce48">
            <text:p>+ 37</text:p>
          </table:table-cell>
          <table:table-cell office:value-type="float" office:value="41.111111111111107" table:style-name="ce49">
            <text:p>+41,1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Eletricidade, gás e água, saneamento, resíduos e despoluição</text:p>
          </table:table-cell>
          <table:table-cell office:value-type="float" office:value="32" table:style-name="ce44">
            <text:p><text:s/>32</text:p>
          </table:table-cell>
          <table:table-cell office:value-type="float" office:value="0.43126684636118601" table:style-name="ce62">
            <text:p>0,4<text:s text:c="5"/></text:p>
          </table:table-cell>
          <table:table-cell office:value-type="float" office:value="66" table:style-name="ce63">
            <text:p><text:s/>66</text:p>
          </table:table-cell>
          <table:table-cell office:value-type="float" office:value="1.5577059240028324" table:style-name="ce64">
            <text:p>1,6<text:s text:c="5"/></text:p>
          </table:table-cell>
          <table:table-cell office:value-type="float" office:value="41" table:style-name="ce46">
            <text:p><text:s/>41</text:p>
          </table:table-cell>
          <table:table-cell office:value-type="float" office:value="0.53714135988471112" table:style-name="ce64">
            <text:p>0,5<text:s text:c="5"/></text:p>
          </table:table-cell>
          <table:table-cell office:value-type="float" office:value="-34" table:style-name="ce48">
            <text:p><text:s/>- 34</text:p>
          </table:table-cell>
          <table:table-cell office:value-type="float" office:value="-51.515151515151516" table:style-name="ce49">
            <text:p>-51,5<text:s text:c="3"/></text:p>
          </table:table-cell>
          <table:table-cell office:value-type="float" office:value="-9" table:style-name="ce48">
            <text:p><text:s/>- 9</text:p>
          </table:table-cell>
          <table:table-cell office:value-type="float" office:value="-21.951219512195124" table:style-name="ce49">
            <text:p>-22,0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Construção</text:p>
          </table:table-cell>
          <table:table-cell office:value-type="float" office:value="396" table:style-name="ce44">
            <text:p><text:s/>396</text:p>
          </table:table-cell>
          <table:table-cell office:value-type="float" office:value="5.3369272237196768" table:style-name="ce62">
            <text:p>5,3<text:s text:c="5"/></text:p>
          </table:table-cell>
          <table:table-cell office:value-type="float" office:value="239" table:style-name="ce63">
            <text:p><text:s/>239</text:p>
          </table:table-cell>
          <table:table-cell office:value-type="float" office:value="5.6407835732829836" table:style-name="ce64">
            <text:p>5,6<text:s text:c="5"/></text:p>
          </table:table-cell>
          <table:table-cell office:value-type="float" office:value="444" table:style-name="ce46">
            <text:p><text:s/>444</text:p>
          </table:table-cell>
          <table:table-cell office:value-type="float" office:value="5.816847897288091" table:style-name="ce64">
            <text:p>5,8<text:s text:c="5"/></text:p>
          </table:table-cell>
          <table:table-cell office:value-type="float" office:value="157" table:style-name="ce48">
            <text:p>+ 157</text:p>
          </table:table-cell>
          <table:table-cell office:value-type="float" office:value="65.690376569037653" table:style-name="ce49">
            <text:p>+65,7<text:s text:c="3"/></text:p>
          </table:table-cell>
          <table:table-cell office:value-type="float" office:value="-48" table:style-name="ce48">
            <text:p><text:s/>- 48</text:p>
          </table:table-cell>
          <table:table-cell office:value-type="float" office:value="-10.810810810810811" table:style-name="ce49">
            <text:p>-10,8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office:value-type="string" table:style-name="ce171">
            <text:p>Serviços</text:p>
          </table:table-cell>
          <table:table-cell office:value-type="float" office:value="5268" table:style-name="ce55">
            <text:p>5 268</text:p>
          </table:table-cell>
          <table:table-cell office:value-type="float" office:value="70.997304582210248" table:style-name="ce56">
            <text:p>71,0<text:s text:c="5"/></text:p>
          </table:table-cell>
          <table:table-cell office:value-type="float" office:value="3032" table:style-name="ce57">
            <text:p>3 032</text:p>
          </table:table-cell>
          <table:table-cell office:value-type="float" office:value="71.560066084493741" table:style-name="ce58">
            <text:p>71,6<text:s text:c="5"/></text:p>
          </table:table-cell>
          <table:table-cell office:value-type="float" office:value="5412" table:style-name="ce57">
            <text:p>5 412</text:p>
          </table:table-cell>
          <table:table-cell office:value-type="float" office:value="70.902659504781866" table:style-name="ce58">
            <text:p>70,9<text:s text:c="5"/></text:p>
          </table:table-cell>
          <table:table-cell office:value-type="float" office:value="2236" table:style-name="ce39">
            <text:p>+2 236</text:p>
          </table:table-cell>
          <table:table-cell office:value-type="float" office:value="73.746701846965706" table:style-name="ce40">
            <text:p>+73,7<text:s text:c="3"/></text:p>
          </table:table-cell>
          <table:table-cell office:value-type="float" office:value="-144" table:style-name="ce39">
            <text:p><text:s/>- 144</text:p>
          </table:table-cell>
          <table:table-cell office:value-type="float" office:value="-2.6607538802660753" table:style-name="ce40">
            <text:p>-2,7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Comércio, manut. repar. de veículos automóveis e motociclos</text:p>
          </table:table-cell>
          <table:table-cell office:value-type="float" office:value="78" table:style-name="ce44">
            <text:p><text:s/>78</text:p>
          </table:table-cell>
          <table:table-cell office:value-type="float" office:value="1.051212938005391" table:style-name="ce62">
            <text:p>1,1<text:s text:c="5"/></text:p>
          </table:table-cell>
          <table:table-cell office:value-type="float" office:value="61" table:style-name="ce63">
            <text:p><text:s/>61</text:p>
          </table:table-cell>
          <table:table-cell office:value-type="float" office:value="1.4396978994571632" table:style-name="ce64">
            <text:p>1,4<text:s text:c="5"/></text:p>
          </table:table-cell>
          <table:table-cell office:value-type="float" office:value="112" table:style-name="ce63">
            <text:p><text:s/>112</text:p>
          </table:table-cell>
          <table:table-cell office:value-type="float" office:value="1.4673129830996987" table:style-name="ce64">
            <text:p>1,5<text:s text:c="5"/></text:p>
          </table:table-cell>
          <table:table-cell office:value-type="float" office:value="17" table:style-name="ce48">
            <text:p>+ 17</text:p>
          </table:table-cell>
          <table:table-cell office:value-type="float" office:value="27.868852459016392" table:style-name="ce49">
            <text:p>+27,9<text:s text:c="3"/></text:p>
          </table:table-cell>
          <table:table-cell office:value-type="float" office:value="-34" table:style-name="ce48">
            <text:p><text:s/>- 34</text:p>
          </table:table-cell>
          <table:table-cell office:value-type="float" office:value="-30.357142857142854" table:style-name="ce49">
            <text:p>-30,4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Comércio por grosso e a retalho</text:p>
          </table:table-cell>
          <table:table-cell office:value-type="float" office:value="683" table:style-name="ce44">
            <text:p><text:s/>683</text:p>
          </table:table-cell>
          <table:table-cell office:value-type="float" office:value="9.2048517520215629" table:style-name="ce62">
            <text:p>9,2<text:s text:c="5"/></text:p>
          </table:table-cell>
          <table:table-cell office:value-type="float" office:value="605" table:style-name="ce63">
            <text:p><text:s/>605</text:p>
          </table:table-cell>
          <table:table-cell office:value-type="float" office:value="14.278970970025961" table:style-name="ce64">
            <text:p>14,3<text:s text:c="5"/></text:p>
          </table:table-cell>
          <table:table-cell office:value-type="float" office:value="726" table:style-name="ce63">
            <text:p><text:s/>726</text:p>
          </table:table-cell>
          <table:table-cell office:value-type="float" office:value="9.5113323725926904" table:style-name="ce64">
            <text:p>9,5<text:s text:c="5"/></text:p>
          </table:table-cell>
          <table:table-cell office:value-type="float" office:value="78" table:style-name="ce48">
            <text:p>+ 78</text:p>
          </table:table-cell>
          <table:table-cell office:value-type="float" office:value="12.892561983471074" table:style-name="ce49">
            <text:p>+12,9<text:s text:c="3"/></text:p>
          </table:table-cell>
          <table:table-cell office:value-type="float" office:value="-43" table:style-name="ce48">
            <text:p><text:s/>- 43</text:p>
          </table:table-cell>
          <table:table-cell office:value-type="float" office:value="-5.9228650137741052" table:style-name="ce49">
            <text:p>-5,9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Transportes e armazenagem</text:p>
          </table:table-cell>
          <table:table-cell office:value-type="float" office:value="101" table:style-name="ce44">
            <text:p><text:s/>101</text:p>
          </table:table-cell>
          <table:table-cell office:value-type="float" office:value="1.3611859838274933" table:style-name="ce62">
            <text:p>1,4<text:s text:c="5"/></text:p>
          </table:table-cell>
          <table:table-cell office:value-type="float" office:value="68" table:style-name="ce63">
            <text:p><text:s/>68</text:p>
          </table:table-cell>
          <table:table-cell office:value-type="float" office:value="1.6049091338210999" table:style-name="ce64">
            <text:p>1,6<text:s text:c="5"/></text:p>
          </table:table-cell>
          <table:table-cell office:value-type="float" office:value="104" table:style-name="ce63">
            <text:p><text:s/>104</text:p>
          </table:table-cell>
          <table:table-cell office:value-type="float" office:value="1.3625049128782918" table:style-name="ce64">
            <text:p>1,4<text:s text:c="5"/></text:p>
          </table:table-cell>
          <table:table-cell office:value-type="float" office:value="33" table:style-name="ce48">
            <text:p>+ 33</text:p>
          </table:table-cell>
          <table:table-cell office:value-type="float" office:value="48.529411764705884" table:style-name="ce49">
            <text:p>+48,5<text:s text:c="3"/></text:p>
          </table:table-cell>
          <table:table-cell office:value-type="float" office:value="-3" table:style-name="ce48">
            <text:p><text:s/>- 3</text:p>
          </table:table-cell>
          <table:table-cell office:value-type="float" office:value="-2.8846153846153846" table:style-name="ce49">
            <text:p>-2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73">
            <text:p>Alojamento, restauração e similares</text:p>
          </table:table-cell>
          <table:table-cell office:value-type="float" office:value="439" table:style-name="ce44">
            <text:p><text:s/>439</text:p>
          </table:table-cell>
          <table:table-cell office:value-type="float" office:value="5.9164420485175198" table:style-name="ce62">
            <text:p>5,9<text:s text:c="5"/></text:p>
          </table:table-cell>
          <table:table-cell office:value-type="float" office:value="264" table:style-name="ce63">
            <text:p><text:s/>264</text:p>
          </table:table-cell>
          <table:table-cell office:value-type="float" office:value="6.2308236960113295" table:style-name="ce64">
            <text:p>6,2<text:s text:c="5"/></text:p>
          </table:table-cell>
          <table:table-cell office:value-type="float" office:value="467" table:style-name="ce63">
            <text:p><text:s/>467</text:p>
          </table:table-cell>
          <table:table-cell office:value-type="float" office:value="6.1181710991746368" table:style-name="ce64">
            <text:p>6,1<text:s text:c="5"/></text:p>
          </table:table-cell>
          <table:table-cell office:value-type="float" office:value="175" table:style-name="ce48">
            <text:p>+ 175</text:p>
          </table:table-cell>
          <table:table-cell office:value-type="float" office:value="66.287878787878782" table:style-name="ce49">
            <text:p>+66,3<text:s text:c="3"/></text:p>
          </table:table-cell>
          <table:table-cell office:value-type="float" office:value="-28" table:style-name="ce48">
            <text:p><text:s/>- 28</text:p>
          </table:table-cell>
          <table:table-cell office:value-type="float" office:value="-5.9957173447537473" table:style-name="ce49">
            <text:p>-6,0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Atividades de informação e de comunicação</text:p>
          </table:table-cell>
          <table:table-cell office:value-type="float" office:value="91" table:style-name="ce44">
            <text:p><text:s/>91</text:p>
          </table:table-cell>
          <table:table-cell office:value-type="float" office:value="1.2264150943396228" table:style-name="ce62">
            <text:p>1,2<text:s text:c="5"/></text:p>
          </table:table-cell>
          <table:table-cell office:value-type="float" office:value="95" table:style-name="ce63">
            <text:p><text:s/>95</text:p>
          </table:table-cell>
          <table:table-cell office:value-type="float" office:value="2.2421524663677128" table:style-name="ce64">
            <text:p>2,2<text:s text:c="5"/></text:p>
          </table:table-cell>
          <table:table-cell office:value-type="float" office:value="99" table:style-name="ce63">
            <text:p><text:s/>99</text:p>
          </table:table-cell>
          <table:table-cell office:value-type="float" office:value="1.2969998689899123" table:style-name="ce64">
            <text:p>1,3<text:s text:c="5"/></text:p>
          </table:table-cell>
          <table:table-cell office:value-type="float" office:value="-4" table:style-name="ce48">
            <text:p><text:s/>- 4</text:p>
          </table:table-cell>
          <table:table-cell office:value-type="float" office:value="-4.2105263157894735" table:style-name="ce49">
            <text:p>-4,2<text:s text:c="3"/></text:p>
          </table:table-cell>
          <table:table-cell office:value-type="float" office:value="-8" table:style-name="ce48">
            <text:p><text:s/>- 8</text:p>
          </table:table-cell>
          <table:table-cell office:value-type="float" office:value="-8.0808080808080813" table:style-name="ce49">
            <text:p>-8,1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Atividades financeiras e de seguros</text:p>
          </table:table-cell>
          <table:table-cell office:value-type="float" office:value="34" table:style-name="ce44">
            <text:p><text:s/>34</text:p>
          </table:table-cell>
          <table:table-cell office:value-type="float" office:value="0.4582210242587601" table:style-name="ce62">
            <text:p>0,5<text:s text:c="5"/></text:p>
          </table:table-cell>
          <table:table-cell office:value-type="float" office:value="17" table:style-name="ce63">
            <text:p><text:s/>17</text:p>
          </table:table-cell>
          <table:table-cell office:value-type="float" office:value="0.40122728345527497" table:style-name="ce64">
            <text:p>0,4<text:s text:c="5"/></text:p>
          </table:table-cell>
          <table:table-cell office:value-type="float" office:value="11" table:style-name="ce63">
            <text:p><text:s/>11</text:p>
          </table:table-cell>
          <table:table-cell office:value-type="float" office:value="0.14411109655443469" table:style-name="ce64">
            <text:p>0,1<text:s text:c="5"/></text:p>
          </table:table-cell>
          <table:table-cell office:value-type="float" office:value="17" table:style-name="ce48">
            <text:p>+ 17</text:p>
          </table:table-cell>
          <table:table-cell office:value-type="float" office:value="100" table:style-name="ce49">
            <text:p>+100,0<text:s text:c="3"/></text:p>
          </table:table-cell>
          <table:table-cell office:value-type="float" office:value="23" table:style-name="ce48">
            <text:p>+ 23</text:p>
          </table:table-cell>
          <table:table-cell office:value-type="float" office:value="209.09090909090909" table:style-name="ce49">
            <text:p>+209,1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Atividades imobiliárias, administrativas e dos serviços de apoio</text:p>
          </table:table-cell>
          <table:table-cell office:value-type="float" office:value="2828" table:style-name="ce44">
            <text:p>2 828</text:p>
          </table:table-cell>
          <table:table-cell office:value-type="float" office:value="38.113207547169814" table:style-name="ce62">
            <text:p>38,1<text:s text:c="5"/></text:p>
          </table:table-cell>
          <table:table-cell office:value-type="float" office:value="1140" table:style-name="ce63">
            <text:p>1 140</text:p>
          </table:table-cell>
          <table:table-cell office:value-type="float" office:value="26.905829596412556" table:style-name="ce64">
            <text:p>26,9<text:s text:c="5"/></text:p>
          </table:table-cell>
          <table:table-cell office:value-type="float" office:value="2945" table:style-name="ce63">
            <text:p>2 945</text:p>
          </table:table-cell>
          <table:table-cell office:value-type="float" office:value="38.582470850255469" table:style-name="ce64">
            <text:p>38,6<text:s text:c="5"/></text:p>
          </table:table-cell>
          <table:table-cell office:value-type="float" office:value="1688" table:style-name="ce48">
            <text:p>+1 688</text:p>
          </table:table-cell>
          <table:table-cell office:value-type="float" office:value="148.07017543859649" table:style-name="ce49">
            <text:p>+148,1<text:s text:c="3"/></text:p>
          </table:table-cell>
          <table:table-cell office:value-type="float" office:value="-117" table:style-name="ce48">
            <text:p><text:s/>- 117</text:p>
          </table:table-cell>
          <table:table-cell office:value-type="float" office:value="-3.9728353140916806" table:style-name="ce49">
            <text:p>-4,0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Atividades de consultoria, científicas, técnicas e similares</text:p>
          </table:table-cell>
          <table:table-cell office:value-type="float" office:value="354" table:style-name="ce44">
            <text:p><text:s/>354</text:p>
          </table:table-cell>
          <table:table-cell office:value-type="float" office:value="4.7708894878706198" table:style-name="ce62">
            <text:p>4,8<text:s text:c="5"/></text:p>
          </table:table-cell>
          <table:table-cell office:value-type="float" office:value="209" table:style-name="ce63">
            <text:p><text:s/>209</text:p>
          </table:table-cell>
          <table:table-cell office:value-type="float" office:value="4.9327354260089686" table:style-name="ce64">
            <text:p>4,9<text:s text:c="5"/></text:p>
          </table:table-cell>
          <table:table-cell office:value-type="float" office:value="289" table:style-name="ce63">
            <text:p><text:s/>289</text:p>
          </table:table-cell>
          <table:table-cell office:value-type="float" office:value="3.7861915367483299" table:style-name="ce64">
            <text:p>3,8<text:s text:c="5"/></text:p>
          </table:table-cell>
          <table:table-cell office:value-type="float" office:value="145" table:style-name="ce48">
            <text:p>+ 145</text:p>
          </table:table-cell>
          <table:table-cell office:value-type="float" office:value="69.377990430622006" table:style-name="ce49">
            <text:p>+69,4<text:s text:c="3"/></text:p>
          </table:table-cell>
          <table:table-cell office:value-type="float" office:value="65" table:style-name="ce48">
            <text:p>+ 65</text:p>
          </table:table-cell>
          <table:table-cell office:value-type="float" office:value="22.491349480968857" table:style-name="ce49">
            <text:p>+22,5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Admin. pública, educação, atividades de saúde e apoio social</text:p>
          </table:table-cell>
          <table:table-cell office:value-type="float" office:value="518" table:style-name="ce44">
            <text:p><text:s/>518</text:p>
          </table:table-cell>
          <table:table-cell office:value-type="float" office:value="6.9811320754716979" table:style-name="ce62">
            <text:p>7,0<text:s text:c="5"/></text:p>
          </table:table-cell>
          <table:table-cell office:value-type="float" office:value="413" table:style-name="ce63">
            <text:p><text:s/>413</text:p>
          </table:table-cell>
          <table:table-cell office:value-type="float" office:value="9.747462827472269" table:style-name="ce64">
            <text:p>9,7<text:s text:c="5"/></text:p>
          </table:table-cell>
          <table:table-cell office:value-type="float" office:value="506" table:style-name="ce63">
            <text:p><text:s/>506</text:p>
          </table:table-cell>
          <table:table-cell office:value-type="float" office:value="6.6291104415039968" table:style-name="ce64">
            <text:p>6,6<text:s text:c="5"/></text:p>
          </table:table-cell>
          <table:table-cell office:value-type="float" office:value="105" table:style-name="ce48">
            <text:p>+ 105</text:p>
          </table:table-cell>
          <table:table-cell office:value-type="float" office:value="25.423728813559322" table:style-name="ce49">
            <text:p>+25,4<text:s text:c="3"/></text:p>
          </table:table-cell>
          <table:table-cell office:value-type="float" office:value="12" table:style-name="ce48">
            <text:p>+ 12</text:p>
          </table:table-cell>
          <table:table-cell office:value-type="float" office:value="2.3715415019762842" table:style-name="ce49">
            <text:p>+2,4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Outras atividades de serviços</text:p>
          </table:table-cell>
          <table:table-cell office:value-type="float" office:value="142" table:style-name="ce44">
            <text:p><text:s/>142</text:p>
          </table:table-cell>
          <table:table-cell office:value-type="float" office:value="1.9137466307277629" table:style-name="ce62">
            <text:p>1,9<text:s text:c="5"/></text:p>
          </table:table-cell>
          <table:table-cell office:value-type="float" office:value="160" table:style-name="ce63">
            <text:p><text:s/>160</text:p>
          </table:table-cell>
          <table:table-cell office:value-type="float" office:value="3.7762567854614111" table:style-name="ce64">
            <text:p>3,8<text:s text:c="5"/></text:p>
          </table:table-cell>
          <table:table-cell office:value-type="float" office:value="153" table:style-name="ce63">
            <text:p><text:s/>153</text:p>
          </table:table-cell>
          <table:table-cell office:value-type="float" office:value="2.0044543429844097" table:style-name="ce64">
            <text:p>2,0<text:s text:c="5"/></text:p>
          </table:table-cell>
          <table:table-cell office:value-type="float" office:value="-18" table:style-name="ce48">
            <text:p><text:s/>- 18</text:p>
          </table:table-cell>
          <table:table-cell office:value-type="float" office:value="-11.25" table:style-name="ce49">
            <text:p>-11,3<text:s text:c="3"/></text:p>
          </table:table-cell>
          <table:table-cell office:value-type="float" office:value="-11" table:style-name="ce48">
            <text:p><text:s/>- 11</text:p>
          </table:table-cell>
          <table:table-cell office:value-type="float" office:value="-7.18954248366013" table:style-name="ce49">
            <text:p>-7,2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Sem classificação</text:p>
          </table:table-cell>
          <table:table-cell office:value-type="float" office:value="0" table:style-name="ce44">
            <text:p><text:s/>0</text:p>
          </table:table-cell>
          <table:table-cell office:value-type="float" office:value="0" table:style-name="ce62">
            <text:p>0,0<text:s text:c="5"/></text:p>
          </table:table-cell>
          <table:table-cell office:value-type="float" office:value="0" table:style-name="ce63">
            <text:p><text:s/>0</text:p>
          </table:table-cell>
          <table:table-cell office:value-type="float" office:value="0" table:style-name="ce64">
            <text:p>0,0<text:s text:c="5"/></text:p>
          </table:table-cell>
          <table:table-cell office:value-type="float" office:value="1" table:style-name="ce63">
            <text:p><text:s/>1</text:p>
          </table:table-cell>
          <table:table-cell office:value-type="float" office:value="1.3101008777675883E-2" table:style-name="ce64">
            <text:p>0,0<text:s text:c="5"/></text:p>
          </table:table-cell>
          <table:table-cell office:value-type="float" office:value="0" table:style-name="ce48">
            <text:p>+ 0</text:p>
          </table:table-cell>
          <table:table-cell office:value-type="float" office:value="0" table:formula="of:=#DIV/0!" table:style-name="ce49">
            <text:p>#DIV/0!</text:p>
          </table:table-cell>
          <table:table-cell office:value-type="float" office:value="-1" table:style-name="ce48">
            <text:p><text:s/>- 1</text:p>
          </table:table-cell>
          <table:table-cell office:value-type="float" office:value="-100" table:style-name="ce49">
            <text:p>-100,0<text:s text:c="3"/></text:p>
          </table:table-cell>
          <table:table-cell table:number-columns-repeated="16372"/>
        </table:table-row>
        <table:table-row table:style-name="ro10">
          <table:table-cell/>
          <table:table-cell table:style-name="ce175"/>
          <table:table-cell table:style-name="ce176"/>
          <table:table-cell table:style-name="ce177"/>
          <table:table-cell table:style-name="ce178"/>
          <table:table-cell table:style-name="ce179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181"/>
          <table:table-cell table:number-columns-repeated="16372"/>
        </table:table-row>
        <table:table-row table:style-name="ro1">
          <table:table-cell/>
          <table:table-cell office:value-type="string" table:style-name="ce76">
            <text:p><text:s text:c="4"/>(1) - Mês homólogo do ano anterior</text:p>
          </table:table-cell>
          <table:table-cell table:number-columns-repeated="7" table:style-name="ce1"/>
          <table:table-cell table:style-name="ce163"/>
          <table:table-cell table:style-name="ce162"/>
          <table:table-cell table:style-name="ce16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182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2" table:style-name="ce1"/>
          <table:table-cell table:number-columns-repeated="3" table:style-name="ce3"/>
          <table:table-cell table:number-columns-repeated="16369"/>
        </table:table-row>
        <table:table-row table:style-name="ro3">
          <table:table-cell table:style-name="ce200"/>
          <table:table-cell table:number-columns-repeated="16383" table:style-name="ce1"/>
        </table:table-row>
        <table:table-row table:style-name="ro1">
          <table:table-cell table:number-columns-repeated="12" table:style-name="ce1"/>
          <table:table-cell table:number-columns-repeated="3" table:style-name="ce3"/>
          <table:table-cell table:number-columns-repeated="16369"/>
        </table:table-row>
        <table:table-row table:number-rows-repeated="2" table:style-name="ro16">
          <table:table-cell table:number-columns-repeated="12" table:style-name="ce1"/>
          <table:table-cell table:number-columns-repeated="3" table:style-name="ce14"/>
          <table:table-cell table:number-columns-repeated="16369"/>
        </table:table-row>
        <table:table-row table:number-rows-repeated="2" table:style-name="ro16">
          <table:table-cell table:number-columns-repeated="12" table:style-name="ce1"/>
          <table:table-cell table:number-columns-repeated="3" table:style-name="ce28"/>
          <table:table-cell table:number-columns-repeated="16369"/>
        </table:table-row>
        <table:table-row table:number-rows-repeated="2" table:style-name="ro5">
          <table:table-cell table:number-columns-repeated="12" table:style-name="ce1"/>
          <table:table-cell table:style-name="ce90"/>
          <table:table-cell table:number-columns-repeated="2" table:style-name="ce60"/>
          <table:table-cell table:number-columns-repeated="16369"/>
        </table:table-row>
        <table:table-row table:style-name="ro5">
          <table:table-cell table:number-columns-repeated="12" table:style-name="ce1"/>
          <table:table-cell table:style-name="ce65"/>
          <table:table-cell table:number-columns-repeated="2" table:style-name="ce60"/>
          <table:table-cell table:number-columns-repeated="16369"/>
        </table:table-row>
        <table:table-row table:number-rows-repeated="2" table:style-name="ro5">
          <table:table-cell table:number-columns-repeated="12" table:style-name="ce1"/>
          <table:table-cell table:style-name="ce59"/>
          <table:table-cell table:number-columns-repeated="2" table:style-name="ce60"/>
          <table:table-cell table:number-columns-repeated="16369"/>
        </table:table-row>
        <table:table-row table:style-name="ro5">
          <table:table-cell table:number-columns-repeated="12" table:style-name="ce1"/>
          <table:table-cell table:number-columns-repeated="3" table:style-name="ce59"/>
          <table:table-cell table:number-columns-repeated="16369"/>
        </table:table-row>
        <table:table-row table:number-rows-repeated="2" table:style-name="ro5">
          <table:table-cell table:number-columns-repeated="12"/>
          <table:table-cell table:number-columns-repeated="3" table:style-name="ce59"/>
          <table:table-cell table:number-columns-repeated="16369"/>
        </table:table-row>
        <table:table-row table:style-name="ro5">
          <table:table-cell table:number-columns-repeated="12"/>
          <table:table-cell table:style-name="ce65"/>
          <table:table-cell table:number-columns-repeated="2" table:style-name="ce59"/>
          <table:table-cell table:number-columns-repeated="16369"/>
        </table:table-row>
        <table:table-row table:number-rows-repeated="3" table:style-name="ro5">
          <table:table-cell table:number-columns-repeated="12"/>
          <table:table-cell table:number-columns-repeated="16372" table:style-name="ce1"/>
        </table:table-row>
        <table:table-row table:style-name="ro20">
          <table:table-cell table:number-columns-repeated="12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 table:number-columns-repeated="12"/>
          <table:table-cell table:number-columns-repeated="16372" table:style-name="ce1"/>
        </table:table-row>
        <table:table-row table:number-rows-repeated="1048502" table:style-name="ro1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q1.$A$1"/>
        </table:named-expressions>
      </table:table>
      <table:named-expressions>
        <table:named-expression table:name="Desemprego_registado" table:expression="of:=[.#REF!]" table:base-cell-address="q1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  <table:database-range table:target-range-address="q10.R14:q10.T39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37">
      <number:number number:decimal-places="1" number:min-integer-digits="1"/>
      <number:text>     </number:text>
    </number:number-style>
    <number:number-style style:name="N38">
      <number:number number:decimal-places="0" number:min-integer-digits="1">
        <number:embedded-text number:position="3"> </number:embedded-text>
      </number:number>
    </number:number-style>
    <number:number-style style:name="N39P0">
      <number:text>+</number:text>
      <number:number number:decimal-places="0" number:min-integer-digits="1">
        <number:embedded-text number:position="3"> </number:embedded-text>
      </number:number>
    </number:number-style>
    <number:number-style style:name="N39">
      <number:text> -</number:text>
      <number:number number:decimal-places="0" number:min-integer-digits="1">
        <number:embedded-text number:position="3"> </number:embedded-text>
      </number:number>
      <style:map style:condition="value()&gt;=0" style:apply-style-name="N39P0"/>
    </number:number-style>
    <number:number-style style:name="N40P0">
      <number:text>+</number:text>
      <number:number number:decimal-places="1" number:min-integer-digits="1"/>
      <number:text>   </number:text>
    </number:number-style>
    <number:number-style style:name="N40">
      <number:text>-</number:text>
      <number:number number:decimal-places="1" number:min-integer-digits="1"/>
      <number:text>   </number:text>
      <style:map style:condition="value()&gt;=0" style:apply-style-name="N40P0"/>
    </number:number-style>
    <number:date-style style:name="N41">
      <number:month number:textual="true"/>
      <number:text>-</number:text>
      <number:year/>
    </number:date-style>
    <number:number-style style:name="N42">
      <number:number number:decimal-places="1" number:min-integer-digits="1"/>
    </number:number-style>
    <number:number-style style:name="N43">
      <number:number number:decimal-places="1" number:min-integer-digits="1"/>
      <number:text>    </number:text>
    </number:number-style>
    <number:currency-style style:name="N44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4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4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Euro" style:family="table-cell" style:data-style-name="N44"/>
    <style:style style:name="Euro_32_2" style:display-name="Euro 2" style:family="table-cell" style:data-style-name="N44"/>
    <style:style style:name="Euro_32_2_32_2" style:display-name="Euro 2 2" style:family="table-cell" style:data-style-name="N44"/>
    <style:style style:name="Euro_32_3" style:display-name="Euro 3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Pa_237_s" style:display-name="Normal 3_Paí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Pa_237_s" style:display-name="Normal 4_Paí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7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2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3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4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Emília Josué;Ana Paula Brito</meta:initial-creator>
    <dc:creator>João Alface</dc:creator>
    <meta:creation-date>2014-01-15T09:56:08Z</meta:creation-date>
    <dc:date>2019-02-11T16:02:51Z</dc:date>
    <meta:print-date>2019-02-08T16:04:52Z</meta:print-date>
  </office:meta>
</office:document-meta>
</file>